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18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table-row" style:name="ro9">
      <style:table-row-properties style:row-height="12.75pt" style:use-optimal-row-height="true" fo:break-before="auto"/>
    </style:style>
    <style:style style:family="table-row" style:name="ro10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11">
      <style:table-row-properties style:row-height="0.5292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387cm" style:use-optimal-column-width="false" loext:column-width-sym="17.5224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0.5821cm" style:use-optimal-column-width="false" loext:column-width-sym="2.4794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1.879cm" style:use-optimal-column-width="false" loext:column-width-sym="9.4276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2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30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31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94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95">
      <style:table-row-properties style:row-height="35pt" style:use-optimal-row-height="false" fo:break-before="auto"/>
    </style:style>
    <style:style style:family="text" style:name="T366">
      <style:text-properties fo:font-family="Liberation Sans" fo:font-size="10pt" style:text-underline-type="none"/>
    </style:style>
    <style:style style:family="text" style:name="T367">
      <style:text-properties fo:font-family="Liberation Sans" fo:font-size="10pt" style:text-underline-type="none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able-row" style:name="ro96">
      <style:table-row-properties style:row-height="12.8pt" style:use-optimal-row-height="false" fo:break-before="auto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ext" style:name="T382">
      <style:text-properties fo:font-family="Liberation Sans" fo:font-size="10pt" style:text-underline-type="none"/>
    </style:style>
    <style:style style:family="table-row" style:name="ro97">
      <style:table-row-properties style:row-height="12.8pt" style:use-optimal-row-height="false" fo:break-before="auto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ext" style:name="T387">
      <style:text-properties fo:font-family="Liberation Sans" fo:font-size="10pt" style:text-underline-type="none"/>
    </style:style>
    <style:style style:family="table-row" style:name="ro98">
      <style:table-row-properties style:row-height="12.8pt" style:use-optimal-row-height="false" fo:break-before="auto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ext" style:name="T392">
      <style:text-properties fo:font-family="Liberation Sans" fo:font-size="10pt" style:text-underline-type="none"/>
    </style:style>
    <style:style style:family="table-row" style:name="ro99">
      <style:table-row-properties style:row-height="12.8pt" style:use-optimal-row-height="false" fo:break-before="auto"/>
    </style:style>
    <style:style style:family="table-row" style:name="ro100">
      <style:table-row-properties style:row-height="12.8pt" style:use-optimal-row-height="false" fo:break-before="auto"/>
    </style:style>
    <style:style style:family="table-row" style:name="ro101">
      <style:table-row-properties style:row-height="12.8pt" style:use-optimal-row-height="false" fo:break-before="auto"/>
    </style:style>
    <style:style style:family="table-row" style:name="ro102">
      <style:table-row-properties style:row-height="12.8pt" style:use-optimal-row-height="false" fo:break-before="auto"/>
    </style:style>
    <style:style style:family="table-row" style:name="ro103">
      <style:table-row-properties style:row-height="12.8pt" style:use-optimal-row-height="false" fo:break-before="auto"/>
    </style:style>
    <style:style style:family="table-row" style:name="ro104">
      <style:table-row-properties style:row-height="12.8pt" style:use-optimal-row-height="false" fo:break-before="auto"/>
    </style:style>
    <style:style style:family="table-row" style:name="ro105">
      <style:table-row-properties style:row-height="12.8pt" style:use-optimal-row-height="false" fo:break-before="auto"/>
    </style:style>
    <style:style style:family="table-row" style:name="ro106">
      <style:table-row-properties style:row-height="12.8pt" style:use-optimal-row-height="false" fo:break-before="auto"/>
    </style:style>
    <style:style style:family="table-row" style:name="ro107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08">
      <style:table-row-properties style:row-height="0.5292cm" fo:break-before="auto"/>
    </style:style>
    <style:style style:family="table-column" style:name="co38">
      <style:table-column-properties style:column-width="2.672cm" style:use-optimal-column-width="false" loext:column-width-sym="13.7592" fo:break-before="auto"/>
    </style:style>
    <style:style style:family="table-column" style:name="co39">
      <style:table-column-properties style:column-width="3.678cm" style:use-optimal-column-width="false" loext:column-width-sym="19.11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09">
      <style:table-row-properties style:row-height="35pt" style:use-optimal-row-height="false" fo:break-before="auto"/>
    </style:style>
    <style:style style:family="text" style:name="T396">
      <style:text-properties fo:font-family="Liberation Sans" fo:font-size="10pt" style:text-underline-type="none"/>
    </style:style>
    <style:style style:family="text" style:name="T397">
      <style:text-properties fo:font-family="Liberation Sans" fo:font-size="10pt" style:text-underline-type="none"/>
    </style:style>
    <style:style style:family="text" style:name="T398">
      <style:text-properties fo:font-family="Liberation Sans" fo:font-size="10pt" style:text-underline-type="none"/>
    </style:style>
    <style:style style:family="text" style:name="T399">
      <style:text-properties fo:font-family="Liberation Sans" fo:font-size="10pt" style:text-underline-type="none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able-row" style:name="ro110">
      <style:table-row-properties style:row-height="12.8pt" style:use-optimal-row-height="false" fo:break-before="auto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able-row" style:name="ro111">
      <style:table-row-properties style:row-height="23.8pt" style:use-optimal-row-height="false" fo:break-before="auto"/>
    </style:style>
    <style:style style:family="text" style:name="T407">
      <style:text-properties fo:font-family="Liberation Sans" fo:font-size="10pt" style:text-underline-type="none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ext" style:name="T411">
      <style:text-properties fo:font-family="Liberation Sans" fo:font-size="10pt" style:text-underline-type="none"/>
    </style:style>
    <style:style style:family="table-row" style:name="ro112">
      <style:table-row-properties style:row-height="46.25pt" style:use-optimal-row-height="false" fo:break-before="auto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able-row" style:name="ro113">
      <style:table-row-properties style:row-height="12.8pt" style:use-optimal-row-height="false" fo:break-before="auto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14">
      <style:table-row-properties style:row-height="0.5292cm" fo:break-before="auto"/>
    </style:style>
    <style:style style:family="table-column" style:name="co44">
      <style:table-column-properties style:column-width="2.672cm" style:use-optimal-column-width="false" loext:column-width-sym="13.759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2.937cm" style:use-optimal-column-width="false" loext:column-width-sym="15.1116" fo:break-before="auto"/>
    </style:style>
    <style:style style:family="table-column" style:name="co47">
      <style:table-column-properties style:column-width="3.016cm" style:use-optimal-column-width="false" loext:column-width-sym="15.5134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15">
      <style:table-row-properties style:row-height="12.8pt" style:use-optimal-row-height="false" fo:break-before="auto"/>
    </style:style>
    <style:style style:family="text" style:name="T427">
      <style:text-properties fo:font-family="Liberation Sans" fo:font-size="10pt" style:text-underline-type="none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able-row" style:name="ro118">
      <style:table-row-properties style:row-height="12.8pt" style:use-optimal-row-height="false" fo:break-before="auto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able-row" style:name="ro119">
      <style:table-row-properties style:row-height="12.8pt" style:use-optimal-row-height="false" fo:break-before="auto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able-row" style:name="ro120">
      <style:table-row-properties style:row-height="12.8pt" style:use-optimal-row-height="false" fo:break-before="auto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able-row" style:name="ro121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123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124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125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126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able-row" style:name="ro135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136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137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138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139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140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143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146">
      <style:table-row-properties style:row-height="12.8pt" style:use-optimal-row-height="false" fo:break-before="auto"/>
    </style:style>
    <style:style style:family="text" style:name="T493">
      <style:text-properties fo:font-family="Liberation Sans" fo:font-size="10pt" style:text-underline-type="none"/>
    </style:style>
    <style:style style:family="text" style:name="T494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97">
      <style:text-properties fo:font-family="Liberation Sans" fo:font-size="10pt" style:text-underline-type="none"/>
    </style:style>
    <style:style style:family="text" style:name="T498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499">
      <style:text-properties fo:font-family="Liberation Sans" fo:font-size="10pt" style:text-underline-type="none"/>
    </style:style>
    <style:style style:family="text" style:name="T500">
      <style:text-properties fo:font-family="Liberation Sans" fo:font-size="10pt" style:text-underline-type="none"/>
    </style:style>
    <style:style style:family="table-row" style:name="ro150">
      <style:table-row-properties style:row-height="12.8pt" style:use-optimal-row-height="false" fo:break-before="auto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151">
      <style:table-row-properties style:row-height="12.8pt" style:use-optimal-row-height="false" fo:break-before="auto"/>
    </style:style>
    <style:style style:family="text" style:name="T503">
      <style:text-properties fo:font-family="Liberation Sans" fo:font-size="10pt" style:text-underline-type="none"/>
    </style:style>
    <style:style style:family="text" style:name="T504">
      <style:text-properties fo:font-family="Liberation Sans"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511">
      <style:text-properties fo:font-family="Liberation Sans" fo:font-size="10pt" style:text-underline-type="none"/>
    </style:style>
    <style:style style:family="text" style:name="T512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513">
      <style:text-properties fo:font-family="Liberation Sans" fo:font-size="10pt" style:text-underline-type="none"/>
    </style:style>
    <style:style style:family="text" style:name="T514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517">
      <style:text-properties fo:font-family="Liberation Sans" fo:font-size="10pt" style:text-underline-type="none"/>
    </style:style>
    <style:style style:family="text" style:name="T518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523">
      <style:text-properties fo:font-family="Liberation Sans" fo:font-size="10pt" style:text-underline-type="none"/>
    </style:style>
    <style:style style:family="text" style:name="T524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525">
      <style:text-properties fo:font-family="Liberation Sans" fo:font-size="10pt" style:text-underline-type="none"/>
    </style:style>
    <style:style style:family="text" style:name="T526">
      <style:text-properties fo:font-family="Liberation Sans"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527">
      <style:text-properties fo:font-family="Liberation Sans" fo:font-size="10pt" style:text-underline-type="none"/>
    </style:style>
    <style:style style:family="text" style:name="T528">
      <style:text-properties fo:font-family="Liberation Sans"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529">
      <style:text-properties fo:font-family="Liberation Sans" fo:font-size="10pt" style:text-underline-type="none"/>
    </style:style>
    <style:style style:family="text" style:name="T530">
      <style:text-properties fo:font-family="Liberation Sans"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531">
      <style:text-properties fo:font-family="Liberation Sans" fo:font-size="10pt" style:text-underline-type="none"/>
    </style:style>
    <style:style style:family="text" style:name="T532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537">
      <style:text-properties fo:font-family="Liberation Sans" fo:font-size="10pt" style:text-underline-type="none"/>
    </style:style>
    <style:style style:family="text" style:name="T538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539">
      <style:text-properties fo:font-family="Liberation Sans" fo:font-size="10pt" style:text-underline-type="none"/>
    </style:style>
    <style:style style:family="text" style:name="T540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541">
      <style:text-properties fo:font-family="Liberation Sans" fo:font-size="10pt" style:text-underline-type="none"/>
    </style:style>
    <style:style style:family="text" style:name="T542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553">
      <style:text-properties fo:font-family="Liberation Sans" fo:font-size="10pt" style:text-underline-type="none"/>
    </style:style>
    <style:style style:family="text" style:name="T554">
      <style:text-properties fo:font-family="Liberation Sans"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555">
      <style:text-properties fo:font-family="Liberation Sans" fo:font-size="10pt" style:text-underline-type="none"/>
    </style:style>
    <style:style style:family="text" style:name="T556">
      <style:text-properties fo:font-family="Liberation Sans"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563">
      <style:text-properties fo:font-family="Liberation Sans" fo:font-size="10pt" style:text-underline-type="none"/>
    </style:style>
    <style:style style:family="text" style:name="T564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565">
      <style:text-properties fo:font-family="Liberation Sans" fo:font-size="10pt" style:text-underline-type="none"/>
    </style:style>
    <style:style style:family="text" style:name="T566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571">
      <style:text-properties fo:font-family="Liberation Sans" fo:font-size="10pt" style:text-underline-type="none"/>
    </style:style>
    <style:style style:family="text" style:name="T572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ext" style:name="T577">
      <style:text-properties fo:font-family="Liberation Sans" fo:font-size="10pt" style:text-underline-type="none"/>
    </style:style>
    <style:style style:family="text" style:name="T578">
      <style:text-properties fo:font-family="Liberation Sans" fo:font-size="10pt" style:text-underline-type="none"/>
    </style:style>
    <style:style style:family="table-row" style:name="ro189">
      <style:table-row-properties style:row-height="12.8pt" style:use-optimal-row-height="false" fo:break-before="auto"/>
    </style:style>
    <style:style style:family="text" style:name="T579">
      <style:text-properties fo:font-family="Liberation Sans" fo:font-size="10pt" style:text-underline-type="none"/>
    </style:style>
    <style:style style:family="text" style:name="T580">
      <style:text-properties fo:font-family="Liberation Sans" fo:font-size="10pt" style:text-underline-type="none"/>
    </style:style>
    <style:style style:family="table-row" style:name="ro190">
      <style:table-row-properties style:row-height="12.8pt" style:use-optimal-row-height="false" fo:break-before="auto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587">
      <style:text-properties fo:font-family="Liberation Sans" fo:font-size="10pt" style:text-underline-type="none"/>
    </style:style>
    <style:style style:family="text" style:name="T588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591">
      <style:text-properties fo:font-family="Liberation Sans" fo:font-size="10pt" style:text-underline-type="none"/>
    </style:style>
    <style:style style:family="text" style:name="T592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593">
      <style:text-properties fo:font-family="Liberation Sans" fo:font-size="10pt" style:text-underline-type="none"/>
    </style:style>
    <style:style style:family="text" style:name="T594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595">
      <style:text-properties fo:font-family="Liberation Sans" fo:font-size="10pt" style:text-underline-type="none"/>
    </style:style>
    <style:style style:family="text" style:name="T596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597">
      <style:text-properties fo:font-family="Liberation Sans" fo:font-size="10pt" style:text-underline-type="none"/>
    </style:style>
    <style:style style:family="text" style:name="T598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605">
      <style:text-properties fo:font-family="Liberation Sans" fo:font-size="10pt" style:text-underline-type="none"/>
    </style:style>
    <style:style style:family="text" style:name="T606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607">
      <style:text-properties fo:font-family="Liberation Sans" fo:font-size="10pt" style:text-underline-type="none"/>
    </style:style>
    <style:style style:family="text" style:name="T608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609">
      <style:text-properties fo:font-family="Liberation Sans" fo:font-size="10pt" style:text-underline-type="none"/>
    </style:style>
    <style:style style:family="text" style:name="T610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619">
      <style:text-properties fo:font-family="Liberation Sans" fo:font-size="10pt" style:text-underline-type="none"/>
    </style:style>
    <style:style style:family="text" style:name="T620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621">
      <style:text-properties fo:font-family="Liberation Sans" fo:font-size="10pt" style:text-underline-type="none"/>
    </style:style>
    <style:style style:family="text" style:name="T622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623">
      <style:text-properties fo:font-family="Liberation Sans" fo:font-size="10pt" style:text-underline-type="none"/>
    </style:style>
    <style:style style:family="text" style:name="T624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627">
      <style:text-properties fo:font-family="Liberation Sans" fo:font-size="10pt" style:text-underline-type="none"/>
    </style:style>
    <style:style style:family="text" style:name="T628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629">
      <style:text-properties fo:font-family="Liberation Sans" fo:font-size="10pt" style:text-underline-type="none"/>
    </style:style>
    <style:style style:family="text" style:name="T630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631">
      <style:text-properties fo:font-family="Liberation Sans" fo:font-size="10pt" style:text-underline-type="none"/>
    </style:style>
    <style:style style:family="text" style:name="T632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637">
      <style:text-properties fo:font-family="Liberation Sans" fo:font-size="10pt" style:text-underline-type="none"/>
    </style:style>
    <style:style style:family="text" style:name="T638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639">
      <style:text-properties fo:font-family="Liberation Sans" fo:font-size="10pt" style:text-underline-type="none"/>
    </style:style>
    <style:style style:family="text" style:name="T640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641">
      <style:text-properties fo:font-family="Liberation Sans" fo:font-size="10pt" style:text-underline-type="none"/>
    </style:style>
    <style:style style:family="text" style:name="T642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643">
      <style:text-properties fo:font-family="Liberation Sans" fo:font-size="10pt" style:text-underline-type="none"/>
    </style:style>
    <style:style style:family="text" style:name="T644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645">
      <style:text-properties fo:font-family="Liberation Sans" fo:font-size="10pt" style:text-underline-type="none"/>
    </style:style>
    <style:style style:family="text" style:name="T646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647">
      <style:text-properties fo:font-family="Liberation Sans" fo:font-size="10pt" style:text-underline-type="none"/>
    </style:style>
    <style:style style:family="text" style:name="T648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649">
      <style:text-properties fo:font-family="Liberation Sans" fo:font-size="10pt" style:text-underline-type="none"/>
    </style:style>
    <style:style style:family="text" style:name="T650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ext" style:name="T652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ext" style:name="T654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ext" style:name="T656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ext" style:name="T658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ext" style:name="T660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ext" style:name="T662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ext" style:name="T664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ext" style:name="T666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ext" style:name="T668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669">
      <style:text-properties fo:font-family="Liberation Sans" fo:font-size="10pt" style:text-underline-type="none"/>
    </style:style>
    <style:style style:family="text" style:name="T670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671">
      <style:text-properties fo:font-family="Liberation Sans" fo:font-size="10pt" style:text-underline-type="none"/>
    </style:style>
    <style:style style:family="text" style:name="T672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673">
      <style:text-properties fo:font-family="Liberation Sans" fo:font-size="10pt" style:text-underline-type="none"/>
    </style:style>
    <style:style style:family="text" style:name="T674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675">
      <style:text-properties fo:font-family="Liberation Sans" fo:font-size="10pt" style:text-underline-type="none"/>
    </style:style>
    <style:style style:family="text" style:name="T676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677">
      <style:text-properties fo:font-family="Liberation Sans" fo:font-size="10pt" style:text-underline-type="none"/>
    </style:style>
    <style:style style:family="text" style:name="T678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679">
      <style:text-properties fo:font-family="Liberation Sans" fo:font-size="10pt" style:text-underline-type="none"/>
    </style:style>
    <style:style style:family="text" style:name="T680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681">
      <style:text-properties fo:font-family="Liberation Sans" fo:font-size="10pt" style:text-underline-type="none"/>
    </style:style>
    <style:style style:family="text" style:name="T682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683">
      <style:text-properties fo:font-family="Liberation Sans" fo:font-size="10pt" style:text-underline-type="none"/>
    </style:style>
    <style:style style:family="text" style:name="T684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685">
      <style:text-properties fo:font-family="Liberation Sans" fo:font-size="10pt" style:text-underline-type="none"/>
    </style:style>
    <style:style style:family="text" style:name="T686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687">
      <style:text-properties fo:font-family="Liberation Sans" fo:font-size="10pt" style:text-underline-type="none"/>
    </style:style>
    <style:style style:family="text" style:name="T688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689">
      <style:text-properties fo:font-family="Liberation Sans" fo:font-size="10pt" style:text-underline-type="none"/>
    </style:style>
    <style:style style:family="text" style:name="T690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691">
      <style:text-properties fo:font-family="Liberation Sans" fo:font-size="10pt" style:text-underline-type="none"/>
    </style:style>
    <style:style style:family="text" style:name="T692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693">
      <style:text-properties fo:font-family="Liberation Sans" fo:font-size="10pt" style:text-underline-type="none"/>
    </style:style>
    <style:style style:family="text" style:name="T694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695">
      <style:text-properties fo:font-family="Liberation Sans" fo:font-size="10pt" style:text-underline-type="none"/>
    </style:style>
    <style:style style:family="text" style:name="T696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697">
      <style:text-properties fo:font-family="Liberation Sans" fo:font-size="10pt" style:text-underline-type="none"/>
    </style:style>
    <style:style style:family="text" style:name="T698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699">
      <style:text-properties fo:font-family="Liberation Sans" fo:font-size="10pt" style:text-underline-type="none"/>
    </style:style>
    <style:style style:family="text" style:name="T700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701">
      <style:text-properties fo:font-family="Liberation Sans" fo:font-size="10pt" style:text-underline-type="none"/>
    </style:style>
    <style:style style:family="text" style:name="T702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703">
      <style:text-properties fo:font-family="Liberation Sans" fo:font-size="10pt" style:text-underline-type="none"/>
    </style:style>
    <style:style style:family="text" style:name="T704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705">
      <style:text-properties fo:font-family="Liberation Sans" fo:font-size="10pt" style:text-underline-type="none"/>
    </style:style>
    <style:style style:family="text" style:name="T706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707">
      <style:text-properties fo:font-family="Liberation Sans" fo:font-size="10pt" style:text-underline-type="none"/>
    </style:style>
    <style:style style:family="text" style:name="T708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709">
      <style:text-properties fo:font-family="Liberation Sans" fo:font-size="10pt" style:text-underline-type="none"/>
    </style:style>
    <style:style style:family="text" style:name="T710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711">
      <style:text-properties fo:font-family="Liberation Sans" fo:font-size="10pt" style:text-underline-type="none"/>
    </style:style>
    <style:style style:family="text" style:name="T712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713">
      <style:text-properties fo:font-family="Liberation Sans" fo:font-size="10pt" style:text-underline-type="none"/>
    </style:style>
    <style:style style:family="text" style:name="T714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715">
      <style:text-properties fo:font-family="Liberation Sans" fo:font-size="10pt" style:text-underline-type="none"/>
    </style:style>
    <style:style style:family="text" style:name="T716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717">
      <style:text-properties fo:font-family="Liberation Sans" fo:font-size="10pt" style:text-underline-type="none"/>
    </style:style>
    <style:style style:family="text" style:name="T718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719">
      <style:text-properties fo:font-family="Liberation Sans" fo:font-size="10pt" style:text-underline-type="none"/>
    </style:style>
    <style:style style:family="text" style:name="T720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721">
      <style:text-properties fo:font-family="Liberation Sans" fo:font-size="10pt" style:text-underline-type="none"/>
    </style:style>
    <style:style style:family="text" style:name="T722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723">
      <style:text-properties fo:font-family="Liberation Sans" fo:font-size="10pt" style:text-underline-type="none"/>
    </style:style>
    <style:style style:family="text" style:name="T724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725">
      <style:text-properties fo:font-family="Liberation Sans" fo:font-size="10pt" style:text-underline-type="none"/>
    </style:style>
    <style:style style:family="text" style:name="T726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727">
      <style:text-properties fo:font-family="Liberation Sans" fo:font-size="10pt" style:text-underline-type="none"/>
    </style:style>
    <style:style style:family="text" style:name="T728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729">
      <style:text-properties fo:font-family="Liberation Sans" fo:font-size="10pt" style:text-underline-type="none"/>
    </style:style>
    <style:style style:family="text" style:name="T730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731">
      <style:text-properties fo:font-family="Liberation Sans" fo:font-size="10pt" style:text-underline-type="none"/>
    </style:style>
    <style:style style:family="text" style:name="T732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733">
      <style:text-properties fo:font-family="Liberation Sans" fo:font-size="10pt" style:text-underline-type="none"/>
    </style:style>
    <style:style style:family="text" style:name="T734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735">
      <style:text-properties fo:font-family="Liberation Sans" fo:font-size="10pt" style:text-underline-type="none"/>
    </style:style>
    <style:style style:family="text" style:name="T736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737">
      <style:text-properties fo:font-family="Liberation Sans" fo:font-size="10pt" style:text-underline-type="none"/>
    </style:style>
    <style:style style:family="text" style:name="T738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739">
      <style:text-properties fo:font-family="Liberation Sans" fo:font-size="10pt" style:text-underline-type="none"/>
    </style:style>
    <style:style style:family="text" style:name="T740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741">
      <style:text-properties fo:font-family="Liberation Sans" fo:font-size="10pt" style:text-underline-type="none"/>
    </style:style>
    <style:style style:family="text" style:name="T742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743">
      <style:text-properties fo:font-family="Liberation Sans" fo:font-size="10pt" style:text-underline-type="none"/>
    </style:style>
    <style:style style:family="text" style:name="T744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745">
      <style:text-properties fo:font-family="Liberation Sans" fo:font-size="10pt" style:text-underline-type="none"/>
    </style:style>
    <style:style style:family="text" style:name="T746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747">
      <style:text-properties fo:font-family="Liberation Sans" fo:font-size="10pt" style:text-underline-type="none"/>
    </style:style>
    <style:style style:family="text" style:name="T748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749">
      <style:text-properties fo:font-family="Liberation Sans" fo:font-size="10pt" style:text-underline-type="none"/>
    </style:style>
    <style:style style:family="text" style:name="T750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751">
      <style:text-properties fo:font-family="Liberation Sans" fo:font-size="10pt" style:text-underline-type="none"/>
    </style:style>
    <style:style style:family="text" style:name="T752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753">
      <style:text-properties fo:font-family="Liberation Sans" fo:font-size="10pt" style:text-underline-type="none"/>
    </style:style>
    <style:style style:family="text" style:name="T754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755">
      <style:text-properties fo:font-family="Liberation Sans" fo:font-size="10pt" style:text-underline-type="none"/>
    </style:style>
    <style:style style:family="text" style:name="T756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757">
      <style:text-properties fo:font-family="Liberation Sans" fo:font-size="10pt" style:text-underline-type="none"/>
    </style:style>
    <style:style style:family="text" style:name="T758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759">
      <style:text-properties fo:font-family="Liberation Sans" fo:font-size="10pt" style:text-underline-type="none"/>
    </style:style>
    <style:style style:family="text" style:name="T760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761">
      <style:text-properties fo:font-family="Liberation Sans" fo:font-size="10pt" style:text-underline-type="none"/>
    </style:style>
    <style:style style:family="text" style:name="T762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763">
      <style:text-properties fo:font-family="Liberation Sans" fo:font-size="10pt" style:text-underline-type="none"/>
    </style:style>
    <style:style style:family="text" style:name="T764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765">
      <style:text-properties fo:font-family="Liberation Sans" fo:font-size="10pt" style:text-underline-type="none"/>
    </style:style>
    <style:style style:family="text" style:name="T766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767">
      <style:text-properties fo:font-family="Liberation Sans" fo:font-size="10pt" style:text-underline-type="none"/>
    </style:style>
    <style:style style:family="text" style:name="T768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769">
      <style:text-properties fo:font-family="Liberation Sans" fo:font-size="10pt" style:text-underline-type="none"/>
    </style:style>
    <style:style style:family="text" style:name="T770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771">
      <style:text-properties fo:font-family="Liberation Sans" fo:font-size="10pt" style:text-underline-type="none"/>
    </style:style>
    <style:style style:family="text" style:name="T772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773">
      <style:text-properties fo:font-family="Liberation Sans" fo:font-size="10pt" style:text-underline-type="none"/>
    </style:style>
    <style:style style:family="text" style:name="T774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775">
      <style:text-properties fo:font-family="Liberation Sans" fo:font-size="10pt" style:text-underline-type="none"/>
    </style:style>
    <style:style style:family="text" style:name="T776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ext" style:name="T778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ext" style:name="T780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ext" style:name="T782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ext" style:name="T784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ext" style:name="T786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ext" style:name="T788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ext" style:name="T790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ext" style:name="T792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ext" style:name="T794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795">
      <style:text-properties fo:font-family="Liberation Sans" fo:font-size="10pt" style:text-underline-type="none"/>
    </style:style>
    <style:style style:family="text" style:name="T796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797">
      <style:text-properties fo:font-family="Liberation Sans" fo:font-size="10pt" style:text-underline-type="none"/>
    </style:style>
    <style:style style:family="text" style:name="T798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799">
      <style:text-properties fo:font-family="Liberation Sans" fo:font-size="10pt" style:text-underline-type="none"/>
    </style:style>
    <style:style style:family="text" style:name="T800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801">
      <style:text-properties fo:font-family="Liberation Sans" fo:font-size="10pt" style:text-underline-type="none"/>
    </style:style>
    <style:style style:family="text" style:name="T802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803">
      <style:text-properties fo:font-family="Liberation Sans" fo:font-size="10pt" style:text-underline-type="none"/>
    </style:style>
    <style:style style:family="text" style:name="T804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805">
      <style:text-properties fo:font-family="Liberation Sans" fo:font-size="10pt" style:text-underline-type="none"/>
    </style:style>
    <style:style style:family="text" style:name="T806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807">
      <style:text-properties fo:font-family="Liberation Sans" fo:font-size="10pt" style:text-underline-type="none"/>
    </style:style>
    <style:style style:family="text" style:name="T808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809">
      <style:text-properties fo:font-family="Liberation Sans" fo:font-size="10pt" style:text-underline-type="none"/>
    </style:style>
    <style:style style:family="text" style:name="T810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811">
      <style:text-properties fo:font-family="Liberation Sans" fo:font-size="10pt" style:text-underline-type="none"/>
    </style:style>
    <style:style style:family="text" style:name="T812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813">
      <style:text-properties fo:font-family="Liberation Sans" fo:font-size="10pt" style:text-underline-type="none"/>
    </style:style>
    <style:style style:family="text" style:name="T814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815">
      <style:text-properties fo:font-family="Liberation Sans" fo:font-size="10pt" style:text-underline-type="none"/>
    </style:style>
    <style:style style:family="text" style:name="T816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817">
      <style:text-properties fo:font-family="Liberation Sans" fo:font-size="10pt" style:text-underline-type="none"/>
    </style:style>
    <style:style style:family="text" style:name="T818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819">
      <style:text-properties fo:font-family="Liberation Sans" fo:font-size="10pt" style:text-underline-type="none"/>
    </style:style>
    <style:style style:family="text" style:name="T820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821">
      <style:text-properties fo:font-family="Liberation Sans" fo:font-size="10pt" style:text-underline-type="none"/>
    </style:style>
    <style:style style:family="text" style:name="T822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823">
      <style:text-properties fo:font-family="Liberation Sans" fo:font-size="10pt" style:text-underline-type="none"/>
    </style:style>
    <style:style style:family="text" style:name="T824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825">
      <style:text-properties fo:font-family="Liberation Sans" fo:font-size="10pt" style:text-underline-type="none"/>
    </style:style>
    <style:style style:family="text" style:name="T826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827">
      <style:text-properties fo:font-family="Liberation Sans" fo:font-size="10pt" style:text-underline-type="none"/>
    </style:style>
    <style:style style:family="text" style:name="T828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829">
      <style:text-properties fo:font-family="Liberation Sans" fo:font-size="10pt" style:text-underline-type="none"/>
    </style:style>
    <style:style style:family="text" style:name="T830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ext" style:name="T832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ext" style:name="T834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ext" style:name="T836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ext" style:name="T838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ext" style:name="T840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ext" style:name="T842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ext" style:name="T844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ext" style:name="T846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ext" style:name="T848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ext" style:name="T850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ext" style:name="T852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ext" style:name="T854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ext" style:name="T856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857">
      <style:text-properties fo:font-family="Liberation Sans" fo:font-size="10pt" style:text-underline-type="none"/>
    </style:style>
    <style:style style:family="text" style:name="T858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859">
      <style:text-properties fo:font-family="Liberation Sans" fo:font-size="10pt" style:text-underline-type="none"/>
    </style:style>
    <style:style style:family="text" style:name="T860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861">
      <style:text-properties fo:font-family="Liberation Sans" fo:font-size="10pt" style:text-underline-type="none"/>
    </style:style>
    <style:style style:family="text" style:name="T862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ext" style:name="T864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ext" style:name="T866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ext" style:name="T868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ext" style:name="T870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ext" style:name="T872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ext" style:name="T874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ext" style:name="T876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ext" style:name="T878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879">
      <style:text-properties fo:font-family="Liberation Sans" fo:font-size="10pt" style:text-underline-type="none"/>
    </style:style>
    <style:style style:family="text" style:name="T880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881">
      <style:text-properties fo:font-family="Liberation Sans" fo:font-size="10pt" style:text-underline-type="none"/>
    </style:style>
    <style:style style:family="text" style:name="T882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883">
      <style:text-properties fo:font-family="Liberation Sans" fo:font-size="10pt" style:text-underline-type="none"/>
    </style:style>
    <style:style style:family="text" style:name="T884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885">
      <style:text-properties fo:font-family="Liberation Sans" fo:font-size="10pt" style:text-underline-type="none"/>
    </style:style>
    <style:style style:family="text" style:name="T886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887">
      <style:text-properties fo:font-family="Liberation Sans" fo:font-size="10pt" style:text-underline-type="none"/>
    </style:style>
    <style:style style:family="text" style:name="T888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889">
      <style:text-properties fo:font-family="Liberation Sans" fo:font-size="10pt" style:text-underline-type="none"/>
    </style:style>
    <style:style style:family="text" style:name="T890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891">
      <style:text-properties fo:font-family="Liberation Sans" fo:font-size="10pt" style:text-underline-type="none"/>
    </style:style>
    <style:style style:family="text" style:name="T892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893">
      <style:text-properties fo:font-family="Liberation Sans" fo:font-size="10pt" style:text-underline-type="none"/>
    </style:style>
    <style:style style:family="text" style:name="T894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895">
      <style:text-properties fo:font-family="Liberation Sans" fo:font-size="10pt" style:text-underline-type="none"/>
    </style:style>
    <style:style style:family="text" style:name="T896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897">
      <style:text-properties fo:font-family="Liberation Sans" fo:font-size="10pt" style:text-underline-type="none"/>
    </style:style>
    <style:style style:family="text" style:name="T898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899">
      <style:text-properties fo:font-family="Liberation Sans" fo:font-size="10pt" style:text-underline-type="none"/>
    </style:style>
    <style:style style:family="text" style:name="T900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901">
      <style:text-properties fo:font-family="Liberation Sans" fo:font-size="10pt" style:text-underline-type="none"/>
    </style:style>
    <style:style style:family="text" style:name="T902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903">
      <style:text-properties fo:font-family="Liberation Sans" fo:font-size="10pt" style:text-underline-type="none"/>
    </style:style>
    <style:style style:family="text" style:name="T904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905">
      <style:text-properties fo:font-family="Liberation Sans" fo:font-size="10pt" style:text-underline-type="none"/>
    </style:style>
    <style:style style:family="text" style:name="T906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907">
      <style:text-properties fo:font-family="Liberation Sans" fo:font-size="10pt" style:text-underline-type="none"/>
    </style:style>
    <style:style style:family="text" style:name="T908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909">
      <style:text-properties fo:font-family="Liberation Sans" fo:font-size="10pt" style:text-underline-type="none"/>
    </style:style>
    <style:style style:family="text" style:name="T910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911">
      <style:text-properties fo:font-family="Liberation Sans" fo:font-size="10pt" style:text-underline-type="none"/>
    </style:style>
    <style:style style:family="text" style:name="T912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913">
      <style:text-properties fo:font-family="Liberation Sans" fo:font-size="10pt" style:text-underline-type="none"/>
    </style:style>
    <style:style style:family="text" style:name="T914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915">
      <style:text-properties fo:font-family="Liberation Sans" fo:font-size="10pt" style:text-underline-type="none"/>
    </style:style>
    <style:style style:family="text" style:name="T916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917">
      <style:text-properties fo:font-family="Liberation Sans" fo:font-size="10pt" style:text-underline-type="none"/>
    </style:style>
    <style:style style:family="text" style:name="T918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919">
      <style:text-properties fo:font-family="Liberation Sans" fo:font-size="10pt" style:text-underline-type="none"/>
    </style:style>
    <style:style style:family="text" style:name="T920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921">
      <style:text-properties fo:font-family="Liberation Sans" fo:font-size="10pt" style:text-underline-type="none"/>
    </style:style>
    <style:style style:family="text" style:name="T922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923">
      <style:text-properties fo:font-family="Liberation Sans" fo:font-size="10pt" style:text-underline-type="none"/>
    </style:style>
    <style:style style:family="text" style:name="T924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925">
      <style:text-properties fo:font-family="Liberation Sans" fo:font-size="10pt" style:text-underline-type="none"/>
    </style:style>
    <style:style style:family="text" style:name="T926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927">
      <style:text-properties fo:font-family="Liberation Sans" fo:font-size="10pt" style:text-underline-type="none"/>
    </style:style>
    <style:style style:family="text" style:name="T928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929">
      <style:text-properties fo:font-family="Liberation Sans" fo:font-size="10pt" style:text-underline-type="none"/>
    </style:style>
    <style:style style:family="text" style:name="T930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931">
      <style:text-properties fo:font-family="Liberation Sans" fo:font-size="10pt" style:text-underline-type="none"/>
    </style:style>
    <style:style style:family="text" style:name="T932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933">
      <style:text-properties fo:font-family="Liberation Sans" fo:font-size="10pt" style:text-underline-type="none"/>
    </style:style>
    <style:style style:family="text" style:name="T934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935">
      <style:text-properties fo:font-family="Liberation Sans" fo:font-size="10pt" style:text-underline-type="none"/>
    </style:style>
    <style:style style:family="text" style:name="T936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937">
      <style:text-properties fo:font-family="Liberation Sans" fo:font-size="10pt" style:text-underline-type="none"/>
    </style:style>
    <style:style style:family="text" style:name="T938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939">
      <style:text-properties fo:font-family="Liberation Sans" fo:font-size="10pt" style:text-underline-type="none"/>
    </style:style>
    <style:style style:family="text" style:name="T940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941">
      <style:text-properties fo:font-family="Liberation Sans" fo:font-size="10pt" style:text-underline-type="none"/>
    </style:style>
    <style:style style:family="text" style:name="T942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943">
      <style:text-properties fo:font-family="Liberation Sans" fo:font-size="10pt" style:text-underline-type="none"/>
    </style:style>
    <style:style style:family="text" style:name="T944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945">
      <style:text-properties fo:font-family="Liberation Sans" fo:font-size="10pt" style:text-underline-type="none"/>
    </style:style>
    <style:style style:family="text" style:name="T946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947">
      <style:text-properties fo:font-family="Liberation Sans" fo:font-size="10pt" style:text-underline-type="none"/>
    </style:style>
    <style:style style:family="text" style:name="T948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949">
      <style:text-properties fo:font-family="Liberation Sans" fo:font-size="10pt" style:text-underline-type="none"/>
    </style:style>
    <style:style style:family="text" style:name="T950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951">
      <style:text-properties fo:font-family="Liberation Sans" fo:font-size="10pt" style:text-underline-type="none"/>
    </style:style>
    <style:style style:family="text" style:name="T952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953">
      <style:text-properties fo:font-family="Liberation Sans" fo:font-size="10pt" style:text-underline-type="none"/>
    </style:style>
    <style:style style:family="text" style:name="T954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955">
      <style:text-properties fo:font-family="Liberation Sans" fo:font-size="10pt" style:text-underline-type="none"/>
    </style:style>
    <style:style style:family="text" style:name="T956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957">
      <style:text-properties fo:font-family="Liberation Sans" fo:font-size="10pt" style:text-underline-type="none"/>
    </style:style>
    <style:style style:family="text" style:name="T958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959">
      <style:text-properties fo:font-family="Liberation Sans" fo:font-size="10pt" style:text-underline-type="none"/>
    </style:style>
    <style:style style:family="text" style:name="T960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961">
      <style:text-properties fo:font-family="Liberation Sans" fo:font-size="10pt" style:text-underline-type="none"/>
    </style:style>
    <style:style style:family="text" style:name="T962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963">
      <style:text-properties fo:font-family="Liberation Sans" fo:font-size="10pt" style:text-underline-type="none"/>
    </style:style>
    <style:style style:family="text" style:name="T964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965">
      <style:text-properties fo:font-family="Liberation Sans" fo:font-size="10pt" style:text-underline-type="none"/>
    </style:style>
    <style:style style:family="text" style:name="T966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967">
      <style:text-properties fo:font-family="Liberation Sans" fo:font-size="10pt" style:text-underline-type="none"/>
    </style:style>
    <style:style style:family="text" style:name="T968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969">
      <style:text-properties fo:font-family="Liberation Sans" fo:font-size="10pt" style:text-underline-type="none"/>
    </style:style>
    <style:style style:family="text" style:name="T970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971">
      <style:text-properties fo:font-family="Liberation Sans" fo:font-size="10pt" style:text-underline-type="none"/>
    </style:style>
    <style:style style:family="text" style:name="T972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973">
      <style:text-properties fo:font-family="Liberation Sans" fo:font-size="10pt" style:text-underline-type="none"/>
    </style:style>
    <style:style style:family="text" style:name="T974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975">
      <style:text-properties fo:font-family="Liberation Sans" fo:font-size="10pt" style:text-underline-type="none"/>
    </style:style>
    <style:style style:family="text" style:name="T976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977">
      <style:text-properties fo:font-family="Liberation Sans" fo:font-size="10pt" style:text-underline-type="none"/>
    </style:style>
    <style:style style:family="text" style:name="T978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979">
      <style:text-properties fo:font-family="Liberation Sans" fo:font-size="10pt" style:text-underline-type="none"/>
    </style:style>
    <style:style style:family="text" style:name="T980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981">
      <style:text-properties fo:font-family="Liberation Sans" fo:font-size="10pt" style:text-underline-type="none"/>
    </style:style>
    <style:style style:family="text" style:name="T982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983">
      <style:text-properties fo:font-family="Liberation Sans" fo:font-size="10pt" style:text-underline-type="none"/>
    </style:style>
    <style:style style:family="text" style:name="T984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985">
      <style:text-properties fo:font-family="Liberation Sans" fo:font-size="10pt" style:text-underline-type="none"/>
    </style:style>
    <style:style style:family="text" style:name="T986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987">
      <style:text-properties fo:font-family="Liberation Sans" fo:font-size="10pt" style:text-underline-type="none"/>
    </style:style>
    <style:style style:family="text" style:name="T988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989">
      <style:text-properties fo:font-family="Liberation Sans" fo:font-size="10pt" style:text-underline-type="none"/>
    </style:style>
    <style:style style:family="text" style:name="T990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991">
      <style:text-properties fo:font-family="Liberation Sans" fo:font-size="10pt" style:text-underline-type="none"/>
    </style:style>
    <style:style style:family="text" style:name="T992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993">
      <style:text-properties fo:font-family="Liberation Sans" fo:font-size="10pt" style:text-underline-type="none"/>
    </style:style>
    <style:style style:family="text" style:name="T994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995">
      <style:text-properties fo:font-family="Liberation Sans" fo:font-size="10pt" style:text-underline-type="none"/>
    </style:style>
    <style:style style:family="text" style:name="T996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997">
      <style:text-properties fo:font-family="Liberation Sans" fo:font-size="10pt" style:text-underline-type="none"/>
    </style:style>
    <style:style style:family="text" style:name="T998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999">
      <style:text-properties fo:font-family="Liberation Sans" fo:font-size="10pt" style:text-underline-type="none"/>
    </style:style>
    <style:style style:family="text" style:name="T1000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1001">
      <style:text-properties fo:font-family="Liberation Sans" fo:font-size="10pt" style:text-underline-type="none"/>
    </style:style>
    <style:style style:family="text" style:name="T1002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1003">
      <style:text-properties fo:font-family="Liberation Sans" fo:font-size="10pt" style:text-underline-type="none"/>
    </style:style>
    <style:style style:family="text" style:name="T1004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1005">
      <style:text-properties fo:font-family="Liberation Sans" fo:font-size="10pt" style:text-underline-type="none"/>
    </style:style>
    <style:style style:family="text" style:name="T1006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1007">
      <style:text-properties fo:font-family="Liberation Sans" fo:font-size="10pt" style:text-underline-type="none"/>
    </style:style>
    <style:style style:family="text" style:name="T1008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1009">
      <style:text-properties fo:font-family="Liberation Sans" fo:font-size="10pt" style:text-underline-type="none"/>
    </style:style>
    <style:style style:family="text" style:name="T1010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1011">
      <style:text-properties fo:font-family="Liberation Sans" fo:font-size="10pt" style:text-underline-type="none"/>
    </style:style>
    <style:style style:family="text" style:name="T1012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1013">
      <style:text-properties fo:font-family="Liberation Sans" fo:font-size="10pt" style:text-underline-type="none"/>
    </style:style>
    <style:style style:family="text" style:name="T1014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1015">
      <style:text-properties fo:font-family="Liberation Sans" fo:font-size="10pt" style:text-underline-type="none"/>
    </style:style>
    <style:style style:family="text" style:name="T1016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1017">
      <style:text-properties fo:font-family="Liberation Sans" fo:font-size="10pt" style:text-underline-type="none"/>
    </style:style>
    <style:style style:family="text" style:name="T1018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1019">
      <style:text-properties fo:font-family="Liberation Sans" fo:font-size="10pt" style:text-underline-type="none"/>
    </style:style>
    <style:style style:family="text" style:name="T1020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1021">
      <style:text-properties fo:font-family="Liberation Sans" fo:font-size="10pt" style:text-underline-type="none"/>
    </style:style>
    <style:style style:family="text" style:name="T1022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1023">
      <style:text-properties fo:font-family="Liberation Sans" fo:font-size="10pt" style:text-underline-type="none"/>
    </style:style>
    <style:style style:family="text" style:name="T1024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1025">
      <style:text-properties fo:font-family="Liberation Sans" fo:font-size="10pt" style:text-underline-type="none"/>
    </style:style>
    <style:style style:family="text" style:name="T1026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1027">
      <style:text-properties fo:font-family="Liberation Sans" fo:font-size="10pt" style:text-underline-type="none"/>
    </style:style>
    <style:style style:family="text" style:name="T1028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1029">
      <style:text-properties fo:font-family="Liberation Sans" fo:font-size="10pt" style:text-underline-type="none"/>
    </style:style>
    <style:style style:family="text" style:name="T1030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1031">
      <style:text-properties fo:font-family="Liberation Sans" fo:font-size="10pt" style:text-underline-type="none"/>
    </style:style>
    <style:style style:family="text" style:name="T1032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1033">
      <style:text-properties fo:font-family="Liberation Sans" fo:font-size="10pt" style:text-underline-type="none"/>
    </style:style>
    <style:style style:family="text" style:name="T1034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1035">
      <style:text-properties fo:font-family="Liberation Sans" fo:font-size="10pt" style:text-underline-type="none"/>
    </style:style>
    <style:style style:family="text" style:name="T1036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1037">
      <style:text-properties fo:font-family="Liberation Sans" fo:font-size="10pt" style:text-underline-type="none"/>
    </style:style>
    <style:style style:family="text" style:name="T1038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1039">
      <style:text-properties fo:font-family="Liberation Sans" fo:font-size="10pt" style:text-underline-type="none"/>
    </style:style>
    <style:style style:family="text" style:name="T1040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1041">
      <style:text-properties fo:font-family="Liberation Sans" fo:font-size="10pt" style:text-underline-type="none"/>
    </style:style>
    <style:style style:family="text" style:name="T1042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1043">
      <style:text-properties fo:font-family="Liberation Sans" fo:font-size="10pt" style:text-underline-type="none"/>
    </style:style>
    <style:style style:family="text" style:name="T1044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1045">
      <style:text-properties fo:font-family="Liberation Sans" fo:font-size="10pt" style:text-underline-type="none"/>
    </style:style>
    <style:style style:family="text" style:name="T1046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1047">
      <style:text-properties fo:font-family="Liberation Sans" fo:font-size="10pt" style:text-underline-type="none"/>
    </style:style>
    <style:style style:family="text" style:name="T1048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1049">
      <style:text-properties fo:font-family="Liberation Sans" fo:font-size="10pt" style:text-underline-type="none"/>
    </style:style>
    <style:style style:family="text" style:name="T1050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1051">
      <style:text-properties fo:font-family="Liberation Sans" fo:font-size="10pt" style:text-underline-type="none"/>
    </style:style>
    <style:style style:family="text" style:name="T1052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1053">
      <style:text-properties fo:font-family="Liberation Sans" fo:font-size="10pt" style:text-underline-type="none"/>
    </style:style>
    <style:style style:family="text" style:name="T1054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1055">
      <style:text-properties fo:font-family="Liberation Sans" fo:font-size="10pt" style:text-underline-type="none"/>
    </style:style>
    <style:style style:family="text" style:name="T1056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1057">
      <style:text-properties fo:font-family="Liberation Sans" fo:font-size="10pt" style:text-underline-type="none"/>
    </style:style>
    <style:style style:family="text" style:name="T1058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1059">
      <style:text-properties fo:font-family="Liberation Sans" fo:font-size="10pt" style:text-underline-type="none"/>
    </style:style>
    <style:style style:family="text" style:name="T1060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1061">
      <style:text-properties fo:font-family="Liberation Sans" fo:font-size="10pt" style:text-underline-type="none"/>
    </style:style>
    <style:style style:family="text" style:name="T1062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1063">
      <style:text-properties fo:font-family="Liberation Sans" fo:font-size="10pt" style:text-underline-type="none"/>
    </style:style>
    <style:style style:family="text" style:name="T1064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1065">
      <style:text-properties fo:font-family="Liberation Sans" fo:font-size="10pt" style:text-underline-type="none"/>
    </style:style>
    <style:style style:family="text" style:name="T1066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1067">
      <style:text-properties fo:font-family="Liberation Sans" fo:font-size="10pt" style:text-underline-type="none"/>
    </style:style>
    <style:style style:family="text" style:name="T1068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1069">
      <style:text-properties fo:font-family="Liberation Sans" fo:font-size="10pt" style:text-underline-type="none"/>
    </style:style>
    <style:style style:family="text" style:name="T1070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1071">
      <style:text-properties fo:font-family="Liberation Sans" fo:font-size="10pt" style:text-underline-type="none"/>
    </style:style>
    <style:style style:family="text" style:name="T1072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1073">
      <style:text-properties fo:font-family="Liberation Sans" fo:font-size="10pt" style:text-underline-type="none"/>
    </style:style>
    <style:style style:family="text" style:name="T1074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1075">
      <style:text-properties fo:font-family="Liberation Sans" fo:font-size="10pt" style:text-underline-type="none"/>
    </style:style>
    <style:style style:family="text" style:name="T1076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1085">
      <style:text-properties fo:font-family="Liberation Sans" fo:font-size="10pt" style:text-underline-type="none"/>
    </style:style>
    <style:style style:family="text" style:name="T1086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1087">
      <style:text-properties fo:font-family="Liberation Sans" fo:font-size="10pt" style:text-underline-type="none"/>
    </style:style>
    <style:style style:family="text" style:name="T1088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1089">
      <style:text-properties fo:font-family="Liberation Sans" fo:font-size="10pt" style:text-underline-type="none"/>
    </style:style>
    <style:style style:family="text" style:name="T1090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1091">
      <style:text-properties fo:font-family="Liberation Sans" fo:font-size="10pt" style:text-underline-type="none"/>
    </style:style>
    <style:style style:family="text" style:name="T1092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1093">
      <style:text-properties fo:font-family="Liberation Sans" fo:font-size="10pt" style:text-underline-type="none"/>
    </style:style>
    <style:style style:family="text" style:name="T1094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1095">
      <style:text-properties fo:font-family="Liberation Sans" fo:font-size="10pt" style:text-underline-type="none"/>
    </style:style>
    <style:style style:family="text" style:name="T1096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1097">
      <style:text-properties fo:font-family="Liberation Sans" fo:font-size="10pt" style:text-underline-type="none"/>
    </style:style>
    <style:style style:family="text" style:name="T1098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1099">
      <style:text-properties fo:font-family="Liberation Sans" fo:font-size="10pt" style:text-underline-type="none"/>
    </style:style>
    <style:style style:family="text" style:name="T1100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1101">
      <style:text-properties fo:font-family="Liberation Sans" fo:font-size="10pt" style:text-underline-type="none"/>
    </style:style>
    <style:style style:family="text" style:name="T1102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able-row" style:name="ro456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13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4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5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6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7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8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9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0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1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2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3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4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5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457">
      <style:table-row-properties style:row-height="0.5292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016cm" style:use-optimal-column-width="false" loext:column-width-sym="15.5134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5821cm" style:use-optimal-column-width="false" loext:column-width-sym="2.4304" fo:break-before="auto"/>
    </style:style>
    <style:style style:family="table-column" style:name="co62">
      <style:table-column-properties style:column-width="1.455cm" style:use-optimal-column-width="false" loext:column-width-sym="7.1246" fo:break-before="auto"/>
    </style:style>
    <style:style style:family="table-column" style:name="co63">
      <style:table-column-properties style:column-width="1.667cm" style:use-optimal-column-width="false" loext:column-width-sym="8.271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458">
      <style:table-row-properties style:row-height="35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1162">
      <style:text-properties fo:font-family="Liberation Sans" fo:font-size="10pt" style:text-underline-type="none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1165">
      <style:text-properties fo:font-family="Liberation Sans" fo:font-size="10pt" style:text-underline-type="none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1171">
      <style:text-properties fo:font-family="Liberation Sans" fo:font-size="10pt" style:text-underline-type="none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1177">
      <style:text-properties fo:font-family="Liberation Sans" fo:font-size="10pt" style:text-underline-type="none"/>
    </style:style>
    <style:style style:family="text" style:name="T1178">
      <style:text-properties fo:font-family="Liberation Sans" fo:font-size="10pt" style:text-underline-type="none"/>
    </style:style>
    <style:style style:family="text" style:name="T1179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ext" style:name="T1185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ext" style:name="T1191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1192">
      <style:text-properties fo:font-family="Liberation Sans" fo:font-size="10pt" style:text-underline-type="none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ext" style:name="T1196">
      <style:text-properties fo:font-family="Liberation Sans" fo:font-size="10pt" style:text-underline-type="none"/>
    </style:style>
    <style:style style:family="text" style:name="T1197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ext" style:name="T1203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ext" style:name="T1206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1207">
      <style:text-properties fo:font-family="Liberation Sans" fo:font-size="10pt" style:text-underline-type="none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479">
      <style:table-row-properties style:row-height="0.4498cm" fo:break-before="auto"/>
    </style:style>
    <style:style style:family="table-column" style:name="co67">
      <style:table-column-properties style:column-width="3.016cm" style:use-optimal-column-width="false" loext:column-width-sym="15.5134" fo:break-before="auto"/>
    </style:style>
    <style:style style:family="table-column" style:name="co68">
      <style:table-column-properties style:column-width="2.328cm" style:use-optimal-column-width="false" loext:column-width-sym="11.8482" fo:break-before="auto"/>
    </style:style>
    <style:style style:family="table-column" style:name="co69">
      <style:table-column-properties style:column-width="2.117cm" style:use-optimal-column-width="false" loext:column-width-sym="10.6722" fo:break-before="auto"/>
    </style:style>
    <style:style style:family="table-row" style:name="ro480">
      <style:table-row-properties style:row-height="12.8pt" style:use-optimal-row-height="false" fo:break-before="auto"/>
    </style:style>
    <style:style style:family="text" style:name="T1213">
      <style:text-properties fo:font-family="Liberation Sans" fo:font-size="10pt" style:text-underline-type="none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222">
      <style:text-properties fo:font-family="Liberation Sans" fo:font-size="10pt" style:text-underline-type="none"/>
    </style:style>
    <style:style style:family="text" style:name="T1223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224">
      <style:text-properties fo:font-family="Liberation Sans" fo:font-size="10pt" style:text-underline-type="none"/>
    </style:style>
    <style:style style:family="text" style:name="T1225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1230">
      <style:text-properties fo:font-family="Liberation Sans" fo:font-size="10pt" style:text-underline-type="none"/>
    </style:style>
    <style:style style:family="text" style:name="T1231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1232">
      <style:text-properties fo:font-family="Liberation Sans" fo:font-size="10pt" style:text-underline-type="none"/>
    </style:style>
    <style:style style:family="text" style:name="T1233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1238">
      <style:text-properties fo:font-family="Liberation Sans" fo:font-size="10pt" style:text-underline-type="none"/>
    </style:style>
    <style:style style:family="text" style:name="T1239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244">
      <style:text-properties fo:font-family="Liberation Sans" fo:font-size="10pt" style:text-underline-type="none"/>
    </style:style>
    <style:style style:family="text" style:name="T1245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252">
      <style:text-properties fo:font-family="Liberation Sans" fo:font-size="10pt" style:text-underline-type="none"/>
    </style:style>
    <style:style style:family="text" style:name="T1253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0">
      <style:table-column-properties style:column-width="1.746cm" loext:column-width-sym="8.664" fo:break-before="auto"/>
    </style:style>
    <style:style style:family="table-row" style:name="ro502">
      <style:table-row-properties style:row-height="0.4498cm" fo:break-before="auto"/>
    </style:style>
    <style:style style:family="table-column" style:name="co71">
      <style:table-column-properties style:column-width="3.016cm" style:use-optimal-column-width="false" loext:column-width-sym="15.5134" fo:break-before="auto"/>
    </style:style>
    <style:style style:family="table-column" style:name="co72">
      <style:table-column-properties style:column-width="1.244cm" style:use-optimal-column-width="false" loext:column-width-sym="6.027" fo:break-before="auto"/>
    </style:style>
    <style:style style:family="table-column" style:name="co73">
      <style:table-column-properties style:column-width="2.328cm" style:use-optimal-column-width="false" loext:column-width-sym="11.8482" fo:break-before="auto"/>
    </style:style>
    <style:style style:family="table-column" style:name="co74">
      <style:table-column-properties style:column-width="1.111cm" style:use-optimal-column-width="false" loext:column-width-sym="5.3214" fo:break-before="auto"/>
    </style:style>
    <style:style style:family="table-column" style:name="co75">
      <style:table-column-properties style:column-width="1.058cm" style:use-optimal-column-width="false" loext:column-width-sym="4.9392" fo:break-before="auto"/>
    </style:style>
    <style:style style:family="table-column" style:name="co76">
      <style:table-column-properties style:column-width="2.117cm" style:use-optimal-column-width="false" loext:column-width-sym="10.6722" fo:break-before="auto"/>
    </style:style>
    <style:style style:family="table-row" style:name="ro503">
      <style:table-row-properties style:row-height="12.8pt" style:use-optimal-row-height="false" fo:break-before="auto"/>
    </style:style>
    <style:style style:family="text" style:name="T1261">
      <style:text-properties fo:font-family="Liberation Sans" fo:font-size="10pt" style:text-underline-type="none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267">
      <style:text-properties fo:font-family="Liberation Sans" fo:font-size="10pt" style:text-underline-type="none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270">
      <style:text-properties fo:font-family="Liberation Sans" fo:font-size="10pt" style:text-underline-type="none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273">
      <style:text-properties fo:font-family="Liberation Sans" fo:font-size="10pt" style:text-underline-type="none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279">
      <style:text-properties fo:font-family="Liberation Sans" fo:font-size="10pt" style:text-underline-type="none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282">
      <style:text-properties fo:font-family="Liberation Sans" fo:font-size="10pt" style:text-underline-type="none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285">
      <style:text-properties fo:font-family="Liberation Sans" fo:font-size="10pt" style:text-underline-type="none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288">
      <style:text-properties fo:font-family="Liberation Sans" fo:font-size="10pt" style:text-underline-type="none"/>
    </style:style>
    <style:style style:family="text" style:name="T1289">
      <style:text-properties fo:font-family="Liberation Sans" fo:font-size="10pt" style:text-underline-type="none"/>
    </style:style>
    <style:style style:family="text" style:name="T1290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ext" style:name="T1292">
      <style:text-properties fo:font-family="Liberation Sans" fo:font-size="10pt" style:text-underline-type="none"/>
    </style:style>
    <style:style style:family="text" style:name="T1293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294">
      <style:text-properties fo:font-family="Liberation Sans" fo:font-size="10pt" style:text-underline-type="none"/>
    </style:style>
    <style:style style:family="text" style:name="T1295">
      <style:text-properties fo:font-family="Liberation Sans" fo:font-size="10pt" style:text-underline-type="none"/>
    </style:style>
    <style:style style:family="text" style:name="T1296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ext" style:name="T1308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able-row" style:name="ro525">
      <style:table-row-properties style:row-height="12.8pt" style:use-optimal-row-height="false" fo:break-before="auto"/>
    </style:style>
    <style:style style:family="table-row" style:name="ro526">
      <style:table-row-properties style:row-height="12.8pt" style:use-optimal-row-height="false" fo:break-before="auto"/>
    </style:style>
    <style:style style:family="table-row" style:name="ro527">
      <style:table-row-properties style:row-height="12.8pt" style:use-optimal-row-height="false" fo:break-before="auto"/>
    </style:style>
    <style:style style:family="table-row" style:name="ro528">
      <style:table-row-properties style:row-height="12.8pt" style:use-optimal-row-height="false" fo:break-before="auto"/>
    </style:style>
    <style:style style:family="table-row" style:name="ro529">
      <style:table-row-properties style:row-height="12.8pt" style:use-optimal-row-height="false" fo:break-before="auto"/>
    </style:style>
    <style:style style:family="table-row" style:name="ro530">
      <style:table-row-properties style:row-height="12.8pt" style:use-optimal-row-height="false" fo:break-before="auto"/>
    </style:style>
    <style:style style:family="table-row" style:name="ro531">
      <style:table-row-properties style:row-height="12.8pt" style:use-optimal-row-height="false" fo:break-before="auto"/>
    </style:style>
    <style:style style:family="table-row" style:name="ro532">
      <style:table-row-properties style:row-height="12.8pt" style:use-optimal-row-height="false" fo:break-before="auto"/>
    </style:style>
    <style:style style:family="table-row" style:name="ro533">
      <style:table-row-properties style:row-height="12.8pt" style:use-optimal-row-height="false" fo:break-before="auto"/>
    </style:style>
    <style:style style:family="table-row" style:name="ro534">
      <style:table-row-properties style:row-height="12.8pt" style:use-optimal-row-height="false" fo:break-before="auto"/>
    </style:style>
    <style:style style:family="table-row" style:name="ro535">
      <style:table-row-properties style:row-height="12.8pt" style:use-optimal-row-height="false" fo:break-before="auto"/>
    </style:style>
    <style:style style:family="table-row" style:name="ro536">
      <style:table-row-properties style:row-height="12.8pt" style:use-optimal-row-height="false" fo:break-before="auto"/>
    </style:style>
    <style:style style:family="table-row" style:name="ro537">
      <style:table-row-properties style:row-height="12.8pt" style:use-optimal-row-height="false" fo:break-before="auto"/>
    </style:style>
    <style:style style:family="table-row" style:name="ro538">
      <style:table-row-properties style:row-height="12.8pt" style:use-optimal-row-height="false" fo:break-before="auto"/>
    </style:style>
    <style:style style:family="table-row" style:name="ro539">
      <style:table-row-properties style:row-height="12.8pt" style:use-optimal-row-height="false" fo:break-before="auto"/>
    </style:style>
    <style:style style:family="table-row" style:name="ro540">
      <style:table-row-properties style:row-height="12.8pt" style:use-optimal-row-height="false" fo:break-before="auto"/>
    </style:style>
    <style:style style:family="table-row" style:name="ro541">
      <style:table-row-properties style:row-height="12.8pt" style:use-optimal-row-height="false" fo:break-before="auto"/>
    </style:style>
    <style:style style:family="table-row" style:name="ro542">
      <style:table-row-properties style:row-height="12.8pt" style:use-optimal-row-height="false" fo:break-before="auto"/>
    </style:style>
    <style:style style:family="table-row" style:name="ro543">
      <style:table-row-properties style:row-height="12.8pt" style:use-optimal-row-height="false" fo:break-before="auto"/>
    </style:style>
    <style:style style:family="table-row" style:name="ro544">
      <style:table-row-properties style:row-height="12.8pt" style:use-optimal-row-height="false" fo:break-before="auto"/>
    </style:style>
    <style:style style:family="table-row" style:name="ro545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77">
      <style:table-column-properties style:column-width="1.746cm" loext:column-width-sym="8.664" fo:break-before="auto"/>
    </style:style>
    <style:style style:family="table-row" style:name="ro546">
      <style:table-row-properties style:row-height="0.4498cm" fo:break-before="auto"/>
    </style:style>
    <style:style style:family="table-column" style:name="co78">
      <style:table-column-properties style:column-width="2.858cm" style:use-optimal-column-width="false" loext:column-width-sym="14.7" fo:break-before="auto"/>
    </style:style>
    <style:style style:family="table-column" style:name="co79">
      <style:table-column-properties style:column-width="3.096cm" style:use-optimal-column-width="false" loext:column-width-sym="15.9348" fo:break-before="auto"/>
    </style:style>
    <style:style style:family="table-column" style:name="co80">
      <style:table-column-properties style:column-width="3.149cm" style:use-optimal-column-width="false" loext:column-width-sym="16.2778" fo:break-before="auto"/>
    </style:style>
    <style:style style:family="table-column" style:name="co81">
      <style:table-column-properties style:column-width="2.117cm" style:use-optimal-column-width="false" loext:column-width-sym="10.6722" fo:break-before="auto"/>
    </style:style>
    <style:style style:family="table-column" style:name="co82">
      <style:table-column-properties style:column-width="2.964cm" style:use-optimal-column-width="false" loext:column-width-sym="15.2586" fo:break-before="auto"/>
    </style:style>
    <style:style style:family="table-column" style:name="co83">
      <style:table-column-properties style:column-width="1.588cm" style:use-optimal-column-width="false" loext:column-width-sym="7.8694" fo:break-before="auto"/>
    </style:style>
    <style:style style:family="table-column" style:name="co84">
      <style:table-column-properties style:column-width="3.387cm" style:use-optimal-column-width="false" loext:column-width-sym="17.6106" fo:break-before="auto"/>
    </style:style>
    <style:style style:family="table-column" style:name="co85">
      <style:table-column-properties style:column-width="3.704cm" style:use-optimal-column-width="false" loext:column-width-sym="19.3354" fo:break-before="auto"/>
    </style:style>
    <style:style style:family="table-column" style:name="co86">
      <style:table-column-properties style:column-width="10.08cm" style:use-optimal-column-width="false" loext:column-width-sym="53.6844" fo:break-before="auto"/>
    </style:style>
    <style:style style:family="table-column" style:name="co87">
      <style:table-column-properties style:column-width="2.117cm" style:use-optimal-column-width="false" loext:column-width-sym="10.6722" fo:break-before="auto"/>
    </style:style>
    <style:style style:family="table-row" style:name="ro547">
      <style:table-row-properties style:row-height="12.8pt" style:use-optimal-row-height="false" fo:break-before="auto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able-row" style:name="ro548">
      <style:table-row-properties style:row-height="12.8pt" style:use-optimal-row-height="false" fo:break-before="auto"/>
    </style:style>
    <style:style style:family="text" style:name="T1341">
      <style:text-properties fo:font-family="Liberation Sans" fo:font-size="10pt" style:text-underline-type="none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550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able-row" style:name="ro551">
      <style:table-row-properties style:row-height="12.8pt" style:use-optimal-row-height="false" fo:break-before="auto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ext" style:name="T1359">
      <style:text-properties fo:font-family="Liberation Sans" fo:font-size="10pt" style:text-underline-type="none"/>
    </style:style>
    <style:style style:family="text" style:name="T1360">
      <style:text-properties fo:font-family="Liberation Sans" fo:font-size="10pt" style:text-underline-type="none"/>
    </style:style>
    <style:style style:family="table-row" style:name="ro552">
      <style:table-row-properties style:row-height="12.8pt" style:use-optimal-row-height="false" fo:break-before="auto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able-row" style:name="ro553">
      <style:table-row-properties style:row-height="12.8pt" style:use-optimal-row-height="false" fo:break-before="auto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able-row" style:name="ro554">
      <style:table-row-properties style:row-height="12.8pt" style:use-optimal-row-height="false" fo:break-before="auto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555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able-row" style:name="ro556">
      <style:table-row-properties style:row-height="12.8pt" style:use-optimal-row-height="false" fo:break-before="auto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able-row" style:name="ro557">
      <style:table-row-properties style:row-height="12.8pt" style:use-optimal-row-height="false" fo:break-before="auto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able-row" style:name="ro558">
      <style:table-row-properties style:row-height="12.8pt" style:use-optimal-row-height="false" fo:break-before="auto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able-row" style:name="ro559">
      <style:table-row-properties style:row-height="12.8pt" style:use-optimal-row-height="false" fo:break-before="auto"/>
    </style:style>
    <style:style style:master-page-name="MasterPage10" style:family="table" style:name="ta10">
      <style:table-properties table:display="true"/>
    </style:style>
    <style:style style:family="table-column" style:name="co88">
      <style:table-column-properties style:column-width="1.746cm" loext:column-width-sym="8.664" fo:break-before="auto"/>
    </style:style>
    <style:style style:family="table-row" style:name="ro560">
      <style:table-row-properties style:row-height="0.5292cm" fo:break-before="auto"/>
    </style:style>
    <style:style style:family="table-column" style:name="co89">
      <style:table-column-properties style:column-width="2.858cm" style:use-optimal-column-width="false" loext:column-width-sym="14.7" fo:break-before="auto"/>
    </style:style>
    <style:style style:family="table-column" style:name="co90">
      <style:table-column-properties style:column-width="3.096cm" style:use-optimal-column-width="false" loext:column-width-sym="15.9348" fo:break-before="auto"/>
    </style:style>
    <style:style style:family="table-column" style:name="co91">
      <style:table-column-properties style:column-width="2.117cm" style:use-optimal-column-width="false" loext:column-width-sym="10.6722" fo:break-before="auto"/>
    </style:style>
    <style:style style:family="table-row" style:name="ro561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able-row" style:name="ro562">
      <style:table-row-properties style:row-height="12.8pt" style:use-optimal-row-height="false" fo:break-before="auto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563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able-row" style:name="ro564">
      <style:table-row-properties style:row-height="12.8pt" style:use-optimal-row-height="false" fo:break-before="auto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able-row" style:name="ro565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able-row" style:name="ro566">
      <style:table-row-properties style:row-height="12.8pt" style:use-optimal-row-height="false" fo:break-before="auto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567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able-row" style:name="ro568">
      <style:table-row-properties style:row-height="12.8pt" style:use-optimal-row-height="false" fo:break-before="auto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able-row" style:name="ro570">
      <style:table-row-properties style:row-height="12.8pt" style:use-optimal-row-height="false" fo:break-before="auto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571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able-row" style:name="ro572">
      <style:table-row-properties style:row-height="12.8pt" style:use-optimal-row-height="false" fo:break-before="auto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573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577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able-row" style:name="ro578">
      <style:table-row-properties style:row-height="12.8pt" style:use-optimal-row-height="false" fo:break-before="auto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579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able-row" style:name="ro582">
      <style:table-row-properties style:row-height="12.8pt" style:use-optimal-row-height="false" fo:break-before="auto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583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able-row" style:name="ro586">
      <style:table-row-properties style:row-height="12.8pt" style:use-optimal-row-height="false" fo:break-before="auto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587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able-row" style:name="ro588">
      <style:table-row-properties style:row-height="12.8pt" style:use-optimal-row-height="false" fo:break-before="auto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589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able-row" style:name="ro590">
      <style:table-row-properties style:row-height="12.8pt" style:use-optimal-row-height="false" fo:break-before="auto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591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able-row" style:name="ro592">
      <style:table-row-properties style:row-height="12.8pt" style:use-optimal-row-height="false" fo:break-before="auto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593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able-row" style:name="ro594">
      <style:table-row-properties style:row-height="12.8pt" style:use-optimal-row-height="false" fo:break-before="auto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595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able-row" style:name="ro596">
      <style:table-row-properties style:row-height="12.8pt" style:use-optimal-row-height="false" fo:break-before="auto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597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able-row" style:name="ro598">
      <style:table-row-properties style:row-height="12.8pt" style:use-optimal-row-height="false" fo:break-before="auto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599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able-row" style:name="ro600">
      <style:table-row-properties style:row-height="12.8pt" style:use-optimal-row-height="false" fo:break-before="auto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601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able-row" style:name="ro602">
      <style:table-row-properties style:row-height="12.8pt" style:use-optimal-row-height="false" fo:break-before="auto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603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able-row" style:name="ro604">
      <style:table-row-properties style:row-height="12.8pt" style:use-optimal-row-height="false" fo:break-before="auto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605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able-row" style:name="ro606">
      <style:table-row-properties style:row-height="12.8pt" style:use-optimal-row-height="false" fo:break-before="auto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607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able-row" style:name="ro608">
      <style:table-row-properties style:row-height="12.8pt" style:use-optimal-row-height="false" fo:break-before="auto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609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able-row" style:name="ro610">
      <style:table-row-properties style:row-height="12.8pt" style:use-optimal-row-height="false" fo:break-before="auto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611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able-row" style:name="ro612">
      <style:table-row-properties style:row-height="12.8pt" style:use-optimal-row-height="false" fo:break-before="auto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2">
      <style:table-column-properties style:column-width="1.746cm" loext:column-width-sym="8.664" fo:break-before="auto"/>
    </style:style>
    <style:style style:family="table-row" style:name="ro618">
      <style:table-row-properties style:row-height="0.5292cm" fo:break-before="auto"/>
    </style:style>
    <style:style style:family="table-column" style:name="co93">
      <style:table-column-properties style:column-width="3.678cm" style:use-optimal-column-width="false" loext:column-width-sym="19.1002" fo:break-before="auto"/>
    </style:style>
    <style:style style:family="table-column" style:name="co94">
      <style:table-column-properties style:column-width="3.916cm" style:use-optimal-column-width="false" loext:column-width-sym="20.4722" fo:break-before="auto"/>
    </style:style>
    <style:style style:family="table-column" style:name="co95">
      <style:table-column-properties style:column-width="2.805cm" style:use-optimal-column-width="false" loext:column-width-sym="14.406" fo:break-before="auto"/>
    </style:style>
    <style:style style:family="table-column" style:name="co96">
      <style:table-column-properties style:column-width="2.117cm" style:use-optimal-column-width="false" loext:column-width-sym="10.6722" fo:break-before="auto"/>
    </style:style>
    <style:style style:family="table-row" style:name="ro619">
      <style:table-row-properties style:row-height="12.8pt" style:use-optimal-row-height="false" fo:break-before="auto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able-row" style:name="ro620">
      <style:table-row-properties style:row-height="12.8pt" style:use-optimal-row-height="false" fo:break-before="auto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able-row" style:name="ro621">
      <style:table-row-properties style:row-height="12.8pt" style:use-optimal-row-height="false" fo:break-before="auto"/>
    </style:style>
    <style:style style:family="text" style:name="T1523">
      <style:text-properties fo:font-family="Liberation Sans" fo:font-size="10pt" style:text-underline-type="none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able-row" style:name="ro622">
      <style:table-row-properties style:row-height="12.8pt" style:use-optimal-row-height="false" fo:break-before="auto"/>
    </style:style>
    <style:style style:family="text" style:name="T1527">
      <style:text-properties fo:font-family="Liberation Sans" fo:font-size="10pt" style:text-underline-type="none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able-row" style:name="ro623">
      <style:table-row-properties style:row-height="12.8pt" style:use-optimal-row-height="false" fo:break-before="auto"/>
    </style:style>
    <style:style style:family="text" style:name="T1531">
      <style:text-properties fo:font-family="Liberation Sans" fo:font-size="10pt" style:text-underline-type="none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able-row" style:name="ro624">
      <style:table-row-properties style:row-height="12.8pt" style:use-optimal-row-height="false" fo:break-before="auto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671">
      <style:text-properties fo:font-family="Liberation Sans" fo:font-size="10pt" style:text-underline-type="none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able-row" style:name="ro681">
      <style:table-row-properties style:row-height="12.8pt" style:use-optimal-row-height="false" fo:break-before="auto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able-row" style:name="ro682">
      <style:table-row-properties style:row-height="12.8pt" style:use-optimal-row-height="false" fo:break-before="auto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able-row" style:name="ro683">
      <style:table-row-properties style:row-height="12.8pt" style:use-optimal-row-height="false" fo:break-before="auto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ext" style:name="T1806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807">
      <style:text-properties fo:font-family="Liberation Sans" fo:font-size="10pt" style:text-underline-type="none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ext" style:name="T1810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ext" style:name="T1811">
      <style:text-properties fo:font-family="Liberation Sans" fo:font-size="10pt" style:text-underline-type="none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ext" style:name="T1814">
      <style:text-properties fo:font-family="Liberation Sans" fo:font-size="10pt" style:text-underline-type="none"/>
    </style:style>
    <style:style style:family="table-row" style:name="ro694">
      <style:table-row-properties style:row-height="12.8pt" style:use-optimal-row-height="false" fo:break-before="auto"/>
    </style:style>
    <style:style style:family="text" style:name="T1815">
      <style:text-properties fo:font-family="Liberation Sans" fo:font-size="10pt" style:text-underline-type="none"/>
    </style:style>
    <style:style style:family="text" style:name="T1816">
      <style:text-properties fo:font-family="Liberation Sans" fo:font-size="10pt" style:text-underline-type="none"/>
    </style:style>
    <style:style style:family="text" style:name="T1817">
      <style:text-properties fo:font-family="Liberation Sans" fo:font-size="10pt" style:text-underline-type="none"/>
    </style:style>
    <style:style style:family="text" style:name="T1818">
      <style:text-properties fo:font-family="Liberation Sans" fo:font-size="10pt" style:text-underline-type="none"/>
    </style:style>
    <style:style style:family="table-row" style:name="ro695">
      <style:table-row-properties style:row-height="12.8pt" style:use-optimal-row-height="false" fo:break-before="auto"/>
    </style:style>
    <style:style style:family="text" style:name="T1819">
      <style:text-properties fo:font-family="Liberation Sans" fo:font-size="10pt" style:text-underline-type="none"/>
    </style:style>
    <style:style style:family="text" style:name="T1820">
      <style:text-properties fo:font-family="Liberation Sans" fo:font-size="10pt" style:text-underline-type="none"/>
    </style:style>
    <style:style style:family="text" style:name="T1821">
      <style:text-properties fo:font-family="Liberation Sans" fo:font-size="10pt" style:text-underline-type="none"/>
    </style:style>
    <style:style style:family="text" style:name="T1822">
      <style:text-properties fo:font-family="Liberation Sans" fo:font-size="10pt" style:text-underline-type="none"/>
    </style:style>
    <style:style style:family="table-row" style:name="ro696">
      <style:table-row-properties style:row-height="12.8pt" style:use-optimal-row-height="false" fo:break-before="auto"/>
    </style:style>
    <style:style style:family="text" style:name="T1823">
      <style:text-properties fo:font-family="Liberation Sans" fo:font-size="10pt" style:text-underline-type="none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ext" style:name="T1826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827">
      <style:text-properties fo:font-family="Liberation Sans" fo:font-size="10pt" style:text-underline-type="none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ext" style:name="T1830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831">
      <style:text-properties fo:font-family="Liberation Sans" fo:font-size="10pt" style:text-underline-type="none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ext" style:name="T1834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835">
      <style:text-properties fo:font-family="Liberation Sans" fo:font-size="10pt" style:text-underline-type="none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ext" style:name="T1838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839">
      <style:text-properties fo:font-family="Liberation Sans" fo:font-size="10pt" style:text-underline-type="none"/>
    </style:style>
    <style:style style:family="text" style:name="T1840">
      <style:text-properties fo:font-family="Liberation Sans" fo:font-size="10pt" style:text-underline-type="none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843">
      <style:text-properties fo:font-family="Liberation Sans" fo:font-size="10pt" style:text-underline-type="none"/>
    </style:style>
    <style:style style:family="text" style:name="T1844">
      <style:text-properties fo:font-family="Liberation Sans" fo:font-size="10pt" style:text-underline-type="none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847">
      <style:text-properties fo:font-family="Liberation Sans" fo:font-size="10pt" style:text-underline-type="none"/>
    </style:style>
    <style:style style:family="text" style:name="T1848">
      <style:text-properties fo:font-family="Liberation Sans" fo:font-size="10pt" style:text-underline-type="none"/>
    </style:style>
    <style:style style:family="text" style:name="T1849">
      <style:text-properties fo:font-family="Liberation Sans" fo:font-size="10pt" style:text-underline-type="none"/>
    </style:style>
    <style:style style:family="text" style:name="T1850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851">
      <style:text-properties fo:font-family="Liberation Sans" fo:font-size="10pt" style:text-underline-type="none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ext" style:name="T1854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855">
      <style:text-properties fo:font-family="Liberation Sans" fo:font-size="10pt" style:text-underline-type="none"/>
    </style:style>
    <style:style style:family="text" style:name="T1856">
      <style:text-properties fo:font-family="Liberation Sans" fo:font-size="10pt" style:text-underline-type="none"/>
    </style:style>
    <style:style style:family="text" style:name="T1857">
      <style:text-properties fo:font-family="Liberation Sans" fo:font-size="10pt" style:text-underline-type="none"/>
    </style:style>
    <style:style style:family="text" style:name="T1858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859">
      <style:text-properties fo:font-family="Liberation Sans" fo:font-size="10pt" style:text-underline-type="none"/>
    </style:style>
    <style:style style:family="text" style:name="T1860">
      <style:text-properties fo:font-family="Liberation Sans" fo:font-size="10pt" style:text-underline-type="none"/>
    </style:style>
    <style:style style:family="text" style:name="T1861">
      <style:text-properties fo:font-family="Liberation Sans" fo:font-size="10pt" style:text-underline-type="none"/>
    </style:style>
    <style:style style:family="text" style:name="T1862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863">
      <style:text-properties fo:font-family="Liberation Sans" fo:font-size="10pt" style:text-underline-type="none"/>
    </style:style>
    <style:style style:family="text" style:name="T1864">
      <style:text-properties fo:font-family="Liberation Sans" fo:font-size="10pt" style:text-underline-type="none"/>
    </style:style>
    <style:style style:family="text" style:name="T1865">
      <style:text-properties fo:font-family="Liberation Sans" fo:font-size="10pt" style:text-underline-type="none"/>
    </style:style>
    <style:style style:family="text" style:name="T1866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867">
      <style:text-properties fo:font-family="Liberation Sans" fo:font-size="10pt" style:text-underline-type="none"/>
    </style:style>
    <style:style style:family="text" style:name="T1868">
      <style:text-properties fo:font-family="Liberation Sans" fo:font-size="10pt" style:text-underline-type="none"/>
    </style:style>
    <style:style style:family="text" style:name="T1869">
      <style:text-properties fo:font-family="Liberation Sans" fo:font-size="10pt" style:text-underline-type="none"/>
    </style:style>
    <style:style style:family="text" style:name="T1870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871">
      <style:text-properties fo:font-family="Liberation Sans" fo:font-size="10pt" style:text-underline-type="none"/>
    </style:style>
    <style:style style:family="text" style:name="T1872">
      <style:text-properties fo:font-family="Liberation Sans" fo:font-size="10pt" style:text-underline-type="none"/>
    </style:style>
    <style:style style:family="text" style:name="T1873">
      <style:text-properties fo:font-family="Liberation Sans" fo:font-size="10pt" style:text-underline-type="none"/>
    </style:style>
    <style:style style:family="text" style:name="T1874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875">
      <style:text-properties fo:font-family="Liberation Sans" fo:font-size="10pt" style:text-underline-type="none"/>
    </style:style>
    <style:style style:family="text" style:name="T1876">
      <style:text-properties fo:font-family="Liberation Sans" fo:font-size="10pt" style:text-underline-type="none"/>
    </style:style>
    <style:style style:family="text" style:name="T1877">
      <style:text-properties fo:font-family="Liberation Sans" fo:font-size="10pt" style:text-underline-type="none"/>
    </style:style>
    <style:style style:family="text" style:name="T1878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879">
      <style:text-properties fo:font-family="Liberation Sans" fo:font-size="10pt" style:text-underline-type="none"/>
    </style:style>
    <style:style style:family="text" style:name="T1880">
      <style:text-properties fo:font-family="Liberation Sans" fo:font-size="10pt" style:text-underline-type="none"/>
    </style:style>
    <style:style style:family="text" style:name="T1881">
      <style:text-properties fo:font-family="Liberation Sans" fo:font-size="10pt" style:text-underline-type="none"/>
    </style:style>
    <style:style style:family="text" style:name="T1882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883">
      <style:text-properties fo:font-family="Liberation Sans" fo:font-size="10pt" style:text-underline-type="none"/>
    </style:style>
    <style:style style:family="text" style:name="T1884">
      <style:text-properties fo:font-family="Liberation Sans" fo:font-size="10pt" style:text-underline-type="none"/>
    </style:style>
    <style:style style:family="text" style:name="T1885">
      <style:text-properties fo:font-family="Liberation Sans" fo:font-size="10pt" style:text-underline-type="none"/>
    </style:style>
    <style:style style:family="text" style:name="T1886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887">
      <style:text-properties fo:font-family="Liberation Sans" fo:font-size="10pt" style:text-underline-type="none"/>
    </style:style>
    <style:style style:family="text" style:name="T1888">
      <style:text-properties fo:font-family="Liberation Sans" fo:font-size="10pt" style:text-underline-type="none"/>
    </style:style>
    <style:style style:family="text" style:name="T1889">
      <style:text-properties fo:font-family="Liberation Sans" fo:font-size="10pt" style:text-underline-type="none"/>
    </style:style>
    <style:style style:family="text" style:name="T1890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891">
      <style:text-properties fo:font-family="Liberation Sans" fo:font-size="10pt" style:text-underline-type="none"/>
    </style:style>
    <style:style style:family="text" style:name="T1892">
      <style:text-properties fo:font-family="Liberation Sans" fo:font-size="10pt" style:text-underline-type="none"/>
    </style:style>
    <style:style style:family="text" style:name="T1893">
      <style:text-properties fo:font-family="Liberation Sans" fo:font-size="10pt" style:text-underline-type="none"/>
    </style:style>
    <style:style style:family="text" style:name="T1894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895">
      <style:text-properties fo:font-family="Liberation Sans" fo:font-size="10pt" style:text-underline-type="none"/>
    </style:style>
    <style:style style:family="text" style:name="T1896">
      <style:text-properties fo:font-family="Liberation Sans" fo:font-size="10pt" style:text-underline-type="none"/>
    </style:style>
    <style:style style:family="text" style:name="T1897">
      <style:text-properties fo:font-family="Liberation Sans" fo:font-size="10pt" style:text-underline-type="none"/>
    </style:style>
    <style:style style:family="text" style:name="T1898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899">
      <style:text-properties fo:font-family="Liberation Sans" fo:font-size="10pt" style:text-underline-type="none"/>
    </style:style>
    <style:style style:family="text" style:name="T1900">
      <style:text-properties fo:font-family="Liberation Sans" fo:font-size="10pt" style:text-underline-type="none"/>
    </style:style>
    <style:style style:family="text" style:name="T1901">
      <style:text-properties fo:font-family="Liberation Sans" fo:font-size="10pt" style:text-underline-type="none"/>
    </style:style>
    <style:style style:family="text" style:name="T1902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903">
      <style:text-properties fo:font-family="Liberation Sans" fo:font-size="10pt" style:text-underline-type="none"/>
    </style:style>
    <style:style style:family="text" style:name="T1904">
      <style:text-properties fo:font-family="Liberation Sans" fo:font-size="10pt" style:text-underline-type="none"/>
    </style:style>
    <style:style style:family="text" style:name="T1905">
      <style:text-properties fo:font-family="Liberation Sans" fo:font-size="10pt" style:text-underline-type="none"/>
    </style:style>
    <style:style style:family="text" style:name="T1906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907">
      <style:text-properties fo:font-family="Liberation Sans" fo:font-size="10pt" style:text-underline-type="none"/>
    </style:style>
    <style:style style:family="text" style:name="T1908">
      <style:text-properties fo:font-family="Liberation Sans" fo:font-size="10pt" style:text-underline-type="none"/>
    </style:style>
    <style:style style:family="text" style:name="T1909">
      <style:text-properties fo:font-family="Liberation Sans" fo:font-size="10pt" style:text-underline-type="none"/>
    </style:style>
    <style:style style:family="text" style:name="T1910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911">
      <style:text-properties fo:font-family="Liberation Sans" fo:font-size="10pt" style:text-underline-type="none"/>
    </style:style>
    <style:style style:family="text" style:name="T1912">
      <style:text-properties fo:font-family="Liberation Sans" fo:font-size="10pt" style:text-underline-type="none"/>
    </style:style>
    <style:style style:family="text" style:name="T1913">
      <style:text-properties fo:font-family="Liberation Sans" fo:font-size="10pt" style:text-underline-type="none"/>
    </style:style>
    <style:style style:family="text" style:name="T1914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915">
      <style:text-properties fo:font-family="Liberation Sans" fo:font-size="10pt" style:text-underline-type="none"/>
    </style:style>
    <style:style style:family="text" style:name="T1916">
      <style:text-properties fo:font-family="Liberation Sans" fo:font-size="10pt" style:text-underline-type="none"/>
    </style:style>
    <style:style style:family="text" style:name="T1917">
      <style:text-properties fo:font-family="Liberation Sans" fo:font-size="10pt" style:text-underline-type="none"/>
    </style:style>
    <style:style style:family="text" style:name="T1918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919">
      <style:text-properties fo:font-family="Liberation Sans" fo:font-size="10pt" style:text-underline-type="none"/>
    </style:style>
    <style:style style:family="text" style:name="T1920">
      <style:text-properties fo:font-family="Liberation Sans" fo:font-size="10pt" style:text-underline-type="none"/>
    </style:style>
    <style:style style:family="text" style:name="T1921">
      <style:text-properties fo:font-family="Liberation Sans" fo:font-size="10pt" style:text-underline-type="none"/>
    </style:style>
    <style:style style:family="text" style:name="T1922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923">
      <style:text-properties fo:font-family="Liberation Sans" fo:font-size="10pt" style:text-underline-type="none"/>
    </style:style>
    <style:style style:family="text" style:name="T1924">
      <style:text-properties fo:font-family="Liberation Sans" fo:font-size="10pt" style:text-underline-type="none"/>
    </style:style>
    <style:style style:family="text" style:name="T1925">
      <style:text-properties fo:font-family="Liberation Sans" fo:font-size="10pt" style:text-underline-type="none"/>
    </style:style>
    <style:style style:family="text" style:name="T1926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927">
      <style:text-properties fo:font-family="Liberation Sans" fo:font-size="10pt" style:text-underline-type="none"/>
    </style:style>
    <style:style style:family="text" style:name="T1928">
      <style:text-properties fo:font-family="Liberation Sans" fo:font-size="10pt" style:text-underline-type="none"/>
    </style:style>
    <style:style style:family="text" style:name="T1929">
      <style:text-properties fo:font-family="Liberation Sans" fo:font-size="10pt" style:text-underline-type="none"/>
    </style:style>
    <style:style style:family="text" style:name="T1930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931">
      <style:text-properties fo:font-family="Liberation Sans" fo:font-size="10pt" style:text-underline-type="none"/>
    </style:style>
    <style:style style:family="text" style:name="T1932">
      <style:text-properties fo:font-family="Liberation Sans" fo:font-size="10pt" style:text-underline-type="none"/>
    </style:style>
    <style:style style:family="text" style:name="T1933">
      <style:text-properties fo:font-family="Liberation Sans" fo:font-size="10pt" style:text-underline-type="none"/>
    </style:style>
    <style:style style:family="text" style:name="T1934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935">
      <style:text-properties fo:font-family="Liberation Sans" fo:font-size="10pt" style:text-underline-type="none"/>
    </style:style>
    <style:style style:family="text" style:name="T1936">
      <style:text-properties fo:font-family="Liberation Sans" fo:font-size="10pt" style:text-underline-type="none"/>
    </style:style>
    <style:style style:family="text" style:name="T1937">
      <style:text-properties fo:font-family="Liberation Sans" fo:font-size="10pt" style:text-underline-type="none"/>
    </style:style>
    <style:style style:family="text" style:name="T1938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939">
      <style:text-properties fo:font-family="Liberation Sans" fo:font-size="10pt" style:text-underline-type="none"/>
    </style:style>
    <style:style style:family="text" style:name="T1940">
      <style:text-properties fo:font-family="Liberation Sans" fo:font-size="10pt" style:text-underline-type="none"/>
    </style:style>
    <style:style style:family="text" style:name="T1941">
      <style:text-properties fo:font-family="Liberation Sans" fo:font-size="10pt" style:text-underline-type="none"/>
    </style:style>
    <style:style style:family="text" style:name="T1942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943">
      <style:text-properties fo:font-family="Liberation Sans" fo:font-size="10pt" style:text-underline-type="none"/>
    </style:style>
    <style:style style:family="text" style:name="T1944">
      <style:text-properties fo:font-family="Liberation Sans" fo:font-size="10pt" style:text-underline-type="none"/>
    </style:style>
    <style:style style:family="text" style:name="T1945">
      <style:text-properties fo:font-family="Liberation Sans" fo:font-size="10pt" style:text-underline-type="none"/>
    </style:style>
    <style:style style:family="text" style:name="T1946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947">
      <style:text-properties fo:font-family="Liberation Sans" fo:font-size="10pt" style:text-underline-type="none"/>
    </style:style>
    <style:style style:family="text" style:name="T1948">
      <style:text-properties fo:font-family="Liberation Sans" fo:font-size="10pt" style:text-underline-type="none"/>
    </style:style>
    <style:style style:family="text" style:name="T1949">
      <style:text-properties fo:font-family="Liberation Sans" fo:font-size="10pt" style:text-underline-type="none"/>
    </style:style>
    <style:style style:family="text" style:name="T1950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951">
      <style:text-properties fo:font-family="Liberation Sans" fo:font-size="10pt" style:text-underline-type="none"/>
    </style:style>
    <style:style style:family="text" style:name="T1952">
      <style:text-properties fo:font-family="Liberation Sans" fo:font-size="10pt" style:text-underline-type="none"/>
    </style:style>
    <style:style style:family="text" style:name="T1953">
      <style:text-properties fo:font-family="Liberation Sans" fo:font-size="10pt" style:text-underline-type="none"/>
    </style:style>
    <style:style style:family="text" style:name="T1954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955">
      <style:text-properties fo:font-family="Liberation Sans" fo:font-size="10pt" style:text-underline-type="none"/>
    </style:style>
    <style:style style:family="text" style:name="T1956">
      <style:text-properties fo:font-family="Liberation Sans" fo:font-size="10pt" style:text-underline-type="none"/>
    </style:style>
    <style:style style:family="text" style:name="T1957">
      <style:text-properties fo:font-family="Liberation Sans" fo:font-size="10pt" style:text-underline-type="none"/>
    </style:style>
    <style:style style:family="text" style:name="T1958">
      <style:text-properties fo:font-family="Liberation Sans" fo:font-size="10pt" style:text-underline-type="none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6.315cm" svg:height="3.816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$1:$items_equipment.$A$1048576])-1" office:value-type="float" calcext:value-type="float" office:value="81">
            <text:p>81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$1:$items_misc.$A$1048576])-1" office:value-type="float" calcext:value-type="float" office:value="4">
            <text:p>4</text:p>
          </table:table-cell>
          <table:table-cell table:style-name="ce10" table:formula="of:=SUM([.A3:.C3])" office:value-type="float" calcext:value-type="float" office:value="88">
            <text:p>88</text:p>
          </table:table-cell>
          <table:table-cell table:style-name="ce11" table:formula="of:=COUNTA([$enemies.$A$1:$enemies.$A$1048576])-1" office:value-type="float" calcext:value-type="float" office:value="20">
            <text:p>20</text:p>
          </table:table-cell>
          <table:table-cell table:style-name="ce12" table:formula="of:=COUNTA([$skills.$A:$skills.$A])-1" office:value-type="float" calcext:value-type="float" office:value="11">
            <text:p>11</text:p>
          </table:table-cell>
          <table:table-cell table:number-columns-repeated="1024"/>
        </table:table-row>
        <table:table-row table:style-name="ro5">
          <table:table-cell table:number-columns-repeated="7"/>
          <table:table-cell table:style-name="ce13"/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6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8"/>
          <table:table-cell table:style-name="ce13"/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8"/>
          <table:table-cell table:style-name="ce13"/>
          <table:table-cell table:number-columns-repeated="1024"/>
        </table:table-row>
        <table:table-row table:number-rows-repeated="45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2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4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3">
            <table:table-cell table:style-name="ce15" office:value-type="string" calcext:value-type="string">
              <text:p><text:span text:style-name="T37">red t-shirt</text:span></text:p>
            </table:table-cell>
            <table:table-cell table:style-name="ce15" office:value-type="string" calcext:value-type="string">
              <text:p><text:span text:style-name="T38">Red t-shir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39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0">A casual t-shirt, more for fashion than function</text:span></text:p>
            </table:table-cell>
            <table:table-cell table:style-name="ce15"/>
            <table:table-cell table:number-columns-repeated="1024"/>
          </table:table-row>
          <table:table-row table:style-name="ro14">
            <table:table-cell table:style-name="ce15" office:value-type="string" calcext:value-type="string">
              <text:p><text:span text:style-name="T41">brown wizard robe</text:span></text:p>
            </table:table-cell>
            <table:table-cell table:style-name="ce15" office:value-type="string" calcext:value-type="string">
              <text:p><text:span text:style-name="T42">Brown robe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43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5"/>
            <table:table-cell table:number-columns-repeated="1024"/>
          </table:table-row>
          <table:table-row table:style-name="ro15">
            <table:table-cell table:style-name="ce15" office:value-type="string" calcext:value-type="string">
              <text:p><text:span text:style-name="T45">black raincoat</text:span></text:p>
            </table:table-cell>
            <table:table-cell table:style-name="ce15" office:value-type="string" calcext:value-type="string">
              <text:p><text:span text:style-name="T46">Black raincoa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47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48">A waterproof coat for braving harsh weather conditions</text:span></text:p>
            </table:table-cell>
            <table:table-cell table:style-name="ce15"/>
            <table:table-cell table:number-columns-repeated="1024"/>
          </table:table-row>
          <table:table-row table:style-name="ro16">
            <table:table-cell table:style-name="ce15" office:value-type="string" calcext:value-type="string">
              <text:p><text:span text:style-name="T49">red cap</text:span></text:p>
            </table:table-cell>
            <table:table-cell table:style-name="ce15" office:value-type="string" calcext:value-type="string">
              <text:p><text:span text:style-name="T50">Red cap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1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52">A stylish red cap that adds a dash of flair to your attire</text:span></text:p>
            </table:table-cell>
            <table:table-cell table:style-name="ce15"/>
            <table:table-cell table:number-columns-repeated="1024"/>
          </table:table-row>
          <table:table-row table:style-name="ro17">
            <table:table-cell table:style-name="ce15" office:value-type="string" calcext:value-type="string">
              <text:p><text:span text:style-name="T53">brown wizard hat</text:span></text:p>
            </table:table-cell>
            <table:table-cell table:style-name="ce15" office:value-type="string" calcext:value-type="string">
              <text:p><text:span text:style-name="T54">Brown pointy ha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5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56">A pointy hat favored by novice spellcasters</text:span></text:p>
            </table:table-cell>
            <table:table-cell table:style-name="ce15"/>
            <table:table-cell table:number-columns-repeated="1024"/>
          </table:table-row>
          <table:table-row table:style-name="ro18">
            <table:table-cell table:style-name="ce15" office:value-type="string" calcext:value-type="string">
              <text:p><text:span text:style-name="T57">plague doctor mask</text:span></text:p>
            </table:table-cell>
            <table:table-cell table:style-name="ce15" office:value-type="string" calcext:value-type="string">
              <text:p><text:span text:style-name="T58">Plague doctor mas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59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0">A mysterious mask with eerie overtones, often worn by healers</text:span></text:p>
            </table:table-cell>
            <table:table-cell table:style-name="ce15"/>
            <table:table-cell table:number-columns-repeated="1024"/>
          </table:table-row>
          <table:table-row table:style-name="ro19">
            <table:table-cell table:style-name="ce15" office:value-type="string" calcext:value-type="string">
              <text:p><text:span text:style-name="T61">red scarf</text:span></text:p>
            </table:table-cell>
            <table:table-cell table:style-name="ce15" office:value-type="string" calcext:value-type="string">
              <text:p><text:span text:style-name="T62">Red scarf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63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4">A scarf made of red silk</text:span></text:p>
            </table:table-cell>
            <table:table-cell table:style-name="ce15"/>
            <table:table-cell table:number-columns-repeated="1024"/>
          </table:table-row>
          <table:table-row table:style-name="ro20">
            <table:table-cell table:style-name="ce15" office:value-type="string" calcext:value-type="string">
              <text:p><text:span text:style-name="T65">notebook</text:span></text:p>
            </table:table-cell>
            <table:table-cell table:style-name="ce15" office:value-type="string" calcext:value-type="string">
              <text:p><text:span text:style-name="T66">Noteboo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67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68">A bound notebook for jotting down spells or thoughts</text:span></text:p>
            </table:table-cell>
            <table:table-cell table:style-name="ce15"/>
            <table:table-cell table:number-columns-repeated="1024"/>
          </table:table-row>
          <table:table-row table:style-name="ro21">
            <table:table-cell table:style-name="ce15" office:value-type="string" calcext:value-type="string">
              <text:p><text:span text:style-name="T69">prayer beads</text:span></text:p>
            </table:table-cell>
            <table:table-cell table:style-name="ce15" office:value-type="string" calcext:value-type="string">
              <text:p><text:span text:style-name="T70">Prayer beads</text:span>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1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72">A string of beads for meditation and spiritual focus</text:span></text:p>
            </table:table-cell>
            <table:table-cell table:style-name="ce15"/>
            <table:table-cell table:number-columns-repeated="1024"/>
          </table:table-row>
          <table:table-row table:style-name="ro22">
            <table:table-cell table:style-name="ce15" office:value-type="string" calcext:value-type="string">
              <text:p><text:span text:style-name="T73">field dagger</text:span></text:p>
            </table:table-cell>
            <table:table-cell table:style-name="ce15" office:value-type="string" calcext:value-type="string">
              <text:p><text:span text:style-name="T74">Field dagger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5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76">A lightweight dagger, perfect for quick, precise strikes</text:span></text:p>
            </table:table-cell>
            <table:table-cell table:style-name="ce15"/>
            <table:table-cell table:number-columns-repeated="1024"/>
          </table:table-row>
          <table:table-row table:style-name="ro23">
            <table:table-cell table:style-name="ce15" office:value-type="string" calcext:value-type="string">
              <text:p><text:span text:style-name="T77">curved stick</text:span></text:p>
            </table:table-cell>
            <table:table-cell table:style-name="ce15" office:value-type="string" calcext:value-type="string">
              <text:p><text:span text:style-name="T78">Curved stick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79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5"/>
            <table:table-cell table:number-columns-repeated="1024"/>
          </table:table-row>
          <table:table-row table:style-name="ro24">
            <table:table-cell table:style-name="ce15" office:value-type="string" calcext:value-type="string">
              <text:p><text:span text:style-name="T81">wooden mallet</text:span></text:p>
            </table:table-cell>
            <table:table-cell table:style-name="ce15" office:value-type="string" calcext:value-type="string">
              <text:p><text:span text:style-name="T82">Wooden mallet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83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4">BONK!</text:span></text:p>
            </table:table-cell>
            <table:table-cell table:style-name="ce15"/>
            <table:table-cell table:number-columns-repeated="1024"/>
          </table:table-row>
          <table:table-row table:style-name="ro25">
            <table:table-cell table:style-name="ce15" office:value-type="string" calcext:value-type="string">
              <text:p><text:span text:style-name="T85">bronze chainmail</text:span></text:p>
            </table:table-cell>
            <table:table-cell table:style-name="ce15" office:value-type="string" calcext:value-type="string">
              <text:p><text:span text:style-name="T86">Bronze chainmail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87">body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88">A robust chainmail offering solid defense against attacks</text:span></text:p>
            </table:table-cell>
            <table:table-cell table:style-name="ce15"/>
            <table:table-cell table:number-columns-repeated="1024"/>
          </table:table-row>
          <table:table-row table:style-name="ro26">
            <table:table-cell table:style-name="ce15" office:value-type="string" calcext:value-type="string">
              <text:p><text:span text:style-name="T89">bronze koif</text:span></text:p>
            </table:table-cell>
            <table:table-cell table:style-name="ce15" office:value-type="string" calcext:value-type="string">
              <text:p><text:span text:style-name="T90">Bronze koif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91">head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92">A durable koif that offers basic protection for the head</text:span></text:p>
            </table:table-cell>
            <table:table-cell table:style-name="ce15"/>
            <table:table-cell table:number-columns-repeated="1024"/>
          </table:table-row>
          <table:table-row table:style-name="ro27">
            <table:table-cell table:style-name="ce15" office:value-type="string" calcext:value-type="string">
              <text:p><text:span text:style-name="T93">event_1</text:span></text:p>
            </table:table-cell>
            <table:table-cell table:style-name="ce15" office:value-type="string" calcext:value-type="string">
              <text:p><text:span text:style-name="T94">Old coin</text:span>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95">relic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5"/>
            <table:table-cell table:number-columns-repeated="1024"/>
          </table:table-row>
          <table:table-row table:style-name="ro28">
            <table:table-cell table:style-name="ce15" office:value-type="string" calcext:value-type="string">
              <text:p><text:span text:style-name="T99">single earing</text:span></text:p>
            </table:table-cell>
            <table:table-cell table:style-name="ce15" office:value-type="string" calcext:value-type="string">
              <text:p><text:span text:style-name="T100">Single earing</text:span>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101">trinket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102">A single earing, kinda quirky to only wear one</text:span></text:p>
            </table:table-cell>
            <table:table-cell table:style-name="ce15"/>
            <table:table-cell table:number-columns-repeated="1024"/>
          </table:table-row>
          <table:table-row table:style-name="ro29">
            <table:table-cell table:style-name="ce15" office:value-type="string" calcext:value-type="string">
              <text:p><text:span text:style-name="T103">axe</text:span></text:p>
            </table:table-cell>
            <table:table-cell table:style-name="ce15" office:value-type="string" calcext:value-type="string">
              <text:p><text:span text:style-name="T104">Axe</text:span>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string" calcext:value-type="string">
              <text:p><text:span text:style-name="T105">weapon</text:span>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5" office:value-type="string" calcext:value-type="string">
              <text:p><text:span text:style-name="T106">A heavy axe, ideal for chopping wood or foes</text:span></text:p>
            </table:table-cell>
            <table:table-cell table:style-name="ce15"/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3">
              <text:p>3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3">
              <text:p>3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3">
              <text:p>3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6">
              <text:p>6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3">
              <text:p>3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3">
              <text:p>3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3">
              <text:p>3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6">
              <text:p>6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3">
              <text:p>3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3">
              <text:p>3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6">
              <text:p>6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3">
              <text:p>3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3">
              <text:p>3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6">
              <text:p>6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3">
              <text:p>3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3">
              <text:p>3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11">
            <table:table-cell table:number-columns-repeated="1024"/>
          </table:table-row>
        </table:table-rows>
        <calcext:conditional-formats>
          <calcext:conditional-format calcext:target-range-address="A:S U:U W:W">
            <calcext:condition calcext:base-cell-address="items_equipment.A1" calcext:value="formula-is( ISEVEN(ROW()))"/>
          </calcext:conditional-format>
          <calcext:conditional-format calcext:target-range-address="W:AMJ A:U">
            <calcext:condition calcext:base-cell-address="items_equipment.W1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95">
          <table:table-cell office:value-type="string" calcext:value-type="string">
            <text:p><text:span text:style-name="T366">premade_id</text:span></text:p>
          </table:table-cell>
          <table:table-cell office:value-type="string" calcext:value-type="string">
            <text:p><text:span text:style-name="T367">name</text:span></text:p>
          </table:table-cell>
          <table:table-cell office:value-type="string" calcext:value-type="string">
            <text:p><text:span text:style-name="T368">skill</text:span></text:p>
          </table:table-cell>
          <table:table-cell table:style-name="ce7" office:value-type="string" calcext:value-type="string">
            <text:p><text:span text:style-name="T369">FOUND</text:span></text:p>
          </table:table-cell>
          <table:table-cell office:value-type="string" calcext:value-type="string">
            <text:p><text:span text:style-name="T370">use_perspectives</text:span></text:p>
          </table:table-cell>
          <table:table-cell table:style-name="ce7" office:value-type="string" calcext:value-type="string">
            <text:p><text:span text:style-name="T371">FOUND</text:span></text:p>
          </table:table-cell>
          <table:table-cell table:style-name="ce14" office:value-type="string" calcext:value-type="string">
            <text:p><text:span text:style-name="T372">DROPPED</text:span><text:span text:style-name="T373">
</text:span><text:span text:style-name="T374">BY X </text:span><text:span text:style-name="T375">
</text:span><text:span text:style-name="T376">MOBS</text:span></text:p>
          </table:table-cell>
          <table:table-cell office:value-type="string" calcext:value-type="string">
            <text:p><text:span text:style-name="T377">description</text:span></text:p>
          </table:table-cell>
          <table:table-cell table:number-columns-repeated="1024"/>
        </table:table-row>
        <table:table-row table:style-name="ro96">
          <table:table-cell office:value-type="string" calcext:value-type="string">
            <text:p><text:span text:style-name="T378">red potion</text:span></text:p>
          </table:table-cell>
          <table:table-cell office:value-type="string" calcext:value-type="string">
            <text:p><text:span text:style-name="T379">Red potion</text:span></text:p>
          </table:table-cell>
          <table:table-cell office:value-type="string" calcext:value-type="string">
            <text:p><text:span text:style-name="T380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1">potion</text:span></text:p>
          </table:table-cell>
          <table:table-cell table:style-name="ce7" table:formula="of:=VLOOKUP([.E2]; [$use_perspectives.A$1:$use_perspectives.B$1048576]; 2; 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1">
            <text:p>21</text:p>
          </table:table-cell>
          <table:table-cell office:value-type="string" calcext:value-type="string">
            <text:p><text:span text:style-name="T382">Just a bottle of cold tomato soup.</text:span></text:p>
          </table:table-cell>
          <table:table-cell table:number-columns-repeated="1024"/>
        </table:table-row>
        <table:table-row table:style-name="ro97">
          <table:table-cell office:value-type="string" calcext:value-type="string">
            <text:p><text:span text:style-name="T383">blue potion</text:span></text:p>
          </table:table-cell>
          <table:table-cell office:value-type="string" calcext:value-type="string">
            <text:p><text:span text:style-name="T384">Blue potion</text:span></text:p>
          </table:table-cell>
          <table:table-cell office:value-type="string" calcext:value-type="string">
            <text:p><text:span text:style-name="T385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86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18">
            <text:p>18</text:p>
          </table:table-cell>
          <table:table-cell office:value-type="string" calcext:value-type="string">
            <text:p><text:span text:style-name="T387">Just a bottle of REALLY cold tomato soup.</text:span></text:p>
          </table:table-cell>
          <table:table-cell table:number-columns-repeated="1024"/>
        </table:table-row>
        <table:table-row table:style-name="ro98">
          <table:table-cell office:value-type="string" calcext:value-type="string">
            <text:p><text:span text:style-name="T388">translucent scroll</text:span></text:p>
          </table:table-cell>
          <table:table-cell office:value-type="string" calcext:value-type="string">
            <text:p><text:span text:style-name="T389">Translucent Scroll</text:span></text:p>
          </table:table-cell>
          <table:table-cell office:value-type="string" calcext:value-type="string">
            <text:p><text:span text:style-name="T390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1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2">Its so hard to read this…</text:span></text:p>
          </table:table-cell>
          <table:table-cell table:number-columns-repeated="1024"/>
        </table:table-row>
        <table:table-row table:style-name="ro99">
          <table:table-cell table:number-columns-repeated="3"/>
          <table:table-cell table:style-name="ce7"/>
          <table:table-cell table:number-columns-repeated="1024"/>
        </table:table-row>
        <table:table-row table:style-name="ro100">
          <table:table-cell table:number-columns-repeated="3"/>
          <table:table-cell table:style-name="ce7"/>
          <table:table-cell table:number-columns-repeated="1024"/>
        </table:table-row>
        <table:table-row table:style-name="ro101">
          <table:table-cell table:number-columns-repeated="3"/>
          <table:table-cell table:style-name="ce7"/>
          <table:table-cell table:number-columns-repeated="1024"/>
        </table:table-row>
        <table:table-row table:style-name="ro102">
          <table:table-cell table:number-columns-repeated="3"/>
          <table:table-cell table:style-name="ce7"/>
          <table:table-cell table:number-columns-repeated="1024"/>
        </table:table-row>
        <table:table-row table:style-name="ro103">
          <table:table-cell table:number-columns-repeated="3"/>
          <table:table-cell table:style-name="ce7"/>
          <table:table-cell table:number-columns-repeated="1024"/>
        </table:table-row>
        <table:table-row table:style-name="ro104">
          <table:table-cell table:number-columns-repeated="3"/>
          <table:table-cell table:style-name="ce7"/>
          <table:table-cell table:number-columns-repeated="1024"/>
        </table:table-row>
        <table:table-row table:style-name="ro105">
          <table:table-cell table:number-columns-repeated="3"/>
          <table:table-cell table:style-name="ce7"/>
          <table:table-cell table:number-columns-repeated="1024"/>
        </table:table-row>
        <table:table-row table:style-name="ro106">
          <table:table-cell table:number-columns-repeated="3"/>
          <table:table-cell table:style-name="ce7"/>
          <table:table-cell table:number-columns-repeated="1024"/>
        </table:table-row>
        <table:table-row table:style-name="ro107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94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09">
          <table:table-cell office:value-type="string" calcext:value-type="string">
            <text:p><text:span text:style-name="T396">premade_id</text:span></text:p>
          </table:table-cell>
          <table:table-cell office:value-type="string" calcext:value-type="string">
            <text:p><text:span text:style-name="T397">name</text:span></text:p>
          </table:table-cell>
          <table:table-cell table:style-name="ce14" office:value-type="string" calcext:value-type="string">
            <text:p><text:span text:style-name="T398">DROPPED</text:span><text:span text:style-name="T399">
</text:span><text:span text:style-name="T400">BY X </text:span><text:span text:style-name="T401">
</text:span><text:span text:style-name="T402">MOBS</text:span></text:p>
          </table:table-cell>
          <table:table-cell office:value-type="string" calcext:value-type="string">
            <text:p><text:span text:style-name="T403">description</text:span></text:p>
          </table:table-cell>
          <table:table-cell table:number-columns-repeated="1024"/>
        </table:table-row>
        <table:table-row table:style-name="ro110">
          <table:table-cell office:value-type="string" calcext:value-type="string">
            <text:p><text:span text:style-name="T404">rock</text:span></text:p>
          </table:table-cell>
          <table:table-cell office:value-type="string" calcext:value-type="string">
            <text:p><text:span text:style-name="T405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06">Just a rock</text:span></text:p>
          </table:table-cell>
          <table:table-cell table:number-columns-repeated="1024"/>
        </table:table-row>
        <table:table-row table:style-name="ro111">
          <table:table-cell office:value-type="string" calcext:value-type="string">
            <text:p><text:span text:style-name="T407">tutorial_paper_1</text:span></text:p>
          </table:table-cell>
          <table:table-cell office:value-type="string" calcext:value-type="string">
            <text:p><text:span text:style-name="T408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6" office:value-type="string" calcext:value-type="string">
            <text:p><text:span text:style-name="T409">This little note reads</text:span><text:span text:style-name="T410">
</text:span><text:span text:style-name="T411">"not all exits are obvious, some are hidden, go north to proceed"</text:span></text:p>
          </table:table-cell>
          <table:table-cell table:number-columns-repeated="1024"/>
        </table:table-row>
        <table:table-row table:style-name="ro112">
          <table:table-cell office:value-type="string" calcext:value-type="string">
            <text:p><text:span text:style-name="T412">tutorial_paper_2</text:span></text:p>
          </table:table-cell>
          <table:table-cell office:value-type="string" calcext:value-type="string">
            <text:p><text:span text:style-name="T413">Another piece of paper</text:span></text:p>
          </table:table-cell>
          <table:table-cell table:style-name="ce7" table:formula="of:=COUNTIF([loot.A:loot.A];[.A4])" office:value-type="float" calcext:value-type="float" office:value="1">
            <text:p>1</text:p>
          </table:table-cell>
          <table:table-cell table:style-name="ce16" office:value-type="string" calcext:value-type="string">
            <text:p><text:span text:style-name="T414">This little note reads</text:span><text:span text:style-name="T415">
</text:span><text:span text:style-name="T416">“You probably already figured it out, but loot dropped from enemies goes</text:span><text:span text:style-name="T417">
</text:span><text:span text:style-name="T418">directly into your inventory, you also got a weapon!</text:span><text:span text:style-name="T419">
</text:span><text:span text:style-name="T420">Identify it and equip it with “equip [item name]” then proceed north"</text:span></text:p>
          </table:table-cell>
          <table:table-cell table:number-columns-repeated="1024"/>
        </table:table-row>
        <table:table-row table:style-name="ro113">
          <table:table-cell office:value-type="string" calcext:value-type="string">
            <text:p><text:span text:style-name="T421">corpse</text:span></text:p>
          </table:table-cell>
          <table:table-cell office:value-type="string" calcext:value-type="string">
            <text:p><text:span text:style-name="T422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3">This corpse has rotted beyond recognition.</text:span></text:p>
          </table:table-cell>
          <table:table-cell table:number-columns-repeated="1024"/>
        </table:table-row>
        <table:table-row table:number-rows-repeated="59" table:style-name="ro108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13">=IFERROR(<text:s text:c="2"/>IFERROR(<text:s text:c="3"/>VLOOKUP(</text:span><text:span text:style-name="T1114">A2</text:span><text:span text:style-name="T1115">, </text:span><text:span text:style-name="T1116">items_equipment.A:B</text:span><text:span text:style-name="T1117">, 2, 0),<text:s text:c="3"/>VLOOKUP(</text:span><text:span text:style-name="T1118">A2</text:span><text:span text:style-name="T1119">, </text:span><text:span text:style-name="T1120">items_misc.A:B</text:span><text:span text:style-name="T1121">, 2, 0)<text:s text:c="3"/>),<text:s text:c="2"/>VLOOKUP(</text:span><text:span text:style-name="T1122">A2</text:span><text:span text:style-name="T1123">, </text:span><text:span text:style-name="T1124">items_consumable.A:B</text:span><text:span text:style-name="T1125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15">
            <table:table-cell table:style-name="ce17" office:value-type="string" calcext:value-type="string">
              <text:p><text:span text:style-name="T427">item_id</text:span></text:p>
            </table:table-cell>
            <table:table-cell table:style-name="ce17" office:value-type="string" calcext:value-type="string">
              <text:p><text:span text:style-name="T428">FOUND</text:span></text:p>
            </table:table-cell>
            <table:table-cell table:style-name="ce17" office:value-type="string" calcext:value-type="string">
              <text:p><text:span text:style-name="T429">enemy_id</text:span></text:p>
            </table:table-cell>
            <table:table-cell table:style-name="ce17" office:value-type="string" calcext:value-type="string">
              <text:p><text:span text:style-name="T430">FOUND</text:span></text:p>
            </table:table-cell>
            <table:table-cell table:style-name="ce17" office:value-type="string" calcext:value-type="string">
              <text:p><text:span text:style-name="T431">drop_rate</text:span></text:p>
            </table:table-cell>
            <table:table-cell table:style-name="ce7" office:value-type="string" calcext:value-type="string">
              <text:p><text:span text:style-name="T432">ENEMY LVL</text:span></text:p>
            </table:table-cell>
            <table:table-cell table:number-columns-repeated="1024"/>
          </table:table-row>
        </table:table-header-rows>
        <table:table-rows>
          <table:table-row table:style-name="ro116">
            <table:table-cell table:style-name="ce17" office:value-type="string" calcext:value-type="string">
              <text:p><text:span text:style-name="T433">tutorial_paper_2</text:span></text:p>
            </table:table-cell>
            <table:table-cell table:style-name="ce17" table:formula="of:=IFERROR(IFERROR(VLOOKUP([.A2];[items_equipment.A:items_equipment.B];2;0);VLOOKUP([.A2];[items_misc.A:items_misc.B];2;0));VLOOKUP([.A2];[items_consumable.A:items_consumable.B];2;0))" office:value-type="string" calcext:value-type="string" office:string-value="Another piece of paper">
              <text:p>Another piece of paper</text:p>
            </table:table-cell>
            <table:table-cell table:style-name="ce17" office:value-type="string" calcext:value-type="string">
              <text:p><text:span text:style-name="T434">tutorial_enemy_1</text:span></text:p>
            </table:table-cell>
            <table:table-cell table:style-name="ce17" table:formula="of:=VLOOKUP([.C2];[enemies.A:enemies.B];2;0)" office:value-type="string" calcext:value-type="string" office:string-value="Tiny shroom">
              <text:p>Tiny shroom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/>
            <table:table-cell table:style-name="ce20"/>
            <table:table-cell table:number-columns-repeated="1024"/>
          </table:table-row>
          <table:table-row table:style-name="ro117">
            <table:table-cell table:style-name="ce17" office:value-type="string" calcext:value-type="string">
              <text:p><text:span text:style-name="T435">blue potion</text:span></text:p>
            </table:table-cell>
            <table:table-cell table:style-name="ce17" table:formula="of:=IFERROR(IFERROR(VLOOKUP([.A3];[items_equipment.A:items_equipment.B];2;0);VLOOKUP([.A3];[items_misc.A:items_misc.B];2;0));VLOOKUP([.A3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436">rat</text:span></text:p>
            </table:table-cell>
            <table:table-cell table:style-name="ce17" table:formula="of:=VLOOKUP([.C3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8">
            <table:table-cell table:style-name="ce17" office:value-type="string" calcext:value-type="string">
              <text:p><text:span text:style-name="T437">flow body 1</text:span></text:p>
            </table:table-cell>
            <table:table-cell table:style-name="ce17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shirt">
              <text:p>Ragged shirt</text:p>
            </table:table-cell>
            <table:table-cell table:style-name="ce17" office:value-type="string" calcext:value-type="string">
              <text:p><text:span text:style-name="T438">rat</text:span></text:p>
            </table:table-cell>
            <table:table-cell table:style-name="ce17" table:formula="of:=VLOOKUP([.C4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9">
            <table:table-cell table:style-name="ce17" office:value-type="string" calcext:value-type="string">
              <text:p><text:span text:style-name="T439">flow head 1</text:span></text:p>
            </table:table-cell>
            <table:table-cell table:style-name="ce17" table:formula="of:=IFERROR(IFERROR(VLOOKUP([.A5];[items_equipment.A:items_equipment.B];2;0);VLOOKUP([.A5];[items_misc.A:items_misc.B];2;0));VLOOKUP([.A5];[items_consumable.A:items_consumable.B];2;0))" office:value-type="string" calcext:value-type="string" office:string-value="Ragged hood">
              <text:p>Ragged hood</text:p>
            </table:table-cell>
            <table:table-cell table:style-name="ce17" office:value-type="string" calcext:value-type="string">
              <text:p><text:span text:style-name="T440">rat</text:span></text:p>
            </table:table-cell>
            <table:table-cell table:style-name="ce17" table:formula="of:=VLOOKUP([.C5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0">
            <table:table-cell table:style-name="ce17" office:value-type="string" calcext:value-type="string">
              <text:p><text:span text:style-name="T441">flow trinket 1</text:span></text:p>
            </table:table-cell>
            <table:table-cell table:style-name="ce17" table:formula="of:=IFERROR(IFERROR(VLOOKUP([.A6];[items_equipment.A:items_equipment.B];2;0);VLOOKUP([.A6];[items_misc.A:items_misc.B];2;0));VLOOKUP([.A6];[items_consumable.A:items_consumable.B];2;0))" office:value-type="string" calcext:value-type="string" office:string-value="Pocket knife">
              <text:p>Pocket knife</text:p>
            </table:table-cell>
            <table:table-cell table:style-name="ce17" office:value-type="string" calcext:value-type="string">
              <text:p><text:span text:style-name="T442">rat</text:span></text:p>
            </table:table-cell>
            <table:table-cell table:style-name="ce17" table:formula="of:=VLOOKUP([.C6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1">
            <table:table-cell table:style-name="ce17" office:value-type="string" calcext:value-type="string">
              <text:p><text:span text:style-name="T443">flow weapon 1</text:span></text:p>
            </table:table-cell>
            <table:table-cell table:style-name="ce17" table:formula="of:=IFERROR(IFERROR(VLOOKUP([.A7];[items_equipment.A:items_equipment.B];2;0);VLOOKUP([.A7];[items_misc.A:items_misc.B];2;0));VLOOKUP([.A7];[items_consumable.A:items_consumable.B];2;0))" office:value-type="string" calcext:value-type="string" office:string-value="Dirk">
              <text:p>Dirk</text:p>
            </table:table-cell>
            <table:table-cell table:style-name="ce17" office:value-type="string" calcext:value-type="string">
              <text:p><text:span text:style-name="T444">rat</text:span></text:p>
            </table:table-cell>
            <table:table-cell table:style-name="ce17" table:formula="of:=VLOOKUP([.C7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2">
            <table:table-cell table:style-name="ce17" office:value-type="string" calcext:value-type="string">
              <text:p><text:span text:style-name="T445">grit body 1</text:span></text:p>
            </table:table-cell>
            <table:table-cell table:style-name="ce17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tunic">
              <text:p>Leather tunic</text:p>
            </table:table-cell>
            <table:table-cell table:style-name="ce17" office:value-type="string" calcext:value-type="string">
              <text:p><text:span text:style-name="T446">rat</text:span></text:p>
            </table:table-cell>
            <table:table-cell table:style-name="ce17" table:formula="of:=VLOOKUP([.C8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3">
            <table:table-cell table:style-name="ce17" office:value-type="string" calcext:value-type="string">
              <text:p><text:span text:style-name="T447">grit head 1</text:span></text:p>
            </table:table-cell>
            <table:table-cell table:style-name="ce17" table:formula="of:=IFERROR(IFERROR(VLOOKUP([.A9];[items_equipment.A:items_equipment.B];2;0);VLOOKUP([.A9];[items_misc.A:items_misc.B];2;0));VLOOKUP([.A9];[items_consumable.A:items_consumable.B];2;0))" office:value-type="string" calcext:value-type="string" office:string-value="Leather hat">
              <text:p>Leather hat</text:p>
            </table:table-cell>
            <table:table-cell table:style-name="ce17" office:value-type="string" calcext:value-type="string">
              <text:p><text:span text:style-name="T448">rat</text:span></text:p>
            </table:table-cell>
            <table:table-cell table:style-name="ce17" table:formula="of:=VLOOKUP([.C9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4">
            <table:table-cell table:style-name="ce17" office:value-type="string" calcext:value-type="string">
              <text:p><text:span text:style-name="T449">grit trinket 1</text:span></text:p>
            </table:table-cell>
            <table:table-cell table:style-name="ce17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Wood shield">
              <text:p>Wood shield</text:p>
            </table:table-cell>
            <table:table-cell table:style-name="ce17" office:value-type="string" calcext:value-type="string">
              <text:p><text:span text:style-name="T450">rat</text:span></text:p>
            </table:table-cell>
            <table:table-cell table:style-name="ce17" table:formula="of:=VLOOKUP([.C10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5">
            <table:table-cell table:style-name="ce17" office:value-type="string" calcext:value-type="string">
              <text:p><text:span text:style-name="T451">grit weapon 1</text:span></text:p>
            </table:table-cell>
            <table:table-cell table:style-name="ce17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Pitchfork">
              <text:p>Pitchfork</text:p>
            </table:table-cell>
            <table:table-cell table:style-name="ce17" office:value-type="string" calcext:value-type="string">
              <text:p><text:span text:style-name="T452">rat</text:span></text:p>
            </table:table-cell>
            <table:table-cell table:style-name="ce17" table:formula="of:=VLOOKUP([.C11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6">
            <table:table-cell table:style-name="ce17" office:value-type="string" calcext:value-type="string">
              <text:p><text:span text:style-name="T453">mind body 1</text:span></text:p>
            </table:table-cell>
            <table:table-cell table:style-name="ce17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Robe">
              <text:p>Robe</text:p>
            </table:table-cell>
            <table:table-cell table:style-name="ce17" office:value-type="string" calcext:value-type="string">
              <text:p><text:span text:style-name="T454">rat</text:span></text:p>
            </table:table-cell>
            <table:table-cell table:style-name="ce17" table:formula="of:=VLOOKUP([.C12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7">
            <table:table-cell table:style-name="ce17" office:value-type="string" calcext:value-type="string">
              <text:p><text:span text:style-name="T455">mind head 1</text:span></text:p>
            </table:table-cell>
            <table:table-cell table:style-name="ce17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ointy hat">
              <text:p>Pointy hat</text:p>
            </table:table-cell>
            <table:table-cell table:style-name="ce17" office:value-type="string" calcext:value-type="string">
              <text:p><text:span text:style-name="T456">rat</text:span></text:p>
            </table:table-cell>
            <table:table-cell table:style-name="ce17" table:formula="of:=VLOOKUP([.C13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8">
            <table:table-cell table:style-name="ce17" office:value-type="string" calcext:value-type="string">
              <text:p><text:span text:style-name="T457">mind trinket 1</text:span></text:p>
            </table:table-cell>
            <table:table-cell table:style-name="ce17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Piece of paper">
              <text:p>Piece of paper</text:p>
            </table:table-cell>
            <table:table-cell table:style-name="ce17" office:value-type="string" calcext:value-type="string">
              <text:p><text:span text:style-name="T458">rat</text:span></text:p>
            </table:table-cell>
            <table:table-cell table:style-name="ce17" table:formula="of:=VLOOKUP([.C14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9">
            <table:table-cell table:style-name="ce17" office:value-type="string" calcext:value-type="string">
              <text:p><text:span text:style-name="T459">mind weapon 1</text:span></text:p>
            </table:table-cell>
            <table:table-cell table:style-name="ce17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Stick">
              <text:p>Stick</text:p>
            </table:table-cell>
            <table:table-cell table:style-name="ce17" office:value-type="string" calcext:value-type="string">
              <text:p><text:span text:style-name="T460">rat</text:span></text:p>
            </table:table-cell>
            <table:table-cell table:style-name="ce17" table:formula="of:=VLOOKUP([.C15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0">
            <table:table-cell table:style-name="ce17" office:value-type="string" calcext:value-type="string">
              <text:p><text:span text:style-name="T461">red potion</text:span></text:p>
            </table:table-cell>
            <table:table-cell table:style-name="ce17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462">rat</text:span></text:p>
            </table:table-cell>
            <table:table-cell table:style-name="ce17" table:formula="of:=VLOOKUP([.C16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1">
            <table:table-cell table:style-name="ce17" office:value-type="string" calcext:value-type="string">
              <text:p><text:span text:style-name="T463">soul body 1</text:span></text:p>
            </table:table-cell>
            <table:table-cell table:style-name="ce17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rown monk robe">
              <text:p>Brown monk robe</text:p>
            </table:table-cell>
            <table:table-cell table:style-name="ce17" office:value-type="string" calcext:value-type="string">
              <text:p><text:span text:style-name="T464">rat</text:span></text:p>
            </table:table-cell>
            <table:table-cell table:style-name="ce17" table:formula="of:=VLOOKUP([.C17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2">
            <table:table-cell table:style-name="ce17" office:value-type="string" calcext:value-type="string">
              <text:p><text:span text:style-name="T465">soul head 1</text:span></text:p>
            </table:table-cell>
            <table:table-cell table:style-name="ce17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Bald cap">
              <text:p>Bald cap</text:p>
            </table:table-cell>
            <table:table-cell table:style-name="ce17" office:value-type="string" calcext:value-type="string">
              <text:p><text:span text:style-name="T466">rat</text:span></text:p>
            </table:table-cell>
            <table:table-cell table:style-name="ce17" table:formula="of:=VLOOKUP([.C18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3">
            <table:table-cell table:style-name="ce17" office:value-type="string" calcext:value-type="string">
              <text:p><text:span text:style-name="T467">soul trinket 1</text:span></text:p>
            </table:table-cell>
            <table:table-cell table:style-name="ce17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Tiny bell">
              <text:p>Tiny bell</text:p>
            </table:table-cell>
            <table:table-cell table:style-name="ce17" office:value-type="string" calcext:value-type="string">
              <text:p><text:span text:style-name="T468">rat</text:span></text:p>
            </table:table-cell>
            <table:table-cell table:style-name="ce17" table:formula="of:=VLOOKUP([.C19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4">
            <table:table-cell table:style-name="ce17" office:value-type="string" calcext:value-type="string">
              <text:p><text:span text:style-name="T469">soul weapon 1</text:span></text:p>
            </table:table-cell>
            <table:table-cell table:style-name="ce17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Prayer beads">
              <text:p>Prayer beads</text:p>
            </table:table-cell>
            <table:table-cell table:style-name="ce17" office:value-type="string" calcext:value-type="string">
              <text:p><text:span text:style-name="T470">rat</text:span></text:p>
            </table:table-cell>
            <table:table-cell table:style-name="ce17" table:formula="of:=VLOOKUP([.C20];[enemies.A:enemies.B];2;0)" office:value-type="string" calcext:value-type="string" office:string-value="Rat">
              <text:p>Rat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5">
            <table:table-cell table:style-name="ce17" office:value-type="string" calcext:value-type="string">
              <text:p><text:span text:style-name="T471">blue potion</text:span></text:p>
            </table:table-cell>
            <table:table-cell table:style-name="ce17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472">shroom</text:span></text:p>
            </table:table-cell>
            <table:table-cell table:style-name="ce17" table:formula="of:=VLOOKUP([.C21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6">
            <table:table-cell table:style-name="ce17" office:value-type="string" calcext:value-type="string">
              <text:p><text:span text:style-name="T473">flow body 1</text:span></text:p>
            </table:table-cell>
            <table:table-cell table:style-name="ce17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shirt">
              <text:p>Ragged shirt</text:p>
            </table:table-cell>
            <table:table-cell table:style-name="ce17" office:value-type="string" calcext:value-type="string">
              <text:p><text:span text:style-name="T474">shroom</text:span></text:p>
            </table:table-cell>
            <table:table-cell table:style-name="ce17" table:formula="of:=VLOOKUP([.C22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7">
            <table:table-cell table:style-name="ce17" office:value-type="string" calcext:value-type="string">
              <text:p><text:span text:style-name="T475">flow head 1</text:span></text:p>
            </table:table-cell>
            <table:table-cell table:style-name="ce17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Ragged hood">
              <text:p>Ragged hood</text:p>
            </table:table-cell>
            <table:table-cell table:style-name="ce17" office:value-type="string" calcext:value-type="string">
              <text:p><text:span text:style-name="T476">shroom</text:span></text:p>
            </table:table-cell>
            <table:table-cell table:style-name="ce17" table:formula="of:=VLOOKUP([.C23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8">
            <table:table-cell table:style-name="ce17" office:value-type="string" calcext:value-type="string">
              <text:p><text:span text:style-name="T477">flow trinket 1</text:span></text:p>
            </table:table-cell>
            <table:table-cell table:style-name="ce17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Pocket knife">
              <text:p>Pocket knife</text:p>
            </table:table-cell>
            <table:table-cell table:style-name="ce17" office:value-type="string" calcext:value-type="string">
              <text:p><text:span text:style-name="T478">shroom</text:span></text:p>
            </table:table-cell>
            <table:table-cell table:style-name="ce17" table:formula="of:=VLOOKUP([.C24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9">
            <table:table-cell table:style-name="ce17" office:value-type="string" calcext:value-type="string">
              <text:p><text:span text:style-name="T479">flow weapon 1</text:span></text:p>
            </table:table-cell>
            <table:table-cell table:style-name="ce17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Dirk">
              <text:p>Dirk</text:p>
            </table:table-cell>
            <table:table-cell table:style-name="ce17" office:value-type="string" calcext:value-type="string">
              <text:p><text:span text:style-name="T480">shroom</text:span></text:p>
            </table:table-cell>
            <table:table-cell table:style-name="ce17" table:formula="of:=VLOOKUP([.C25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0">
            <table:table-cell table:style-name="ce17" office:value-type="string" calcext:value-type="string">
              <text:p><text:span text:style-name="T481">grit body 1</text:span></text:p>
            </table:table-cell>
            <table:table-cell table:style-name="ce17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tunic">
              <text:p>Leather tunic</text:p>
            </table:table-cell>
            <table:table-cell table:style-name="ce17" office:value-type="string" calcext:value-type="string">
              <text:p><text:span text:style-name="T482">shroom</text:span></text:p>
            </table:table-cell>
            <table:table-cell table:style-name="ce17" table:formula="of:=VLOOKUP([.C26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1">
            <table:table-cell table:style-name="ce17" office:value-type="string" calcext:value-type="string">
              <text:p><text:span text:style-name="T483">grit head 1</text:span></text:p>
            </table:table-cell>
            <table:table-cell table:style-name="ce17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Leather hat">
              <text:p>Leather hat</text:p>
            </table:table-cell>
            <table:table-cell table:style-name="ce17" office:value-type="string" calcext:value-type="string">
              <text:p><text:span text:style-name="T484">shroom</text:span></text:p>
            </table:table-cell>
            <table:table-cell table:style-name="ce17" table:formula="of:=VLOOKUP([.C27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2">
            <table:table-cell table:style-name="ce17" office:value-type="string" calcext:value-type="string">
              <text:p><text:span text:style-name="T485">grit trinket 1</text:span></text:p>
            </table:table-cell>
            <table:table-cell table:style-name="ce17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Wood shield">
              <text:p>Wood shield</text:p>
            </table:table-cell>
            <table:table-cell table:style-name="ce17" office:value-type="string" calcext:value-type="string">
              <text:p><text:span text:style-name="T486">shroom</text:span></text:p>
            </table:table-cell>
            <table:table-cell table:style-name="ce17" table:formula="of:=VLOOKUP([.C28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3">
            <table:table-cell table:style-name="ce17" office:value-type="string" calcext:value-type="string">
              <text:p><text:span text:style-name="T487">grit weapon 1</text:span></text:p>
            </table:table-cell>
            <table:table-cell table:style-name="ce17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Pitchfork">
              <text:p>Pitchfork</text:p>
            </table:table-cell>
            <table:table-cell table:style-name="ce17" office:value-type="string" calcext:value-type="string">
              <text:p><text:span text:style-name="T488">shroom</text:span></text:p>
            </table:table-cell>
            <table:table-cell table:style-name="ce17" table:formula="of:=VLOOKUP([.C29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4">
            <table:table-cell table:style-name="ce17" office:value-type="string" calcext:value-type="string">
              <text:p><text:span text:style-name="T489">mind body 1</text:span></text:p>
            </table:table-cell>
            <table:table-cell table:style-name="ce17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Robe">
              <text:p>Robe</text:p>
            </table:table-cell>
            <table:table-cell table:style-name="ce17" office:value-type="string" calcext:value-type="string">
              <text:p><text:span text:style-name="T490">shroom</text:span></text:p>
            </table:table-cell>
            <table:table-cell table:style-name="ce17" table:formula="of:=VLOOKUP([.C30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5">
            <table:table-cell table:style-name="ce17" office:value-type="string" calcext:value-type="string">
              <text:p><text:span text:style-name="T491">mind head 1</text:span></text:p>
            </table:table-cell>
            <table:table-cell table:style-name="ce17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ointy hat">
              <text:p>Pointy hat</text:p>
            </table:table-cell>
            <table:table-cell table:style-name="ce17" office:value-type="string" calcext:value-type="string">
              <text:p><text:span text:style-name="T492">shroom</text:span></text:p>
            </table:table-cell>
            <table:table-cell table:style-name="ce17" table:formula="of:=VLOOKUP([.C31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6">
            <table:table-cell table:style-name="ce17" office:value-type="string" calcext:value-type="string">
              <text:p><text:span text:style-name="T493">mind trinket 1</text:span></text:p>
            </table:table-cell>
            <table:table-cell table:style-name="ce17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Piece of paper">
              <text:p>Piece of paper</text:p>
            </table:table-cell>
            <table:table-cell table:style-name="ce17" office:value-type="string" calcext:value-type="string">
              <text:p><text:span text:style-name="T494">shroom</text:span></text:p>
            </table:table-cell>
            <table:table-cell table:style-name="ce17" table:formula="of:=VLOOKUP([.C32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7">
            <table:table-cell table:style-name="ce17" office:value-type="string" calcext:value-type="string">
              <text:p><text:span text:style-name="T495">mind weapon 1</text:span></text:p>
            </table:table-cell>
            <table:table-cell table:style-name="ce17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Stick">
              <text:p>Stick</text:p>
            </table:table-cell>
            <table:table-cell table:style-name="ce17" office:value-type="string" calcext:value-type="string">
              <text:p><text:span text:style-name="T496">shroom</text:span></text:p>
            </table:table-cell>
            <table:table-cell table:style-name="ce17" table:formula="of:=VLOOKUP([.C33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8">
            <table:table-cell table:style-name="ce17" office:value-type="string" calcext:value-type="string">
              <text:p><text:span text:style-name="T497">red potion</text:span></text:p>
            </table:table-cell>
            <table:table-cell table:style-name="ce17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498">shroom</text:span></text:p>
            </table:table-cell>
            <table:table-cell table:style-name="ce17" table:formula="of:=VLOOKUP([.C34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9">
            <table:table-cell table:style-name="ce17" office:value-type="string" calcext:value-type="string">
              <text:p><text:span text:style-name="T499">soul body 1</text:span></text:p>
            </table:table-cell>
            <table:table-cell table:style-name="ce17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rown monk robe">
              <text:p>Brown monk robe</text:p>
            </table:table-cell>
            <table:table-cell table:style-name="ce17" office:value-type="string" calcext:value-type="string">
              <text:p><text:span text:style-name="T500">shroom</text:span></text:p>
            </table:table-cell>
            <table:table-cell table:style-name="ce17" table:formula="of:=VLOOKUP([.C35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0">
            <table:table-cell table:style-name="ce17" office:value-type="string" calcext:value-type="string">
              <text:p><text:span text:style-name="T501">soul head 1</text:span></text:p>
            </table:table-cell>
            <table:table-cell table:style-name="ce17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Bald cap">
              <text:p>Bald cap</text:p>
            </table:table-cell>
            <table:table-cell table:style-name="ce17" office:value-type="string" calcext:value-type="string">
              <text:p><text:span text:style-name="T502">shroom</text:span></text:p>
            </table:table-cell>
            <table:table-cell table:style-name="ce17" table:formula="of:=VLOOKUP([.C36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1">
            <table:table-cell table:style-name="ce17" office:value-type="string" calcext:value-type="string">
              <text:p><text:span text:style-name="T503">soul trinket 1</text:span></text:p>
            </table:table-cell>
            <table:table-cell table:style-name="ce17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Tiny bell">
              <text:p>Tiny bell</text:p>
            </table:table-cell>
            <table:table-cell table:style-name="ce17" office:value-type="string" calcext:value-type="string">
              <text:p><text:span text:style-name="T504">shroom</text:span></text:p>
            </table:table-cell>
            <table:table-cell table:style-name="ce17" table:formula="of:=VLOOKUP([.C37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2">
            <table:table-cell table:style-name="ce17" office:value-type="string" calcext:value-type="string">
              <text:p><text:span text:style-name="T505">soul weapon 1</text:span></text:p>
            </table:table-cell>
            <table:table-cell table:style-name="ce17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Prayer beads">
              <text:p>Prayer beads</text:p>
            </table:table-cell>
            <table:table-cell table:style-name="ce17" office:value-type="string" calcext:value-type="string">
              <text:p><text:span text:style-name="T506">shroom</text:span></text:p>
            </table:table-cell>
            <table:table-cell table:style-name="ce17" table:formula="of:=VLOOKUP([.C38];[enemies.A:enemies.B];2;0)" office:value-type="string" calcext:value-type="string" office:string-value="Shroom">
              <text:p>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/>
            <table:table-cell table:style-name="ce17"/>
            <table:table-cell table:number-columns-repeated="4"/>
            <table:table-cell table:style-name="ce7"/>
            <table:table-cell table:number-columns-repeated="1024"/>
          </table:table-row>
          <table:table-row table:style-name="ro153">
            <table:table-cell table:style-name="ce17" office:value-type="string" calcext:value-type="string">
              <text:p><text:span text:style-name="T507">blue potion</text:span></text:p>
            </table:table-cell>
            <table:table-cell table:style-name="ce17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508">snail</text:span></text:p>
            </table:table-cell>
            <table:table-cell table:style-name="ce17" table:formula="of:=VLOOKUP([.C39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4">
            <table:table-cell table:style-name="ce17" office:value-type="string" calcext:value-type="string">
              <text:p><text:span text:style-name="T509">flow body 1</text:span></text:p>
            </table:table-cell>
            <table:table-cell table:style-name="ce17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shirt">
              <text:p>Ragged shirt</text:p>
            </table:table-cell>
            <table:table-cell table:style-name="ce17" office:value-type="string" calcext:value-type="string">
              <text:p><text:span text:style-name="T510">snail</text:span></text:p>
            </table:table-cell>
            <table:table-cell table:style-name="ce17" table:formula="of:=VLOOKUP([.C40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5">
            <table:table-cell table:style-name="ce17" office:value-type="string" calcext:value-type="string">
              <text:p><text:span text:style-name="T511">flow head 1</text:span></text:p>
            </table:table-cell>
            <table:table-cell table:style-name="ce17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Ragged hood">
              <text:p>Ragged hood</text:p>
            </table:table-cell>
            <table:table-cell table:style-name="ce17" office:value-type="string" calcext:value-type="string">
              <text:p><text:span text:style-name="T512">snail</text:span></text:p>
            </table:table-cell>
            <table:table-cell table:style-name="ce17" table:formula="of:=VLOOKUP([.C41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6">
            <table:table-cell table:style-name="ce17" office:value-type="string" calcext:value-type="string">
              <text:p><text:span text:style-name="T513">flow trinket 1</text:span></text:p>
            </table:table-cell>
            <table:table-cell table:style-name="ce17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Pocket knife">
              <text:p>Pocket knife</text:p>
            </table:table-cell>
            <table:table-cell table:style-name="ce17" office:value-type="string" calcext:value-type="string">
              <text:p><text:span text:style-name="T514">snail</text:span></text:p>
            </table:table-cell>
            <table:table-cell table:style-name="ce17" table:formula="of:=VLOOKUP([.C42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7">
            <table:table-cell table:style-name="ce17" office:value-type="string" calcext:value-type="string">
              <text:p><text:span text:style-name="T515">flow weapon 1</text:span></text:p>
            </table:table-cell>
            <table:table-cell table:style-name="ce17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Dirk">
              <text:p>Dirk</text:p>
            </table:table-cell>
            <table:table-cell table:style-name="ce17" office:value-type="string" calcext:value-type="string">
              <text:p><text:span text:style-name="T516">snail</text:span></text:p>
            </table:table-cell>
            <table:table-cell table:style-name="ce17" table:formula="of:=VLOOKUP([.C43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8">
            <table:table-cell table:style-name="ce17" office:value-type="string" calcext:value-type="string">
              <text:p><text:span text:style-name="T517">grit body 1</text:span></text:p>
            </table:table-cell>
            <table:table-cell table:style-name="ce17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tunic">
              <text:p>Leather tunic</text:p>
            </table:table-cell>
            <table:table-cell table:style-name="ce17" office:value-type="string" calcext:value-type="string">
              <text:p><text:span text:style-name="T518">snail</text:span></text:p>
            </table:table-cell>
            <table:table-cell table:style-name="ce17" table:formula="of:=VLOOKUP([.C44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9">
            <table:table-cell table:style-name="ce17" office:value-type="string" calcext:value-type="string">
              <text:p><text:span text:style-name="T519">grit head 1</text:span></text:p>
            </table:table-cell>
            <table:table-cell table:style-name="ce17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Leather hat">
              <text:p>Leather hat</text:p>
            </table:table-cell>
            <table:table-cell table:style-name="ce17" office:value-type="string" calcext:value-type="string">
              <text:p><text:span text:style-name="T520">snail</text:span></text:p>
            </table:table-cell>
            <table:table-cell table:style-name="ce17" table:formula="of:=VLOOKUP([.C45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0">
            <table:table-cell table:style-name="ce17" office:value-type="string" calcext:value-type="string">
              <text:p><text:span text:style-name="T521">grit trinket 1</text:span></text:p>
            </table:table-cell>
            <table:table-cell table:style-name="ce17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Wood shield">
              <text:p>Wood shield</text:p>
            </table:table-cell>
            <table:table-cell table:style-name="ce17" office:value-type="string" calcext:value-type="string">
              <text:p><text:span text:style-name="T522">snail</text:span></text:p>
            </table:table-cell>
            <table:table-cell table:style-name="ce17" table:formula="of:=VLOOKUP([.C46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1">
            <table:table-cell table:style-name="ce17" office:value-type="string" calcext:value-type="string">
              <text:p><text:span text:style-name="T523">grit weapon 1</text:span></text:p>
            </table:table-cell>
            <table:table-cell table:style-name="ce17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Pitchfork">
              <text:p>Pitchfork</text:p>
            </table:table-cell>
            <table:table-cell table:style-name="ce17" office:value-type="string" calcext:value-type="string">
              <text:p><text:span text:style-name="T524">snail</text:span></text:p>
            </table:table-cell>
            <table:table-cell table:style-name="ce17" table:formula="of:=VLOOKUP([.C47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2">
            <table:table-cell table:style-name="ce17" office:value-type="string" calcext:value-type="string">
              <text:p><text:span text:style-name="T525">mind body 1</text:span></text:p>
            </table:table-cell>
            <table:table-cell table:style-name="ce17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Robe">
              <text:p>Robe</text:p>
            </table:table-cell>
            <table:table-cell table:style-name="ce17" office:value-type="string" calcext:value-type="string">
              <text:p><text:span text:style-name="T526">snail</text:span></text:p>
            </table:table-cell>
            <table:table-cell table:style-name="ce17" table:formula="of:=VLOOKUP([.C48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3">
            <table:table-cell table:style-name="ce17" office:value-type="string" calcext:value-type="string">
              <text:p><text:span text:style-name="T527">mind head 1</text:span></text:p>
            </table:table-cell>
            <table:table-cell table:style-name="ce17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ointy hat">
              <text:p>Pointy hat</text:p>
            </table:table-cell>
            <table:table-cell table:style-name="ce17" office:value-type="string" calcext:value-type="string">
              <text:p><text:span text:style-name="T528">snail</text:span></text:p>
            </table:table-cell>
            <table:table-cell table:style-name="ce17" table:formula="of:=VLOOKUP([.C49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4">
            <table:table-cell table:style-name="ce17" office:value-type="string" calcext:value-type="string">
              <text:p><text:span text:style-name="T529">mind trinket 1</text:span></text:p>
            </table:table-cell>
            <table:table-cell table:style-name="ce17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Piece of paper">
              <text:p>Piece of paper</text:p>
            </table:table-cell>
            <table:table-cell table:style-name="ce17" office:value-type="string" calcext:value-type="string">
              <text:p><text:span text:style-name="T530">snail</text:span></text:p>
            </table:table-cell>
            <table:table-cell table:style-name="ce17" table:formula="of:=VLOOKUP([.C50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5">
            <table:table-cell table:style-name="ce17" office:value-type="string" calcext:value-type="string">
              <text:p><text:span text:style-name="T531">mind weapon 1</text:span></text:p>
            </table:table-cell>
            <table:table-cell table:style-name="ce17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Stick">
              <text:p>Stick</text:p>
            </table:table-cell>
            <table:table-cell table:style-name="ce17" office:value-type="string" calcext:value-type="string">
              <text:p><text:span text:style-name="T532">snail</text:span></text:p>
            </table:table-cell>
            <table:table-cell table:style-name="ce17" table:formula="of:=VLOOKUP([.C51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6">
            <table:table-cell table:style-name="ce17" office:value-type="string" calcext:value-type="string">
              <text:p><text:span text:style-name="T533">red potion</text:span></text:p>
            </table:table-cell>
            <table:table-cell table:style-name="ce17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534">snail</text:span></text:p>
            </table:table-cell>
            <table:table-cell table:style-name="ce17" table:formula="of:=VLOOKUP([.C52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7">
            <table:table-cell table:style-name="ce17" office:value-type="string" calcext:value-type="string">
              <text:p><text:span text:style-name="T535">soul body 1</text:span></text:p>
            </table:table-cell>
            <table:table-cell table:style-name="ce17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rown monk robe">
              <text:p>Brown monk robe</text:p>
            </table:table-cell>
            <table:table-cell table:style-name="ce17" office:value-type="string" calcext:value-type="string">
              <text:p><text:span text:style-name="T536">snail</text:span></text:p>
            </table:table-cell>
            <table:table-cell table:style-name="ce17" table:formula="of:=VLOOKUP([.C53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8">
            <table:table-cell table:style-name="ce17" office:value-type="string" calcext:value-type="string">
              <text:p><text:span text:style-name="T537">soul head 1</text:span></text:p>
            </table:table-cell>
            <table:table-cell table:style-name="ce17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Bald cap">
              <text:p>Bald cap</text:p>
            </table:table-cell>
            <table:table-cell table:style-name="ce17" office:value-type="string" calcext:value-type="string">
              <text:p><text:span text:style-name="T538">snail</text:span></text:p>
            </table:table-cell>
            <table:table-cell table:style-name="ce17" table:formula="of:=VLOOKUP([.C54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9">
            <table:table-cell table:style-name="ce17" office:value-type="string" calcext:value-type="string">
              <text:p><text:span text:style-name="T539">soul trinket 1</text:span></text:p>
            </table:table-cell>
            <table:table-cell table:style-name="ce17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Tiny bell">
              <text:p>Tiny bell</text:p>
            </table:table-cell>
            <table:table-cell table:style-name="ce17" office:value-type="string" calcext:value-type="string">
              <text:p><text:span text:style-name="T540">snail</text:span></text:p>
            </table:table-cell>
            <table:table-cell table:style-name="ce17" table:formula="of:=VLOOKUP([.C55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0">
            <table:table-cell table:style-name="ce17" office:value-type="string" calcext:value-type="string">
              <text:p><text:span text:style-name="T541">soul weapon 1</text:span></text:p>
            </table:table-cell>
            <table:table-cell table:style-name="ce17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Prayer beads">
              <text:p>Prayer beads</text:p>
            </table:table-cell>
            <table:table-cell table:style-name="ce17" office:value-type="string" calcext:value-type="string">
              <text:p><text:span text:style-name="T542">snail</text:span></text:p>
            </table:table-cell>
            <table:table-cell table:style-name="ce17" table:formula="of:=VLOOKUP([.C56];[enemies.A:enemies.B];2;0)" office:value-type="string" calcext:value-type="string" office:string-value="Snail">
              <text:p>Snail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1">
            <table:table-cell table:style-name="ce17" office:value-type="string" calcext:value-type="string">
              <text:p><text:span text:style-name="T543">soul head 1</text:span></text:p>
            </table:table-cell>
            <table:table-cell table:style-name="ce17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Bald cap">
              <text:p>Bald cap</text:p>
            </table:table-cell>
            <table:table-cell table:style-name="ce17" office:value-type="string" calcext:value-type="string">
              <text:p><text:span text:style-name="T544">spore</text:span></text:p>
            </table:table-cell>
            <table:table-cell table:style-name="ce17" table:formula="of:=VLOOKUP([.C57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2">
            <table:table-cell table:style-name="ce17" office:value-type="string" calcext:value-type="string">
              <text:p><text:span text:style-name="T545">soul trinket 1</text:span></text:p>
            </table:table-cell>
            <table:table-cell table:style-name="ce17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Tiny bell">
              <text:p>Tiny bell</text:p>
            </table:table-cell>
            <table:table-cell table:style-name="ce17" office:value-type="string" calcext:value-type="string">
              <text:p><text:span text:style-name="T546">spore</text:span></text:p>
            </table:table-cell>
            <table:table-cell table:style-name="ce17" table:formula="of:=VLOOKUP([.C58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3">
            <table:table-cell table:style-name="ce17" office:value-type="string" calcext:value-type="string">
              <text:p><text:span text:style-name="T547">soul weapon 1</text:span></text:p>
            </table:table-cell>
            <table:table-cell table:style-name="ce17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Prayer beads">
              <text:p>Prayer beads</text:p>
            </table:table-cell>
            <table:table-cell table:style-name="ce17" office:value-type="string" calcext:value-type="string">
              <text:p><text:span text:style-name="T548">spore</text:span></text:p>
            </table:table-cell>
            <table:table-cell table:style-name="ce17" table:formula="of:=VLOOKUP([.C59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4">
            <table:table-cell table:style-name="ce17" office:value-type="string" calcext:value-type="string">
              <text:p><text:span text:style-name="T549">blue potion</text:span></text:p>
            </table:table-cell>
            <table:table-cell table:style-name="ce17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550">spore</text:span></text:p>
            </table:table-cell>
            <table:table-cell table:style-name="ce17" table:formula="of:=VLOOKUP([.C60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5">
            <table:table-cell table:style-name="ce17" office:value-type="string" calcext:value-type="string">
              <text:p><text:span text:style-name="T551">flow body 1</text:span></text:p>
            </table:table-cell>
            <table:table-cell table:style-name="ce17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shirt">
              <text:p>Ragged shirt</text:p>
            </table:table-cell>
            <table:table-cell table:style-name="ce17" office:value-type="string" calcext:value-type="string">
              <text:p><text:span text:style-name="T552">spore</text:span></text:p>
            </table:table-cell>
            <table:table-cell table:style-name="ce17" table:formula="of:=VLOOKUP([.C61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6">
            <table:table-cell table:style-name="ce17" office:value-type="string" calcext:value-type="string">
              <text:p><text:span text:style-name="T553">flow head 1</text:span></text:p>
            </table:table-cell>
            <table:table-cell table:style-name="ce17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Ragged hood">
              <text:p>Ragged hood</text:p>
            </table:table-cell>
            <table:table-cell table:style-name="ce17" office:value-type="string" calcext:value-type="string">
              <text:p><text:span text:style-name="T554">spore</text:span></text:p>
            </table:table-cell>
            <table:table-cell table:style-name="ce17" table:formula="of:=VLOOKUP([.C62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7">
            <table:table-cell table:style-name="ce17" office:value-type="string" calcext:value-type="string">
              <text:p><text:span text:style-name="T555">flow trinket 1</text:span></text:p>
            </table:table-cell>
            <table:table-cell table:style-name="ce17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Pocket knife">
              <text:p>Pocket knife</text:p>
            </table:table-cell>
            <table:table-cell table:style-name="ce17" office:value-type="string" calcext:value-type="string">
              <text:p><text:span text:style-name="T556">spore</text:span></text:p>
            </table:table-cell>
            <table:table-cell table:style-name="ce17" table:formula="of:=VLOOKUP([.C63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8">
            <table:table-cell table:style-name="ce17" office:value-type="string" calcext:value-type="string">
              <text:p><text:span text:style-name="T557">flow weapon 1</text:span></text:p>
            </table:table-cell>
            <table:table-cell table:style-name="ce17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Dirk">
              <text:p>Dirk</text:p>
            </table:table-cell>
            <table:table-cell table:style-name="ce17" office:value-type="string" calcext:value-type="string">
              <text:p><text:span text:style-name="T558">spore</text:span></text:p>
            </table:table-cell>
            <table:table-cell table:style-name="ce17" table:formula="of:=VLOOKUP([.C64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9">
            <table:table-cell table:style-name="ce17" office:value-type="string" calcext:value-type="string">
              <text:p><text:span text:style-name="T559">grit body 1</text:span></text:p>
            </table:table-cell>
            <table:table-cell table:style-name="ce17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tunic">
              <text:p>Leather tunic</text:p>
            </table:table-cell>
            <table:table-cell table:style-name="ce17" office:value-type="string" calcext:value-type="string">
              <text:p><text:span text:style-name="T560">spore</text:span></text:p>
            </table:table-cell>
            <table:table-cell table:style-name="ce17" table:formula="of:=VLOOKUP([.C65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0">
            <table:table-cell table:style-name="ce17" office:value-type="string" calcext:value-type="string">
              <text:p><text:span text:style-name="T561">grit head 1</text:span></text:p>
            </table:table-cell>
            <table:table-cell table:style-name="ce17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Leather hat">
              <text:p>Leather hat</text:p>
            </table:table-cell>
            <table:table-cell table:style-name="ce17" office:value-type="string" calcext:value-type="string">
              <text:p><text:span text:style-name="T562">spore</text:span></text:p>
            </table:table-cell>
            <table:table-cell table:style-name="ce17" table:formula="of:=VLOOKUP([.C66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1">
            <table:table-cell table:style-name="ce17" office:value-type="string" calcext:value-type="string">
              <text:p><text:span text:style-name="T563">grit trinket 1</text:span></text:p>
            </table:table-cell>
            <table:table-cell table:style-name="ce17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Wood shield">
              <text:p>Wood shield</text:p>
            </table:table-cell>
            <table:table-cell table:style-name="ce17" office:value-type="string" calcext:value-type="string">
              <text:p><text:span text:style-name="T564">spore</text:span></text:p>
            </table:table-cell>
            <table:table-cell table:style-name="ce17" table:formula="of:=VLOOKUP([.C67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2">
            <table:table-cell table:style-name="ce17" office:value-type="string" calcext:value-type="string">
              <text:p><text:span text:style-name="T565">grit weapon 1</text:span></text:p>
            </table:table-cell>
            <table:table-cell table:style-name="ce17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Pitchfork">
              <text:p>Pitchfork</text:p>
            </table:table-cell>
            <table:table-cell table:style-name="ce17" office:value-type="string" calcext:value-type="string">
              <text:p><text:span text:style-name="T566">spore</text:span></text:p>
            </table:table-cell>
            <table:table-cell table:style-name="ce17" table:formula="of:=VLOOKUP([.C68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3">
            <table:table-cell table:style-name="ce17" office:value-type="string" calcext:value-type="string">
              <text:p><text:span text:style-name="T567">mind body 1</text:span></text:p>
            </table:table-cell>
            <table:table-cell table:style-name="ce17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Robe">
              <text:p>Robe</text:p>
            </table:table-cell>
            <table:table-cell table:style-name="ce17" office:value-type="string" calcext:value-type="string">
              <text:p><text:span text:style-name="T568">spore</text:span></text:p>
            </table:table-cell>
            <table:table-cell table:style-name="ce17" table:formula="of:=VLOOKUP([.C69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4">
            <table:table-cell table:style-name="ce17" office:value-type="string" calcext:value-type="string">
              <text:p><text:span text:style-name="T569">mind head 1</text:span></text:p>
            </table:table-cell>
            <table:table-cell table:style-name="ce17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ointy hat">
              <text:p>Pointy hat</text:p>
            </table:table-cell>
            <table:table-cell table:style-name="ce17" office:value-type="string" calcext:value-type="string">
              <text:p><text:span text:style-name="T570">spore</text:span></text:p>
            </table:table-cell>
            <table:table-cell table:style-name="ce17" table:formula="of:=VLOOKUP([.C70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5">
            <table:table-cell table:style-name="ce17" office:value-type="string" calcext:value-type="string">
              <text:p><text:span text:style-name="T571">mind trinket 1</text:span></text:p>
            </table:table-cell>
            <table:table-cell table:style-name="ce17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Piece of paper">
              <text:p>Piece of paper</text:p>
            </table:table-cell>
            <table:table-cell table:style-name="ce17" office:value-type="string" calcext:value-type="string">
              <text:p><text:span text:style-name="T572">spore</text:span></text:p>
            </table:table-cell>
            <table:table-cell table:style-name="ce17" table:formula="of:=VLOOKUP([.C71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6">
            <table:table-cell table:style-name="ce17" office:value-type="string" calcext:value-type="string">
              <text:p><text:span text:style-name="T573">mind weapon 1</text:span></text:p>
            </table:table-cell>
            <table:table-cell table:style-name="ce17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Stick">
              <text:p>Stick</text:p>
            </table:table-cell>
            <table:table-cell table:style-name="ce17" office:value-type="string" calcext:value-type="string">
              <text:p><text:span text:style-name="T574">spore</text:span></text:p>
            </table:table-cell>
            <table:table-cell table:style-name="ce17" table:formula="of:=VLOOKUP([.C72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7">
            <table:table-cell table:style-name="ce17" office:value-type="string" calcext:value-type="string">
              <text:p><text:span text:style-name="T575">red potion</text:span></text:p>
            </table:table-cell>
            <table:table-cell table:style-name="ce17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576">spore</text:span></text:p>
            </table:table-cell>
            <table:table-cell table:style-name="ce17" table:formula="of:=VLOOKUP([.C73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8">
            <table:table-cell table:style-name="ce17" office:value-type="string" calcext:value-type="string">
              <text:p><text:span text:style-name="T577">soul body 1</text:span></text:p>
            </table:table-cell>
            <table:table-cell table:style-name="ce17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rown monk robe">
              <text:p>Brown monk robe</text:p>
            </table:table-cell>
            <table:table-cell table:style-name="ce17" office:value-type="string" calcext:value-type="string">
              <text:p><text:span text:style-name="T578">spore</text:span></text:p>
            </table:table-cell>
            <table:table-cell table:style-name="ce17" table:formula="of:=VLOOKUP([.C74];[enemies.A:enemies.B];2;0)" office:value-type="string" calcext:value-type="string" office:string-value="Spore">
              <text:p>Spor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9">
            <table:table-cell table:style-name="ce17" office:value-type="string" calcext:value-type="string">
              <text:p><text:span text:style-name="T579">blue potion</text:span></text:p>
            </table:table-cell>
            <table:table-cell table:style-name="ce17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580">wood_stump</text:span></text:p>
            </table:table-cell>
            <table:table-cell table:style-name="ce17" table:formula="of:=VLOOKUP([.C75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0">
            <table:table-cell table:style-name="ce17" office:value-type="string" calcext:value-type="string">
              <text:p><text:span text:style-name="T581">flow body 1</text:span></text:p>
            </table:table-cell>
            <table:table-cell table:style-name="ce17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shirt">
              <text:p>Ragged shirt</text:p>
            </table:table-cell>
            <table:table-cell table:style-name="ce17" office:value-type="string" calcext:value-type="string">
              <text:p><text:span text:style-name="T582">wood_stump</text:span></text:p>
            </table:table-cell>
            <table:table-cell table:style-name="ce17" table:formula="of:=VLOOKUP([.C76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1">
            <table:table-cell table:style-name="ce17" office:value-type="string" calcext:value-type="string">
              <text:p><text:span text:style-name="T583">flow head 1</text:span></text:p>
            </table:table-cell>
            <table:table-cell table:style-name="ce17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Ragged hood">
              <text:p>Ragged hood</text:p>
            </table:table-cell>
            <table:table-cell table:style-name="ce17" office:value-type="string" calcext:value-type="string">
              <text:p><text:span text:style-name="T584">wood_stump</text:span></text:p>
            </table:table-cell>
            <table:table-cell table:style-name="ce17" table:formula="of:=VLOOKUP([.C77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2">
            <table:table-cell table:style-name="ce17" office:value-type="string" calcext:value-type="string">
              <text:p><text:span text:style-name="T585">flow trinket 1</text:span></text:p>
            </table:table-cell>
            <table:table-cell table:style-name="ce17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Pocket knife">
              <text:p>Pocket knife</text:p>
            </table:table-cell>
            <table:table-cell table:style-name="ce17" office:value-type="string" calcext:value-type="string">
              <text:p><text:span text:style-name="T586">wood_stump</text:span></text:p>
            </table:table-cell>
            <table:table-cell table:style-name="ce17" table:formula="of:=VLOOKUP([.C78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7" office:value-type="string" calcext:value-type="string">
              <text:p><text:span text:style-name="T587">flow weapon 1</text:span></text:p>
            </table:table-cell>
            <table:table-cell table:style-name="ce17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Dirk">
              <text:p>Dirk</text:p>
            </table:table-cell>
            <table:table-cell table:style-name="ce17" office:value-type="string" calcext:value-type="string">
              <text:p><text:span text:style-name="T588">wood_stump</text:span></text:p>
            </table:table-cell>
            <table:table-cell table:style-name="ce17" table:formula="of:=VLOOKUP([.C79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7" office:value-type="string" calcext:value-type="string">
              <text:p><text:span text:style-name="T589">grit body 1</text:span></text:p>
            </table:table-cell>
            <table:table-cell table:style-name="ce17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tunic">
              <text:p>Leather tunic</text:p>
            </table:table-cell>
            <table:table-cell table:style-name="ce17" office:value-type="string" calcext:value-type="string">
              <text:p><text:span text:style-name="T590">wood_stump</text:span></text:p>
            </table:table-cell>
            <table:table-cell table:style-name="ce17" table:formula="of:=VLOOKUP([.C80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7" office:value-type="string" calcext:value-type="string">
              <text:p><text:span text:style-name="T591">grit head 1</text:span></text:p>
            </table:table-cell>
            <table:table-cell table:style-name="ce17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Leather hat">
              <text:p>Leather hat</text:p>
            </table:table-cell>
            <table:table-cell table:style-name="ce17" office:value-type="string" calcext:value-type="string">
              <text:p><text:span text:style-name="T592">wood_stump</text:span></text:p>
            </table:table-cell>
            <table:table-cell table:style-name="ce17" table:formula="of:=VLOOKUP([.C81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7" office:value-type="string" calcext:value-type="string">
              <text:p><text:span text:style-name="T593">grit trinket 1</text:span></text:p>
            </table:table-cell>
            <table:table-cell table:style-name="ce17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Wood shield">
              <text:p>Wood shield</text:p>
            </table:table-cell>
            <table:table-cell table:style-name="ce17" office:value-type="string" calcext:value-type="string">
              <text:p><text:span text:style-name="T594">wood_stump</text:span></text:p>
            </table:table-cell>
            <table:table-cell table:style-name="ce17" table:formula="of:=VLOOKUP([.C82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7" office:value-type="string" calcext:value-type="string">
              <text:p><text:span text:style-name="T595">grit weapon 1</text:span></text:p>
            </table:table-cell>
            <table:table-cell table:style-name="ce17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Pitchfork">
              <text:p>Pitchfork</text:p>
            </table:table-cell>
            <table:table-cell table:style-name="ce17" office:value-type="string" calcext:value-type="string">
              <text:p><text:span text:style-name="T596">wood_stump</text:span></text:p>
            </table:table-cell>
            <table:table-cell table:style-name="ce17" table:formula="of:=VLOOKUP([.C83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7" office:value-type="string" calcext:value-type="string">
              <text:p><text:span text:style-name="T597">mind body 1</text:span></text:p>
            </table:table-cell>
            <table:table-cell table:style-name="ce17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Robe">
              <text:p>Robe</text:p>
            </table:table-cell>
            <table:table-cell table:style-name="ce17" office:value-type="string" calcext:value-type="string">
              <text:p><text:span text:style-name="T598">wood_stump</text:span></text:p>
            </table:table-cell>
            <table:table-cell table:style-name="ce17" table:formula="of:=VLOOKUP([.C84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7" office:value-type="string" calcext:value-type="string">
              <text:p><text:span text:style-name="T599">mind head 1</text:span></text:p>
            </table:table-cell>
            <table:table-cell table:style-name="ce17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ointy hat">
              <text:p>Pointy hat</text:p>
            </table:table-cell>
            <table:table-cell table:style-name="ce17" office:value-type="string" calcext:value-type="string">
              <text:p><text:span text:style-name="T600">wood_stump</text:span></text:p>
            </table:table-cell>
            <table:table-cell table:style-name="ce17" table:formula="of:=VLOOKUP([.C85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7" office:value-type="string" calcext:value-type="string">
              <text:p><text:span text:style-name="T601">mind trinket 1</text:span></text:p>
            </table:table-cell>
            <table:table-cell table:style-name="ce17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Piece of paper">
              <text:p>Piece of paper</text:p>
            </table:table-cell>
            <table:table-cell table:style-name="ce17" office:value-type="string" calcext:value-type="string">
              <text:p><text:span text:style-name="T602">wood_stump</text:span></text:p>
            </table:table-cell>
            <table:table-cell table:style-name="ce17" table:formula="of:=VLOOKUP([.C86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7" office:value-type="string" calcext:value-type="string">
              <text:p><text:span text:style-name="T603">mind weapon 1</text:span></text:p>
            </table:table-cell>
            <table:table-cell table:style-name="ce17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Stick">
              <text:p>Stick</text:p>
            </table:table-cell>
            <table:table-cell table:style-name="ce17" office:value-type="string" calcext:value-type="string">
              <text:p><text:span text:style-name="T604">wood_stump</text:span></text:p>
            </table:table-cell>
            <table:table-cell table:style-name="ce17" table:formula="of:=VLOOKUP([.C87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7" office:value-type="string" calcext:value-type="string">
              <text:p><text:span text:style-name="T605">red potion</text:span></text:p>
            </table:table-cell>
            <table:table-cell table:style-name="ce17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606">wood_stump</text:span></text:p>
            </table:table-cell>
            <table:table-cell table:style-name="ce17" table:formula="of:=VLOOKUP([.C88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7" office:value-type="string" calcext:value-type="string">
              <text:p><text:span text:style-name="T607">soul body 1</text:span></text:p>
            </table:table-cell>
            <table:table-cell table:style-name="ce17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rown monk robe">
              <text:p>Brown monk robe</text:p>
            </table:table-cell>
            <table:table-cell table:style-name="ce17" office:value-type="string" calcext:value-type="string">
              <text:p><text:span text:style-name="T608">wood_stump</text:span></text:p>
            </table:table-cell>
            <table:table-cell table:style-name="ce17" table:formula="of:=VLOOKUP([.C89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7" office:value-type="string" calcext:value-type="string">
              <text:p><text:span text:style-name="T609">soul head 1</text:span></text:p>
            </table:table-cell>
            <table:table-cell table:style-name="ce17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Bald cap">
              <text:p>Bald cap</text:p>
            </table:table-cell>
            <table:table-cell table:style-name="ce17" office:value-type="string" calcext:value-type="string">
              <text:p><text:span text:style-name="T610">wood_stump</text:span></text:p>
            </table:table-cell>
            <table:table-cell table:style-name="ce17" table:formula="of:=VLOOKUP([.C90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7" office:value-type="string" calcext:value-type="string">
              <text:p><text:span text:style-name="T611">soul trinket 1</text:span></text:p>
            </table:table-cell>
            <table:table-cell table:style-name="ce17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Tiny bell">
              <text:p>Tiny bell</text:p>
            </table:table-cell>
            <table:table-cell table:style-name="ce17" office:value-type="string" calcext:value-type="string">
              <text:p><text:span text:style-name="T612">wood_stump</text:span></text:p>
            </table:table-cell>
            <table:table-cell table:style-name="ce17" table:formula="of:=VLOOKUP([.C91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7" office:value-type="string" calcext:value-type="string">
              <text:p><text:span text:style-name="T613">soul weapon 1</text:span></text:p>
            </table:table-cell>
            <table:table-cell table:style-name="ce17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Prayer beads">
              <text:p>Prayer beads</text:p>
            </table:table-cell>
            <table:table-cell table:style-name="ce17" office:value-type="string" calcext:value-type="string">
              <text:p><text:span text:style-name="T614">wood_stump</text:span></text:p>
            </table:table-cell>
            <table:table-cell table:style-name="ce17" table:formula="of:=VLOOKUP([.C92];[enemies.A:enemies.B];2;0)" office:value-type="string" calcext:value-type="string" office:string-value="Wood Stump">
              <text:p>Wood Stum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7" office:value-type="string" calcext:value-type="string">
              <text:p><text:span text:style-name="T615">blue potion</text:span></text:p>
            </table:table-cell>
            <table:table-cell table:style-name="ce17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616">green_slime</text:span></text:p>
            </table:table-cell>
            <table:table-cell table:style-name="ce17" table:formula="of:=VLOOKUP([.C93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7" office:value-type="string" calcext:value-type="string">
              <text:p><text:span text:style-name="T617">flow body 3</text:span></text:p>
            </table:table-cell>
            <table:table-cell table:style-name="ce17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shirt">
              <text:p>Cloth shirt</text:p>
            </table:table-cell>
            <table:table-cell table:style-name="ce17" office:value-type="string" calcext:value-type="string">
              <text:p><text:span text:style-name="T618">green_slime</text:span></text:p>
            </table:table-cell>
            <table:table-cell table:style-name="ce17" table:formula="of:=VLOOKUP([.C94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7" office:value-type="string" calcext:value-type="string">
              <text:p><text:span text:style-name="T619">flow head 3</text:span></text:p>
            </table:table-cell>
            <table:table-cell table:style-name="ce17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Cloth hood">
              <text:p>Cloth hood</text:p>
            </table:table-cell>
            <table:table-cell table:style-name="ce17" office:value-type="string" calcext:value-type="string">
              <text:p><text:span text:style-name="T620">green_slime</text:span></text:p>
            </table:table-cell>
            <table:table-cell table:style-name="ce17" table:formula="of:=VLOOKUP([.C95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7" office:value-type="string" calcext:value-type="string">
              <text:p><text:span text:style-name="T621">flow trinket 3</text:span></text:p>
            </table:table-cell>
            <table:table-cell table:style-name="ce17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Dagger">
              <text:p>Dagger</text:p>
            </table:table-cell>
            <table:table-cell table:style-name="ce17" office:value-type="string" calcext:value-type="string">
              <text:p><text:span text:style-name="T622">green_slime</text:span></text:p>
            </table:table-cell>
            <table:table-cell table:style-name="ce17" table:formula="of:=VLOOKUP([.C96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7" office:value-type="string" calcext:value-type="string">
              <text:p><text:span text:style-name="T623">flow weapon 3</text:span></text:p>
            </table:table-cell>
            <table:table-cell table:style-name="ce17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Knife">
              <text:p>Knife</text:p>
            </table:table-cell>
            <table:table-cell table:style-name="ce17" office:value-type="string" calcext:value-type="string">
              <text:p><text:span text:style-name="T624">green_slime</text:span></text:p>
            </table:table-cell>
            <table:table-cell table:style-name="ce17" table:formula="of:=VLOOKUP([.C97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7" office:value-type="string" calcext:value-type="string">
              <text:p><text:span text:style-name="T625">grit body 3</text:span></text:p>
            </table:table-cell>
            <table:table-cell table:style-name="ce17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tunic">
              <text:p>Hard leather tunic</text:p>
            </table:table-cell>
            <table:table-cell table:style-name="ce17" office:value-type="string" calcext:value-type="string">
              <text:p><text:span text:style-name="T626">green_slime</text:span></text:p>
            </table:table-cell>
            <table:table-cell table:style-name="ce17" table:formula="of:=VLOOKUP([.C98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7" office:value-type="string" calcext:value-type="string">
              <text:p><text:span text:style-name="T627">grit head 3</text:span></text:p>
            </table:table-cell>
            <table:table-cell table:style-name="ce17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7" office:value-type="string" calcext:value-type="string">
              <text:p><text:span text:style-name="T628">green_slime</text:span></text:p>
            </table:table-cell>
            <table:table-cell table:style-name="ce17" table:formula="of:=VLOOKUP([.C99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7" office:value-type="string" calcext:value-type="string">
              <text:p><text:span text:style-name="T629">grit trinket 3</text:span></text:p>
            </table:table-cell>
            <table:table-cell table:style-name="ce17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hield">
              <text:p>Shield</text:p>
            </table:table-cell>
            <table:table-cell table:style-name="ce17" office:value-type="string" calcext:value-type="string">
              <text:p><text:span text:style-name="T630">green_slime</text:span></text:p>
            </table:table-cell>
            <table:table-cell table:style-name="ce17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7" office:value-type="string" calcext:value-type="string">
              <text:p><text:span text:style-name="T631">grit weapon 3</text:span></text:p>
            </table:table-cell>
            <table:table-cell table:style-name="ce17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Spear">
              <text:p>Spear</text:p>
            </table:table-cell>
            <table:table-cell table:style-name="ce17" office:value-type="string" calcext:value-type="string">
              <text:p><text:span text:style-name="T632">green_slime</text:span></text:p>
            </table:table-cell>
            <table:table-cell table:style-name="ce17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6">
            <table:table-cell table:style-name="ce17" office:value-type="string" calcext:value-type="string">
              <text:p><text:span text:style-name="T633">mind body 3</text:span></text:p>
            </table:table-cell>
            <table:table-cell table:style-name="ce17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robe">
              <text:p>Fine robe</text:p>
            </table:table-cell>
            <table:table-cell table:style-name="ce17" office:value-type="string" calcext:value-type="string">
              <text:p><text:span text:style-name="T634">green_slime</text:span></text:p>
            </table:table-cell>
            <table:table-cell table:style-name="ce17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7">
            <table:table-cell table:style-name="ce17" office:value-type="string" calcext:value-type="string">
              <text:p><text:span text:style-name="T635">mind head 3</text:span></text:p>
            </table:table-cell>
            <table:table-cell table:style-name="ce17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Fine pointy hat">
              <text:p>Fine pointy hat</text:p>
            </table:table-cell>
            <table:table-cell table:style-name="ce17" office:value-type="string" calcext:value-type="string">
              <text:p><text:span text:style-name="T636">green_slime</text:span></text:p>
            </table:table-cell>
            <table:table-cell table:style-name="ce17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8">
            <table:table-cell table:style-name="ce17" office:value-type="string" calcext:value-type="string">
              <text:p><text:span text:style-name="T637">mind trinket 3</text:span></text:p>
            </table:table-cell>
            <table:table-cell table:style-name="ce17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Notebook">
              <text:p>Notebook</text:p>
            </table:table-cell>
            <table:table-cell table:style-name="ce17" office:value-type="string" calcext:value-type="string">
              <text:p><text:span text:style-name="T638">green_slime</text:span></text:p>
            </table:table-cell>
            <table:table-cell table:style-name="ce17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9">
            <table:table-cell table:style-name="ce17" office:value-type="string" calcext:value-type="string">
              <text:p><text:span text:style-name="T639">mind weapon 3</text:span></text:p>
            </table:table-cell>
            <table:table-cell table:style-name="ce17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Simple wand">
              <text:p>Simple wand</text:p>
            </table:table-cell>
            <table:table-cell table:style-name="ce17" office:value-type="string" calcext:value-type="string">
              <text:p><text:span text:style-name="T640">green_slime</text:span></text:p>
            </table:table-cell>
            <table:table-cell table:style-name="ce17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0">
            <table:table-cell table:style-name="ce17" office:value-type="string" calcext:value-type="string">
              <text:p><text:span text:style-name="T641">red potion</text:span></text:p>
            </table:table-cell>
            <table:table-cell table:style-name="ce17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642">green_slime</text:span></text:p>
            </table:table-cell>
            <table:table-cell table:style-name="ce17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1">
            <table:table-cell table:style-name="ce17" office:value-type="string" calcext:value-type="string">
              <text:p><text:span text:style-name="T643">soul body 3</text:span></text:p>
            </table:table-cell>
            <table:table-cell table:style-name="ce17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robe">
              <text:p>Fine silk robe</text:p>
            </table:table-cell>
            <table:table-cell table:style-name="ce17" office:value-type="string" calcext:value-type="string">
              <text:p><text:span text:style-name="T644">green_slime</text:span></text:p>
            </table:table-cell>
            <table:table-cell table:style-name="ce17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2">
            <table:table-cell table:style-name="ce17" office:value-type="string" calcext:value-type="string">
              <text:p><text:span text:style-name="T645">soul head 3</text:span></text:p>
            </table:table-cell>
            <table:table-cell table:style-name="ce17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Fine silk hood">
              <text:p>Fine silk hood</text:p>
            </table:table-cell>
            <table:table-cell table:style-name="ce17" office:value-type="string" calcext:value-type="string">
              <text:p><text:span text:style-name="T646">green_slime</text:span></text:p>
            </table:table-cell>
            <table:table-cell table:style-name="ce17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3">
            <table:table-cell table:style-name="ce17" office:value-type="string" calcext:value-type="string">
              <text:p><text:span text:style-name="T647">soul trinket 3</text:span></text:p>
            </table:table-cell>
            <table:table-cell table:style-name="ce17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Sigil">
              <text:p>Sigil</text:p>
            </table:table-cell>
            <table:table-cell table:style-name="ce17" office:value-type="string" calcext:value-type="string">
              <text:p><text:span text:style-name="T648">green_slime</text:span></text:p>
            </table:table-cell>
            <table:table-cell table:style-name="ce17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4">
            <table:table-cell table:style-name="ce17" office:value-type="string" calcext:value-type="string">
              <text:p><text:span text:style-name="T649">soul weapon 3</text:span></text:p>
            </table:table-cell>
            <table:table-cell table:style-name="ce17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Holy emblem">
              <text:p>Holy emblem</text:p>
            </table:table-cell>
            <table:table-cell table:style-name="ce17" office:value-type="string" calcext:value-type="string">
              <text:p><text:span text:style-name="T650">green_slime</text:span></text:p>
            </table:table-cell>
            <table:table-cell table:style-name="ce17" table:formula="of:=VLOOKUP([.C110];[enemies.A:enemies.B];2;0)" office:value-type="string" calcext:value-type="string" office:string-value="Green Slime">
              <text:p>Green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5">
            <table:table-cell table:style-name="ce17" office:value-type="string" calcext:value-type="string">
              <text:p><text:span text:style-name="T651">blue potion</text:span></text:p>
            </table:table-cell>
            <table:table-cell table:style-name="ce17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652">orange mushroom</text:span></text:p>
            </table:table-cell>
            <table:table-cell table:style-name="ce17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6">
            <table:table-cell table:style-name="ce17" office:value-type="string" calcext:value-type="string">
              <text:p><text:span text:style-name="T653">flow body 3</text:span></text:p>
            </table:table-cell>
            <table:table-cell table:style-name="ce17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shirt">
              <text:p>Cloth shirt</text:p>
            </table:table-cell>
            <table:table-cell table:style-name="ce17" office:value-type="string" calcext:value-type="string">
              <text:p><text:span text:style-name="T654">orange mushroom</text:span></text:p>
            </table:table-cell>
            <table:table-cell table:style-name="ce17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7">
            <table:table-cell table:style-name="ce17" office:value-type="string" calcext:value-type="string">
              <text:p><text:span text:style-name="T655">flow head 3</text:span></text:p>
            </table:table-cell>
            <table:table-cell table:style-name="ce17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Cloth hood">
              <text:p>Cloth hood</text:p>
            </table:table-cell>
            <table:table-cell table:style-name="ce17" office:value-type="string" calcext:value-type="string">
              <text:p><text:span text:style-name="T656">orange mushroom</text:span></text:p>
            </table:table-cell>
            <table:table-cell table:style-name="ce17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8">
            <table:table-cell table:style-name="ce17" office:value-type="string" calcext:value-type="string">
              <text:p><text:span text:style-name="T657">flow trinket 3</text:span></text:p>
            </table:table-cell>
            <table:table-cell table:style-name="ce17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Dagger">
              <text:p>Dagger</text:p>
            </table:table-cell>
            <table:table-cell table:style-name="ce17" office:value-type="string" calcext:value-type="string">
              <text:p><text:span text:style-name="T658">orange mushroom</text:span></text:p>
            </table:table-cell>
            <table:table-cell table:style-name="ce17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9">
            <table:table-cell table:style-name="ce17" office:value-type="string" calcext:value-type="string">
              <text:p><text:span text:style-name="T659">flow weapon 3</text:span></text:p>
            </table:table-cell>
            <table:table-cell table:style-name="ce17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Knife">
              <text:p>Knife</text:p>
            </table:table-cell>
            <table:table-cell table:style-name="ce17" office:value-type="string" calcext:value-type="string">
              <text:p><text:span text:style-name="T660">orange mushroom</text:span></text:p>
            </table:table-cell>
            <table:table-cell table:style-name="ce17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0">
            <table:table-cell table:style-name="ce17" office:value-type="string" calcext:value-type="string">
              <text:p><text:span text:style-name="T661">grit body 3</text:span></text:p>
            </table:table-cell>
            <table:table-cell table:style-name="ce17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tunic">
              <text:p>Hard leather tunic</text:p>
            </table:table-cell>
            <table:table-cell table:style-name="ce17" office:value-type="string" calcext:value-type="string">
              <text:p><text:span text:style-name="T662">orange mushroom</text:span></text:p>
            </table:table-cell>
            <table:table-cell table:style-name="ce17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1">
            <table:table-cell table:style-name="ce17" office:value-type="string" calcext:value-type="string">
              <text:p><text:span text:style-name="T663">grit head 3</text:span></text:p>
            </table:table-cell>
            <table:table-cell table:style-name="ce17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7" office:value-type="string" calcext:value-type="string">
              <text:p><text:span text:style-name="T664">orange mushroom</text:span></text:p>
            </table:table-cell>
            <table:table-cell table:style-name="ce17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2">
            <table:table-cell table:style-name="ce17" office:value-type="string" calcext:value-type="string">
              <text:p><text:span text:style-name="T665">grit trinket 3</text:span></text:p>
            </table:table-cell>
            <table:table-cell table:style-name="ce17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hield">
              <text:p>Shield</text:p>
            </table:table-cell>
            <table:table-cell table:style-name="ce17" office:value-type="string" calcext:value-type="string">
              <text:p><text:span text:style-name="T666">orange mushroom</text:span></text:p>
            </table:table-cell>
            <table:table-cell table:style-name="ce17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3">
            <table:table-cell table:style-name="ce17" office:value-type="string" calcext:value-type="string">
              <text:p><text:span text:style-name="T667">grit weapon 3</text:span></text:p>
            </table:table-cell>
            <table:table-cell table:style-name="ce17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Spear">
              <text:p>Spear</text:p>
            </table:table-cell>
            <table:table-cell table:style-name="ce17" office:value-type="string" calcext:value-type="string">
              <text:p><text:span text:style-name="T668">orange mushroom</text:span></text:p>
            </table:table-cell>
            <table:table-cell table:style-name="ce17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4">
            <table:table-cell table:style-name="ce17" office:value-type="string" calcext:value-type="string">
              <text:p><text:span text:style-name="T669">mind body 3</text:span></text:p>
            </table:table-cell>
            <table:table-cell table:style-name="ce17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robe">
              <text:p>Fine robe</text:p>
            </table:table-cell>
            <table:table-cell table:style-name="ce17" office:value-type="string" calcext:value-type="string">
              <text:p><text:span text:style-name="T670">orange mushroom</text:span></text:p>
            </table:table-cell>
            <table:table-cell table:style-name="ce17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5">
            <table:table-cell table:style-name="ce17" office:value-type="string" calcext:value-type="string">
              <text:p><text:span text:style-name="T671">mind head 3</text:span></text:p>
            </table:table-cell>
            <table:table-cell table:style-name="ce17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Fine pointy hat">
              <text:p>Fine pointy hat</text:p>
            </table:table-cell>
            <table:table-cell table:style-name="ce17" office:value-type="string" calcext:value-type="string">
              <text:p><text:span text:style-name="T672">orange mushroom</text:span></text:p>
            </table:table-cell>
            <table:table-cell table:style-name="ce17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6">
            <table:table-cell table:style-name="ce17" office:value-type="string" calcext:value-type="string">
              <text:p><text:span text:style-name="T673">mind trinket 3</text:span></text:p>
            </table:table-cell>
            <table:table-cell table:style-name="ce17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Notebook">
              <text:p>Notebook</text:p>
            </table:table-cell>
            <table:table-cell table:style-name="ce17" office:value-type="string" calcext:value-type="string">
              <text:p><text:span text:style-name="T674">orange mushroom</text:span></text:p>
            </table:table-cell>
            <table:table-cell table:style-name="ce17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7">
            <table:table-cell table:style-name="ce17" office:value-type="string" calcext:value-type="string">
              <text:p><text:span text:style-name="T675">mind weapon 3</text:span></text:p>
            </table:table-cell>
            <table:table-cell table:style-name="ce17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Simple wand">
              <text:p>Simple wand</text:p>
            </table:table-cell>
            <table:table-cell table:style-name="ce17" office:value-type="string" calcext:value-type="string">
              <text:p><text:span text:style-name="T676">orange mushroom</text:span></text:p>
            </table:table-cell>
            <table:table-cell table:style-name="ce17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8">
            <table:table-cell table:style-name="ce17" office:value-type="string" calcext:value-type="string">
              <text:p><text:span text:style-name="T677">red potion</text:span></text:p>
            </table:table-cell>
            <table:table-cell table:style-name="ce17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678">orange mushroom</text:span></text:p>
            </table:table-cell>
            <table:table-cell table:style-name="ce17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9">
            <table:table-cell table:style-name="ce17" office:value-type="string" calcext:value-type="string">
              <text:p><text:span text:style-name="T679">soul body 3</text:span></text:p>
            </table:table-cell>
            <table:table-cell table:style-name="ce17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robe">
              <text:p>Fine silk robe</text:p>
            </table:table-cell>
            <table:table-cell table:style-name="ce17" office:value-type="string" calcext:value-type="string">
              <text:p><text:span text:style-name="T680">orange mushroom</text:span></text:p>
            </table:table-cell>
            <table:table-cell table:style-name="ce17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0">
            <table:table-cell table:style-name="ce17" office:value-type="string" calcext:value-type="string">
              <text:p><text:span text:style-name="T681">soul head 3</text:span></text:p>
            </table:table-cell>
            <table:table-cell table:style-name="ce17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Fine silk hood">
              <text:p>Fine silk hood</text:p>
            </table:table-cell>
            <table:table-cell table:style-name="ce17" office:value-type="string" calcext:value-type="string">
              <text:p><text:span text:style-name="T682">orange mushroom</text:span></text:p>
            </table:table-cell>
            <table:table-cell table:style-name="ce17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1">
            <table:table-cell table:style-name="ce17" office:value-type="string" calcext:value-type="string">
              <text:p><text:span text:style-name="T683">soul trinket 3</text:span></text:p>
            </table:table-cell>
            <table:table-cell table:style-name="ce17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Sigil">
              <text:p>Sigil</text:p>
            </table:table-cell>
            <table:table-cell table:style-name="ce17" office:value-type="string" calcext:value-type="string">
              <text:p><text:span text:style-name="T684">orange mushroom</text:span></text:p>
            </table:table-cell>
            <table:table-cell table:style-name="ce17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2">
            <table:table-cell table:style-name="ce17" office:value-type="string" calcext:value-type="string">
              <text:p><text:span text:style-name="T685">soul weapon 3</text:span></text:p>
            </table:table-cell>
            <table:table-cell table:style-name="ce17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Holy emblem">
              <text:p>Holy emblem</text:p>
            </table:table-cell>
            <table:table-cell table:style-name="ce17" office:value-type="string" calcext:value-type="string">
              <text:p><text:span text:style-name="T686">orange mushroom</text:span></text:p>
            </table:table-cell>
            <table:table-cell table:style-name="ce17" table:formula="of:=VLOOKUP([.C128];[enemies.A:enemies.B];2;0)" office:value-type="string" calcext:value-type="string" office:string-value="Orange Mushroom">
              <text:p>Orang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3">
            <table:table-cell table:style-name="ce17" office:value-type="string" calcext:value-type="string">
              <text:p><text:span text:style-name="T687">blue potion</text:span></text:p>
            </table:table-cell>
            <table:table-cell table:style-name="ce17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688">pig</text:span></text:p>
            </table:table-cell>
            <table:table-cell table:style-name="ce17" table:formula="of:=VLOOKUP([.C129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4">
            <table:table-cell table:style-name="ce17" office:value-type="string" calcext:value-type="string">
              <text:p><text:span text:style-name="T689">flow body 3</text:span></text:p>
            </table:table-cell>
            <table:table-cell table:style-name="ce17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shirt">
              <text:p>Cloth shirt</text:p>
            </table:table-cell>
            <table:table-cell table:style-name="ce17" office:value-type="string" calcext:value-type="string">
              <text:p><text:span text:style-name="T690">pig</text:span></text:p>
            </table:table-cell>
            <table:table-cell table:style-name="ce17" table:formula="of:=VLOOKUP([.C130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5">
            <table:table-cell table:style-name="ce17" office:value-type="string" calcext:value-type="string">
              <text:p><text:span text:style-name="T691">flow head 3</text:span></text:p>
            </table:table-cell>
            <table:table-cell table:style-name="ce17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Cloth hood">
              <text:p>Cloth hood</text:p>
            </table:table-cell>
            <table:table-cell table:style-name="ce17" office:value-type="string" calcext:value-type="string">
              <text:p><text:span text:style-name="T692">pig</text:span></text:p>
            </table:table-cell>
            <table:table-cell table:style-name="ce17" table:formula="of:=VLOOKUP([.C131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6">
            <table:table-cell table:style-name="ce17" office:value-type="string" calcext:value-type="string">
              <text:p><text:span text:style-name="T693">flow trinket 3</text:span></text:p>
            </table:table-cell>
            <table:table-cell table:style-name="ce17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Dagger">
              <text:p>Dagger</text:p>
            </table:table-cell>
            <table:table-cell table:style-name="ce17" office:value-type="string" calcext:value-type="string">
              <text:p><text:span text:style-name="T694">pig</text:span></text:p>
            </table:table-cell>
            <table:table-cell table:style-name="ce17" table:formula="of:=VLOOKUP([.C132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7">
            <table:table-cell table:style-name="ce17" office:value-type="string" calcext:value-type="string">
              <text:p><text:span text:style-name="T695">flow weapon 3</text:span></text:p>
            </table:table-cell>
            <table:table-cell table:style-name="ce17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Knife">
              <text:p>Knife</text:p>
            </table:table-cell>
            <table:table-cell table:style-name="ce17" office:value-type="string" calcext:value-type="string">
              <text:p><text:span text:style-name="T696">pig</text:span></text:p>
            </table:table-cell>
            <table:table-cell table:style-name="ce17" table:formula="of:=VLOOKUP([.C133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8">
            <table:table-cell table:style-name="ce17" office:value-type="string" calcext:value-type="string">
              <text:p><text:span text:style-name="T697">grit body 3</text:span></text:p>
            </table:table-cell>
            <table:table-cell table:style-name="ce17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7" office:value-type="string" calcext:value-type="string">
              <text:p><text:span text:style-name="T698">pig</text:span></text:p>
            </table:table-cell>
            <table:table-cell table:style-name="ce17" table:formula="of:=VLOOKUP([.C134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9">
            <table:table-cell table:style-name="ce17" office:value-type="string" calcext:value-type="string">
              <text:p><text:span text:style-name="T699">grit head 3</text:span></text:p>
            </table:table-cell>
            <table:table-cell table:style-name="ce17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7" office:value-type="string" calcext:value-type="string">
              <text:p><text:span text:style-name="T700">pig</text:span></text:p>
            </table:table-cell>
            <table:table-cell table:style-name="ce17" table:formula="of:=VLOOKUP([.C135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0">
            <table:table-cell table:style-name="ce17" office:value-type="string" calcext:value-type="string">
              <text:p><text:span text:style-name="T701">grit trinket 3</text:span></text:p>
            </table:table-cell>
            <table:table-cell table:style-name="ce17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hield">
              <text:p>Shield</text:p>
            </table:table-cell>
            <table:table-cell table:style-name="ce17" office:value-type="string" calcext:value-type="string">
              <text:p><text:span text:style-name="T702">pig</text:span></text:p>
            </table:table-cell>
            <table:table-cell table:style-name="ce17" table:formula="of:=VLOOKUP([.C136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1">
            <table:table-cell table:style-name="ce17" office:value-type="string" calcext:value-type="string">
              <text:p><text:span text:style-name="T703">grit weapon 3</text:span></text:p>
            </table:table-cell>
            <table:table-cell table:style-name="ce17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Spear">
              <text:p>Spear</text:p>
            </table:table-cell>
            <table:table-cell table:style-name="ce17" office:value-type="string" calcext:value-type="string">
              <text:p><text:span text:style-name="T704">pig</text:span></text:p>
            </table:table-cell>
            <table:table-cell table:style-name="ce17" table:formula="of:=VLOOKUP([.C137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2">
            <table:table-cell table:style-name="ce17" office:value-type="string" calcext:value-type="string">
              <text:p><text:span text:style-name="T705">mind body 3</text:span></text:p>
            </table:table-cell>
            <table:table-cell table:style-name="ce17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robe">
              <text:p>Fine robe</text:p>
            </table:table-cell>
            <table:table-cell table:style-name="ce17" office:value-type="string" calcext:value-type="string">
              <text:p><text:span text:style-name="T706">pig</text:span></text:p>
            </table:table-cell>
            <table:table-cell table:style-name="ce17" table:formula="of:=VLOOKUP([.C138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3">
            <table:table-cell table:style-name="ce17" office:value-type="string" calcext:value-type="string">
              <text:p><text:span text:style-name="T707">mind head 3</text:span></text:p>
            </table:table-cell>
            <table:table-cell table:style-name="ce17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Fine pointy hat">
              <text:p>Fine pointy hat</text:p>
            </table:table-cell>
            <table:table-cell table:style-name="ce17" office:value-type="string" calcext:value-type="string">
              <text:p><text:span text:style-name="T708">pig</text:span></text:p>
            </table:table-cell>
            <table:table-cell table:style-name="ce17" table:formula="of:=VLOOKUP([.C139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4">
            <table:table-cell table:style-name="ce17" office:value-type="string" calcext:value-type="string">
              <text:p><text:span text:style-name="T709">mind trinket 3</text:span></text:p>
            </table:table-cell>
            <table:table-cell table:style-name="ce17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Notebook">
              <text:p>Notebook</text:p>
            </table:table-cell>
            <table:table-cell table:style-name="ce17" office:value-type="string" calcext:value-type="string">
              <text:p><text:span text:style-name="T710">pig</text:span></text:p>
            </table:table-cell>
            <table:table-cell table:style-name="ce17" table:formula="of:=VLOOKUP([.C140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5">
            <table:table-cell table:style-name="ce17" office:value-type="string" calcext:value-type="string">
              <text:p><text:span text:style-name="T711">mind weapon 3</text:span></text:p>
            </table:table-cell>
            <table:table-cell table:style-name="ce17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Simple wand">
              <text:p>Simple wand</text:p>
            </table:table-cell>
            <table:table-cell table:style-name="ce17" office:value-type="string" calcext:value-type="string">
              <text:p><text:span text:style-name="T712">pig</text:span></text:p>
            </table:table-cell>
            <table:table-cell table:style-name="ce17" table:formula="of:=VLOOKUP([.C141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6">
            <table:table-cell table:style-name="ce17" office:value-type="string" calcext:value-type="string">
              <text:p><text:span text:style-name="T713">red potion</text:span></text:p>
            </table:table-cell>
            <table:table-cell table:style-name="ce17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714">pig</text:span></text:p>
            </table:table-cell>
            <table:table-cell table:style-name="ce17" table:formula="of:=VLOOKUP([.C142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7">
            <table:table-cell table:style-name="ce17" office:value-type="string" calcext:value-type="string">
              <text:p><text:span text:style-name="T715">soul body 3</text:span></text:p>
            </table:table-cell>
            <table:table-cell table:style-name="ce17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robe">
              <text:p>Fine silk robe</text:p>
            </table:table-cell>
            <table:table-cell table:style-name="ce17" office:value-type="string" calcext:value-type="string">
              <text:p><text:span text:style-name="T716">pig</text:span></text:p>
            </table:table-cell>
            <table:table-cell table:style-name="ce17" table:formula="of:=VLOOKUP([.C143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8">
            <table:table-cell table:style-name="ce17" office:value-type="string" calcext:value-type="string">
              <text:p><text:span text:style-name="T717">soul head 3</text:span></text:p>
            </table:table-cell>
            <table:table-cell table:style-name="ce17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Fine silk hood">
              <text:p>Fine silk hood</text:p>
            </table:table-cell>
            <table:table-cell table:style-name="ce17" office:value-type="string" calcext:value-type="string">
              <text:p><text:span text:style-name="T718">pig</text:span></text:p>
            </table:table-cell>
            <table:table-cell table:style-name="ce17" table:formula="of:=VLOOKUP([.C144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9">
            <table:table-cell table:style-name="ce17" office:value-type="string" calcext:value-type="string">
              <text:p><text:span text:style-name="T719">soul trinket 3</text:span></text:p>
            </table:table-cell>
            <table:table-cell table:style-name="ce17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Sigil">
              <text:p>Sigil</text:p>
            </table:table-cell>
            <table:table-cell table:style-name="ce17" office:value-type="string" calcext:value-type="string">
              <text:p><text:span text:style-name="T720">pig</text:span></text:p>
            </table:table-cell>
            <table:table-cell table:style-name="ce17" table:formula="of:=VLOOKUP([.C145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0">
            <table:table-cell table:style-name="ce17" office:value-type="string" calcext:value-type="string">
              <text:p><text:span text:style-name="T721">soul weapon 3</text:span></text:p>
            </table:table-cell>
            <table:table-cell table:style-name="ce17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Holy emblem">
              <text:p>Holy emblem</text:p>
            </table:table-cell>
            <table:table-cell table:style-name="ce17" office:value-type="string" calcext:value-type="string">
              <text:p><text:span text:style-name="T722">pig</text:span></text:p>
            </table:table-cell>
            <table:table-cell table:style-name="ce17" table:formula="of:=VLOOKUP([.C146];[enemies.A:enemies.B];2;0)" office:value-type="string" calcext:value-type="string" office:string-value="Pig">
              <text:p>Pig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1">
            <table:table-cell table:style-name="ce17" office:value-type="string" calcext:value-type="string">
              <text:p><text:span text:style-name="T723">soul head 3</text:span></text:p>
            </table:table-cell>
            <table:table-cell table:style-name="ce17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Fine silk hood">
              <text:p>Fine silk hood</text:p>
            </table:table-cell>
            <table:table-cell table:style-name="ce17" office:value-type="string" calcext:value-type="string">
              <text:p><text:span text:style-name="T724">spider</text:span></text:p>
            </table:table-cell>
            <table:table-cell table:style-name="ce17" table:formula="of:=VLOOKUP([.C147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2">
            <table:table-cell table:style-name="ce17" office:value-type="string" calcext:value-type="string">
              <text:p><text:span text:style-name="T725">soul trinket 3</text:span></text:p>
            </table:table-cell>
            <table:table-cell table:style-name="ce17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Sigil">
              <text:p>Sigil</text:p>
            </table:table-cell>
            <table:table-cell table:style-name="ce17" office:value-type="string" calcext:value-type="string">
              <text:p><text:span text:style-name="T726">spider</text:span></text:p>
            </table:table-cell>
            <table:table-cell table:style-name="ce17" table:formula="of:=VLOOKUP([.C148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3">
            <table:table-cell table:style-name="ce17" office:value-type="string" calcext:value-type="string">
              <text:p><text:span text:style-name="T727">soul weapon 3</text:span></text:p>
            </table:table-cell>
            <table:table-cell table:style-name="ce17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Holy emblem">
              <text:p>Holy emblem</text:p>
            </table:table-cell>
            <table:table-cell table:style-name="ce17" office:value-type="string" calcext:value-type="string">
              <text:p><text:span text:style-name="T728">spider</text:span></text:p>
            </table:table-cell>
            <table:table-cell table:style-name="ce17" table:formula="of:=VLOOKUP([.C149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4">
            <table:table-cell table:style-name="ce17" office:value-type="string" calcext:value-type="string">
              <text:p><text:span text:style-name="T729">blue potion</text:span></text:p>
            </table:table-cell>
            <table:table-cell table:style-name="ce17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730">spider</text:span></text:p>
            </table:table-cell>
            <table:table-cell table:style-name="ce17" table:formula="of:=VLOOKUP([.C150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5">
            <table:table-cell table:style-name="ce17" office:value-type="string" calcext:value-type="string">
              <text:p><text:span text:style-name="T731">flow body 3</text:span></text:p>
            </table:table-cell>
            <table:table-cell table:style-name="ce17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shirt">
              <text:p>Cloth shirt</text:p>
            </table:table-cell>
            <table:table-cell table:style-name="ce17" office:value-type="string" calcext:value-type="string">
              <text:p><text:span text:style-name="T732">spider</text:span></text:p>
            </table:table-cell>
            <table:table-cell table:style-name="ce17" table:formula="of:=VLOOKUP([.C151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6">
            <table:table-cell table:style-name="ce17" office:value-type="string" calcext:value-type="string">
              <text:p><text:span text:style-name="T733">flow head 3</text:span></text:p>
            </table:table-cell>
            <table:table-cell table:style-name="ce17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Cloth hood">
              <text:p>Cloth hood</text:p>
            </table:table-cell>
            <table:table-cell table:style-name="ce17" office:value-type="string" calcext:value-type="string">
              <text:p><text:span text:style-name="T734">spider</text:span></text:p>
            </table:table-cell>
            <table:table-cell table:style-name="ce17" table:formula="of:=VLOOKUP([.C152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7">
            <table:table-cell table:style-name="ce17" office:value-type="string" calcext:value-type="string">
              <text:p><text:span text:style-name="T735">flow trinket 3</text:span></text:p>
            </table:table-cell>
            <table:table-cell table:style-name="ce17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Dagger">
              <text:p>Dagger</text:p>
            </table:table-cell>
            <table:table-cell table:style-name="ce17" office:value-type="string" calcext:value-type="string">
              <text:p><text:span text:style-name="T736">spider</text:span></text:p>
            </table:table-cell>
            <table:table-cell table:style-name="ce17" table:formula="of:=VLOOKUP([.C153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8">
            <table:table-cell table:style-name="ce17" office:value-type="string" calcext:value-type="string">
              <text:p><text:span text:style-name="T737">flow weapon 3</text:span></text:p>
            </table:table-cell>
            <table:table-cell table:style-name="ce17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Knife">
              <text:p>Knife</text:p>
            </table:table-cell>
            <table:table-cell table:style-name="ce17" office:value-type="string" calcext:value-type="string">
              <text:p><text:span text:style-name="T738">spider</text:span></text:p>
            </table:table-cell>
            <table:table-cell table:style-name="ce17" table:formula="of:=VLOOKUP([.C154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9">
            <table:table-cell table:style-name="ce17" office:value-type="string" calcext:value-type="string">
              <text:p><text:span text:style-name="T739">grit body 3</text:span></text:p>
            </table:table-cell>
            <table:table-cell table:style-name="ce17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7" office:value-type="string" calcext:value-type="string">
              <text:p><text:span text:style-name="T740">spider</text:span></text:p>
            </table:table-cell>
            <table:table-cell table:style-name="ce17" table:formula="of:=VLOOKUP([.C155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0">
            <table:table-cell table:style-name="ce17" office:value-type="string" calcext:value-type="string">
              <text:p><text:span text:style-name="T741">grit head 3</text:span></text:p>
            </table:table-cell>
            <table:table-cell table:style-name="ce17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7" office:value-type="string" calcext:value-type="string">
              <text:p><text:span text:style-name="T742">spider</text:span></text:p>
            </table:table-cell>
            <table:table-cell table:style-name="ce17" table:formula="of:=VLOOKUP([.C156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1">
            <table:table-cell table:style-name="ce17" office:value-type="string" calcext:value-type="string">
              <text:p><text:span text:style-name="T743">grit trinket 3</text:span></text:p>
            </table:table-cell>
            <table:table-cell table:style-name="ce17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hield">
              <text:p>Shield</text:p>
            </table:table-cell>
            <table:table-cell table:style-name="ce17" office:value-type="string" calcext:value-type="string">
              <text:p><text:span text:style-name="T744">spider</text:span></text:p>
            </table:table-cell>
            <table:table-cell table:style-name="ce17" table:formula="of:=VLOOKUP([.C157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2">
            <table:table-cell table:style-name="ce17" office:value-type="string" calcext:value-type="string">
              <text:p><text:span text:style-name="T745">grit weapon 3</text:span></text:p>
            </table:table-cell>
            <table:table-cell table:style-name="ce17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Spear">
              <text:p>Spear</text:p>
            </table:table-cell>
            <table:table-cell table:style-name="ce17" office:value-type="string" calcext:value-type="string">
              <text:p><text:span text:style-name="T746">spider</text:span></text:p>
            </table:table-cell>
            <table:table-cell table:style-name="ce17" table:formula="of:=VLOOKUP([.C158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3">
            <table:table-cell table:style-name="ce17" office:value-type="string" calcext:value-type="string">
              <text:p><text:span text:style-name="T747">mind body 3</text:span></text:p>
            </table:table-cell>
            <table:table-cell table:style-name="ce17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robe">
              <text:p>Fine robe</text:p>
            </table:table-cell>
            <table:table-cell table:style-name="ce17" office:value-type="string" calcext:value-type="string">
              <text:p><text:span text:style-name="T748">spider</text:span></text:p>
            </table:table-cell>
            <table:table-cell table:style-name="ce17" table:formula="of:=VLOOKUP([.C159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4">
            <table:table-cell table:style-name="ce17" office:value-type="string" calcext:value-type="string">
              <text:p><text:span text:style-name="T749">mind head 3</text:span></text:p>
            </table:table-cell>
            <table:table-cell table:style-name="ce17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Fine pointy hat">
              <text:p>Fine pointy hat</text:p>
            </table:table-cell>
            <table:table-cell table:style-name="ce17" office:value-type="string" calcext:value-type="string">
              <text:p><text:span text:style-name="T750">spider</text:span></text:p>
            </table:table-cell>
            <table:table-cell table:style-name="ce17" table:formula="of:=VLOOKUP([.C160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5">
            <table:table-cell table:style-name="ce17" office:value-type="string" calcext:value-type="string">
              <text:p><text:span text:style-name="T751">mind trinket 3</text:span></text:p>
            </table:table-cell>
            <table:table-cell table:style-name="ce17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Notebook">
              <text:p>Notebook</text:p>
            </table:table-cell>
            <table:table-cell table:style-name="ce17" office:value-type="string" calcext:value-type="string">
              <text:p><text:span text:style-name="T752">spider</text:span></text:p>
            </table:table-cell>
            <table:table-cell table:style-name="ce17" table:formula="of:=VLOOKUP([.C161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6">
            <table:table-cell table:style-name="ce17" office:value-type="string" calcext:value-type="string">
              <text:p><text:span text:style-name="T753">mind weapon 3</text:span></text:p>
            </table:table-cell>
            <table:table-cell table:style-name="ce17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Simple wand">
              <text:p>Simple wand</text:p>
            </table:table-cell>
            <table:table-cell table:style-name="ce17" office:value-type="string" calcext:value-type="string">
              <text:p><text:span text:style-name="T754">spider</text:span></text:p>
            </table:table-cell>
            <table:table-cell table:style-name="ce17" table:formula="of:=VLOOKUP([.C162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7">
            <table:table-cell table:style-name="ce17" office:value-type="string" calcext:value-type="string">
              <text:p><text:span text:style-name="T755">red potion</text:span></text:p>
            </table:table-cell>
            <table:table-cell table:style-name="ce17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756">spider</text:span></text:p>
            </table:table-cell>
            <table:table-cell table:style-name="ce17" table:formula="of:=VLOOKUP([.C163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8">
            <table:table-cell table:style-name="ce17" office:value-type="string" calcext:value-type="string">
              <text:p><text:span text:style-name="T757">soul body 3</text:span></text:p>
            </table:table-cell>
            <table:table-cell table:style-name="ce17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Fine silk robe">
              <text:p>Fine silk robe</text:p>
            </table:table-cell>
            <table:table-cell table:style-name="ce17" office:value-type="string" calcext:value-type="string">
              <text:p><text:span text:style-name="T758">spider</text:span></text:p>
            </table:table-cell>
            <table:table-cell table:style-name="ce17" table:formula="of:=VLOOKUP([.C164];[enemies.A:enemies.B];2;0)" office:value-type="string" calcext:value-type="string" office:string-value="Spider">
              <text:p>Spider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9">
            <table:table-cell table:style-name="ce17" office:value-type="string" calcext:value-type="string">
              <text:p><text:span text:style-name="T759">blue potion</text:span></text:p>
            </table:table-cell>
            <table:table-cell table:style-name="ce17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760">wandering_rock</text:span></text:p>
            </table:table-cell>
            <table:table-cell table:style-name="ce17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0">
            <table:table-cell table:style-name="ce17" office:value-type="string" calcext:value-type="string">
              <text:p><text:span text:style-name="T761">flow body 3</text:span></text:p>
            </table:table-cell>
            <table:table-cell table:style-name="ce17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shirt">
              <text:p>Cloth shirt</text:p>
            </table:table-cell>
            <table:table-cell table:style-name="ce17" office:value-type="string" calcext:value-type="string">
              <text:p><text:span text:style-name="T762">wandering_rock</text:span></text:p>
            </table:table-cell>
            <table:table-cell table:style-name="ce17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1">
            <table:table-cell table:style-name="ce17" office:value-type="string" calcext:value-type="string">
              <text:p><text:span text:style-name="T763">flow head 3</text:span></text:p>
            </table:table-cell>
            <table:table-cell table:style-name="ce17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Cloth hood">
              <text:p>Cloth hood</text:p>
            </table:table-cell>
            <table:table-cell table:style-name="ce17" office:value-type="string" calcext:value-type="string">
              <text:p><text:span text:style-name="T764">wandering_rock</text:span></text:p>
            </table:table-cell>
            <table:table-cell table:style-name="ce17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7" office:value-type="string" calcext:value-type="string">
              <text:p><text:span text:style-name="T765">flow trinket 3</text:span></text:p>
            </table:table-cell>
            <table:table-cell table:style-name="ce17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Dagger">
              <text:p>Dagger</text:p>
            </table:table-cell>
            <table:table-cell table:style-name="ce17" office:value-type="string" calcext:value-type="string">
              <text:p><text:span text:style-name="T766">wandering_rock</text:span></text:p>
            </table:table-cell>
            <table:table-cell table:style-name="ce17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7" office:value-type="string" calcext:value-type="string">
              <text:p><text:span text:style-name="T767">flow weapon 3</text:span></text:p>
            </table:table-cell>
            <table:table-cell table:style-name="ce17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Knife">
              <text:p>Knife</text:p>
            </table:table-cell>
            <table:table-cell table:style-name="ce17" office:value-type="string" calcext:value-type="string">
              <text:p><text:span text:style-name="T768">wandering_rock</text:span></text:p>
            </table:table-cell>
            <table:table-cell table:style-name="ce17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7" office:value-type="string" calcext:value-type="string">
              <text:p><text:span text:style-name="T769">grit body 3</text:span></text:p>
            </table:table-cell>
            <table:table-cell table:style-name="ce17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tunic">
              <text:p>Hard leather tunic</text:p>
            </table:table-cell>
            <table:table-cell table:style-name="ce17" office:value-type="string" calcext:value-type="string">
              <text:p><text:span text:style-name="T770">wandering_rock</text:span></text:p>
            </table:table-cell>
            <table:table-cell table:style-name="ce17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7" office:value-type="string" calcext:value-type="string">
              <text:p><text:span text:style-name="T771">grit head 3</text:span></text:p>
            </table:table-cell>
            <table:table-cell table:style-name="ce17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7" office:value-type="string" calcext:value-type="string">
              <text:p><text:span text:style-name="T772">wandering_rock</text:span></text:p>
            </table:table-cell>
            <table:table-cell table:style-name="ce17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7" office:value-type="string" calcext:value-type="string">
              <text:p><text:span text:style-name="T773">grit trinket 3</text:span></text:p>
            </table:table-cell>
            <table:table-cell table:style-name="ce17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hield">
              <text:p>Shield</text:p>
            </table:table-cell>
            <table:table-cell table:style-name="ce17" office:value-type="string" calcext:value-type="string">
              <text:p><text:span text:style-name="T774">wandering_rock</text:span></text:p>
            </table:table-cell>
            <table:table-cell table:style-name="ce17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7" office:value-type="string" calcext:value-type="string">
              <text:p><text:span text:style-name="T775">grit weapon 3</text:span></text:p>
            </table:table-cell>
            <table:table-cell table:style-name="ce17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Spear">
              <text:p>Spear</text:p>
            </table:table-cell>
            <table:table-cell table:style-name="ce17" office:value-type="string" calcext:value-type="string">
              <text:p><text:span text:style-name="T776">wandering_rock</text:span></text:p>
            </table:table-cell>
            <table:table-cell table:style-name="ce17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7" office:value-type="string" calcext:value-type="string">
              <text:p><text:span text:style-name="T777">mind body 3</text:span></text:p>
            </table:table-cell>
            <table:table-cell table:style-name="ce17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robe">
              <text:p>Fine robe</text:p>
            </table:table-cell>
            <table:table-cell table:style-name="ce17" office:value-type="string" calcext:value-type="string">
              <text:p><text:span text:style-name="T778">wandering_rock</text:span></text:p>
            </table:table-cell>
            <table:table-cell table:style-name="ce17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7" office:value-type="string" calcext:value-type="string">
              <text:p><text:span text:style-name="T779">mind head 3</text:span></text:p>
            </table:table-cell>
            <table:table-cell table:style-name="ce17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Fine pointy hat">
              <text:p>Fine pointy hat</text:p>
            </table:table-cell>
            <table:table-cell table:style-name="ce17" office:value-type="string" calcext:value-type="string">
              <text:p><text:span text:style-name="T780">wandering_rock</text:span></text:p>
            </table:table-cell>
            <table:table-cell table:style-name="ce17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7" office:value-type="string" calcext:value-type="string">
              <text:p><text:span text:style-name="T781">mind trinket 3</text:span></text:p>
            </table:table-cell>
            <table:table-cell table:style-name="ce17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Notebook">
              <text:p>Notebook</text:p>
            </table:table-cell>
            <table:table-cell table:style-name="ce17" office:value-type="string" calcext:value-type="string">
              <text:p><text:span text:style-name="T782">wandering_rock</text:span></text:p>
            </table:table-cell>
            <table:table-cell table:style-name="ce17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7" office:value-type="string" calcext:value-type="string">
              <text:p><text:span text:style-name="T783">mind weapon 3</text:span></text:p>
            </table:table-cell>
            <table:table-cell table:style-name="ce17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Simple wand">
              <text:p>Simple wand</text:p>
            </table:table-cell>
            <table:table-cell table:style-name="ce17" office:value-type="string" calcext:value-type="string">
              <text:p><text:span text:style-name="T784">wandering_rock</text:span></text:p>
            </table:table-cell>
            <table:table-cell table:style-name="ce17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7" office:value-type="string" calcext:value-type="string">
              <text:p><text:span text:style-name="T785">red potion</text:span></text:p>
            </table:table-cell>
            <table:table-cell table:style-name="ce17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786">wandering_rock</text:span></text:p>
            </table:table-cell>
            <table:table-cell table:style-name="ce17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7" office:value-type="string" calcext:value-type="string">
              <text:p><text:span text:style-name="T787">soul body 3</text:span></text:p>
            </table:table-cell>
            <table:table-cell table:style-name="ce17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robe">
              <text:p>Fine silk robe</text:p>
            </table:table-cell>
            <table:table-cell table:style-name="ce17" office:value-type="string" calcext:value-type="string">
              <text:p><text:span text:style-name="T788">wandering_rock</text:span></text:p>
            </table:table-cell>
            <table:table-cell table:style-name="ce17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7" office:value-type="string" calcext:value-type="string">
              <text:p><text:span text:style-name="T789">soul head 3</text:span></text:p>
            </table:table-cell>
            <table:table-cell table:style-name="ce17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Fine silk hood">
              <text:p>Fine silk hood</text:p>
            </table:table-cell>
            <table:table-cell table:style-name="ce17" office:value-type="string" calcext:value-type="string">
              <text:p><text:span text:style-name="T790">wandering_rock</text:span></text:p>
            </table:table-cell>
            <table:table-cell table:style-name="ce17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7" office:value-type="string" calcext:value-type="string">
              <text:p><text:span text:style-name="T791">soul trinket 3</text:span></text:p>
            </table:table-cell>
            <table:table-cell table:style-name="ce17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Sigil">
              <text:p>Sigil</text:p>
            </table:table-cell>
            <table:table-cell table:style-name="ce17" office:value-type="string" calcext:value-type="string">
              <text:p><text:span text:style-name="T792">wandering_rock</text:span></text:p>
            </table:table-cell>
            <table:table-cell table:style-name="ce17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7" office:value-type="string" calcext:value-type="string">
              <text:p><text:span text:style-name="T793">soul weapon 3</text:span></text:p>
            </table:table-cell>
            <table:table-cell table:style-name="ce17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Holy emblem">
              <text:p>Holy emblem</text:p>
            </table:table-cell>
            <table:table-cell table:style-name="ce17" office:value-type="string" calcext:value-type="string">
              <text:p><text:span text:style-name="T794">wandering_rock</text:span></text:p>
            </table:table-cell>
            <table:table-cell table:style-name="ce17" table:formula="of:=VLOOKUP([.C182];[enemies.A:enemies.B];2;0)" office:value-type="string" calcext:value-type="string" office:string-value="Wandering Rock">
              <text:p>Wandering Rock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7" office:value-type="string" calcext:value-type="string">
              <text:p><text:span text:style-name="T795">blue potion</text:span></text:p>
            </table:table-cell>
            <table:table-cell table:style-name="ce17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796">blue mushroom</text:span></text:p>
            </table:table-cell>
            <table:table-cell table:style-name="ce17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7" office:value-type="string" calcext:value-type="string">
              <text:p><text:span text:style-name="T797">flow body 6</text:span></text:p>
            </table:table-cell>
            <table:table-cell table:style-name="ce17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cloak">
              <text:p>Fine cloth cloak</text:p>
            </table:table-cell>
            <table:table-cell table:style-name="ce17" office:value-type="string" calcext:value-type="string">
              <text:p><text:span text:style-name="T798">blue mushroom</text:span></text:p>
            </table:table-cell>
            <table:table-cell table:style-name="ce17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7" office:value-type="string" calcext:value-type="string">
              <text:p><text:span text:style-name="T799">flow head 6</text:span></text:p>
            </table:table-cell>
            <table:table-cell table:style-name="ce17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ne cloth hood">
              <text:p>Fine cloth hood</text:p>
            </table:table-cell>
            <table:table-cell table:style-name="ce17" office:value-type="string" calcext:value-type="string">
              <text:p><text:span text:style-name="T800">blue mushroom</text:span></text:p>
            </table:table-cell>
            <table:table-cell table:style-name="ce17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7" office:value-type="string" calcext:value-type="string">
              <text:p><text:span text:style-name="T801">flow trinket 6</text:span></text:p>
            </table:table-cell>
            <table:table-cell table:style-name="ce17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Field dagger">
              <text:p>Field dagger</text:p>
            </table:table-cell>
            <table:table-cell table:style-name="ce17" office:value-type="string" calcext:value-type="string">
              <text:p><text:span text:style-name="T802">blue mushroom</text:span></text:p>
            </table:table-cell>
            <table:table-cell table:style-name="ce17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7" office:value-type="string" calcext:value-type="string">
              <text:p><text:span text:style-name="T803">flow weapon 6</text:span></text:p>
            </table:table-cell>
            <table:table-cell table:style-name="ce17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Short sword">
              <text:p>Short sword</text:p>
            </table:table-cell>
            <table:table-cell table:style-name="ce17" office:value-type="string" calcext:value-type="string">
              <text:p><text:span text:style-name="T804">blue mushroom</text:span></text:p>
            </table:table-cell>
            <table:table-cell table:style-name="ce17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7" office:value-type="string" calcext:value-type="string">
              <text:p><text:span text:style-name="T805">grit body 6</text:span></text:p>
            </table:table-cell>
            <table:table-cell table:style-name="ce17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hainmail">
              <text:p>Iron chainmail</text:p>
            </table:table-cell>
            <table:table-cell table:style-name="ce17" office:value-type="string" calcext:value-type="string">
              <text:p><text:span text:style-name="T806">blue mushroom</text:span></text:p>
            </table:table-cell>
            <table:table-cell table:style-name="ce17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7" office:value-type="string" calcext:value-type="string">
              <text:p><text:span text:style-name="T807">grit head 6</text:span></text:p>
            </table:table-cell>
            <table:table-cell table:style-name="ce17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cap">
              <text:p>Iron cap</text:p>
            </table:table-cell>
            <table:table-cell table:style-name="ce17" office:value-type="string" calcext:value-type="string">
              <text:p><text:span text:style-name="T808">blue mushroom</text:span></text:p>
            </table:table-cell>
            <table:table-cell table:style-name="ce17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7" office:value-type="string" calcext:value-type="string">
              <text:p><text:span text:style-name="T809">grit trinket 6</text:span></text:p>
            </table:table-cell>
            <table:table-cell table:style-name="ce17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Iron shield">
              <text:p>Iron shield</text:p>
            </table:table-cell>
            <table:table-cell table:style-name="ce17" office:value-type="string" calcext:value-type="string">
              <text:p><text:span text:style-name="T810">blue mushroom</text:span></text:p>
            </table:table-cell>
            <table:table-cell table:style-name="ce17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7" office:value-type="string" calcext:value-type="string">
              <text:p><text:span text:style-name="T811">grit weapon 6</text:span></text:p>
            </table:table-cell>
            <table:table-cell table:style-name="ce17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Longsword">
              <text:p>Longsword</text:p>
            </table:table-cell>
            <table:table-cell table:style-name="ce17" office:value-type="string" calcext:value-type="string">
              <text:p><text:span text:style-name="T812">blue mushroom</text:span></text:p>
            </table:table-cell>
            <table:table-cell table:style-name="ce17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7" office:value-type="string" calcext:value-type="string">
              <text:p><text:span text:style-name="T813">mind body 6</text:span></text:p>
            </table:table-cell>
            <table:table-cell table:style-name="ce17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robe">
              <text:p>Apprentice robe</text:p>
            </table:table-cell>
            <table:table-cell table:style-name="ce17" office:value-type="string" calcext:value-type="string">
              <text:p><text:span text:style-name="T814">blue mushroom</text:span></text:p>
            </table:table-cell>
            <table:table-cell table:style-name="ce17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7" office:value-type="string" calcext:value-type="string">
              <text:p><text:span text:style-name="T815">mind head 6</text:span></text:p>
            </table:table-cell>
            <table:table-cell table:style-name="ce17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Apprentice hat">
              <text:p>Apprentice hat</text:p>
            </table:table-cell>
            <table:table-cell table:style-name="ce17" office:value-type="string" calcext:value-type="string">
              <text:p><text:span text:style-name="T816">blue mushroom</text:span></text:p>
            </table:table-cell>
            <table:table-cell table:style-name="ce17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7" office:value-type="string" calcext:value-type="string">
              <text:p><text:span text:style-name="T817">mind trinket 6</text:span></text:p>
            </table:table-cell>
            <table:table-cell table:style-name="ce17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Book">
              <text:p>Book</text:p>
            </table:table-cell>
            <table:table-cell table:style-name="ce17" office:value-type="string" calcext:value-type="string">
              <text:p><text:span text:style-name="T818">blue mushroom</text:span></text:p>
            </table:table-cell>
            <table:table-cell table:style-name="ce17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7" office:value-type="string" calcext:value-type="string">
              <text:p><text:span text:style-name="T819">mind weapon 6</text:span></text:p>
            </table:table-cell>
            <table:table-cell table:style-name="ce17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Wand">
              <text:p>Wand</text:p>
            </table:table-cell>
            <table:table-cell table:style-name="ce17" office:value-type="string" calcext:value-type="string">
              <text:p><text:span text:style-name="T820">blue mushroom</text:span></text:p>
            </table:table-cell>
            <table:table-cell table:style-name="ce17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7" office:value-type="string" calcext:value-type="string">
              <text:p><text:span text:style-name="T821">red potion</text:span></text:p>
            </table:table-cell>
            <table:table-cell table:style-name="ce17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822">blue mushroom</text:span></text:p>
            </table:table-cell>
            <table:table-cell table:style-name="ce17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7" office:value-type="string" calcext:value-type="string">
              <text:p><text:span text:style-name="T823">soul body 6</text:span></text:p>
            </table:table-cell>
            <table:table-cell table:style-name="ce17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White robe">
              <text:p>White robe</text:p>
            </table:table-cell>
            <table:table-cell table:style-name="ce17" office:value-type="string" calcext:value-type="string">
              <text:p><text:span text:style-name="T824">blue mushroom</text:span></text:p>
            </table:table-cell>
            <table:table-cell table:style-name="ce17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7" office:value-type="string" calcext:value-type="string">
              <text:p><text:span text:style-name="T825">soul head 6</text:span></text:p>
            </table:table-cell>
            <table:table-cell table:style-name="ce17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Circlet">
              <text:p>Circlet</text:p>
            </table:table-cell>
            <table:table-cell table:style-name="ce17" office:value-type="string" calcext:value-type="string">
              <text:p><text:span text:style-name="T826">blue mushroom</text:span></text:p>
            </table:table-cell>
            <table:table-cell table:style-name="ce17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7" office:value-type="string" calcext:value-type="string">
              <text:p><text:span text:style-name="T827">soul trinket 6</text:span></text:p>
            </table:table-cell>
            <table:table-cell table:style-name="ce17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Embellished Sigil">
              <text:p>Embellished Sigil</text:p>
            </table:table-cell>
            <table:table-cell table:style-name="ce17" office:value-type="string" calcext:value-type="string">
              <text:p><text:span text:style-name="T828">blue mushroom</text:span></text:p>
            </table:table-cell>
            <table:table-cell table:style-name="ce17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7" office:value-type="string" calcext:value-type="string">
              <text:p><text:span text:style-name="T829">soul weapon 6</text:span></text:p>
            </table:table-cell>
            <table:table-cell table:style-name="ce17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Clerics mace">
              <text:p>Clerics mace</text:p>
            </table:table-cell>
            <table:table-cell table:style-name="ce17" office:value-type="string" calcext:value-type="string">
              <text:p><text:span text:style-name="T830">blue mushroom</text:span></text:p>
            </table:table-cell>
            <table:table-cell table:style-name="ce17" table:formula="of:=VLOOKUP([.C200];[enemies.A:enemies.B];2;0)" office:value-type="string" calcext:value-type="string" office:string-value="Blue Mushroom">
              <text:p>Blue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7" office:value-type="string" calcext:value-type="string">
              <text:p><text:span text:style-name="T831">blue potion</text:span></text:p>
            </table:table-cell>
            <table:table-cell table:style-name="ce17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832">blue_slime</text:span></text:p>
            </table:table-cell>
            <table:table-cell table:style-name="ce17" table:formula="of:=VLOOKUP([.C201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7" office:value-type="string" calcext:value-type="string">
              <text:p><text:span text:style-name="T833">flow body 6</text:span></text:p>
            </table:table-cell>
            <table:table-cell table:style-name="ce17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cloak">
              <text:p>Fine cloth cloak</text:p>
            </table:table-cell>
            <table:table-cell table:style-name="ce17" office:value-type="string" calcext:value-type="string">
              <text:p><text:span text:style-name="T834">blue_slime</text:span></text:p>
            </table:table-cell>
            <table:table-cell table:style-name="ce17" table:formula="of:=VLOOKUP([.C202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7" office:value-type="string" calcext:value-type="string">
              <text:p><text:span text:style-name="T835">flow head 6</text:span></text:p>
            </table:table-cell>
            <table:table-cell table:style-name="ce17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ne cloth hood">
              <text:p>Fine cloth hood</text:p>
            </table:table-cell>
            <table:table-cell table:style-name="ce17" office:value-type="string" calcext:value-type="string">
              <text:p><text:span text:style-name="T836">blue_slime</text:span></text:p>
            </table:table-cell>
            <table:table-cell table:style-name="ce17" table:formula="of:=VLOOKUP([.C203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7" office:value-type="string" calcext:value-type="string">
              <text:p><text:span text:style-name="T837">flow trinket 6</text:span></text:p>
            </table:table-cell>
            <table:table-cell table:style-name="ce17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Field dagger">
              <text:p>Field dagger</text:p>
            </table:table-cell>
            <table:table-cell table:style-name="ce17" office:value-type="string" calcext:value-type="string">
              <text:p><text:span text:style-name="T838">blue_slime</text:span></text:p>
            </table:table-cell>
            <table:table-cell table:style-name="ce17" table:formula="of:=VLOOKUP([.C204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7" office:value-type="string" calcext:value-type="string">
              <text:p><text:span text:style-name="T839">flow weapon 6</text:span></text:p>
            </table:table-cell>
            <table:table-cell table:style-name="ce17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Short sword">
              <text:p>Short sword</text:p>
            </table:table-cell>
            <table:table-cell table:style-name="ce17" office:value-type="string" calcext:value-type="string">
              <text:p><text:span text:style-name="T840">blue_slime</text:span></text:p>
            </table:table-cell>
            <table:table-cell table:style-name="ce17" table:formula="of:=VLOOKUP([.C205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7" office:value-type="string" calcext:value-type="string">
              <text:p><text:span text:style-name="T841">grit body 6</text:span></text:p>
            </table:table-cell>
            <table:table-cell table:style-name="ce17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hainmail">
              <text:p>Iron chainmail</text:p>
            </table:table-cell>
            <table:table-cell table:style-name="ce17" office:value-type="string" calcext:value-type="string">
              <text:p><text:span text:style-name="T842">blue_slime</text:span></text:p>
            </table:table-cell>
            <table:table-cell table:style-name="ce17" table:formula="of:=VLOOKUP([.C206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7" office:value-type="string" calcext:value-type="string">
              <text:p><text:span text:style-name="T843">grit head 6</text:span></text:p>
            </table:table-cell>
            <table:table-cell table:style-name="ce17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cap">
              <text:p>Iron cap</text:p>
            </table:table-cell>
            <table:table-cell table:style-name="ce17" office:value-type="string" calcext:value-type="string">
              <text:p><text:span text:style-name="T844">blue_slime</text:span></text:p>
            </table:table-cell>
            <table:table-cell table:style-name="ce17" table:formula="of:=VLOOKUP([.C207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7" office:value-type="string" calcext:value-type="string">
              <text:p><text:span text:style-name="T845">grit trinket 6</text:span></text:p>
            </table:table-cell>
            <table:table-cell table:style-name="ce17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Iron shield">
              <text:p>Iron shield</text:p>
            </table:table-cell>
            <table:table-cell table:style-name="ce17" office:value-type="string" calcext:value-type="string">
              <text:p><text:span text:style-name="T846">blue_slime</text:span></text:p>
            </table:table-cell>
            <table:table-cell table:style-name="ce17" table:formula="of:=VLOOKUP([.C208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7" office:value-type="string" calcext:value-type="string">
              <text:p><text:span text:style-name="T847">grit weapon 6</text:span></text:p>
            </table:table-cell>
            <table:table-cell table:style-name="ce17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Longsword">
              <text:p>Longsword</text:p>
            </table:table-cell>
            <table:table-cell table:style-name="ce17" office:value-type="string" calcext:value-type="string">
              <text:p><text:span text:style-name="T848">blue_slime</text:span></text:p>
            </table:table-cell>
            <table:table-cell table:style-name="ce17" table:formula="of:=VLOOKUP([.C209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7" office:value-type="string" calcext:value-type="string">
              <text:p><text:span text:style-name="T849">mind body 6</text:span></text:p>
            </table:table-cell>
            <table:table-cell table:style-name="ce17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robe">
              <text:p>Apprentice robe</text:p>
            </table:table-cell>
            <table:table-cell table:style-name="ce17" office:value-type="string" calcext:value-type="string">
              <text:p><text:span text:style-name="T850">blue_slime</text:span></text:p>
            </table:table-cell>
            <table:table-cell table:style-name="ce17" table:formula="of:=VLOOKUP([.C210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7" office:value-type="string" calcext:value-type="string">
              <text:p><text:span text:style-name="T851">mind head 6</text:span></text:p>
            </table:table-cell>
            <table:table-cell table:style-name="ce17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Apprentice hat">
              <text:p>Apprentice hat</text:p>
            </table:table-cell>
            <table:table-cell table:style-name="ce17" office:value-type="string" calcext:value-type="string">
              <text:p><text:span text:style-name="T852">blue_slime</text:span></text:p>
            </table:table-cell>
            <table:table-cell table:style-name="ce17" table:formula="of:=VLOOKUP([.C211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7" office:value-type="string" calcext:value-type="string">
              <text:p><text:span text:style-name="T853">mind trinket 6</text:span></text:p>
            </table:table-cell>
            <table:table-cell table:style-name="ce17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Book">
              <text:p>Book</text:p>
            </table:table-cell>
            <table:table-cell table:style-name="ce17" office:value-type="string" calcext:value-type="string">
              <text:p><text:span text:style-name="T854">blue_slime</text:span></text:p>
            </table:table-cell>
            <table:table-cell table:style-name="ce17" table:formula="of:=VLOOKUP([.C212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7" office:value-type="string" calcext:value-type="string">
              <text:p><text:span text:style-name="T855">mind weapon 6</text:span></text:p>
            </table:table-cell>
            <table:table-cell table:style-name="ce17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Wand">
              <text:p>Wand</text:p>
            </table:table-cell>
            <table:table-cell table:style-name="ce17" office:value-type="string" calcext:value-type="string">
              <text:p><text:span text:style-name="T856">blue_slime</text:span></text:p>
            </table:table-cell>
            <table:table-cell table:style-name="ce17" table:formula="of:=VLOOKUP([.C213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7" office:value-type="string" calcext:value-type="string">
              <text:p><text:span text:style-name="T857">red potion</text:span></text:p>
            </table:table-cell>
            <table:table-cell table:style-name="ce17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858">blue_slime</text:span></text:p>
            </table:table-cell>
            <table:table-cell table:style-name="ce17" table:formula="of:=VLOOKUP([.C214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7" office:value-type="string" calcext:value-type="string">
              <text:p><text:span text:style-name="T859">soul body 6</text:span></text:p>
            </table:table-cell>
            <table:table-cell table:style-name="ce17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White robe">
              <text:p>White robe</text:p>
            </table:table-cell>
            <table:table-cell table:style-name="ce17" office:value-type="string" calcext:value-type="string">
              <text:p><text:span text:style-name="T860">blue_slime</text:span></text:p>
            </table:table-cell>
            <table:table-cell table:style-name="ce17" table:formula="of:=VLOOKUP([.C215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7" office:value-type="string" calcext:value-type="string">
              <text:p><text:span text:style-name="T861">soul head 6</text:span></text:p>
            </table:table-cell>
            <table:table-cell table:style-name="ce17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Circlet">
              <text:p>Circlet</text:p>
            </table:table-cell>
            <table:table-cell table:style-name="ce17" office:value-type="string" calcext:value-type="string">
              <text:p><text:span text:style-name="T862">blue_slime</text:span></text:p>
            </table:table-cell>
            <table:table-cell table:style-name="ce17" table:formula="of:=VLOOKUP([.C216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7" office:value-type="string" calcext:value-type="string">
              <text:p><text:span text:style-name="T863">soul trinket 6</text:span></text:p>
            </table:table-cell>
            <table:table-cell table:style-name="ce17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Embellished Sigil">
              <text:p>Embellished Sigil</text:p>
            </table:table-cell>
            <table:table-cell table:style-name="ce17" office:value-type="string" calcext:value-type="string">
              <text:p><text:span text:style-name="T864">blue_slime</text:span></text:p>
            </table:table-cell>
            <table:table-cell table:style-name="ce17" table:formula="of:=VLOOKUP([.C217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7" office:value-type="string" calcext:value-type="string">
              <text:p><text:span text:style-name="T865">soul weapon 6</text:span></text:p>
            </table:table-cell>
            <table:table-cell table:style-name="ce17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Clerics mace">
              <text:p>Clerics mace</text:p>
            </table:table-cell>
            <table:table-cell table:style-name="ce17" office:value-type="string" calcext:value-type="string">
              <text:p><text:span text:style-name="T866">blue_slime</text:span></text:p>
            </table:table-cell>
            <table:table-cell table:style-name="ce17" table:formula="of:=VLOOKUP([.C218];[enemies.A:enemies.B];2;0)" office:value-type="string" calcext:value-type="string" office:string-value="Blue Slime">
              <text:p>Blue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7" office:value-type="string" calcext:value-type="string">
              <text:p><text:span text:style-name="T867">blue potion</text:span></text:p>
            </table:table-cell>
            <table:table-cell table:style-name="ce17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868">octopus</text:span></text:p>
            </table:table-cell>
            <table:table-cell table:style-name="ce17" table:formula="of:=VLOOKUP([.C219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7" office:value-type="string" calcext:value-type="string">
              <text:p><text:span text:style-name="T869">flow body 6</text:span></text:p>
            </table:table-cell>
            <table:table-cell table:style-name="ce17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cloak">
              <text:p>Fine cloth cloak</text:p>
            </table:table-cell>
            <table:table-cell table:style-name="ce17" office:value-type="string" calcext:value-type="string">
              <text:p><text:span text:style-name="T870">octopus</text:span></text:p>
            </table:table-cell>
            <table:table-cell table:style-name="ce17" table:formula="of:=VLOOKUP([.C220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7" office:value-type="string" calcext:value-type="string">
              <text:p><text:span text:style-name="T871">flow head 6</text:span></text:p>
            </table:table-cell>
            <table:table-cell table:style-name="ce17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ne cloth hood">
              <text:p>Fine cloth hood</text:p>
            </table:table-cell>
            <table:table-cell table:style-name="ce17" office:value-type="string" calcext:value-type="string">
              <text:p><text:span text:style-name="T872">octopus</text:span></text:p>
            </table:table-cell>
            <table:table-cell table:style-name="ce17" table:formula="of:=VLOOKUP([.C221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7" office:value-type="string" calcext:value-type="string">
              <text:p><text:span text:style-name="T873">flow trinket 6</text:span></text:p>
            </table:table-cell>
            <table:table-cell table:style-name="ce17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Field dagger">
              <text:p>Field dagger</text:p>
            </table:table-cell>
            <table:table-cell table:style-name="ce17" office:value-type="string" calcext:value-type="string">
              <text:p><text:span text:style-name="T874">octopus</text:span></text:p>
            </table:table-cell>
            <table:table-cell table:style-name="ce17" table:formula="of:=VLOOKUP([.C222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7" office:value-type="string" calcext:value-type="string">
              <text:p><text:span text:style-name="T875">flow weapon 6</text:span></text:p>
            </table:table-cell>
            <table:table-cell table:style-name="ce17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Short sword">
              <text:p>Short sword</text:p>
            </table:table-cell>
            <table:table-cell table:style-name="ce17" office:value-type="string" calcext:value-type="string">
              <text:p><text:span text:style-name="T876">octopus</text:span></text:p>
            </table:table-cell>
            <table:table-cell table:style-name="ce17" table:formula="of:=VLOOKUP([.C223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7" office:value-type="string" calcext:value-type="string">
              <text:p><text:span text:style-name="T877">grit body 6</text:span></text:p>
            </table:table-cell>
            <table:table-cell table:style-name="ce17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hainmail">
              <text:p>Iron chainmail</text:p>
            </table:table-cell>
            <table:table-cell table:style-name="ce17" office:value-type="string" calcext:value-type="string">
              <text:p><text:span text:style-name="T878">octopus</text:span></text:p>
            </table:table-cell>
            <table:table-cell table:style-name="ce17" table:formula="of:=VLOOKUP([.C224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7" office:value-type="string" calcext:value-type="string">
              <text:p><text:span text:style-name="T879">grit head 6</text:span></text:p>
            </table:table-cell>
            <table:table-cell table:style-name="ce17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cap">
              <text:p>Iron cap</text:p>
            </table:table-cell>
            <table:table-cell table:style-name="ce17" office:value-type="string" calcext:value-type="string">
              <text:p><text:span text:style-name="T880">octopus</text:span></text:p>
            </table:table-cell>
            <table:table-cell table:style-name="ce17" table:formula="of:=VLOOKUP([.C225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7" office:value-type="string" calcext:value-type="string">
              <text:p><text:span text:style-name="T881">grit trinket 6</text:span></text:p>
            </table:table-cell>
            <table:table-cell table:style-name="ce17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Iron shield">
              <text:p>Iron shield</text:p>
            </table:table-cell>
            <table:table-cell table:style-name="ce17" office:value-type="string" calcext:value-type="string">
              <text:p><text:span text:style-name="T882">octopus</text:span></text:p>
            </table:table-cell>
            <table:table-cell table:style-name="ce17" table:formula="of:=VLOOKUP([.C226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7" office:value-type="string" calcext:value-type="string">
              <text:p><text:span text:style-name="T883">grit weapon 6</text:span></text:p>
            </table:table-cell>
            <table:table-cell table:style-name="ce17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Longsword">
              <text:p>Longsword</text:p>
            </table:table-cell>
            <table:table-cell table:style-name="ce17" office:value-type="string" calcext:value-type="string">
              <text:p><text:span text:style-name="T884">octopus</text:span></text:p>
            </table:table-cell>
            <table:table-cell table:style-name="ce17" table:formula="of:=VLOOKUP([.C227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7" office:value-type="string" calcext:value-type="string">
              <text:p><text:span text:style-name="T885">mind body 6</text:span></text:p>
            </table:table-cell>
            <table:table-cell table:style-name="ce17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robe">
              <text:p>Apprentice robe</text:p>
            </table:table-cell>
            <table:table-cell table:style-name="ce17" office:value-type="string" calcext:value-type="string">
              <text:p><text:span text:style-name="T886">octopus</text:span></text:p>
            </table:table-cell>
            <table:table-cell table:style-name="ce17" table:formula="of:=VLOOKUP([.C228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7" office:value-type="string" calcext:value-type="string">
              <text:p><text:span text:style-name="T887">mind head 6</text:span></text:p>
            </table:table-cell>
            <table:table-cell table:style-name="ce17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Apprentice hat">
              <text:p>Apprentice hat</text:p>
            </table:table-cell>
            <table:table-cell table:style-name="ce17" office:value-type="string" calcext:value-type="string">
              <text:p><text:span text:style-name="T888">octopus</text:span></text:p>
            </table:table-cell>
            <table:table-cell table:style-name="ce17" table:formula="of:=VLOOKUP([.C229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7" office:value-type="string" calcext:value-type="string">
              <text:p><text:span text:style-name="T889">mind trinket 6</text:span></text:p>
            </table:table-cell>
            <table:table-cell table:style-name="ce17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Book">
              <text:p>Book</text:p>
            </table:table-cell>
            <table:table-cell table:style-name="ce17" office:value-type="string" calcext:value-type="string">
              <text:p><text:span text:style-name="T890">octopus</text:span></text:p>
            </table:table-cell>
            <table:table-cell table:style-name="ce17" table:formula="of:=VLOOKUP([.C230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7" office:value-type="string" calcext:value-type="string">
              <text:p><text:span text:style-name="T891">mind weapon 6</text:span></text:p>
            </table:table-cell>
            <table:table-cell table:style-name="ce17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Wand">
              <text:p>Wand</text:p>
            </table:table-cell>
            <table:table-cell table:style-name="ce17" office:value-type="string" calcext:value-type="string">
              <text:p><text:span text:style-name="T892">octopus</text:span></text:p>
            </table:table-cell>
            <table:table-cell table:style-name="ce17" table:formula="of:=VLOOKUP([.C231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7" office:value-type="string" calcext:value-type="string">
              <text:p><text:span text:style-name="T893">red potion</text:span></text:p>
            </table:table-cell>
            <table:table-cell table:style-name="ce17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894">octopus</text:span></text:p>
            </table:table-cell>
            <table:table-cell table:style-name="ce17" table:formula="of:=VLOOKUP([.C232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7" office:value-type="string" calcext:value-type="string">
              <text:p><text:span text:style-name="T895">soul body 6</text:span></text:p>
            </table:table-cell>
            <table:table-cell table:style-name="ce17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White robe">
              <text:p>White robe</text:p>
            </table:table-cell>
            <table:table-cell table:style-name="ce17" office:value-type="string" calcext:value-type="string">
              <text:p><text:span text:style-name="T896">octopus</text:span></text:p>
            </table:table-cell>
            <table:table-cell table:style-name="ce17" table:formula="of:=VLOOKUP([.C233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7" office:value-type="string" calcext:value-type="string">
              <text:p><text:span text:style-name="T897">soul head 6</text:span></text:p>
            </table:table-cell>
            <table:table-cell table:style-name="ce17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Circlet">
              <text:p>Circlet</text:p>
            </table:table-cell>
            <table:table-cell table:style-name="ce17" office:value-type="string" calcext:value-type="string">
              <text:p><text:span text:style-name="T898">octopus</text:span></text:p>
            </table:table-cell>
            <table:table-cell table:style-name="ce17" table:formula="of:=VLOOKUP([.C234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7" office:value-type="string" calcext:value-type="string">
              <text:p><text:span text:style-name="T899">soul trinket 6</text:span></text:p>
            </table:table-cell>
            <table:table-cell table:style-name="ce17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Embellished Sigil">
              <text:p>Embellished Sigil</text:p>
            </table:table-cell>
            <table:table-cell table:style-name="ce17" office:value-type="string" calcext:value-type="string">
              <text:p><text:span text:style-name="T900">octopus</text:span></text:p>
            </table:table-cell>
            <table:table-cell table:style-name="ce17" table:formula="of:=VLOOKUP([.C235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7" office:value-type="string" calcext:value-type="string">
              <text:p><text:span text:style-name="T901">soul weapon 6</text:span></text:p>
            </table:table-cell>
            <table:table-cell table:style-name="ce17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lerics mace">
              <text:p>Clerics mace</text:p>
            </table:table-cell>
            <table:table-cell table:style-name="ce17" office:value-type="string" calcext:value-type="string">
              <text:p><text:span text:style-name="T902">octopus</text:span></text:p>
            </table:table-cell>
            <table:table-cell table:style-name="ce17" table:formula="of:=VLOOKUP([.C236];[enemies.A:enemies.B];2;0)" office:value-type="string" calcext:value-type="string" office:string-value="Octopus">
              <text:p>Octopus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7" office:value-type="string" calcext:value-type="string">
              <text:p><text:span text:style-name="T903">soul head 6</text:span></text:p>
            </table:table-cell>
            <table:table-cell table:style-name="ce17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Circlet">
              <text:p>Circlet</text:p>
            </table:table-cell>
            <table:table-cell table:style-name="ce17" office:value-type="string" calcext:value-type="string">
              <text:p><text:span text:style-name="T904">red_cap</text:span></text:p>
            </table:table-cell>
            <table:table-cell table:style-name="ce17" table:formula="of:=VLOOKUP([.C237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7" office:value-type="string" calcext:value-type="string">
              <text:p><text:span text:style-name="T905">soul trinket 6</text:span></text:p>
            </table:table-cell>
            <table:table-cell table:style-name="ce17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Embellished Sigil">
              <text:p>Embellished Sigil</text:p>
            </table:table-cell>
            <table:table-cell table:style-name="ce17" office:value-type="string" calcext:value-type="string">
              <text:p><text:span text:style-name="T906">red_cap</text:span></text:p>
            </table:table-cell>
            <table:table-cell table:style-name="ce17" table:formula="of:=VLOOKUP([.C238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7" office:value-type="string" calcext:value-type="string">
              <text:p><text:span text:style-name="T907">soul weapon 6</text:span></text:p>
            </table:table-cell>
            <table:table-cell table:style-name="ce17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Clerics mace">
              <text:p>Clerics mace</text:p>
            </table:table-cell>
            <table:table-cell table:style-name="ce17" office:value-type="string" calcext:value-type="string">
              <text:p><text:span text:style-name="T908">red_cap</text:span></text:p>
            </table:table-cell>
            <table:table-cell table:style-name="ce17" table:formula="of:=VLOOKUP([.C239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7" office:value-type="string" calcext:value-type="string">
              <text:p><text:span text:style-name="T909">blue potion</text:span></text:p>
            </table:table-cell>
            <table:table-cell table:style-name="ce17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910">red_cap</text:span></text:p>
            </table:table-cell>
            <table:table-cell table:style-name="ce17" table:formula="of:=VLOOKUP([.C240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7" office:value-type="string" calcext:value-type="string">
              <text:p><text:span text:style-name="T911">flow body 6</text:span></text:p>
            </table:table-cell>
            <table:table-cell table:style-name="ce17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cloak">
              <text:p>Fine cloth cloak</text:p>
            </table:table-cell>
            <table:table-cell table:style-name="ce17" office:value-type="string" calcext:value-type="string">
              <text:p><text:span text:style-name="T912">red_cap</text:span></text:p>
            </table:table-cell>
            <table:table-cell table:style-name="ce17" table:formula="of:=VLOOKUP([.C241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7" office:value-type="string" calcext:value-type="string">
              <text:p><text:span text:style-name="T913">flow head 6</text:span></text:p>
            </table:table-cell>
            <table:table-cell table:style-name="ce17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ne cloth hood">
              <text:p>Fine cloth hood</text:p>
            </table:table-cell>
            <table:table-cell table:style-name="ce17" office:value-type="string" calcext:value-type="string">
              <text:p><text:span text:style-name="T914">red_cap</text:span></text:p>
            </table:table-cell>
            <table:table-cell table:style-name="ce17" table:formula="of:=VLOOKUP([.C242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7" office:value-type="string" calcext:value-type="string">
              <text:p><text:span text:style-name="T915">flow trinket 6</text:span></text:p>
            </table:table-cell>
            <table:table-cell table:style-name="ce17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Field dagger">
              <text:p>Field dagger</text:p>
            </table:table-cell>
            <table:table-cell table:style-name="ce17" office:value-type="string" calcext:value-type="string">
              <text:p><text:span text:style-name="T916">red_cap</text:span></text:p>
            </table:table-cell>
            <table:table-cell table:style-name="ce17" table:formula="of:=VLOOKUP([.C243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7" office:value-type="string" calcext:value-type="string">
              <text:p><text:span text:style-name="T917">flow weapon 6</text:span></text:p>
            </table:table-cell>
            <table:table-cell table:style-name="ce17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Short sword">
              <text:p>Short sword</text:p>
            </table:table-cell>
            <table:table-cell table:style-name="ce17" office:value-type="string" calcext:value-type="string">
              <text:p><text:span text:style-name="T918">red_cap</text:span></text:p>
            </table:table-cell>
            <table:table-cell table:style-name="ce17" table:formula="of:=VLOOKUP([.C244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7" office:value-type="string" calcext:value-type="string">
              <text:p><text:span text:style-name="T919">grit body 6</text:span></text:p>
            </table:table-cell>
            <table:table-cell table:style-name="ce17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hainmail">
              <text:p>Iron chainmail</text:p>
            </table:table-cell>
            <table:table-cell table:style-name="ce17" office:value-type="string" calcext:value-type="string">
              <text:p><text:span text:style-name="T920">red_cap</text:span></text:p>
            </table:table-cell>
            <table:table-cell table:style-name="ce17" table:formula="of:=VLOOKUP([.C245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7" office:value-type="string" calcext:value-type="string">
              <text:p><text:span text:style-name="T921">grit head 6</text:span></text:p>
            </table:table-cell>
            <table:table-cell table:style-name="ce17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cap">
              <text:p>Iron cap</text:p>
            </table:table-cell>
            <table:table-cell table:style-name="ce17" office:value-type="string" calcext:value-type="string">
              <text:p><text:span text:style-name="T922">red_cap</text:span></text:p>
            </table:table-cell>
            <table:table-cell table:style-name="ce17" table:formula="of:=VLOOKUP([.C246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7" office:value-type="string" calcext:value-type="string">
              <text:p><text:span text:style-name="T923">grit trinket 6</text:span></text:p>
            </table:table-cell>
            <table:table-cell table:style-name="ce17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Iron shield">
              <text:p>Iron shield</text:p>
            </table:table-cell>
            <table:table-cell table:style-name="ce17" office:value-type="string" calcext:value-type="string">
              <text:p><text:span text:style-name="T924">red_cap</text:span></text:p>
            </table:table-cell>
            <table:table-cell table:style-name="ce17" table:formula="of:=VLOOKUP([.C247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7" office:value-type="string" calcext:value-type="string">
              <text:p><text:span text:style-name="T925">grit weapon 6</text:span></text:p>
            </table:table-cell>
            <table:table-cell table:style-name="ce17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Longsword">
              <text:p>Longsword</text:p>
            </table:table-cell>
            <table:table-cell table:style-name="ce17" office:value-type="string" calcext:value-type="string">
              <text:p><text:span text:style-name="T926">red_cap</text:span></text:p>
            </table:table-cell>
            <table:table-cell table:style-name="ce17" table:formula="of:=VLOOKUP([.C248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7" office:value-type="string" calcext:value-type="string">
              <text:p><text:span text:style-name="T927">mind body 6</text:span></text:p>
            </table:table-cell>
            <table:table-cell table:style-name="ce17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robe">
              <text:p>Apprentice robe</text:p>
            </table:table-cell>
            <table:table-cell table:style-name="ce17" office:value-type="string" calcext:value-type="string">
              <text:p><text:span text:style-name="T928">red_cap</text:span></text:p>
            </table:table-cell>
            <table:table-cell table:style-name="ce17" table:formula="of:=VLOOKUP([.C249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7" office:value-type="string" calcext:value-type="string">
              <text:p><text:span text:style-name="T929">mind head 6</text:span></text:p>
            </table:table-cell>
            <table:table-cell table:style-name="ce17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Apprentice hat">
              <text:p>Apprentice hat</text:p>
            </table:table-cell>
            <table:table-cell table:style-name="ce17" office:value-type="string" calcext:value-type="string">
              <text:p><text:span text:style-name="T930">red_cap</text:span></text:p>
            </table:table-cell>
            <table:table-cell table:style-name="ce17" table:formula="of:=VLOOKUP([.C250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7" office:value-type="string" calcext:value-type="string">
              <text:p><text:span text:style-name="T931">mind trinket 6</text:span></text:p>
            </table:table-cell>
            <table:table-cell table:style-name="ce17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Book">
              <text:p>Book</text:p>
            </table:table-cell>
            <table:table-cell table:style-name="ce17" office:value-type="string" calcext:value-type="string">
              <text:p><text:span text:style-name="T932">red_cap</text:span></text:p>
            </table:table-cell>
            <table:table-cell table:style-name="ce17" table:formula="of:=VLOOKUP([.C251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7" office:value-type="string" calcext:value-type="string">
              <text:p><text:span text:style-name="T933">mind weapon 6</text:span></text:p>
            </table:table-cell>
            <table:table-cell table:style-name="ce17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Wand">
              <text:p>Wand</text:p>
            </table:table-cell>
            <table:table-cell table:style-name="ce17" office:value-type="string" calcext:value-type="string">
              <text:p><text:span text:style-name="T934">red_cap</text:span></text:p>
            </table:table-cell>
            <table:table-cell table:style-name="ce17" table:formula="of:=VLOOKUP([.C252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7" office:value-type="string" calcext:value-type="string">
              <text:p><text:span text:style-name="T935">red potion</text:span></text:p>
            </table:table-cell>
            <table:table-cell table:style-name="ce17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936">red_cap</text:span></text:p>
            </table:table-cell>
            <table:table-cell table:style-name="ce17" table:formula="of:=VLOOKUP([.C253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7" office:value-type="string" calcext:value-type="string">
              <text:p><text:span text:style-name="T937">soul body 6</text:span></text:p>
            </table:table-cell>
            <table:table-cell table:style-name="ce17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White robe">
              <text:p>White robe</text:p>
            </table:table-cell>
            <table:table-cell table:style-name="ce17" office:value-type="string" calcext:value-type="string">
              <text:p><text:span text:style-name="T938">red_cap</text:span></text:p>
            </table:table-cell>
            <table:table-cell table:style-name="ce17" table:formula="of:=VLOOKUP([.C254];[enemies.A:enemies.B];2;0)" office:value-type="string" calcext:value-type="string" office:string-value="Red Cap">
              <text:p>Red Cap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7" office:value-type="string" calcext:value-type="string">
              <text:p><text:span text:style-name="T939">blue potion</text:span></text:p>
            </table:table-cell>
            <table:table-cell table:style-name="ce17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940">red_slime</text:span></text:p>
            </table:table-cell>
            <table:table-cell table:style-name="ce17" table:formula="of:=VLOOKUP([.C255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7" office:value-type="string" calcext:value-type="string">
              <text:p><text:span text:style-name="T941">flow body 6</text:span></text:p>
            </table:table-cell>
            <table:table-cell table:style-name="ce17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cloak">
              <text:p>Fine cloth cloak</text:p>
            </table:table-cell>
            <table:table-cell table:style-name="ce17" office:value-type="string" calcext:value-type="string">
              <text:p><text:span text:style-name="T942">red_slime</text:span></text:p>
            </table:table-cell>
            <table:table-cell table:style-name="ce17" table:formula="of:=VLOOKUP([.C256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7" office:value-type="string" calcext:value-type="string">
              <text:p><text:span text:style-name="T943">flow head 6</text:span></text:p>
            </table:table-cell>
            <table:table-cell table:style-name="ce17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ne cloth hood">
              <text:p>Fine cloth hood</text:p>
            </table:table-cell>
            <table:table-cell table:style-name="ce17" office:value-type="string" calcext:value-type="string">
              <text:p><text:span text:style-name="T944">red_slime</text:span></text:p>
            </table:table-cell>
            <table:table-cell table:style-name="ce17" table:formula="of:=VLOOKUP([.C257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7" office:value-type="string" calcext:value-type="string">
              <text:p><text:span text:style-name="T945">flow trinket 6</text:span></text:p>
            </table:table-cell>
            <table:table-cell table:style-name="ce17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Field dagger">
              <text:p>Field dagger</text:p>
            </table:table-cell>
            <table:table-cell table:style-name="ce17" office:value-type="string" calcext:value-type="string">
              <text:p><text:span text:style-name="T946">red_slime</text:span></text:p>
            </table:table-cell>
            <table:table-cell table:style-name="ce17" table:formula="of:=VLOOKUP([.C258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7" office:value-type="string" calcext:value-type="string">
              <text:p><text:span text:style-name="T947">flow weapon 6</text:span></text:p>
            </table:table-cell>
            <table:table-cell table:style-name="ce17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Short sword">
              <text:p>Short sword</text:p>
            </table:table-cell>
            <table:table-cell table:style-name="ce17" office:value-type="string" calcext:value-type="string">
              <text:p><text:span text:style-name="T948">red_slime</text:span></text:p>
            </table:table-cell>
            <table:table-cell table:style-name="ce17" table:formula="of:=VLOOKUP([.C259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7" office:value-type="string" calcext:value-type="string">
              <text:p><text:span text:style-name="T949">grit body 6</text:span></text:p>
            </table:table-cell>
            <table:table-cell table:style-name="ce17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hainmail">
              <text:p>Iron chainmail</text:p>
            </table:table-cell>
            <table:table-cell table:style-name="ce17" office:value-type="string" calcext:value-type="string">
              <text:p><text:span text:style-name="T950">red_slime</text:span></text:p>
            </table:table-cell>
            <table:table-cell table:style-name="ce17" table:formula="of:=VLOOKUP([.C260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5">
            <table:table-cell table:style-name="ce17" office:value-type="string" calcext:value-type="string">
              <text:p><text:span text:style-name="T951">grit head 6</text:span></text:p>
            </table:table-cell>
            <table:table-cell table:style-name="ce17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cap">
              <text:p>Iron cap</text:p>
            </table:table-cell>
            <table:table-cell table:style-name="ce17" office:value-type="string" calcext:value-type="string">
              <text:p><text:span text:style-name="T952">red_slime</text:span></text:p>
            </table:table-cell>
            <table:table-cell table:style-name="ce17" table:formula="of:=VLOOKUP([.C261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6">
            <table:table-cell table:style-name="ce17" office:value-type="string" calcext:value-type="string">
              <text:p><text:span text:style-name="T953">grit trinket 6</text:span></text:p>
            </table:table-cell>
            <table:table-cell table:style-name="ce17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Iron shield">
              <text:p>Iron shield</text:p>
            </table:table-cell>
            <table:table-cell table:style-name="ce17" office:value-type="string" calcext:value-type="string">
              <text:p><text:span text:style-name="T954">red_slime</text:span></text:p>
            </table:table-cell>
            <table:table-cell table:style-name="ce17" table:formula="of:=VLOOKUP([.C262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7">
            <table:table-cell table:style-name="ce17" office:value-type="string" calcext:value-type="string">
              <text:p><text:span text:style-name="T955">grit weapon 6</text:span></text:p>
            </table:table-cell>
            <table:table-cell table:style-name="ce17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Longsword">
              <text:p>Longsword</text:p>
            </table:table-cell>
            <table:table-cell table:style-name="ce17" office:value-type="string" calcext:value-type="string">
              <text:p><text:span text:style-name="T956">red_slime</text:span></text:p>
            </table:table-cell>
            <table:table-cell table:style-name="ce17" table:formula="of:=VLOOKUP([.C263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8">
            <table:table-cell table:style-name="ce17" office:value-type="string" calcext:value-type="string">
              <text:p><text:span text:style-name="T957">mind body 6</text:span></text:p>
            </table:table-cell>
            <table:table-cell table:style-name="ce17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robe">
              <text:p>Apprentice robe</text:p>
            </table:table-cell>
            <table:table-cell table:style-name="ce17" office:value-type="string" calcext:value-type="string">
              <text:p><text:span text:style-name="T958">red_slime</text:span></text:p>
            </table:table-cell>
            <table:table-cell table:style-name="ce17" table:formula="of:=VLOOKUP([.C264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9">
            <table:table-cell table:style-name="ce17" office:value-type="string" calcext:value-type="string">
              <text:p><text:span text:style-name="T959">mind head 6</text:span></text:p>
            </table:table-cell>
            <table:table-cell table:style-name="ce17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Apprentice hat">
              <text:p>Apprentice hat</text:p>
            </table:table-cell>
            <table:table-cell table:style-name="ce17" office:value-type="string" calcext:value-type="string">
              <text:p><text:span text:style-name="T960">red_slime</text:span></text:p>
            </table:table-cell>
            <table:table-cell table:style-name="ce17" table:formula="of:=VLOOKUP([.C265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0">
            <table:table-cell table:style-name="ce17" office:value-type="string" calcext:value-type="string">
              <text:p><text:span text:style-name="T961">mind trinket 6</text:span></text:p>
            </table:table-cell>
            <table:table-cell table:style-name="ce17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Book">
              <text:p>Book</text:p>
            </table:table-cell>
            <table:table-cell table:style-name="ce17" office:value-type="string" calcext:value-type="string">
              <text:p><text:span text:style-name="T962">red_slime</text:span></text:p>
            </table:table-cell>
            <table:table-cell table:style-name="ce17" table:formula="of:=VLOOKUP([.C266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1">
            <table:table-cell table:style-name="ce17" office:value-type="string" calcext:value-type="string">
              <text:p><text:span text:style-name="T963">mind weapon 6</text:span></text:p>
            </table:table-cell>
            <table:table-cell table:style-name="ce17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Wand">
              <text:p>Wand</text:p>
            </table:table-cell>
            <table:table-cell table:style-name="ce17" office:value-type="string" calcext:value-type="string">
              <text:p><text:span text:style-name="T964">red_slime</text:span></text:p>
            </table:table-cell>
            <table:table-cell table:style-name="ce17" table:formula="of:=VLOOKUP([.C267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2">
            <table:table-cell table:style-name="ce17" office:value-type="string" calcext:value-type="string">
              <text:p><text:span text:style-name="T965">red potion</text:span></text:p>
            </table:table-cell>
            <table:table-cell table:style-name="ce17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966">red_slime</text:span></text:p>
            </table:table-cell>
            <table:table-cell table:style-name="ce17" table:formula="of:=VLOOKUP([.C268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3">
            <table:table-cell table:style-name="ce17" office:value-type="string" calcext:value-type="string">
              <text:p><text:span text:style-name="T967">soul body 6</text:span></text:p>
            </table:table-cell>
            <table:table-cell table:style-name="ce17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White robe">
              <text:p>White robe</text:p>
            </table:table-cell>
            <table:table-cell table:style-name="ce17" office:value-type="string" calcext:value-type="string">
              <text:p><text:span text:style-name="T968">red_slime</text:span></text:p>
            </table:table-cell>
            <table:table-cell table:style-name="ce17" table:formula="of:=VLOOKUP([.C269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4">
            <table:table-cell table:style-name="ce17" office:value-type="string" calcext:value-type="string">
              <text:p><text:span text:style-name="T969">soul head 6</text:span></text:p>
            </table:table-cell>
            <table:table-cell table:style-name="ce17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Circlet">
              <text:p>Circlet</text:p>
            </table:table-cell>
            <table:table-cell table:style-name="ce17" office:value-type="string" calcext:value-type="string">
              <text:p><text:span text:style-name="T970">red_slime</text:span></text:p>
            </table:table-cell>
            <table:table-cell table:style-name="ce17" table:formula="of:=VLOOKUP([.C270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5">
            <table:table-cell table:style-name="ce17" office:value-type="string" calcext:value-type="string">
              <text:p><text:span text:style-name="T971">soul trinket 6</text:span></text:p>
            </table:table-cell>
            <table:table-cell table:style-name="ce17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Embellished Sigil">
              <text:p>Embellished Sigil</text:p>
            </table:table-cell>
            <table:table-cell table:style-name="ce17" office:value-type="string" calcext:value-type="string">
              <text:p><text:span text:style-name="T972">red_slime</text:span></text:p>
            </table:table-cell>
            <table:table-cell table:style-name="ce17" table:formula="of:=VLOOKUP([.C271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6">
            <table:table-cell table:style-name="ce17" office:value-type="string" calcext:value-type="string">
              <text:p><text:span text:style-name="T973">soul weapon 6</text:span></text:p>
            </table:table-cell>
            <table:table-cell table:style-name="ce17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Clerics mace">
              <text:p>Clerics mace</text:p>
            </table:table-cell>
            <table:table-cell table:style-name="ce17" office:value-type="string" calcext:value-type="string">
              <text:p><text:span text:style-name="T974">red_slime</text:span></text:p>
            </table:table-cell>
            <table:table-cell table:style-name="ce17" table:formula="of:=VLOOKUP([.C272];[enemies.A:enemies.B];2;0)" office:value-type="string" calcext:value-type="string" office:string-value="Red Slime">
              <text:p>Red Slim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7">
            <table:table-cell table:style-name="ce17" office:value-type="string" calcext:value-type="string">
              <text:p><text:span text:style-name="T975">blue potion</text:span></text:p>
            </table:table-cell>
            <table:table-cell table:style-name="ce17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976">evil_eye</text:span></text:p>
            </table:table-cell>
            <table:table-cell table:style-name="ce17" table:formula="of:=VLOOKUP([.C273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8">
            <table:table-cell table:style-name="ce17" office:value-type="string" calcext:value-type="string">
              <text:p><text:span text:style-name="T977">flow body 9</text:span></text:p>
            </table:table-cell>
            <table:table-cell table:style-name="ce17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uniform">
              <text:p>Rogue uniform</text:p>
            </table:table-cell>
            <table:table-cell table:style-name="ce17" office:value-type="string" calcext:value-type="string">
              <text:p><text:span text:style-name="T978">evil_eye</text:span></text:p>
            </table:table-cell>
            <table:table-cell table:style-name="ce17" table:formula="of:=VLOOKUP([.C274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9">
            <table:table-cell table:style-name="ce17" office:value-type="string" calcext:value-type="string">
              <text:p><text:span text:style-name="T979">flow head 9</text:span></text:p>
            </table:table-cell>
            <table:table-cell table:style-name="ce17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Rogue hood">
              <text:p>Rogue hood</text:p>
            </table:table-cell>
            <table:table-cell table:style-name="ce17" office:value-type="string" calcext:value-type="string">
              <text:p><text:span text:style-name="T980">evil_eye</text:span></text:p>
            </table:table-cell>
            <table:table-cell table:style-name="ce17" table:formula="of:=VLOOKUP([.C275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0">
            <table:table-cell table:style-name="ce17" office:value-type="string" calcext:value-type="string">
              <text:p><text:span text:style-name="T981">flow trinket 9</text:span></text:p>
            </table:table-cell>
            <table:table-cell table:style-name="ce17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Bag of marbles">
              <text:p>Bag of marbles</text:p>
            </table:table-cell>
            <table:table-cell table:style-name="ce17" office:value-type="string" calcext:value-type="string">
              <text:p><text:span text:style-name="T982">evil_eye</text:span></text:p>
            </table:table-cell>
            <table:table-cell table:style-name="ce17" table:formula="of:=VLOOKUP([.C276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1">
            <table:table-cell table:style-name="ce17" office:value-type="string" calcext:value-type="string">
              <text:p><text:span text:style-name="T983">flow weapon 9</text:span></text:p>
            </table:table-cell>
            <table:table-cell table:style-name="ce17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Rogue knife">
              <text:p>Rogue knife</text:p>
            </table:table-cell>
            <table:table-cell table:style-name="ce17" office:value-type="string" calcext:value-type="string">
              <text:p><text:span text:style-name="T984">evil_eye</text:span></text:p>
            </table:table-cell>
            <table:table-cell table:style-name="ce17" table:formula="of:=VLOOKUP([.C277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2">
            <table:table-cell table:style-name="ce17" office:value-type="string" calcext:value-type="string">
              <text:p><text:span text:style-name="T985">grit body 9</text:span></text:p>
            </table:table-cell>
            <table:table-cell table:style-name="ce17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chestplate">
              <text:p>Steel chestplate</text:p>
            </table:table-cell>
            <table:table-cell table:style-name="ce17" office:value-type="string" calcext:value-type="string">
              <text:p><text:span text:style-name="T986">evil_eye</text:span></text:p>
            </table:table-cell>
            <table:table-cell table:style-name="ce17" table:formula="of:=VLOOKUP([.C278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3">
            <table:table-cell table:style-name="ce17" office:value-type="string" calcext:value-type="string">
              <text:p><text:span text:style-name="T987">grit head 9</text:span></text:p>
            </table:table-cell>
            <table:table-cell table:style-name="ce17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helmet">
              <text:p>Steel helmet</text:p>
            </table:table-cell>
            <table:table-cell table:style-name="ce17" office:value-type="string" calcext:value-type="string">
              <text:p><text:span text:style-name="T988">evil_eye</text:span></text:p>
            </table:table-cell>
            <table:table-cell table:style-name="ce17" table:formula="of:=VLOOKUP([.C279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4">
            <table:table-cell table:style-name="ce17" office:value-type="string" calcext:value-type="string">
              <text:p><text:span text:style-name="T989">grit trinket 9</text:span></text:p>
            </table:table-cell>
            <table:table-cell table:style-name="ce17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Buckler">
              <text:p>Steel Buckler</text:p>
            </table:table-cell>
            <table:table-cell table:style-name="ce17" office:value-type="string" calcext:value-type="string">
              <text:p><text:span text:style-name="T990">evil_eye</text:span></text:p>
            </table:table-cell>
            <table:table-cell table:style-name="ce17" table:formula="of:=VLOOKUP([.C280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5">
            <table:table-cell table:style-name="ce17" office:value-type="string" calcext:value-type="string">
              <text:p><text:span text:style-name="T991">grit weapon 9</text:span></text:p>
            </table:table-cell>
            <table:table-cell table:style-name="ce17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Steel longsword">
              <text:p>Steel longsword</text:p>
            </table:table-cell>
            <table:table-cell table:style-name="ce17" office:value-type="string" calcext:value-type="string">
              <text:p><text:span text:style-name="T992">evil_eye</text:span></text:p>
            </table:table-cell>
            <table:table-cell table:style-name="ce17" table:formula="of:=VLOOKUP([.C281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6">
            <table:table-cell table:style-name="ce17" office:value-type="string" calcext:value-type="string">
              <text:p><text:span text:style-name="T993">mind body 9</text:span></text:p>
            </table:table-cell>
            <table:table-cell table:style-name="ce17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robe">
              <text:p>Mage robe</text:p>
            </table:table-cell>
            <table:table-cell table:style-name="ce17" office:value-type="string" calcext:value-type="string">
              <text:p><text:span text:style-name="T994">evil_eye</text:span></text:p>
            </table:table-cell>
            <table:table-cell table:style-name="ce17" table:formula="of:=VLOOKUP([.C282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7">
            <table:table-cell table:style-name="ce17" office:value-type="string" calcext:value-type="string">
              <text:p><text:span text:style-name="T995">mind head 9</text:span></text:p>
            </table:table-cell>
            <table:table-cell table:style-name="ce17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Mage hat">
              <text:p>Mage hat</text:p>
            </table:table-cell>
            <table:table-cell table:style-name="ce17" office:value-type="string" calcext:value-type="string">
              <text:p><text:span text:style-name="T996">evil_eye</text:span></text:p>
            </table:table-cell>
            <table:table-cell table:style-name="ce17" table:formula="of:=VLOOKUP([.C283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8">
            <table:table-cell table:style-name="ce17" office:value-type="string" calcext:value-type="string">
              <text:p><text:span text:style-name="T997">mind trinket 9</text:span></text:p>
            </table:table-cell>
            <table:table-cell table:style-name="ce17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Ink and quill">
              <text:p>Ink and quill</text:p>
            </table:table-cell>
            <table:table-cell table:style-name="ce17" office:value-type="string" calcext:value-type="string">
              <text:p><text:span text:style-name="T998">evil_eye</text:span></text:p>
            </table:table-cell>
            <table:table-cell table:style-name="ce17" table:formula="of:=VLOOKUP([.C284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9">
            <table:table-cell table:style-name="ce17" office:value-type="string" calcext:value-type="string">
              <text:p><text:span text:style-name="T999">mind weapon 9</text:span></text:p>
            </table:table-cell>
            <table:table-cell table:style-name="ce17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Mage wand">
              <text:p>Mage wand</text:p>
            </table:table-cell>
            <table:table-cell table:style-name="ce17" office:value-type="string" calcext:value-type="string">
              <text:p><text:span text:style-name="T1000">evil_eye</text:span></text:p>
            </table:table-cell>
            <table:table-cell table:style-name="ce17" table:formula="of:=VLOOKUP([.C285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0">
            <table:table-cell table:style-name="ce17" office:value-type="string" calcext:value-type="string">
              <text:p><text:span text:style-name="T1001">red potion</text:span></text:p>
            </table:table-cell>
            <table:table-cell table:style-name="ce17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002">evil_eye</text:span></text:p>
            </table:table-cell>
            <table:table-cell table:style-name="ce17" table:formula="of:=VLOOKUP([.C286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1">
            <table:table-cell table:style-name="ce17" office:value-type="string" calcext:value-type="string">
              <text:p><text:span text:style-name="T1003">soul body 9</text:span></text:p>
            </table:table-cell>
            <table:table-cell table:style-name="ce17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004">evil_eye</text:span></text:p>
            </table:table-cell>
            <table:table-cell table:style-name="ce17" table:formula="of:=VLOOKUP([.C287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2">
            <table:table-cell table:style-name="ce17" office:value-type="string" calcext:value-type="string">
              <text:p><text:span text:style-name="T1005">soul head 9</text:span></text:p>
            </table:table-cell>
            <table:table-cell table:style-name="ce17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006">evil_eye</text:span></text:p>
            </table:table-cell>
            <table:table-cell table:style-name="ce17" table:formula="of:=VLOOKUP([.C288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3">
            <table:table-cell table:style-name="ce17" office:value-type="string" calcext:value-type="string">
              <text:p><text:span text:style-name="T1007">soul trinket 9</text:span></text:p>
            </table:table-cell>
            <table:table-cell table:style-name="ce17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008">evil_eye</text:span></text:p>
            </table:table-cell>
            <table:table-cell table:style-name="ce17" table:formula="of:=VLOOKUP([.C289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4">
            <table:table-cell table:style-name="ce17" office:value-type="string" calcext:value-type="string">
              <text:p><text:span text:style-name="T1009">soul weapon 9</text:span></text:p>
            </table:table-cell>
            <table:table-cell table:style-name="ce17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010">evil_eye</text:span></text:p>
            </table:table-cell>
            <table:table-cell table:style-name="ce17" table:formula="of:=VLOOKUP([.C290];[enemies.A:enemies.B];2;0)" office:value-type="string" calcext:value-type="string" office:string-value="Evil Eye">
              <text:p>Evil Eye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5">
            <table:table-cell table:style-name="ce17" office:value-type="string" calcext:value-type="string">
              <text:p><text:span text:style-name="T1011">blue potion</text:span></text:p>
            </table:table-cell>
            <table:table-cell table:style-name="ce17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1012">horned_mushroom</text:span></text:p>
            </table:table-cell>
            <table:table-cell table:style-name="ce17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6">
            <table:table-cell table:style-name="ce17" office:value-type="string" calcext:value-type="string">
              <text:p><text:span text:style-name="T1013">flow body 9</text:span></text:p>
            </table:table-cell>
            <table:table-cell table:style-name="ce17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uniform">
              <text:p>Rogue uniform</text:p>
            </table:table-cell>
            <table:table-cell table:style-name="ce17" office:value-type="string" calcext:value-type="string">
              <text:p><text:span text:style-name="T1014">horned_mushroom</text:span></text:p>
            </table:table-cell>
            <table:table-cell table:style-name="ce17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7">
            <table:table-cell table:style-name="ce17" office:value-type="string" calcext:value-type="string">
              <text:p><text:span text:style-name="T1015">flow head 9</text:span></text:p>
            </table:table-cell>
            <table:table-cell table:style-name="ce17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Rogue hood">
              <text:p>Rogue hood</text:p>
            </table:table-cell>
            <table:table-cell table:style-name="ce17" office:value-type="string" calcext:value-type="string">
              <text:p><text:span text:style-name="T1016">horned_mushroom</text:span></text:p>
            </table:table-cell>
            <table:table-cell table:style-name="ce17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8">
            <table:table-cell table:style-name="ce17" office:value-type="string" calcext:value-type="string">
              <text:p><text:span text:style-name="T1017">flow trinket 9</text:span></text:p>
            </table:table-cell>
            <table:table-cell table:style-name="ce17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Bag of marbles">
              <text:p>Bag of marbles</text:p>
            </table:table-cell>
            <table:table-cell table:style-name="ce17" office:value-type="string" calcext:value-type="string">
              <text:p><text:span text:style-name="T1018">horned_mushroom</text:span></text:p>
            </table:table-cell>
            <table:table-cell table:style-name="ce17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9">
            <table:table-cell table:style-name="ce17" office:value-type="string" calcext:value-type="string">
              <text:p><text:span text:style-name="T1019">flow weapon 9</text:span></text:p>
            </table:table-cell>
            <table:table-cell table:style-name="ce17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Rogue knife">
              <text:p>Rogue knife</text:p>
            </table:table-cell>
            <table:table-cell table:style-name="ce17" office:value-type="string" calcext:value-type="string">
              <text:p><text:span text:style-name="T1020">horned_mushroom</text:span></text:p>
            </table:table-cell>
            <table:table-cell table:style-name="ce17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0">
            <table:table-cell table:style-name="ce17" office:value-type="string" calcext:value-type="string">
              <text:p><text:span text:style-name="T1021">grit body 9</text:span></text:p>
            </table:table-cell>
            <table:table-cell table:style-name="ce17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chestplate">
              <text:p>Steel chestplate</text:p>
            </table:table-cell>
            <table:table-cell table:style-name="ce17" office:value-type="string" calcext:value-type="string">
              <text:p><text:span text:style-name="T1022">horned_mushroom</text:span></text:p>
            </table:table-cell>
            <table:table-cell table:style-name="ce17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1">
            <table:table-cell table:style-name="ce17" office:value-type="string" calcext:value-type="string">
              <text:p><text:span text:style-name="T1023">grit head 9</text:span></text:p>
            </table:table-cell>
            <table:table-cell table:style-name="ce17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helmet">
              <text:p>Steel helmet</text:p>
            </table:table-cell>
            <table:table-cell table:style-name="ce17" office:value-type="string" calcext:value-type="string">
              <text:p><text:span text:style-name="T1024">horned_mushroom</text:span></text:p>
            </table:table-cell>
            <table:table-cell table:style-name="ce17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2">
            <table:table-cell table:style-name="ce17" office:value-type="string" calcext:value-type="string">
              <text:p><text:span text:style-name="T1025">grit trinket 9</text:span></text:p>
            </table:table-cell>
            <table:table-cell table:style-name="ce17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Buckler">
              <text:p>Steel Buckler</text:p>
            </table:table-cell>
            <table:table-cell table:style-name="ce17" office:value-type="string" calcext:value-type="string">
              <text:p><text:span text:style-name="T1026">horned_mushroom</text:span></text:p>
            </table:table-cell>
            <table:table-cell table:style-name="ce17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3">
            <table:table-cell table:style-name="ce17" office:value-type="string" calcext:value-type="string">
              <text:p><text:span text:style-name="T1027">grit weapon 9</text:span></text:p>
            </table:table-cell>
            <table:table-cell table:style-name="ce17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Steel longsword">
              <text:p>Steel longsword</text:p>
            </table:table-cell>
            <table:table-cell table:style-name="ce17" office:value-type="string" calcext:value-type="string">
              <text:p><text:span text:style-name="T1028">horned_mushroom</text:span></text:p>
            </table:table-cell>
            <table:table-cell table:style-name="ce17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4">
            <table:table-cell table:style-name="ce17" office:value-type="string" calcext:value-type="string">
              <text:p><text:span text:style-name="T1029">mind body 9</text:span></text:p>
            </table:table-cell>
            <table:table-cell table:style-name="ce17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robe">
              <text:p>Mage robe</text:p>
            </table:table-cell>
            <table:table-cell table:style-name="ce17" office:value-type="string" calcext:value-type="string">
              <text:p><text:span text:style-name="T1030">horned_mushroom</text:span></text:p>
            </table:table-cell>
            <table:table-cell table:style-name="ce17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5">
            <table:table-cell table:style-name="ce17" office:value-type="string" calcext:value-type="string">
              <text:p><text:span text:style-name="T1031">mind head 9</text:span></text:p>
            </table:table-cell>
            <table:table-cell table:style-name="ce17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Mage hat">
              <text:p>Mage hat</text:p>
            </table:table-cell>
            <table:table-cell table:style-name="ce17" office:value-type="string" calcext:value-type="string">
              <text:p><text:span text:style-name="T1032">horned_mushroom</text:span></text:p>
            </table:table-cell>
            <table:table-cell table:style-name="ce17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6">
            <table:table-cell table:style-name="ce17" office:value-type="string" calcext:value-type="string">
              <text:p><text:span text:style-name="T1033">mind trinket 9</text:span></text:p>
            </table:table-cell>
            <table:table-cell table:style-name="ce17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Ink and quill">
              <text:p>Ink and quill</text:p>
            </table:table-cell>
            <table:table-cell table:style-name="ce17" office:value-type="string" calcext:value-type="string">
              <text:p><text:span text:style-name="T1034">horned_mushroom</text:span></text:p>
            </table:table-cell>
            <table:table-cell table:style-name="ce17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7">
            <table:table-cell table:style-name="ce17" office:value-type="string" calcext:value-type="string">
              <text:p><text:span text:style-name="T1035">mind weapon 9</text:span></text:p>
            </table:table-cell>
            <table:table-cell table:style-name="ce17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Mage wand">
              <text:p>Mage wand</text:p>
            </table:table-cell>
            <table:table-cell table:style-name="ce17" office:value-type="string" calcext:value-type="string">
              <text:p><text:span text:style-name="T1036">horned_mushroom</text:span></text:p>
            </table:table-cell>
            <table:table-cell table:style-name="ce17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8">
            <table:table-cell table:style-name="ce17" office:value-type="string" calcext:value-type="string">
              <text:p><text:span text:style-name="T1037">red potion</text:span></text:p>
            </table:table-cell>
            <table:table-cell table:style-name="ce17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038">horned_mushroom</text:span></text:p>
            </table:table-cell>
            <table:table-cell table:style-name="ce17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9">
            <table:table-cell table:style-name="ce17" office:value-type="string" calcext:value-type="string">
              <text:p><text:span text:style-name="T1039">soul body 9</text:span></text:p>
            </table:table-cell>
            <table:table-cell table:style-name="ce17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040">horned_mushroom</text:span></text:p>
            </table:table-cell>
            <table:table-cell table:style-name="ce17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0">
            <table:table-cell table:style-name="ce17" office:value-type="string" calcext:value-type="string">
              <text:p><text:span text:style-name="T1041">soul head 9</text:span></text:p>
            </table:table-cell>
            <table:table-cell table:style-name="ce17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042">horned_mushroom</text:span></text:p>
            </table:table-cell>
            <table:table-cell table:style-name="ce17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1">
            <table:table-cell table:style-name="ce17" office:value-type="string" calcext:value-type="string">
              <text:p><text:span text:style-name="T1043">soul trinket 9</text:span></text:p>
            </table:table-cell>
            <table:table-cell table:style-name="ce17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044">horned_mushroom</text:span></text:p>
            </table:table-cell>
            <table:table-cell table:style-name="ce17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2">
            <table:table-cell table:style-name="ce17" office:value-type="string" calcext:value-type="string">
              <text:p><text:span text:style-name="T1045">soul weapon 9</text:span></text:p>
            </table:table-cell>
            <table:table-cell table:style-name="ce17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046">horned_mushroom</text:span></text:p>
            </table:table-cell>
            <table:table-cell table:style-name="ce17" table:formula="of:=VLOOKUP([.C308];[enemies.A:enemies.B];2;0)" office:value-type="string" calcext:value-type="string" office:string-value="Horned Mushroom">
              <text:p>Horned Mushroom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3">
            <table:table-cell table:style-name="ce17" office:value-type="string" calcext:value-type="string">
              <text:p><text:span text:style-name="T1047">red potion</text:span></text:p>
            </table:table-cell>
            <table:table-cell table:style-name="ce17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048">skeleton_1</text:span></text:p>
            </table:table-cell>
            <table:table-cell table:style-name="ce17" table:formula="of:=VLOOKUP([.C309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4">
            <table:table-cell table:style-name="ce17" office:value-type="string" calcext:value-type="string">
              <text:p><text:span text:style-name="T1049">red potion</text:span></text:p>
            </table:table-cell>
            <table:table-cell table:style-name="ce17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050">skeleton_1</text:span></text:p>
            </table:table-cell>
            <table:table-cell table:style-name="ce17" table:formula="of:=VLOOKUP([.C310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5">
            <table:table-cell table:style-name="ce17" office:value-type="string" calcext:value-type="string">
              <text:p><text:span text:style-name="T1051">red potion</text:span></text:p>
            </table:table-cell>
            <table:table-cell table:style-name="ce17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052">skeleton_1</text:span></text:p>
            </table:table-cell>
            <table:table-cell table:style-name="ce17" table:formula="of:=VLOOKUP([.C311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6">
            <table:table-cell table:style-name="ce17" office:value-type="string" calcext:value-type="string">
              <text:p><text:span text:style-name="T1053">soul body 9</text:span></text:p>
            </table:table-cell>
            <table:table-cell table:style-name="ce17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054">skeleton_1</text:span></text:p>
            </table:table-cell>
            <table:table-cell table:style-name="ce17" table:formula="of:=VLOOKUP([.C312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7">
            <table:table-cell table:style-name="ce17" office:value-type="string" calcext:value-type="string">
              <text:p><text:span text:style-name="T1055">soul body 9</text:span></text:p>
            </table:table-cell>
            <table:table-cell table:style-name="ce17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056">skeleton_1</text:span></text:p>
            </table:table-cell>
            <table:table-cell table:style-name="ce17" table:formula="of:=VLOOKUP([.C313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8">
            <table:table-cell table:style-name="ce17" office:value-type="string" calcext:value-type="string">
              <text:p><text:span text:style-name="T1057">soul body 9</text:span></text:p>
            </table:table-cell>
            <table:table-cell table:style-name="ce17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058">skeleton_1</text:span></text:p>
            </table:table-cell>
            <table:table-cell table:style-name="ce17" table:formula="of:=VLOOKUP([.C314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9">
            <table:table-cell table:style-name="ce17" office:value-type="string" calcext:value-type="string">
              <text:p><text:span text:style-name="T1059">soul head 9</text:span></text:p>
            </table:table-cell>
            <table:table-cell table:style-name="ce17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060">skeleton_1</text:span></text:p>
            </table:table-cell>
            <table:table-cell table:style-name="ce17" table:formula="of:=VLOOKUP([.C315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0">
            <table:table-cell table:style-name="ce17" office:value-type="string" calcext:value-type="string">
              <text:p><text:span text:style-name="T1061">soul head 9</text:span></text:p>
            </table:table-cell>
            <table:table-cell table:style-name="ce17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062">skeleton_1</text:span></text:p>
            </table:table-cell>
            <table:table-cell table:style-name="ce17" table:formula="of:=VLOOKUP([.C316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1">
            <table:table-cell table:style-name="ce17" office:value-type="string" calcext:value-type="string">
              <text:p><text:span text:style-name="T1063">soul head 9</text:span></text:p>
            </table:table-cell>
            <table:table-cell table:style-name="ce17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064">skeleton_1</text:span></text:p>
            </table:table-cell>
            <table:table-cell table:style-name="ce17" table:formula="of:=VLOOKUP([.C317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2">
            <table:table-cell table:style-name="ce17" office:value-type="string" calcext:value-type="string">
              <text:p><text:span text:style-name="T1065">soul trinket 9</text:span></text:p>
            </table:table-cell>
            <table:table-cell table:style-name="ce17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066">skeleton_1</text:span></text:p>
            </table:table-cell>
            <table:table-cell table:style-name="ce17" table:formula="of:=VLOOKUP([.C318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3">
            <table:table-cell table:style-name="ce17" office:value-type="string" calcext:value-type="string">
              <text:p><text:span text:style-name="T1067">soul trinket 9</text:span></text:p>
            </table:table-cell>
            <table:table-cell table:style-name="ce17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068">skeleton_1</text:span></text:p>
            </table:table-cell>
            <table:table-cell table:style-name="ce17" table:formula="of:=VLOOKUP([.C319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4">
            <table:table-cell table:style-name="ce17" office:value-type="string" calcext:value-type="string">
              <text:p><text:span text:style-name="T1069">soul trinket 9</text:span></text:p>
            </table:table-cell>
            <table:table-cell table:style-name="ce17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070">skeleton_1</text:span></text:p>
            </table:table-cell>
            <table:table-cell table:style-name="ce17" table:formula="of:=VLOOKUP([.C320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5">
            <table:table-cell table:style-name="ce17" office:value-type="string" calcext:value-type="string">
              <text:p><text:span text:style-name="T1071">soul weapon 9</text:span></text:p>
            </table:table-cell>
            <table:table-cell table:style-name="ce17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072">skeleton_1</text:span></text:p>
            </table:table-cell>
            <table:table-cell table:style-name="ce17" table:formula="of:=VLOOKUP([.C321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6">
            <table:table-cell table:style-name="ce17" office:value-type="string" calcext:value-type="string">
              <text:p><text:span text:style-name="T1073">soul weapon 9</text:span></text:p>
            </table:table-cell>
            <table:table-cell table:style-name="ce17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074">skeleton_1</text:span></text:p>
            </table:table-cell>
            <table:table-cell table:style-name="ce17" table:formula="of:=VLOOKUP([.C322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7">
            <table:table-cell table:style-name="ce17" office:value-type="string" calcext:value-type="string">
              <text:p><text:span text:style-name="T1075">soul weapon 9</text:span></text:p>
            </table:table-cell>
            <table:table-cell table:style-name="ce17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076">skeleton_1</text:span></text:p>
            </table:table-cell>
            <table:table-cell table:style-name="ce17" table:formula="of:=VLOOKUP([.C323];[enemies.A:enemies.B];2;0)" office:value-type="string" calcext:value-type="string" office:string-value="Skeleton">
              <text:p>Skeleton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8">
            <table:table-cell table:style-name="ce17" office:value-type="string" calcext:value-type="string">
              <text:p><text:span text:style-name="T1077">blue potion</text:span></text:p>
            </table:table-cell>
            <table:table-cell table:style-name="ce17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Blue potion">
              <text:p>Blue potion</text:p>
            </table:table-cell>
            <table:table-cell table:style-name="ce17" office:value-type="string" calcext:value-type="string">
              <text:p><text:span text:style-name="T1078">thief</text:span></text:p>
            </table:table-cell>
            <table:table-cell table:style-name="ce17" table:formula="of:=VLOOKUP([.C324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9">
            <table:table-cell table:style-name="ce17" office:value-type="string" calcext:value-type="string">
              <text:p><text:span text:style-name="T1079">flow body 9</text:span></text:p>
            </table:table-cell>
            <table:table-cell table:style-name="ce17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Rogue uniform">
              <text:p>Rogue uniform</text:p>
            </table:table-cell>
            <table:table-cell table:style-name="ce17" office:value-type="string" calcext:value-type="string">
              <text:p><text:span text:style-name="T1080">thief</text:span></text:p>
            </table:table-cell>
            <table:table-cell table:style-name="ce17" table:formula="of:=VLOOKUP([.C325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0">
            <table:table-cell table:style-name="ce17" office:value-type="string" calcext:value-type="string">
              <text:p><text:span text:style-name="T1081">flow head 9</text:span></text:p>
            </table:table-cell>
            <table:table-cell table:style-name="ce17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Rogue hood">
              <text:p>Rogue hood</text:p>
            </table:table-cell>
            <table:table-cell table:style-name="ce17" office:value-type="string" calcext:value-type="string">
              <text:p><text:span text:style-name="T1082">thief</text:span></text:p>
            </table:table-cell>
            <table:table-cell table:style-name="ce17" table:formula="of:=VLOOKUP([.C326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1">
            <table:table-cell table:style-name="ce17" office:value-type="string" calcext:value-type="string">
              <text:p><text:span text:style-name="T1083">flow trinket 9</text:span></text:p>
            </table:table-cell>
            <table:table-cell table:style-name="ce17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Bag of marbles">
              <text:p>Bag of marbles</text:p>
            </table:table-cell>
            <table:table-cell table:style-name="ce17" office:value-type="string" calcext:value-type="string">
              <text:p><text:span text:style-name="T1084">thief</text:span></text:p>
            </table:table-cell>
            <table:table-cell table:style-name="ce17" table:formula="of:=VLOOKUP([.C327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2">
            <table:table-cell table:style-name="ce17" office:value-type="string" calcext:value-type="string">
              <text:p><text:span text:style-name="T1085">flow weapon 9</text:span></text:p>
            </table:table-cell>
            <table:table-cell table:style-name="ce17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knife">
              <text:p>Rogue knife</text:p>
            </table:table-cell>
            <table:table-cell table:style-name="ce17" office:value-type="string" calcext:value-type="string">
              <text:p><text:span text:style-name="T1086">thief</text:span></text:p>
            </table:table-cell>
            <table:table-cell table:style-name="ce17" table:formula="of:=VLOOKUP([.C328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3">
            <table:table-cell table:style-name="ce17" office:value-type="string" calcext:value-type="string">
              <text:p><text:span text:style-name="T1087">grit body 9</text:span></text:p>
            </table:table-cell>
            <table:table-cell table:style-name="ce17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Steel chestplate">
              <text:p>Steel chestplate</text:p>
            </table:table-cell>
            <table:table-cell table:style-name="ce17" office:value-type="string" calcext:value-type="string">
              <text:p><text:span text:style-name="T1088">thief</text:span></text:p>
            </table:table-cell>
            <table:table-cell table:style-name="ce17" table:formula="of:=VLOOKUP([.C329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4">
            <table:table-cell table:style-name="ce17" office:value-type="string" calcext:value-type="string">
              <text:p><text:span text:style-name="T1089">grit head 9</text:span></text:p>
            </table:table-cell>
            <table:table-cell table:style-name="ce17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Steel helmet">
              <text:p>Steel helmet</text:p>
            </table:table-cell>
            <table:table-cell table:style-name="ce17" office:value-type="string" calcext:value-type="string">
              <text:p><text:span text:style-name="T1090">thief</text:span></text:p>
            </table:table-cell>
            <table:table-cell table:style-name="ce17" table:formula="of:=VLOOKUP([.C330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5">
            <table:table-cell table:style-name="ce17" office:value-type="string" calcext:value-type="string">
              <text:p><text:span text:style-name="T1091">grit trinket 9</text:span></text:p>
            </table:table-cell>
            <table:table-cell table:style-name="ce17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Buckler">
              <text:p>Steel Buckler</text:p>
            </table:table-cell>
            <table:table-cell table:style-name="ce17" office:value-type="string" calcext:value-type="string">
              <text:p><text:span text:style-name="T1092">thief</text:span></text:p>
            </table:table-cell>
            <table:table-cell table:style-name="ce17" table:formula="of:=VLOOKUP([.C331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6">
            <table:table-cell table:style-name="ce17" office:value-type="string" calcext:value-type="string">
              <text:p><text:span text:style-name="T1093">grit weapon 9</text:span></text:p>
            </table:table-cell>
            <table:table-cell table:style-name="ce17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longsword">
              <text:p>Steel longsword</text:p>
            </table:table-cell>
            <table:table-cell table:style-name="ce17" office:value-type="string" calcext:value-type="string">
              <text:p><text:span text:style-name="T1094">thief</text:span></text:p>
            </table:table-cell>
            <table:table-cell table:style-name="ce17" table:formula="of:=VLOOKUP([.C332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7">
            <table:table-cell table:style-name="ce17" office:value-type="string" calcext:value-type="string">
              <text:p><text:span text:style-name="T1095">mind body 9</text:span></text:p>
            </table:table-cell>
            <table:table-cell table:style-name="ce17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Mage robe">
              <text:p>Mage robe</text:p>
            </table:table-cell>
            <table:table-cell table:style-name="ce17" office:value-type="string" calcext:value-type="string">
              <text:p><text:span text:style-name="T1096">thief</text:span></text:p>
            </table:table-cell>
            <table:table-cell table:style-name="ce17" table:formula="of:=VLOOKUP([.C333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8">
            <table:table-cell table:style-name="ce17" office:value-type="string" calcext:value-type="string">
              <text:p><text:span text:style-name="T1097">mind head 9</text:span></text:p>
            </table:table-cell>
            <table:table-cell table:style-name="ce17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Mage hat">
              <text:p>Mage hat</text:p>
            </table:table-cell>
            <table:table-cell table:style-name="ce17" office:value-type="string" calcext:value-type="string">
              <text:p><text:span text:style-name="T1098">thief</text:span></text:p>
            </table:table-cell>
            <table:table-cell table:style-name="ce17" table:formula="of:=VLOOKUP([.C334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9">
            <table:table-cell table:style-name="ce17" office:value-type="string" calcext:value-type="string">
              <text:p><text:span text:style-name="T1099">mind trinket 9</text:span></text:p>
            </table:table-cell>
            <table:table-cell table:style-name="ce17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Ink and quill">
              <text:p>Ink and quill</text:p>
            </table:table-cell>
            <table:table-cell table:style-name="ce17" office:value-type="string" calcext:value-type="string">
              <text:p><text:span text:style-name="T1100">thief</text:span></text:p>
            </table:table-cell>
            <table:table-cell table:style-name="ce17" table:formula="of:=VLOOKUP([.C335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0">
            <table:table-cell table:style-name="ce17" office:value-type="string" calcext:value-type="string">
              <text:p><text:span text:style-name="T1101">mind weapon 9</text:span></text:p>
            </table:table-cell>
            <table:table-cell table:style-name="ce17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wand">
              <text:p>Mage wand</text:p>
            </table:table-cell>
            <table:table-cell table:style-name="ce17" office:value-type="string" calcext:value-type="string">
              <text:p><text:span text:style-name="T1102">thief</text:span></text:p>
            </table:table-cell>
            <table:table-cell table:style-name="ce17" table:formula="of:=VLOOKUP([.C336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1">
            <table:table-cell table:style-name="ce17" office:value-type="string" calcext:value-type="string">
              <text:p><text:span text:style-name="T1103">red potion</text:span></text:p>
            </table:table-cell>
            <table:table-cell table:style-name="ce17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Red potion">
              <text:p>Red potion</text:p>
            </table:table-cell>
            <table:table-cell table:style-name="ce17" office:value-type="string" calcext:value-type="string">
              <text:p><text:span text:style-name="T1104">thief</text:span></text:p>
            </table:table-cell>
            <table:table-cell table:style-name="ce17" table:formula="of:=VLOOKUP([.C337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2">
            <table:table-cell table:style-name="ce17" office:value-type="string" calcext:value-type="string">
              <text:p><text:span text:style-name="T1105">soul body 9</text:span></text:p>
            </table:table-cell>
            <table:table-cell table:style-name="ce17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White cloak">
              <text:p>White cloak</text:p>
            </table:table-cell>
            <table:table-cell table:style-name="ce17" office:value-type="string" calcext:value-type="string">
              <text:p><text:span text:style-name="T1106">thief</text:span></text:p>
            </table:table-cell>
            <table:table-cell table:style-name="ce17" table:formula="of:=VLOOKUP([.C338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3">
            <table:table-cell table:style-name="ce17" office:value-type="string" calcext:value-type="string">
              <text:p><text:span text:style-name="T1107">soul head 9</text:span></text:p>
            </table:table-cell>
            <table:table-cell table:style-name="ce17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Mitre">
              <text:p>Mitre</text:p>
            </table:table-cell>
            <table:table-cell table:style-name="ce17" office:value-type="string" calcext:value-type="string">
              <text:p><text:span text:style-name="T1108">thief</text:span></text:p>
            </table:table-cell>
            <table:table-cell table:style-name="ce17" table:formula="of:=VLOOKUP([.C339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4">
            <table:table-cell table:style-name="ce17" office:value-type="string" calcext:value-type="string">
              <text:p><text:span text:style-name="T1109">soul trinket 9</text:span></text:p>
            </table:table-cell>
            <table:table-cell table:style-name="ce17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Totem of undying">
              <text:p>Totem of undying</text:p>
            </table:table-cell>
            <table:table-cell table:style-name="ce17" office:value-type="string" calcext:value-type="string">
              <text:p><text:span text:style-name="T1110">thief</text:span></text:p>
            </table:table-cell>
            <table:table-cell table:style-name="ce17" table:formula="of:=VLOOKUP([.C340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5">
            <table:table-cell table:style-name="ce17" office:value-type="string" calcext:value-type="string">
              <text:p><text:span text:style-name="T1111">soul weapon 9</text:span></text:p>
            </table:table-cell>
            <table:table-cell table:style-name="ce17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White scepter">
              <text:p>White scepter</text:p>
            </table:table-cell>
            <table:table-cell table:style-name="ce17" office:value-type="string" calcext:value-type="string">
              <text:p><text:span text:style-name="T1112">thief</text:span></text:p>
            </table:table-cell>
            <table:table-cell table:style-name="ce17" table:formula="of:=VLOOKUP([.C341];[enemies.A:enemies.B];2;0)" office:value-type="string" calcext:value-type="string" office:string-value="Thief">
              <text:p>Thief</text:p>
            </table:table-cell>
            <table:table-cell table:style-name="ce18" office:value-type="float" calcext:value-type="float" office:value="0.01">
              <text:p>0.01</text:p>
            </table:table-cell>
            <table:table-cell table:style-name="ce19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6">
            <table:table-cell table:number-columns-repeated="1024"/>
          </table:table-row>
          <table:table-row table:style-name="ro114">
            <table:table-cell table:number-columns-repeated="1024"/>
          </table:table-row>
        </table:table-row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458">
            <table:table-cell office:value-type="string" calcext:value-type="string">
              <text:p><text:span text:style-name="T1129">enemy_id</text:span></text:p>
            </table:table-cell>
            <table:table-cell office:value-type="string" calcext:value-type="string">
              <text:p><text:span text:style-name="T1130">name</text:span></text:p>
            </table:table-cell>
            <table:table-cell office:value-type="string" calcext:value-type="string">
              <text:p><text:span text:style-name="T1131">hp_max</text:span></text:p>
            </table:table-cell>
            <table:table-cell office:value-type="string" calcext:value-type="string">
              <text:p><text:span text:style-name="T1132">mp_max</text:span></text:p>
            </table:table-cell>
            <table:table-cell office:value-type="string" calcext:value-type="string">
              <text:p><text:span text:style-name="T1133">grit</text:span></text:p>
            </table:table-cell>
            <table:table-cell office:value-type="string" calcext:value-type="string">
              <text:p><text:span text:style-name="T1134">flow</text:span></text:p>
            </table:table-cell>
            <table:table-cell office:value-type="string" calcext:value-type="string">
              <text:p><text:span text:style-name="T1135">mind</text:span></text:p>
            </table:table-cell>
            <table:table-cell office:value-type="string" calcext:value-type="string">
              <text:p><text:span text:style-name="T1136">soul</text:span></text:p>
            </table:table-cell>
            <table:table-cell office:value-type="string" calcext:value-type="string">
              <text:p><text:span text:style-name="T1137">armor</text:span></text:p>
            </table:table-cell>
            <table:table-cell office:value-type="string" calcext:value-type="string">
              <text:p><text:span text:style-name="T1138">marmor</text:span></text:p>
            </table:table-cell>
            <table:table-cell office:value-type="string" calcext:value-type="string">
              <text:p><text:span text:style-name="T1139">exp</text:span></text:p>
            </table:table-cell>
            <table:table-cell office:value-type="string" calcext:value-type="string">
              <text:p><text:span text:style-name="T1140">lvl</text:span></text:p>
            </table:table-cell>
            <table:table-cell table:style-name="ce14" office:value-type="string" calcext:value-type="string">
              <text:p><text:span text:style-name="T1141">LOOT</text:span><text:span text:style-name="T1142">
</text:span><text:span text:style-name="T1143">AMOUT</text:span></text:p>
            </table:table-cell>
            <table:table-cell table:style-name="ce14" office:value-type="string" calcext:value-type="string">
              <text:p><text:span text:style-name="T1144">COMBAT</text:span><text:span text:style-name="T1145">
</text:span><text:span text:style-name="T1146">LOOP</text:span><text:span text:style-name="T1147">
</text:span><text:span text:style-name="T1148">AMOUT</text:span></text:p>
            </table:table-cell>
            <table:table-cell office:value-type="string" calcext:value-type="string">
              <text:p><text:span text:style-name="T1149">description</text:span></text:p>
            </table:table-cell>
            <table:table-cell table:number-columns-repeated="1024"/>
          </table:table-row>
        </table:table-header-rows>
        <table:table-rows>
          <table:table-row table:style-name="ro459">
            <table:table-cell office:value-type="string" calcext:value-type="string">
              <text:p><text:span text:style-name="T1150">tutorial_enemy_1</text:span></text:p>
            </table:table-cell>
            <table:table-cell office:value-type="string" calcext:value-type="string">
              <text:p><text:span text:style-name="T1151">Tiny 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2">A tiny orange mushroom. How cute!</text:span></text:p>
            </table:table-cell>
            <table:table-cell table:number-columns-repeated="1024"/>
          </table:table-row>
          <table:table-row table:style-name="ro460">
            <table:table-cell office:value-type="string" calcext:value-type="string">
              <text:p><text:span text:style-name="T1153">shroom</text:span></text:p>
            </table:table-cell>
            <table:table-cell office:value-type="string" calcext:value-type="string">
              <text:p><text:span text:style-name="T115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5">A tiny orange mushroom. How cute!</text:span></text:p>
            </table:table-cell>
            <table:table-cell table:number-columns-repeated="1024"/>
          </table:table-row>
          <table:table-row table:style-name="ro461">
            <table:table-cell office:value-type="string" calcext:value-type="string">
              <text:p><text:span text:style-name="T1156">rat</text:span></text:p>
            </table:table-cell>
            <table:table-cell office:value-type="string" calcext:value-type="string">
              <text:p><text:span text:style-name="T115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8">A small stinky rat. Ew!</text:span></text:p>
            </table:table-cell>
            <table:table-cell table:number-columns-repeated="1024"/>
          </table:table-row>
          <table:table-row table:style-name="ro462">
            <table:table-cell office:value-type="string" calcext:value-type="string">
              <text:p><text:span text:style-name="T1159">spore</text:span></text:p>
            </table:table-cell>
            <table:table-cell office:value-type="string" calcext:value-type="string">
              <text:p><text:span text:style-name="T116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1">A ball of fluff.</text:span></text:p>
            </table:table-cell>
            <table:table-cell table:number-columns-repeated="1024"/>
          </table:table-row>
          <table:table-row table:style-name="ro463">
            <table:table-cell office:value-type="string" calcext:value-type="string">
              <text:p><text:span text:style-name="T1162">wood_stump</text:span></text:p>
            </table:table-cell>
            <table:table-cell office:value-type="string" calcext:value-type="string">
              <text:p><text:span text:style-name="T116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4">A moving table?</text:span></text:p>
            </table:table-cell>
            <table:table-cell table:number-columns-repeated="1024"/>
          </table:table-row>
          <table:table-row table:style-name="ro464">
            <table:table-cell office:value-type="string" calcext:value-type="string">
              <text:p><text:span text:style-name="T1165">snail</text:span></text:p>
            </table:table-cell>
            <table:table-cell office:value-type="string" calcext:value-type="string">
              <text:p><text:span text:style-name="T116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7">A slow moving house.</text:span></text:p>
            </table:table-cell>
            <table:table-cell table:number-columns-repeated="1024"/>
          </table:table-row>
          <table:table-row table:style-name="ro465">
            <table:table-cell office:value-type="string" calcext:value-type="string">
              <text:p><text:span text:style-name="T1168">orange mushroom</text:span></text:p>
            </table:table-cell>
            <table:table-cell office:value-type="string" calcext:value-type="string">
              <text:p><text:span text:style-name="T1169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0">A larger orange mushroom, this one is feisty!</text:span></text:p>
            </table:table-cell>
            <table:table-cell table:number-columns-repeated="1024"/>
          </table:table-row>
          <table:table-row table:style-name="ro466">
            <table:table-cell office:value-type="string" calcext:value-type="string">
              <text:p><text:span text:style-name="T1171">green_slime</text:span></text:p>
            </table:table-cell>
            <table:table-cell office:value-type="string" calcext:value-type="string">
              <text:p><text:span text:style-name="T1172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3">A small glob of goo.</text:span></text:p>
            </table:table-cell>
            <table:table-cell table:number-columns-repeated="1024"/>
          </table:table-row>
          <table:table-row table:style-name="ro467">
            <table:table-cell office:value-type="string" calcext:value-type="string">
              <text:p><text:span text:style-name="T1174">spider</text:span></text:p>
            </table:table-cell>
            <table:table-cell office:value-type="string" calcext:value-type="string">
              <text:p><text:span text:style-name="T1175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$enemy_combat_loop.A$1:$enemy_combat_loop.A$1048576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6">A eight eyed, eight legged creature. What more to say?</text:span></text:p>
            </table:table-cell>
            <table:table-cell table:number-columns-repeated="1024"/>
          </table:table-row>
          <table:table-row table:style-name="ro468">
            <table:table-cell office:value-type="string" calcext:value-type="string">
              <text:p><text:span text:style-name="T1177">wandering_rock</text:span></text:p>
            </table:table-cell>
            <table:table-cell office:value-type="string" calcext:value-type="string">
              <text:p><text:span text:style-name="T1178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9">A pile of rocks seemingly glued together. Wait its moving?!</text:span></text:p>
            </table:table-cell>
            <table:table-cell table:number-columns-repeated="1024"/>
          </table:table-row>
          <table:table-row table:style-name="ro469">
            <table:table-cell office:value-type="string" calcext:value-type="string">
              <text:p><text:span text:style-name="T1180">pig</text:span></text:p>
            </table:table-cell>
            <table:table-cell office:value-type="string" calcext:value-type="string">
              <text:p><text:span text:style-name="T1181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2">A pink rotunt dog.</text:span></text:p>
            </table:table-cell>
            <table:table-cell table:number-columns-repeated="1024"/>
          </table:table-row>
          <table:table-row table:style-name="ro470">
            <table:table-cell office:value-type="string" calcext:value-type="string">
              <text:p><text:span text:style-name="T1183">blue mushroom</text:span></text:p>
            </table:table-cell>
            <table:table-cell office:value-type="string" calcext:value-type="string">
              <text:p><text:span text:style-name="T1184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5">A bulky blue mushroom.</text:span></text:p>
            </table:table-cell>
            <table:table-cell table:number-columns-repeated="1024"/>
          </table:table-row>
          <table:table-row table:style-name="ro471">
            <table:table-cell office:value-type="string" calcext:value-type="string">
              <text:p><text:span text:style-name="T1186">octopus</text:span></text:p>
            </table:table-cell>
            <table:table-cell office:value-type="string" calcext:value-type="string">
              <text:p><text:span text:style-name="T1187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8">A big slimy floating octopus, atleast you are 50% certain its not a beholder.</text:span></text:p>
            </table:table-cell>
            <table:table-cell table:number-columns-repeated="1024"/>
          </table:table-row>
          <table:table-row table:style-name="ro472">
            <table:table-cell office:value-type="string" calcext:value-type="string">
              <text:p><text:span text:style-name="T1189">blue_slime</text:span></text:p>
            </table:table-cell>
            <table:table-cell office:value-type="string" calcext:value-type="string">
              <text:p><text:span text:style-name="T1190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1">A slimy blue glob stinks of sewage.</text:span></text:p>
            </table:table-cell>
            <table:table-cell table:number-columns-repeated="1024"/>
          </table:table-row>
          <table:table-row table:style-name="ro473">
            <table:table-cell office:value-type="string" calcext:value-type="string">
              <text:p><text:span text:style-name="T1192">red_slime</text:span></text:p>
            </table:table-cell>
            <table:table-cell office:value-type="string" calcext:value-type="string">
              <text:p><text:span text:style-name="T1193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4">A red glob of heat. Is it on fire?</text:span></text:p>
            </table:table-cell>
            <table:table-cell table:number-columns-repeated="1024"/>
          </table:table-row>
          <table:table-row table:style-name="ro474">
            <table:table-cell office:value-type="string" calcext:value-type="string">
              <text:p><text:span text:style-name="T1195">red_cap</text:span></text:p>
            </table:table-cell>
            <table:table-cell office:value-type="string" calcext:value-type="string">
              <text:p><text:span text:style-name="T1196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7">Is this a reskin of orange mushroom?</text:span></text:p>
            </table:table-cell>
            <table:table-cell table:number-columns-repeated="1024"/>
          </table:table-row>
          <table:table-row table:style-name="ro475">
            <table:table-cell office:value-type="string" calcext:value-type="string">
              <text:p><text:span text:style-name="T1198">evil_eye</text:span></text:p>
            </table:table-cell>
            <table:table-cell office:value-type="string" calcext:value-type="string">
              <text:p><text:span text:style-name="T1199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0">A one eyed snake with two arms.</text:span></text:p>
            </table:table-cell>
            <table:table-cell table:number-columns-repeated="1024"/>
          </table:table-row>
          <table:table-row table:style-name="ro476">
            <table:table-cell office:value-type="string" calcext:value-type="string">
              <text:p><text:span text:style-name="T1201">thief</text:span></text:p>
            </table:table-cell>
            <table:table-cell office:value-type="string" calcext:value-type="string">
              <text:p><text:span text:style-name="T1202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3">A ragged man with a dull knife.</text:span></text:p>
            </table:table-cell>
            <table:table-cell table:number-columns-repeated="1024"/>
          </table:table-row>
          <table:table-row table:style-name="ro477">
            <table:table-cell office:value-type="string" calcext:value-type="string">
              <text:p><text:span text:style-name="T1204">horned_mushroom</text:span></text:p>
            </table:table-cell>
            <table:table-cell office:value-type="string" calcext:value-type="string">
              <text:p><text:span text:style-name="T1205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6">A big mushroom with spiky horns growing out of its blue cap.</text:span></text:p>
            </table:table-cell>
            <table:table-cell table:number-columns-repeated="1024"/>
          </table:table-row>
          <table:table-row table:style-name="ro478">
            <table:table-cell office:value-type="string" calcext:value-type="string">
              <text:p><text:span text:style-name="T1207">skeleton_1</text:span></text:p>
            </table:table-cell>
            <table:table-cell office:value-type="string" calcext:value-type="string">
              <text:p><text:span text:style-name="T1208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15">
              <text:p>15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9">The moving skeletal remains of some humanoid creature.</text:span></text:p>
            </table:table-cell>
            <table:table-cell table:number-columns-repeated="1024"/>
          </table:table-row>
          <table:table-row table:number-rows-repeated="43" table:style-name="ro457">
            <table:table-cell table:number-columns-repeated="1024"/>
          </table:table-row>
        </table:table-rows>
      </table:table>
      <table:table table:name="enemy_skills" table:style-name="ta7">
        <table:table-column table:number-columns-repeated="2" table:style-name="co67" table:default-cell-style-name="Default"/>
        <table:table-column table:number-columns-repeated="2" table:style-name="co68" table:default-cell-style-name="Default"/>
        <table:table-column table:number-columns-repeated="1120" table:style-name="co69" table:default-cell-style-name="Default"/>
        <table:table-column table:style-name="co66" table:default-cell-style-name="Default"/>
        <table:table-row table:style-name="ro480">
          <table:table-cell office:value-type="string" calcext:value-type="string">
            <text:p><text:span text:style-name="T1213">enemy_id</text:span></text:p>
          </table:table-cell>
          <table:table-cell office:value-type="string" calcext:value-type="string">
            <text:p><text:span text:style-name="T1214">FOUND</text:span></text:p>
          </table:table-cell>
          <table:table-cell office:value-type="string" calcext:value-type="string">
            <text:p><text:span text:style-name="T1215">skill_id</text:span></text:p>
          </table:table-cell>
          <table:table-cell office:value-type="string" calcext:value-type="string">
            <text:p><text:span text:style-name="T1216">FOUND</text:span></text:p>
          </table:table-cell>
          <table:table-cell office:value-type="string" calcext:value-type="string">
            <text:p><text:span text:style-name="T1217">practice</text:span></text:p>
          </table:table-cell>
          <table:table-cell table:number-columns-repeated="1024"/>
        </table:table-row>
        <table:table-row table:style-name="ro481">
          <table:table-cell office:value-type="string" calcext:value-type="string">
            <text:p><text:span text:style-name="T1218">shroom</text:span></text:p>
          </table:table-cell>
          <table:table-cell table:formula="of:=VLOOKUP([.A2]; [$enemies.A$1:$enemies.B$1048576]; 2; 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219">nudge</text:span></text:p>
          </table:table-cell>
          <table:table-cell table:formula="of:=VLOOKUP([.C2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2">
          <table:table-cell office:value-type="string" calcext:value-type="string">
            <text:p><text:span text:style-name="T1220">rat</text:span></text:p>
          </table:table-cell>
          <table:table-cell table:formula="of:=VLOOKUP([.A3];[enemies.A:enemies.B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221">nudge</text:span></text:p>
          </table:table-cell>
          <table:table-cell table:formula="of:=VLOOKUP([.C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3">
          <table:table-cell office:value-type="string" calcext:value-type="string">
            <text:p><text:span text:style-name="T1222">spore</text:span></text:p>
          </table:table-cell>
          <table:table-cell table:formula="of:=VLOOKUP([.A4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223">nudge</text:span></text:p>
          </table:table-cell>
          <table:table-cell table:formula="of:=VLOOKUP([.C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4">
          <table:table-cell office:value-type="string" calcext:value-type="string">
            <text:p><text:span text:style-name="T1224">wood_stump</text:span></text:p>
          </table:table-cell>
          <table:table-cell table:formula="of:=VLOOKUP([.A5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225">nudge</text:span></text:p>
          </table:table-cell>
          <table:table-cell table:formula="of:=VLOOKUP([.C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5">
          <table:table-cell office:value-type="string" calcext:value-type="string">
            <text:p><text:span text:style-name="T1226">snail</text:span></text:p>
          </table:table-cell>
          <table:table-cell table:formula="of:=VLOOKUP([.A6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227">nudge</text:span></text:p>
          </table:table-cell>
          <table:table-cell table:formula="of:=VLOOKUP([.C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6">
          <table:table-cell office:value-type="string" calcext:value-type="string">
            <text:p><text:span text:style-name="T1228">orange mushroom</text:span></text:p>
          </table:table-cell>
          <table:table-cell table:formula="of:=VLOOKUP([.A7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229">nudge</text:span></text:p>
          </table:table-cell>
          <table:table-cell table:formula="of:=VLOOKUP([.C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7">
          <table:table-cell office:value-type="string" calcext:value-type="string">
            <text:p><text:span text:style-name="T1230">green_slime</text:span></text:p>
          </table:table-cell>
          <table:table-cell table:formula="of:=VLOOKUP([.A8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231">nudge</text:span></text:p>
          </table:table-cell>
          <table:table-cell table:formula="of:=VLOOKUP([.C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8">
          <table:table-cell office:value-type="string" calcext:value-type="string">
            <text:p><text:span text:style-name="T1232">spider</text:span></text:p>
          </table:table-cell>
          <table:table-cell table:formula="of:=VLOOKUP([.A9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233">nudge</text:span></text:p>
          </table:table-cell>
          <table:table-cell table:formula="of:=VLOOKUP([.C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9">
          <table:table-cell office:value-type="string" calcext:value-type="string">
            <text:p><text:span text:style-name="T1234">wandering_rock</text:span></text:p>
          </table:table-cell>
          <table:table-cell table:formula="of:=VLOOKUP([.A10]; [$enemies.A$1:$enemies.B$1048576]; 2; 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235">nudge</text:span></text:p>
          </table:table-cell>
          <table:table-cell table:formula="of:=VLOOKUP([.C10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0">
          <table:table-cell office:value-type="string" calcext:value-type="string">
            <text:p><text:span text:style-name="T1236">pig</text:span></text:p>
          </table:table-cell>
          <table:table-cell table:formula="of:=VLOOKUP([.A11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237">nudge</text:span></text:p>
          </table:table-cell>
          <table:table-cell table:formula="of:=VLOOKUP([.C11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1">
          <table:table-cell office:value-type="string" calcext:value-type="string">
            <text:p><text:span text:style-name="T1238">tutorial_enemy_1</text:span></text:p>
          </table:table-cell>
          <table:table-cell table:formula="of:=VLOOKUP([.A12];[enemies.A:enemies.B];2;0)" office:value-type="string" calcext:value-type="string" office:string-value="Tiny shroom">
            <text:p>Tiny shroom</text:p>
          </table:table-cell>
          <table:table-cell office:value-type="string" calcext:value-type="string">
            <text:p><text:span text:style-name="T1239">nudge</text:span></text:p>
          </table:table-cell>
          <table:table-cell table:formula="of:=VLOOKUP([.C12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2">
          <table:table-cell office:value-type="string" calcext:value-type="string">
            <text:p><text:span text:style-name="T1240">blue mushroom</text:span></text:p>
          </table:table-cell>
          <table:table-cell table:formula="of:=VLOOKUP([.A13];[enemies.A:enemies.B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241">nudge</text:span></text:p>
          </table:table-cell>
          <table:table-cell table:formula="of:=VLOOKUP([.C1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3">
          <table:table-cell office:value-type="string" calcext:value-type="string">
            <text:p><text:span text:style-name="T1242">octopus</text:span></text:p>
          </table:table-cell>
          <table:table-cell table:formula="of:=VLOOKUP([.A14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243">nudge</text:span></text:p>
          </table:table-cell>
          <table:table-cell table:formula="of:=VLOOKUP([.C1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4">
          <table:table-cell office:value-type="string" calcext:value-type="string">
            <text:p><text:span text:style-name="T1244">blue_slime</text:span></text:p>
          </table:table-cell>
          <table:table-cell table:formula="of:=VLOOKUP([.A15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245">nudge</text:span></text:p>
          </table:table-cell>
          <table:table-cell table:formula="of:=VLOOKUP([.C1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5">
          <table:table-cell office:value-type="string" calcext:value-type="string">
            <text:p><text:span text:style-name="T1246">red_slime</text:span></text:p>
          </table:table-cell>
          <table:table-cell table:formula="of:=VLOOKUP([.A16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247">nudge</text:span></text:p>
          </table:table-cell>
          <table:table-cell table:formula="of:=VLOOKUP([.C1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6">
          <table:table-cell office:value-type="string" calcext:value-type="string">
            <text:p><text:span text:style-name="T1248">red_cap</text:span></text:p>
          </table:table-cell>
          <table:table-cell table:formula="of:=VLOOKUP([.A17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249">nudge</text:span></text:p>
          </table:table-cell>
          <table:table-cell table:formula="of:=VLOOKUP([.C1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7">
          <table:table-cell office:value-type="string" calcext:value-type="string">
            <text:p><text:span text:style-name="T1250">evil_eye</text:span></text:p>
          </table:table-cell>
          <table:table-cell table:formula="of:=VLOOKUP([.A18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251">nudge</text:span></text:p>
          </table:table-cell>
          <table:table-cell table:formula="of:=VLOOKUP([.C1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8">
          <table:table-cell office:value-type="string" calcext:value-type="string">
            <text:p><text:span text:style-name="T1252">thief</text:span></text:p>
          </table:table-cell>
          <table:table-cell table:formula="of:=VLOOKUP([.A19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253">nudge</text:span></text:p>
          </table:table-cell>
          <table:table-cell table:formula="of:=VLOOKUP([.C1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9">
          <table:table-cell office:value-type="string" calcext:value-type="string">
            <text:p><text:span text:style-name="T1254">horned_mushroom</text:span></text:p>
          </table:table-cell>
          <table:table-cell table:formula="of:=VLOOKUP([.A20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255">nudge</text:span></text:p>
          </table:table-cell>
          <table:table-cell table:formula="of:=VLOOKUP([.C20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500">
          <table:table-cell office:value-type="string" calcext:value-type="string">
            <text:p><text:span text:style-name="T1256">skeleton_1</text:span></text:p>
          </table:table-cell>
          <table:table-cell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257">swing</text:span></text:p>
          </table:table-cell>
          <table:table-cell table:formula="of:=VLOOKUP([.C21];[skills.A:skills.B];2;0)" office:value-type="string" calcext:value-type="string" office:string-value="Swing">
            <text:p>Swing</text:p>
          </table:table-cell>
          <table:table-cell office:value-type="float" calcext:value-type="float" office:value="75">
            <text:p>75</text:p>
          </table:table-cell>
          <table:table-cell table:number-columns-repeated="1024"/>
        </table:table-row>
        <table:table-row table:style-name="ro501">
          <table:table-cell table:number-columns-repeated="1024"/>
        </table:table-row>
        <table:table-row table:number-rows-repeated="42" table:style-name="ro479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1" table:default-cell-style-name="Default"/>
        </table:table-header-columns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number-columns-repeated="1118" table:style-name="co76" table:default-cell-style-name="Default"/>
        <table:table-column table:style-name="co70" table:default-cell-style-name="Default"/>
        <table:table-header-rows>
          <table:table-row table:style-name="ro503">
            <table:table-cell office:value-type="string" calcext:value-type="string">
              <text:p><text:span text:style-name="T1261">enemy_id</text:span></text:p>
            </table:table-cell>
            <table:table-cell table:style-name="ce7" office:value-type="string" calcext:value-type="string">
              <text:p><text:span text:style-name="T1262">FOUND</text:span></text:p>
            </table:table-cell>
            <table:table-cell office:value-type="string" calcext:value-type="string">
              <text:p><text:span text:style-name="T1263">skill_id</text:span></text:p>
            </table:table-cell>
            <table:table-cell table:style-name="ce7" office:value-type="string" calcext:value-type="string">
              <text:p><text:span text:style-name="T1264">FOUND</text:span></text:p>
            </table:table-cell>
            <table:table-cell office:value-type="string" calcext:value-type="string">
              <text:p><text:span text:style-name="T1265">target</text:span></text:p>
            </table:table-cell>
            <table:table-cell office:value-type="string" calcext:value-type="string">
              <text:p><text:span text:style-name="T1266">order</text:span></text:p>
            </table:table-cell>
            <table:table-cell table:number-columns-repeated="1024"/>
          </table:table-row>
        </table:table-header-rows>
        <table:table-rows>
          <table:table-row table:style-name="ro504">
            <table:table-cell office:value-type="string" calcext:value-type="string">
              <text:p><text:span text:style-name="T1267">blue mushroom</text:span></text:p>
            </table:table-cell>
            <table:table-cell table:style-name="ce7" table:formula="of:=VLOOKUP([.A2]; [$enemies.A$1:$enemies.B$1048576]; 2; 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68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5">
            <table:table-cell office:value-type="string" calcext:value-type="string">
              <text:p><text:span text:style-name="T1270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71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6">
            <table:table-cell office:value-type="string" calcext:value-type="string">
              <text:p><text:span text:style-name="T1273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74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7">
            <table:table-cell office:value-type="string" calcext:value-type="string">
              <text:p><text:span text:style-name="T1276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77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8">
            <table:table-cell office:value-type="string" calcext:value-type="string">
              <text:p><text:span text:style-name="T1279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80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9">
            <table:table-cell office:value-type="string" calcext:value-type="string">
              <text:p><text:span text:style-name="T1282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83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0">
            <table:table-cell office:value-type="string" calcext:value-type="string">
              <text:p><text:span text:style-name="T1285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86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1">
            <table:table-cell office:value-type="string" calcext:value-type="string">
              <text:p><text:span text:style-name="T1288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89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2">
            <table:table-cell office:value-type="string" calcext:value-type="string">
              <text:p><text:span text:style-name="T1291">rat</text:span></text:p>
            </table:table-cell>
            <table:table-cell table:style-name="ce7" table:formula="of:=VLOOKUP([.A10]; [$enemies.A$1:$enemies.B$1048576]; 2; 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92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3">
            <table:table-cell office:value-type="string" calcext:value-type="string">
              <text:p><text:span text:style-name="T1294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95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4">
            <table:table-cell office:value-type="string" calcext:value-type="string">
              <text:p><text:span text:style-name="T1297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98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5">
            <table:table-cell office:value-type="string" calcext:value-type="string">
              <text:p><text:span text:style-name="T1300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01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6">
            <table:table-cell office:value-type="string" calcext:value-type="string">
              <text:p><text:span text:style-name="T1303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04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7">
            <table:table-cell office:value-type="string" calcext:value-type="string">
              <text:p><text:span text:style-name="T1306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07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8">
            <table:table-cell office:value-type="string" calcext:value-type="string">
              <text:p><text:span text:style-name="T1309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10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9">
            <table:table-cell office:value-type="string" calcext:value-type="string">
              <text:p><text:span text:style-name="T1312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13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0">
            <table:table-cell office:value-type="string" calcext:value-type="string">
              <text:p><text:span text:style-name="T1315">tutorial_enemy_1</text:span></text:p>
            </table:table-cell>
            <table:table-cell table:style-name="ce7" table:formula="of:=VLOOKUP([.A18];[enemies.A:enemies.B];2;0)" office:value-type="string" calcext:value-type="string" office:string-value="Tiny shroom">
              <text:p>Tiny shroom</text:p>
            </table:table-cell>
            <table:table-cell office:value-type="string" calcext:value-type="string">
              <text:p><text:span text:style-name="T1316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1">
            <table:table-cell office:value-type="string" calcext:value-type="string">
              <text:p><text:span text:style-name="T1318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19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2">
            <table:table-cell office:value-type="string" calcext:value-type="string">
              <text:p><text:span text:style-name="T1321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22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3">EHT</text:span></text:p>
            </table:table-cell>
            <table:table-cell office:value-type="float" calcext:value-type="float" office:value="2">
              <text:p>2</text:p>
            </table:table-cell>
            <table:table-cell table:number-columns-repeated="1024"/>
          </table:table-row>
          <table:table-row table:style-name="ro523">
            <table:table-cell office:value-type="string" calcext:value-type="string">
              <text:p><text:span text:style-name="T1324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25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2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4">
            <table:table-cell table:number-columns-repeated="1024"/>
          </table:table-row>
          <table:table-row table:style-name="ro502">
            <table:table-cell table:number-columns-repeated="1024"/>
          </table:table-row>
          <table:table-row table:style-name="ro525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6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7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8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9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0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1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2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3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4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5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6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7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8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9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0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1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2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3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4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5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number-rows-repeated="20" table:style-name="ro502">
            <table:table-cell table:number-columns-repeated="1024"/>
          </table:table-row>
        </table:table-rows>
      </table:table>
      <table:table table:name="skills" table:style-name="ta9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number-columns-repeated="3"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number-columns-repeated="1113" table:style-name="co87" table:default-cell-style-name="Default"/>
        <table:table-column table:style-name="co77" table:default-cell-style-name="Default"/>
        <table:table-row table:style-name="ro547">
          <table:table-cell office:value-type="string" calcext:value-type="string">
            <text:p><text:span text:style-name="T1330">skill_id</text:span></text:p>
          </table:table-cell>
          <table:table-cell office:value-type="string" calcext:value-type="string">
            <text:p><text:span text:style-name="T1331">name</text:span></text:p>
          </table:table-cell>
          <table:table-cell office:value-type="string" calcext:value-type="string">
            <text:p><text:span text:style-name="T1332">script_to_run</text:span></text:p>
          </table:table-cell>
          <table:table-cell office:value-type="string" calcext:value-type="string">
            <text:p><text:span text:style-name="T1333">target_self_is_valid</text:span></text:p>
          </table:table-cell>
          <table:table-cell office:value-type="string" calcext:value-type="string">
            <text:p><text:span text:style-name="T1334">target_others_is_valid</text:span></text:p>
          </table:table-cell>
          <table:table-cell office:value-type="string" calcext:value-type="string">
            <text:p><text:span text:style-name="T1335">must_be_fighting</text:span></text:p>
          </table:table-cell>
          <table:table-cell office:value-type="string" calcext:value-type="string">
            <text:p><text:span text:style-name="T1336">can_be_practiced</text:span></text:p>
          </table:table-cell>
          <table:table-cell office:value-type="string" calcext:value-type="string">
            <text:p><text:span text:style-name="T1337">level_req</text:span></text:p>
          </table:table-cell>
          <table:table-cell office:value-type="string" calcext:value-type="string">
            <text:p><text:span text:style-name="T1338">use_perspectives</text:span></text:p>
          </table:table-cell>
          <table:table-cell table:style-name="ce7" office:value-type="string" calcext:value-type="string">
            <text:p><text:span text:style-name="T1339">FOUND</text:span></text:p>
          </table:table-cell>
          <table:table-cell office:value-type="string" calcext:value-type="string">
            <text:p><text:span text:style-name="T1340">description</text:span>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341">swing</text:span></text:p>
          </table:table-cell>
          <table:table-cell office:value-type="string" calcext:value-type="string">
            <text:p><text:span text:style-name="T1342">Swing</text:span></text:p>
          </table:table-cell>
          <table:table-cell office:value-type="string" calcext:value-type="string">
            <text:p><text:span text:style-name="T1343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4">swing</text:span></text:p>
          </table:table-cell>
          <table:table-cell table:style-name="ce7" table:formula="of:=VLOOKUP([.I2]; [$use_perspectives.A$1:$use_perspectives.B$1048576]; 2; 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45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<text:span text:style-name="T1346">ethereal</text:span></text:p>
          </table:table-cell>
          <table:table-cell office:value-type="string" calcext:value-type="string">
            <text:p><text:span text:style-name="T1347">Become Ethereal</text:span></text:p>
          </table:table-cell>
          <table:table-cell office:value-type="string" calcext:value-type="string">
            <text:p><text:span text:style-name="T1348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49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50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550">
          <table:table-cell office:value-type="string" calcext:value-type="string">
            <text:p><text:span text:style-name="T1351">cure light wounds</text:span></text:p>
          </table:table-cell>
          <table:table-cell office:value-type="string" calcext:value-type="string">
            <text:p><text:span text:style-name="T1352">Cure Light Wounds</text:span></text:p>
          </table:table-cell>
          <table:table-cell office:value-type="string" calcext:value-type="string">
            <text:p><text:span text:style-name="T1353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54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5">Heal your target for 10 HP#END#+ Soul Amplified by DMG-AMP.#END#</text:span></text:p>
          </table:table-cell>
          <table:table-cell table:number-columns-repeated="1024"/>
        </table:table-row>
        <table:table-row table:style-name="ro551">
          <table:table-cell office:value-type="string" calcext:value-type="string">
            <text:p><text:span text:style-name="T1356">bash</text:span></text:p>
          </table:table-cell>
          <table:table-cell office:value-type="string" calcext:value-type="string">
            <text:p><text:span text:style-name="T1357">Bash</text:span></text:p>
          </table:table-cell>
          <table:table-cell office:value-type="string" calcext:value-type="string">
            <text:p><text:span text:style-name="T1358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59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60">Swing at your target.#END#If damage is dealt:#END#Stun them for DURATION turns.#END#</text:span></text:p>
          </table:table-cell>
          <table:table-cell table:number-columns-repeated="1024"/>
        </table:table-row>
        <table:table-row table:style-name="ro552">
          <table:table-cell office:value-type="string" calcext:value-type="string">
            <text:p><text:span text:style-name="T1361">double whack</text:span></text:p>
          </table:table-cell>
          <table:table-cell office:value-type="string" calcext:value-type="string">
            <text:p><text:span text:style-name="T1362">Double Whack</text:span></text:p>
          </table:table-cell>
          <table:table-cell office:value-type="string" calcext:value-type="string">
            <text:p><text:span text:style-name="T1363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64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65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553">
          <table:table-cell office:value-type="string" calcext:value-type="string">
            <text:p><text:span text:style-name="T1366">smite</text:span></text:p>
          </table:table-cell>
          <table:table-cell office:value-type="string" calcext:value-type="string">
            <text:p><text:span text:style-name="T1367">Smite</text:span></text:p>
          </table:table-cell>
          <table:table-cell office:value-type="string" calcext:value-type="string">
            <text:p><text:span text:style-name="T1368">Smit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69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70">Smite your target.#END#Dealing pure damage amplified by DMG-AMP.#END#</text:span></text:p>
          </table:table-cell>
          <table:table-cell table:number-columns-repeated="1024"/>
        </table:table-row>
        <table:table-row table:style-name="ro554">
          <table:table-cell office:value-type="string" calcext:value-type="string">
            <text:p><text:span text:style-name="T1371">mage armor</text:span></text:p>
          </table:table-cell>
          <table:table-cell office:value-type="string" calcext:value-type="string">
            <text:p><text:span text:style-name="T1372">Mage Armor</text:span></text:p>
          </table:table-cell>
          <table:table-cell office:value-type="string" calcext:value-type="string">
            <text:p><text:span text:style-name="T1373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4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75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555">
          <table:table-cell office:value-type="string" calcext:value-type="string">
            <text:p><text:span text:style-name="T1376">magic missile</text:span></text:p>
          </table:table-cell>
          <table:table-cell office:value-type="string" calcext:value-type="string">
            <text:p><text:span text:style-name="T1377">Magic Missile</text:span></text:p>
          </table:table-cell>
          <table:table-cell office:value-type="string" calcext:value-type="string">
            <text:p><text:span text:style-name="T1378">MagicMissile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9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80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556">
          <table:table-cell office:value-type="string" calcext:value-type="string">
            <text:p><text:span text:style-name="T1381">nudge</text:span></text:p>
          </table:table-cell>
          <table:table-cell office:value-type="string" calcext:value-type="string">
            <text:p><text:span text:style-name="T1382">Nudge</text:span></text:p>
          </table:table-cell>
          <table:table-cell office:value-type="string" calcext:value-type="string">
            <text:p><text:span text:style-name="T1383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84">nudge</text:span></text:p>
          </table:table-cell>
          <table:table-cell table:style-name="ce7" table:formula="of:=VLOOKUP([.I10]; [$use_perspectives.A$1:$use_perspectives.B$1048576]; 2; 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85">The monster variant of a swing!#END#</text:span></text:p>
          </table:table-cell>
          <table:table-cell table:number-columns-repeated="1024"/>
        </table:table-row>
        <table:table-row table:style-name="ro557">
          <table:table-cell office:value-type="string" calcext:value-type="string">
            <text:p><text:span text:style-name="T1386">regen_hp30</text:span></text:p>
          </table:table-cell>
          <table:table-cell table:style-name="ce13" office:value-type="string" calcext:value-type="string">
            <text:p>Minor Health Regen</text:p>
          </table:table-cell>
          <table:table-cell office:value-type="string" calcext:value-type="string">
            <text:p><text:span text:style-name="T1387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88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89">Regenerate 30% of max Health.#END#</text:span></text:p>
          </table:table-cell>
          <table:table-cell table:number-columns-repeated="1024"/>
        </table:table-row>
        <table:table-row table:style-name="ro558">
          <table:table-cell office:value-type="string" calcext:value-type="string">
            <text:p><text:span text:style-name="T1390">regen_mp30</text:span></text:p>
          </table:table-cell>
          <table:table-cell table:style-name="ce13" office:value-type="string" calcext:value-type="string">
            <text:p>Minor Magicka Regen</text:p>
          </table:table-cell>
          <table:table-cell office:value-type="string" calcext:value-type="string">
            <text:p><text:span text:style-name="T1391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2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93">Regenerate 30% of max Magicka.#END#</text:span></text:p>
          </table:table-cell>
          <table:table-cell table:number-columns-repeated="1024"/>
        </table:table-row>
        <table:table-row table:style-name="ro559">
          <table:table-cell table:number-columns-repeated="1024"/>
        </table:table-row>
        <table:table-row table:number-rows-repeated="51" table:style-name="ro546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89" table:default-cell-style-name="Default"/>
        </table:table-header-columns>
        <table:table-column table:style-name="co89" table:default-cell-style-name="Default"/>
        <table:table-column table:style-name="co90" table:default-cell-style-name="Default"/>
        <table:table-column table:number-columns-repeated="1122" table:style-name="co91" table:default-cell-style-name="Default"/>
        <table:table-column table:style-name="co88" table:default-cell-style-name="Default"/>
        <table:table-header-rows>
          <table:table-row table:style-name="ro561">
            <table:table-cell office:value-type="string" calcext:value-type="string">
              <text:p><text:span text:style-name="T1397">skill_id</text:span></text:p>
            </table:table-cell>
            <table:table-cell table:style-name="ce7" office:value-type="string" calcext:value-type="string">
              <text:p><text:span text:style-name="T1398">FOUND</text:span></text:p>
            </table:table-cell>
            <table:table-cell office:value-type="string" calcext:value-type="string">
              <text:p><text:span text:style-name="T1399">value_name</text:span></text:p>
            </table:table-cell>
            <table:table-cell office:value-type="string" calcext:value-type="string">
              <text:p><text:span text:style-name="T1400">value0</text:span></text:p>
            </table:table-cell>
            <table:table-cell office:value-type="string" calcext:value-type="string">
              <text:p><text:span text:style-name="T1401">value1</text:span></text:p>
            </table:table-cell>
            <table:table-cell office:value-type="string" calcext:value-type="string">
              <text:p><text:span text:style-name="T1402">value2</text:span></text:p>
            </table:table-cell>
            <table:table-cell office:value-type="string" calcext:value-type="string">
              <text:p><text:span text:style-name="T1403">value3</text:span></text:p>
            </table:table-cell>
            <table:table-cell office:value-type="string" calcext:value-type="string">
              <text:p><text:span text:style-name="T1404">value4</text:span></text:p>
            </table:table-cell>
            <table:table-cell office:value-type="string" calcext:value-type="string">
              <text:p><text:span text:style-name="T1405">value5</text:span></text:p>
            </table:table-cell>
            <table:table-cell office:value-type="string" calcext:value-type="string">
              <text:p><text:span text:style-name="T1406">value6</text:span></text:p>
            </table:table-cell>
            <table:table-cell office:value-type="string" calcext:value-type="string">
              <text:p><text:span text:style-name="T1407">value7</text:span></text:p>
            </table:table-cell>
            <table:table-cell office:value-type="string" calcext:value-type="string">
              <text:p><text:span text:style-name="T1408">value8</text:span></text:p>
            </table:table-cell>
            <table:table-cell office:value-type="string" calcext:value-type="string">
              <text:p><text:span text:style-name="T1409">value9</text:span></text:p>
            </table:table-cell>
            <table:table-cell table:number-columns-repeated="1024"/>
          </table:table-row>
        </table:table-header-rows>
        <table:table-rows>
          <table:table-row table:style-name="ro562">
            <table:table-cell office:value-type="string" calcext:value-type="string">
              <text:p><text:span text:style-name="T1410">bash</text:span></text:p>
            </table:table-cell>
            <table:table-cell table:style-name="ce7" table:formula="of:=VLOOKUP([.A2]; [$skills.A$1:$skills.B$1048576]; 2; 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1">chanc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number-columns-repeated="1024"/>
          </table:table-row>
          <table:table-row table:style-name="ro563">
            <table:table-cell office:value-type="string" calcext:value-type="string">
              <text:p><text:span text:style-name="T1412">bash</text:span></text:p>
            </table:table-cell>
            <table:table-cell table:style-name="ce7" table:formula="of:=VLOOKUP([.A3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3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564">
            <table:table-cell office:value-type="string" calcext:value-type="string">
              <text:p><text:span text:style-name="T1414">bash</text:span></text:p>
            </table:table-cell>
            <table:table-cell table:style-name="ce7" table:formula="of:=VLOOKUP([.A4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5">damag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65">
            <table:table-cell office:value-type="string" calcext:value-type="string">
              <text:p><text:span text:style-name="T1416">bash</text:span></text:p>
            </table:table-cell>
            <table:table-cell table:style-name="ce7" table:formula="of:=VLOOKUP([.A5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7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566">
            <table:table-cell office:value-type="string" calcext:value-type="string">
              <text:p><text:span text:style-name="T1418">bash</text:span></text:p>
            </table:table-cell>
            <table:table-cell table:style-name="ce7" table:formula="of:=VLOOKUP([.A6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9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 office:value-type="float" calcext:value-type="float" office:value="100">
              <text:p>100</text:p>
            </table:table-cell>
            <table:table-cell table:style-name="ce17" office:value-type="float" calcext:value-type="float" office:value="120">
              <text:p>120</text:p>
            </table:table-cell>
            <table:table-cell table:style-name="ce20"/>
            <table:table-cell table:number-columns-repeated="1024"/>
          </table:table-row>
          <table:table-row table:style-name="ro567">
            <table:table-cell office:value-type="string" calcext:value-type="string">
              <text:p><text:span text:style-name="T1420">bash</text:span></text:p>
            </table:table-cell>
            <table:table-cell table:style-name="ce7" table:formula="of:=VLOOKUP([.A7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1">mp_cos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568">
            <table:table-cell office:value-type="string" calcext:value-type="string">
              <text:p><text:span text:style-name="T1422">cure light wounds</text:span></text:p>
            </table:table-cell>
            <table:table-cell table:style-name="ce7" table:formula="of:=VLOOKUP([.A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3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569">
            <table:table-cell office:value-type="string" calcext:value-type="string">
              <text:p><text:span text:style-name="T1424">cure light wounds</text:span></text:p>
            </table:table-cell>
            <table:table-cell table:style-name="ce7" table:formula="of:=VLOOKUP([.A9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5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70">
            <table:table-cell office:value-type="string" calcext:value-type="string">
              <text:p><text:span text:style-name="T1426">cure light wounds</text:span></text:p>
            </table:table-cell>
            <table:table-cell table:style-name="ce7" table:formula="of:=VLOOKUP([.A10]; [$skills.A$1:$skills.B$1048576]; 2; 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7">damage</text:span></text:p>
            </table:table-cell>
            <table:table-cell table:style-name="ce18" office:value-type="float" calcext:value-type="float" office:value="1.5">
              <text:p>1.5</text:p>
            </table:table-cell>
            <table:table-cell table:style-name="ce18" office:value-type="float" calcext:value-type="float" office:value="2">
              <text:p>2</text:p>
            </table:table-cell>
            <table:table-cell table:style-name="ce18" office:value-type="float" calcext:value-type="float" office:value="2.5">
              <text:p>2.5</text:p>
            </table:table-cell>
            <table:table-cell table:style-name="ce18" office:value-type="float" calcext:value-type="float" office:value="3">
              <text:p>3</text:p>
            </table:table-cell>
            <table:table-cell table:style-name="ce18"/>
            <table:table-cell table:number-columns-repeated="1024"/>
          </table:table-row>
          <table:table-row table:style-name="ro571">
            <table:table-cell office:value-type="string" calcext:value-type="string">
              <text:p><text:span text:style-name="T1428">cure light wounds</text:span></text:p>
            </table:table-cell>
            <table:table-cell table:style-name="ce7" table:formula="of:=VLOOKUP([.A11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9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/>
            <table:table-cell/>
            <table:table-cell table:number-columns-repeated="1024"/>
          </table:table-row>
          <table:table-row table:style-name="ro572">
            <table:table-cell office:value-type="string" calcext:value-type="string">
              <text:p><text:span text:style-name="T1430">cure light wounds</text:span></text:p>
            </table:table-cell>
            <table:table-cell table:style-name="ce7" table:formula="of:=VLOOKUP([.A12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1">mp_cost</text:span>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6">
              <text:p>6</text:p>
            </table:table-cell>
            <table:table-cell table:style-name="ce20" office:value-type="float" calcext:value-type="float" office:value="8">
              <text:p>8</text:p>
            </table:table-cell>
            <table:table-cell table:style-name="ce20"/>
            <table:table-cell table:number-columns-repeated="1024"/>
          </table:table-row>
          <table:table-row table:style-name="ro573">
            <table:table-cell office:value-type="string" calcext:value-type="string">
              <text:p><text:span text:style-name="T1432">double whack</text:span></text:p>
            </table:table-cell>
            <table:table-cell table:style-name="ce7" table:formula="of:=VLOOKUP([.A13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3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74">
            <table:table-cell office:value-type="string" calcext:value-type="string">
              <text:p><text:span text:style-name="T1434">double whack</text:span></text:p>
            </table:table-cell>
            <table:table-cell table:style-name="ce7" table:formula="of:=VLOOKUP([.A14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5">damage</text:span></text:p>
            </table:table-cell>
            <table:table-cell table:style-name="ce18" office:value-type="float" calcext:value-type="float" office:value="0.59999999999999998">
              <text:p>0.59999999999999998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number-columns-repeated="1024"/>
          </table:table-row>
          <table:table-row table:style-name="ro575">
            <table:table-cell office:value-type="string" calcext:value-type="string">
              <text:p><text:span text:style-name="T1436">double whack</text:span></text:p>
            </table:table-cell>
            <table:table-cell table:style-name="ce7" table:formula="of:=VLOOKUP([.A1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7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576">
            <table:table-cell office:value-type="string" calcext:value-type="string">
              <text:p><text:span text:style-name="T1438">double whack</text:span></text:p>
            </table:table-cell>
            <table:table-cell table:style-name="ce7" table:formula="of:=VLOOKUP([.A16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9">mp_cost</text:span>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577">
            <table:table-cell office:value-type="string" calcext:value-type="string">
              <text:p><text:span text:style-name="T1440">ethereal</text:span></text:p>
            </table:table-cell>
            <table:table-cell table:style-name="ce7" table:formula="of:=VLOOKUP([.A17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1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578">
            <table:table-cell office:value-type="string" calcext:value-type="string">
              <text:p><text:span text:style-name="T1442">ethereal</text:span></text:p>
            </table:table-cell>
            <table:table-cell table:style-name="ce7" table:formula="of:=VLOOKUP([.A18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3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79">
            <table:table-cell office:value-type="string" calcext:value-type="string">
              <text:p><text:span text:style-name="T1444">ethereal</text:span></text:p>
            </table:table-cell>
            <table:table-cell table:style-name="ce7" table:formula="of:=VLOOKUP([.A19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5">damage</text:span></text:p>
            </table:table-cell>
            <table:table-cell table:style-name="ce18" office:value-type="float" calcext:value-type="float" office:value="3">
              <text:p>3</text:p>
            </table:table-cell>
            <table:table-cell table:style-name="ce18" office:value-type="float" calcext:value-type="float" office:value="2.5">
              <text:p>2.5</text:p>
            </table:table-cell>
            <table:table-cell table:style-name="ce18" office:value-type="float" calcext:value-type="float" office:value="2">
              <text:p>2</text:p>
            </table:table-cell>
            <table:table-cell table:style-name="ce18" office:value-type="float" calcext:value-type="float" office:value="1.5">
              <text:p>1.5</text:p>
            </table:table-cell>
            <table:table-cell table:style-name="ce18"/>
            <table:table-cell table:number-columns-repeated="1024"/>
          </table:table-row>
          <table:table-row table:style-name="ro580">
            <table:table-cell office:value-type="string" calcext:value-type="string">
              <text:p><text:span text:style-name="T1446">ethereal</text:span></text:p>
            </table:table-cell>
            <table:table-cell table:style-name="ce7" table:formula="of:=VLOOKUP([.A20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7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/>
            <table:table-cell/>
            <table:table-cell table:number-columns-repeated="1024"/>
          </table:table-row>
          <table:table-row table:style-name="ro581">
            <table:table-cell office:value-type="string" calcext:value-type="string">
              <text:p><text:span text:style-name="T1448">ethereal</text:span></text:p>
            </table:table-cell>
            <table:table-cell table:style-name="ce7" table:formula="of:=VLOOKUP([.A21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9">mp_cost</text:span>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0">
              <text:p>0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/>
            <table:table-cell table:number-columns-repeated="1024"/>
          </table:table-row>
          <table:table-row table:style-name="ro582">
            <table:table-cell office:value-type="string" calcext:value-type="string">
              <text:p><text:span text:style-name="T1450">ethereal</text:span></text:p>
            </table:table-cell>
            <table:table-cell table:style-name="ce7" table:formula="of:=VLOOKUP([.A22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1">duration</text:span>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6">
              <text:p>6</text:p>
            </table:table-cell>
            <table:table-cell table:style-name="ce20"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583">
            <table:table-cell office:value-type="string" calcext:value-type="string">
              <text:p><text:span text:style-name="T1452">mage armor</text:span></text:p>
            </table:table-cell>
            <table:table-cell table:style-name="ce7" table:formula="of:=VLOOKUP([.A23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3">chanc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/>
            <table:table-cell table:number-columns-repeated="1024"/>
          </table:table-row>
          <table:table-row table:style-name="ro584">
            <table:table-cell office:value-type="string" calcext:value-type="string">
              <text:p><text:span text:style-name="T1454">mage armor</text:span></text:p>
            </table:table-cell>
            <table:table-cell table:style-name="ce7" table:formula="of:=VLOOKUP([.A24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5">cooldown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585">
            <table:table-cell office:value-type="string" calcext:value-type="string">
              <text:p><text:span text:style-name="T1456">mage armor</text:span></text:p>
            </table:table-cell>
            <table:table-cell table:style-name="ce7" table:formula="of:=VLOOKUP([.A25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7">damage</text:span></text:p>
            </table:table-cell>
            <table:table-cell table:style-name="ce18" office:value-type="float" calcext:value-type="float" office:value="0.5">
              <text:p>0.5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/>
            <table:table-cell table:number-columns-repeated="1024"/>
          </table:table-row>
          <table:table-row table:style-name="ro586">
            <table:table-cell office:value-type="string" calcext:value-type="string">
              <text:p><text:span text:style-name="T1458">mage armor</text:span></text:p>
            </table:table-cell>
            <table:table-cell table:style-name="ce7" table:formula="of:=VLOOKUP([.A26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9">duratio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587">
            <table:table-cell office:value-type="string" calcext:value-type="string">
              <text:p><text:span text:style-name="T1460">mage armor</text:span></text:p>
            </table:table-cell>
            <table:table-cell table:style-name="ce7" table:formula="of:=VLOOKUP([.A27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1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/>
            <table:table-cell/>
            <table:table-cell/>
            <table:table-cell table:number-columns-repeated="1024"/>
          </table:table-row>
          <table:table-row table:style-name="ro588">
            <table:table-cell office:value-type="string" calcext:value-type="string">
              <text:p><text:span text:style-name="T1462">mage armor</text:span></text:p>
            </table:table-cell>
            <table:table-cell table:style-name="ce7" table:formula="of:=VLOOKUP([.A28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3">mp_cost</text:span></text:p>
            </table:table-cell>
            <table:table-cell table:style-name="ce20" office:value-type="float" calcext:value-type="float" office:value="20">
              <text:p>20</text:p>
            </table:table-cell>
            <table:table-cell table:style-name="ce20" office:value-type="float" calcext:value-type="float" office:value="30">
              <text:p>30</text:p>
            </table:table-cell>
            <table:table-cell table:style-name="ce20" office:value-type="float" calcext:value-type="float" office:value="40">
              <text:p>40</text:p>
            </table:table-cell>
            <table:table-cell table:style-name="ce20"/>
            <table:table-cell table:number-columns-repeated="1024"/>
          </table:table-row>
          <table:table-row table:style-name="ro589">
            <table:table-cell office:value-type="string" calcext:value-type="string">
              <text:p><text:span text:style-name="T1464">magic missile</text:span></text:p>
            </table:table-cell>
            <table:table-cell table:style-name="ce7" table:formula="of:=VLOOKUP([.A29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65">chanc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style-name="ce18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0">
            <table:table-cell office:value-type="string" calcext:value-type="string">
              <text:p><text:span text:style-name="T1466">magic missile</text:span></text:p>
            </table:table-cell>
            <table:table-cell table:style-name="ce7" table:formula="of:=VLOOKUP([.A30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6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/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1">
            <table:table-cell office:value-type="string" calcext:value-type="string">
              <text:p><text:span text:style-name="T1468">magic missile</text:span></text:p>
            </table:table-cell>
            <table:table-cell table:style-name="ce7" table:formula="of:=VLOOKUP([.A31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69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592">
            <table:table-cell office:value-type="string" calcext:value-type="string">
              <text:p><text:span text:style-name="T1470">magic missile</text:span></text:p>
            </table:table-cell>
            <table:table-cell table:style-name="ce7" table:formula="of:=VLOOKUP([.A3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1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593">
            <table:table-cell office:value-type="string" calcext:value-type="string">
              <text:p><text:span text:style-name="T1472">magic missile</text:span></text:p>
            </table:table-cell>
            <table:table-cell table:style-name="ce7" table:formula="of:=VLOOKUP([.A33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3">mp_cost</text:span>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5">
              <text:p>5</text:p>
            </table:table-cell>
            <table:table-cell table:style-name="ce20" office:value-type="float" calcext:value-type="float" office:value="10">
              <text:p>10</text:p>
            </table:table-cell>
            <table:table-cell table:style-name="ce20" office:value-type="float" calcext:value-type="float" office:value="15">
              <text:p>15</text:p>
            </table:table-cell>
            <table:table-cell table:style-name="ce20" office:value-type="float" calcext:value-type="float" office:value="20">
              <text:p>20</text:p>
            </table:table-cell>
            <table:table-cell table:style-name="ce20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594">
            <table:table-cell office:value-type="string" calcext:value-type="string">
              <text:p><text:span text:style-name="T1474">nudge</text:span></text:p>
            </table:table-cell>
            <table:table-cell table:style-name="ce7" table:formula="of:=VLOOKUP([.A3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75">chance</text:span></text:p>
            </table:table-cell>
            <table:table-cell office:value-type="float" calcext:value-type="float" office:value="0.65000000000000002">
              <text:p>0.65000000000000002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95">
            <table:table-cell office:value-type="string" calcext:value-type="string">
              <text:p><text:span text:style-name="T1476">nudge</text:span></text:p>
            </table:table-cell>
            <table:table-cell table:style-name="ce7" table:formula="of:=VLOOKUP([.A3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7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6">
            <table:table-cell office:value-type="string" calcext:value-type="string">
              <text:p><text:span text:style-name="T1478">nudge</text:span></text:p>
            </table:table-cell>
            <table:table-cell table:style-name="ce7" table:formula="of:=VLOOKUP([.A3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79">damag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style-name="ce18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7">
            <table:table-cell office:value-type="string" calcext:value-type="string">
              <text:p><text:span text:style-name="T1480">nudge</text:span></text:p>
            </table:table-cell>
            <table:table-cell table:style-name="ce7" table:formula="of:=VLOOKUP([.A3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1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75">
              <text:p>75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300">
              <text:p>300</text:p>
            </table:table-cell>
            <table:table-cell table:number-columns-repeated="1024"/>
          </table:table-row>
          <table:table-row table:style-name="ro598">
            <table:table-cell office:value-type="string" calcext:value-type="string">
              <text:p><text:span text:style-name="T1482">regen_hp30</text:span></text:p>
            </table:table-cell>
            <table:table-cell table:style-name="ce7" table:formula="of:=VLOOKUP([.A38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3">chanc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599">
            <table:table-cell office:value-type="string" calcext:value-type="string">
              <text:p><text:span text:style-name="T1484">regen_hp30</text:span></text:p>
            </table:table-cell>
            <table:table-cell table:style-name="ce7" table:formula="of:=VLOOKUP([.A39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5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0">
            <table:table-cell office:value-type="string" calcext:value-type="string">
              <text:p><text:span text:style-name="T1486">regen_hp30</text:span></text:p>
            </table:table-cell>
            <table:table-cell table:style-name="ce7" table:formula="of:=VLOOKUP([.A40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7">levels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01">
            <table:table-cell office:value-type="string" calcext:value-type="string">
              <text:p><text:span text:style-name="T1488">regen_mp30</text:span></text:p>
            </table:table-cell>
            <table:table-cell table:style-name="ce7" table:formula="of:=VLOOKUP([.A41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89">chance</text:span>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602">
            <table:table-cell office:value-type="string" calcext:value-type="string">
              <text:p><text:span text:style-name="T1490">regen_mp30</text:span></text:p>
            </table:table-cell>
            <table:table-cell table:style-name="ce7" table:formula="of:=VLOOKUP([.A42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91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3">
            <table:table-cell office:value-type="string" calcext:value-type="string">
              <text:p><text:span text:style-name="T1492">regen_mp30</text:span></text:p>
            </table:table-cell>
            <table:table-cell table:style-name="ce7" table:formula="of:=VLOOKUP([.A43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93">levels</text:span></text:p>
            </table:table-cell>
            <table:table-cell table:style-name="ce20" office:value-type="float" calcext:value-type="float" office:value="1">
              <text:p>1</text:p>
            </table:table-cell>
            <table:table-cell table:style-name="ce20"/>
            <table:table-cell table:number-columns-repeated="1024"/>
          </table:table-row>
          <table:table-row table:style-name="ro604">
            <table:table-cell office:value-type="string" calcext:value-type="string">
              <text:p><text:span text:style-name="T1494">smite</text:span></text:p>
            </table:table-cell>
            <table:table-cell table:style-name="ce7" table:formula="of:=VLOOKUP([.A44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495">chance</text:span>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05">
            <table:table-cell office:value-type="string" calcext:value-type="string">
              <text:p><text:span text:style-name="T1496">smite</text:span></text:p>
            </table:table-cell>
            <table:table-cell table:style-name="ce7" table:formula="of:=VLOOKUP([.A45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49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6">
            <table:table-cell office:value-type="string" calcext:value-type="string">
              <text:p><text:span text:style-name="T1498">smite</text:span></text:p>
            </table:table-cell>
            <table:table-cell table:style-name="ce7" table:formula="of:=VLOOKUP([.A46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499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 office:value-type="float" calcext:value-type="float" office:value="1.1000000000000001">
              <text:p>1.1000000000000001</text:p>
            </table:table-cell>
            <table:table-cell table:style-name="ce18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07">
            <table:table-cell office:value-type="string" calcext:value-type="string">
              <text:p><text:span text:style-name="T1500">smite</text:span></text:p>
            </table:table-cell>
            <table:table-cell table:style-name="ce7" table:formula="of:=VLOOKUP([.A4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1">levels</text:span></text:p>
            </table:table-cell>
            <table:table-cell table:style-name="ce17" office:value-type="float" calcext:value-type="float" office:value="20">
              <text:p>20</text:p>
            </table:table-cell>
            <table:table-cell table:style-name="ce17" office:value-type="float" calcext:value-type="float" office:value="40">
              <text:p>40</text:p>
            </table:table-cell>
            <table:table-cell table:style-name="ce17" office:value-type="float" calcext:value-type="float" office:value="60">
              <text:p>60</text:p>
            </table:table-cell>
            <table:table-cell table:style-name="ce17" office:value-type="float" calcext:value-type="float" office:value="80">
              <text:p>80</text:p>
            </table:table-cell>
            <table:table-cell table:style-name="ce17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08">
            <table:table-cell office:value-type="string" calcext:value-type="string">
              <text:p><text:span text:style-name="T1502">smite</text:span></text:p>
            </table:table-cell>
            <table:table-cell table:style-name="ce7" table:formula="of:=VLOOKUP([.A48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3">mp_cost</text:span></text:p>
            </table:table-cell>
            <table:table-cell table:style-name="ce20" office:value-type="float" calcext:value-type="float" office:value="2">
              <text:p>2</text:p>
            </table:table-cell>
            <table:table-cell table:style-name="ce20" office:value-type="float" calcext:value-type="float" office:value="4">
              <text:p>4</text:p>
            </table:table-cell>
            <table:table-cell table:style-name="ce20" office:value-type="float" calcext:value-type="float" office:value="8">
              <text:p>8</text:p>
            </table:table-cell>
            <table:table-cell table:style-name="ce20" office:value-type="float" calcext:value-type="float" office:value="12">
              <text:p>12</text:p>
            </table:table-cell>
            <table:table-cell table:style-name="ce20" office:value-type="float" calcext:value-type="float" office:value="16">
              <text:p>16</text:p>
            </table:table-cell>
            <table:table-cell table:style-name="ce20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609">
            <table:table-cell office:value-type="string" calcext:value-type="string">
              <text:p><text:span text:style-name="T1504">swing</text:span></text:p>
            </table:table-cell>
            <table:table-cell table:style-name="ce7" table:formula="of:=VLOOKUP([.A49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05">chance</text:span></text:p>
            </table:table-cell>
            <table:table-cell table:style-name="ce13" office:value-type="float" calcext:value-type="float" office:value="0.75">
              <text:p>0.75</text:p>
            </table:table-cell>
            <table:table-cell table:style-name="ce18" office:value-type="float" calcext:value-type="float" office:value="0.75">
              <text:p>0.75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84999999999999998">
              <text:p>0.84999999999999998</text:p>
            </table:table-cell>
            <table:table-cell table:style-name="ce18"/>
            <table:table-cell table:number-columns-repeated="1024"/>
          </table:table-row>
          <table:table-row table:style-name="ro610">
            <table:table-cell office:value-type="string" calcext:value-type="string">
              <text:p><text:span text:style-name="T1506">swing</text:span></text:p>
            </table:table-cell>
            <table:table-cell table:style-name="ce7" table:formula="of:=VLOOKUP([.A50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07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11">
            <table:table-cell office:value-type="string" calcext:value-type="string">
              <text:p><text:span text:style-name="T1508">swing</text:span></text:p>
            </table:table-cell>
            <table:table-cell table:style-name="ce7" table:formula="of:=VLOOKUP([.A5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09">damage</text:span></text:p>
            </table:table-cell>
            <table:table-cell table:style-name="ce18" office:value-type="float" calcext:value-type="float" office:value="0.69999999999999996">
              <text:p>0.69999999999999996</text:p>
            </table:table-cell>
            <table:table-cell table:style-name="ce18" office:value-type="float" calcext:value-type="float" office:value="0.80000000000000004">
              <text:p>0.80000000000000004</text:p>
            </table:table-cell>
            <table:table-cell table:style-name="ce18" office:value-type="float" calcext:value-type="float" office:value="0.90000000000000002">
              <text:p>0.90000000000000002</text:p>
            </table:table-cell>
            <table:table-cell table:style-name="ce18" office:value-type="float" calcext:value-type="float" office:value="1">
              <text:p>1</text:p>
            </table:table-cell>
            <table:table-cell table:style-name="ce18"/>
            <table:table-cell table:number-columns-repeated="1024"/>
          </table:table-row>
          <table:table-row table:style-name="ro612">
            <table:table-cell office:value-type="string" calcext:value-type="string">
              <text:p><text:span text:style-name="T1510">swing</text:span></text:p>
            </table:table-cell>
            <table:table-cell table:style-name="ce7" table:formula="of:=VLOOKUP([.A52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1">levels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/>
            <table:table-cell table:style-name="ce20"/>
            <table:table-cell table:number-columns-repeated="1024"/>
          </table:table-row>
          <table:table-row table:style-name="ro613">
            <table:table-cell office:value-type="string" calcext:value-type="string">
              <text:p>heavy hit</text:p>
            </table:table-cell>
            <table:table-cell table:number-columns-repeated="1024"/>
          </table:table-row>
          <table:table-row table:style-name="ro614">
            <table:table-cell office:value-type="string" calcext:value-type="string">
              <text:p>heavy hit</text:p>
            </table:table-cell>
            <table:table-cell table:number-columns-repeated="1024"/>
          </table:table-row>
          <table:table-row table:style-name="ro615">
            <table:table-cell office:value-type="string" calcext:value-type="string">
              <text:p>heavy hit</text:p>
            </table:table-cell>
            <table:table-cell table:number-columns-repeated="1024"/>
          </table:table-row>
          <table:table-row table:style-name="ro616">
            <table:table-cell office:value-type="string" calcext:value-type="string">
              <text:p>heavy hit</text:p>
            </table:table-cell>
            <table:table-cell table:number-columns-repeated="6"/>
            <table:table-cell table:style-name="ce13"/>
            <table:table-cell table:number-columns-repeated="1024"/>
          </table:table-row>
          <table:table-row table:style-name="ro617">
            <table:table-cell table:number-columns-repeated="1024"/>
          </table:table-row>
          <table:table-row table:number-rows-repeated="7" table:style-name="ro560">
            <table:table-cell table:number-columns-repeated="1024"/>
          </table:table-row>
        </table:table-rows>
      </table:table>
      <table:table table:name="use_perspectives" table:style-name="ta11">
        <table:table-column table:style-name="co93" table:default-cell-style-name="Default"/>
        <table:table-column table:style-name="co94" table:default-cell-style-name="Default"/>
        <table:table-column table:number-columns-repeated="10" table:style-name="co95" table:default-cell-style-name="Default"/>
        <table:table-column table:number-columns-repeated="1112" table:style-name="co96" table:default-cell-style-name="Default"/>
        <table:table-column table:style-name="co92" table:default-cell-style-name="Default"/>
        <table:table-row table:style-name="ro619">
          <table:table-cell office:value-type="string" calcext:value-type="string">
            <text:p><text:span text:style-name="T1515">use_case_id</text:span></text:p>
          </table:table-cell>
          <table:table-cell office:value-type="string" calcext:value-type="string">
            <text:p><text:span text:style-name="T1516">use_case_name</text:span></text:p>
          </table:table-cell>
          <table:table-cell office:value-type="string" calcext:value-type="string">
            <text:p><text:span text:style-name="T1517">key</text:span></text:p>
          </table:table-cell>
          <table:table-cell office:value-type="string" calcext:value-type="string">
            <text:p><text:span text:style-name="T1518">value</text:span></text:p>
          </table:table-cell>
          <table:table-cell table:number-columns-repeated="1024"/>
        </table:table-row>
        <table:table-row table:style-name="ro620">
          <table:table-cell office:value-type="string" calcext:value-type="string">
            <text:p><text:span text:style-name="T1519">swing</text:span></text:p>
          </table:table-cell>
          <table:table-cell office:value-type="string" calcext:value-type="string">
            <text:p><text:span text:style-name="T1520">use_swing</text:span></text:p>
          </table:table-cell>
          <table:table-cell office:value-type="string" calcext:value-type="string">
            <text:p><text:span text:style-name="T1521">you on you</text:span></text:p>
          </table:table-cell>
          <table:table-cell office:value-type="string" calcext:value-type="string">
            <text:p><text:span text:style-name="T1522">You swing and hit yourself!</text:span></text:p>
          </table:table-cell>
          <table:table-cell table:number-columns-repeated="1024"/>
        </table:table-row>
        <table:table-row table:style-name="ro621">
          <table:table-cell office:value-type="string" calcext:value-type="string">
            <text:p><text:span text:style-name="T1523">swing</text:span></text:p>
          </table:table-cell>
          <table:table-cell office:value-type="string" calcext:value-type="string">
            <text:p><text:span text:style-name="T1524">use_swing</text:span></text:p>
          </table:table-cell>
          <table:table-cell office:value-type="string" calcext:value-type="string">
            <text:p><text:span text:style-name="T1525">you on other</text:span></text:p>
          </table:table-cell>
          <table:table-cell office:value-type="string" calcext:value-type="string">
            <text:p><text:span text:style-name="T1526">You swing and hit #OTHER#</text:span></text:p>
          </table:table-cell>
          <table:table-cell table:number-columns-repeated="1024"/>
        </table:table-row>
        <table:table-row table:style-name="ro622">
          <table:table-cell office:value-type="string" calcext:value-type="string">
            <text:p><text:span text:style-name="T1527">swing</text:span></text:p>
          </table:table-cell>
          <table:table-cell office:value-type="string" calcext:value-type="string">
            <text:p><text:span text:style-name="T1528">use_swing</text:span></text:p>
          </table:table-cell>
          <table:table-cell office:value-type="string" calcext:value-type="string">
            <text:p><text:span text:style-name="T1529">user on user</text:span></text:p>
          </table:table-cell>
          <table:table-cell office:value-type="string" calcext:value-type="string">
            <text:p><text:span text:style-name="T1530">#USER# swings and hits themselves!</text:span></text:p>
          </table:table-cell>
          <table:table-cell table:number-columns-repeated="1024"/>
        </table:table-row>
        <table:table-row table:style-name="ro623">
          <table:table-cell office:value-type="string" calcext:value-type="string">
            <text:p><text:span text:style-name="T1531">swing</text:span></text:p>
          </table:table-cell>
          <table:table-cell office:value-type="string" calcext:value-type="string">
            <text:p><text:span text:style-name="T1532">use_swing</text:span></text:p>
          </table:table-cell>
          <table:table-cell office:value-type="string" calcext:value-type="string">
            <text:p><text:span text:style-name="T1533">user on you</text:span></text:p>
          </table:table-cell>
          <table:table-cell office:value-type="string" calcext:value-type="string">
            <text:p><text:span text:style-name="T1534">#USER# swings and hits you!</text:span></text:p>
          </table:table-cell>
          <table:table-cell table:number-columns-repeated="1024"/>
        </table:table-row>
        <table:table-row table:style-name="ro624">
          <table:table-cell office:value-type="string" calcext:value-type="string">
            <text:p><text:span text:style-name="T1535">swing</text:span></text:p>
          </table:table-cell>
          <table:table-cell office:value-type="string" calcext:value-type="string">
            <text:p><text:span text:style-name="T1536">use_swing</text:span></text:p>
          </table:table-cell>
          <table:table-cell office:value-type="string" calcext:value-type="string">
            <text:p><text:span text:style-name="T1537">user on other</text:span></text:p>
          </table:table-cell>
          <table:table-cell office:value-type="string" calcext:value-type="string">
            <text:p><text:span text:style-name="T1538">#USER# swings and hits #OTHER#</text:span></text:p>
          </table:table-cell>
          <table:table-cell table:number-columns-repeated="1024"/>
        </table:table-row>
        <table:table-row table:style-name="ro625">
          <table:table-cell office:value-type="string" calcext:value-type="string">
            <text:p><text:span text:style-name="T1539">swing</text:span></text:p>
          </table:table-cell>
          <table:table-cell office:value-type="string" calcext:value-type="string">
            <text:p><text:span text:style-name="T1540">use_swing</text:span></text:p>
          </table:table-cell>
          <table:table-cell office:value-type="string" calcext:value-type="string">
            <text:p><text:span text:style-name="T1541">you on you fail</text:span></text:p>
          </table:table-cell>
          <table:table-cell office:value-type="string" calcext:value-type="string">
            <text:p><text:span text:style-name="T1542">You lose your footing while swinging at yourself!</text:span></text:p>
          </table:table-cell>
          <table:table-cell table:number-columns-repeated="1024"/>
        </table:table-row>
        <table:table-row table:style-name="ro626">
          <table:table-cell office:value-type="string" calcext:value-type="string">
            <text:p><text:span text:style-name="T1543">swing</text:span></text:p>
          </table:table-cell>
          <table:table-cell office:value-type="string" calcext:value-type="string">
            <text:p><text:span text:style-name="T1544">use_swing</text:span></text:p>
          </table:table-cell>
          <table:table-cell office:value-type="string" calcext:value-type="string">
            <text:p><text:span text:style-name="T1545">you on other fail</text:span></text:p>
          </table:table-cell>
          <table:table-cell office:value-type="string" calcext:value-type="string">
            <text:p><text:span text:style-name="T1546">You lose your footing while swinging at #OTHER#</text:span></text:p>
          </table:table-cell>
          <table:table-cell table:number-columns-repeated="1024"/>
        </table:table-row>
        <table:table-row table:style-name="ro627">
          <table:table-cell office:value-type="string" calcext:value-type="string">
            <text:p><text:span text:style-name="T1547">swing</text:span></text:p>
          </table:table-cell>
          <table:table-cell office:value-type="string" calcext:value-type="string">
            <text:p><text:span text:style-name="T1548">use_swing</text:span></text:p>
          </table:table-cell>
          <table:table-cell office:value-type="string" calcext:value-type="string">
            <text:p><text:span text:style-name="T1549">user on user fail</text:span></text:p>
          </table:table-cell>
          <table:table-cell office:value-type="string" calcext:value-type="string">
            <text:p><text:span text:style-name="T1550">#USER# loses their footing while swinging at themselves</text:span></text:p>
          </table:table-cell>
          <table:table-cell table:number-columns-repeated="1024"/>
        </table:table-row>
        <table:table-row table:style-name="ro628">
          <table:table-cell office:value-type="string" calcext:value-type="string">
            <text:p><text:span text:style-name="T1551">swing</text:span></text:p>
          </table:table-cell>
          <table:table-cell office:value-type="string" calcext:value-type="string">
            <text:p><text:span text:style-name="T1552">use_swing</text:span></text:p>
          </table:table-cell>
          <table:table-cell office:value-type="string" calcext:value-type="string">
            <text:p><text:span text:style-name="T1553">user on you fail</text:span></text:p>
          </table:table-cell>
          <table:table-cell office:value-type="string" calcext:value-type="string">
            <text:p><text:span text:style-name="T1554">#USER# loses their footing while swinging at you!</text:span></text:p>
          </table:table-cell>
          <table:table-cell table:number-columns-repeated="1024"/>
        </table:table-row>
        <table:table-row table:style-name="ro629">
          <table:table-cell office:value-type="string" calcext:value-type="string">
            <text:p><text:span text:style-name="T1555">swing</text:span></text:p>
          </table:table-cell>
          <table:table-cell office:value-type="string" calcext:value-type="string">
            <text:p><text:span text:style-name="T1556">use_swing</text:span></text:p>
          </table:table-cell>
          <table:table-cell office:value-type="string" calcext:value-type="string">
            <text:p><text:span text:style-name="T1557">user on other fail</text:span></text:p>
          </table:table-cell>
          <table:table-cell office:value-type="string" calcext:value-type="string">
            <text:p><text:span text:style-name="T1558">#USER# loses their footing while swinging at #OTHER#</text:span></text:p>
          </table:table-cell>
          <table:table-cell table:number-columns-repeated="1024"/>
        </table:table-row>
        <table:table-row table:style-name="ro630">
          <table:table-cell office:value-type="string" calcext:value-type="string">
            <text:p><text:span text:style-name="T1559">ethereal</text:span></text:p>
          </table:table-cell>
          <table:table-cell office:value-type="string" calcext:value-type="string">
            <text:p><text:span text:style-name="T1560">use_ethereal</text:span></text:p>
          </table:table-cell>
          <table:table-cell office:value-type="string" calcext:value-type="string">
            <text:p><text:span text:style-name="T1561">you on you</text:span></text:p>
          </table:table-cell>
          <table:table-cell office:value-type="string" calcext:value-type="string">
            <text:p><text:span text:style-name="T1562">You focus, and begin to fade</text:span></text:p>
          </table:table-cell>
          <table:table-cell table:number-columns-repeated="1024"/>
        </table:table-row>
        <table:table-row table:style-name="ro631">
          <table:table-cell office:value-type="string" calcext:value-type="string">
            <text:p><text:span text:style-name="T1563">ethereal</text:span></text:p>
          </table:table-cell>
          <table:table-cell office:value-type="string" calcext:value-type="string">
            <text:p><text:span text:style-name="T1564">use_ethereal</text:span></text:p>
          </table:table-cell>
          <table:table-cell office:value-type="string" calcext:value-type="string">
            <text:p><text:span text:style-name="T1565">you on other</text:span></text:p>
          </table:table-cell>
          <table:table-cell office:value-type="string" calcext:value-type="string">
            <text:p><text:span text:style-name="T1566">You focus, and #OTHER# begins to fade</text:span></text:p>
          </table:table-cell>
          <table:table-cell table:number-columns-repeated="1024"/>
        </table:table-row>
        <table:table-row table:style-name="ro632">
          <table:table-cell office:value-type="string" calcext:value-type="string">
            <text:p><text:span text:style-name="T1567">ethereal</text:span></text:p>
          </table:table-cell>
          <table:table-cell office:value-type="string" calcext:value-type="string">
            <text:p><text:span text:style-name="T1568">use_ethereal</text:span></text:p>
          </table:table-cell>
          <table:table-cell office:value-type="string" calcext:value-type="string">
            <text:p><text:span text:style-name="T1569">user on user</text:span></text:p>
          </table:table-cell>
          <table:table-cell office:value-type="string" calcext:value-type="string">
            <text:p><text:span text:style-name="T1570">#USER# focuses, and begins to fade</text:span></text:p>
          </table:table-cell>
          <table:table-cell table:number-columns-repeated="1024"/>
        </table:table-row>
        <table:table-row table:style-name="ro633">
          <table:table-cell office:value-type="string" calcext:value-type="string">
            <text:p><text:span text:style-name="T1571">ethereal</text:span></text:p>
          </table:table-cell>
          <table:table-cell office:value-type="string" calcext:value-type="string">
            <text:p><text:span text:style-name="T1572">use_ethereal</text:span></text:p>
          </table:table-cell>
          <table:table-cell office:value-type="string" calcext:value-type="string">
            <text:p><text:span text:style-name="T1573">user on you</text:span></text:p>
          </table:table-cell>
          <table:table-cell office:value-type="string" calcext:value-type="string">
            <text:p><text:span text:style-name="T1574">#USER# focuses, and you begin to fade</text:span></text:p>
          </table:table-cell>
          <table:table-cell table:number-columns-repeated="1024"/>
        </table:table-row>
        <table:table-row table:style-name="ro634">
          <table:table-cell office:value-type="string" calcext:value-type="string">
            <text:p><text:span text:style-name="T1575">ethereal</text:span></text:p>
          </table:table-cell>
          <table:table-cell office:value-type="string" calcext:value-type="string">
            <text:p><text:span text:style-name="T1576">use_ethereal</text:span></text:p>
          </table:table-cell>
          <table:table-cell office:value-type="string" calcext:value-type="string">
            <text:p><text:span text:style-name="T1577">user on other</text:span></text:p>
          </table:table-cell>
          <table:table-cell office:value-type="string" calcext:value-type="string">
            <text:p><text:span text:style-name="T1578">#USER# focuses, and #OTHER# begins to fade</text:span></text:p>
          </table:table-cell>
          <table:table-cell table:number-columns-repeated="1024"/>
        </table:table-row>
        <table:table-row table:style-name="ro635">
          <table:table-cell office:value-type="string" calcext:value-type="string">
            <text:p><text:span text:style-name="T1579">ethereal</text:span></text:p>
          </table:table-cell>
          <table:table-cell office:value-type="string" calcext:value-type="string">
            <text:p><text:span text:style-name="T1580">use_ethereal</text:span></text:p>
          </table:table-cell>
          <table:table-cell office:value-type="string" calcext:value-type="string">
            <text:p><text:span text:style-name="T1581">you on you fail</text:span></text:p>
          </table:table-cell>
          <table:table-cell office:value-type="string" calcext:value-type="string">
            <text:p><text:span text:style-name="T1582">You lose your focus</text:span></text:p>
          </table:table-cell>
          <table:table-cell table:number-columns-repeated="1024"/>
        </table:table-row>
        <table:table-row table:style-name="ro636">
          <table:table-cell office:value-type="string" calcext:value-type="string">
            <text:p><text:span text:style-name="T1583">ethereal</text:span></text:p>
          </table:table-cell>
          <table:table-cell office:value-type="string" calcext:value-type="string">
            <text:p><text:span text:style-name="T1584">use_ethereal</text:span></text:p>
          </table:table-cell>
          <table:table-cell office:value-type="string" calcext:value-type="string">
            <text:p><text:span text:style-name="T1585">you on other fail</text:span></text:p>
          </table:table-cell>
          <table:table-cell office:value-type="string" calcext:value-type="string">
            <text:p><text:span text:style-name="T1586">You lose your focus on #OTHER#</text:span></text:p>
          </table:table-cell>
          <table:table-cell table:number-columns-repeated="1024"/>
        </table:table-row>
        <table:table-row table:style-name="ro637">
          <table:table-cell office:value-type="string" calcext:value-type="string">
            <text:p><text:span text:style-name="T1587">ethereal</text:span></text:p>
          </table:table-cell>
          <table:table-cell office:value-type="string" calcext:value-type="string">
            <text:p><text:span text:style-name="T1588">use_ethereal</text:span></text:p>
          </table:table-cell>
          <table:table-cell office:value-type="string" calcext:value-type="string">
            <text:p><text:span text:style-name="T1589">user on user fail</text:span></text:p>
          </table:table-cell>
          <table:table-cell office:value-type="string" calcext:value-type="string">
            <text:p><text:span text:style-name="T1590">#USER# loses their focus</text:span></text:p>
          </table:table-cell>
          <table:table-cell table:number-columns-repeated="1024"/>
        </table:table-row>
        <table:table-row table:style-name="ro638">
          <table:table-cell office:value-type="string" calcext:value-type="string">
            <text:p><text:span text:style-name="T1591">ethereal</text:span></text:p>
          </table:table-cell>
          <table:table-cell office:value-type="string" calcext:value-type="string">
            <text:p><text:span text:style-name="T1592">use_ethereal</text:span></text:p>
          </table:table-cell>
          <table:table-cell office:value-type="string" calcext:value-type="string">
            <text:p><text:span text:style-name="T1593">user on you fail</text:span></text:p>
          </table:table-cell>
          <table:table-cell office:value-type="string" calcext:value-type="string">
            <text:p><text:span text:style-name="T1594">#USER# loses their focus on you</text:span></text:p>
          </table:table-cell>
          <table:table-cell table:number-columns-repeated="1024"/>
        </table:table-row>
        <table:table-row table:style-name="ro639">
          <table:table-cell office:value-type="string" calcext:value-type="string">
            <text:p><text:span text:style-name="T1595">ethereal</text:span></text:p>
          </table:table-cell>
          <table:table-cell office:value-type="string" calcext:value-type="string">
            <text:p><text:span text:style-name="T1596">use_ethereal</text:span></text:p>
          </table:table-cell>
          <table:table-cell office:value-type="string" calcext:value-type="string">
            <text:p><text:span text:style-name="T1597">user on other fail</text:span></text:p>
          </table:table-cell>
          <table:table-cell office:value-type="string" calcext:value-type="string">
            <text:p><text:span text:style-name="T1598">#USER# loses their focus on #OTHER#</text:span></text:p>
          </table:table-cell>
          <table:table-cell table:number-columns-repeated="1024"/>
        </table:table-row>
        <table:table-row table:style-name="ro640">
          <table:table-cell office:value-type="string" calcext:value-type="string">
            <text:p><text:span text:style-name="T1599">bash</text:span></text:p>
          </table:table-cell>
          <table:table-cell office:value-type="string" calcext:value-type="string">
            <text:p><text:span text:style-name="T1600">use_bash</text:span></text:p>
          </table:table-cell>
          <table:table-cell office:value-type="string" calcext:value-type="string">
            <text:p><text:span text:style-name="T1601">you on you</text:span></text:p>
          </table:table-cell>
          <table:table-cell office:value-type="string" calcext:value-type="string">
            <text:p><text:span text:style-name="T1602">You bash yourself</text:span></text:p>
          </table:table-cell>
          <table:table-cell table:number-columns-repeated="1024"/>
        </table:table-row>
        <table:table-row table:style-name="ro641">
          <table:table-cell office:value-type="string" calcext:value-type="string">
            <text:p><text:span text:style-name="T1603">bash</text:span></text:p>
          </table:table-cell>
          <table:table-cell office:value-type="string" calcext:value-type="string">
            <text:p><text:span text:style-name="T1604">use_bash</text:span></text:p>
          </table:table-cell>
          <table:table-cell office:value-type="string" calcext:value-type="string">
            <text:p><text:span text:style-name="T1605">you on other</text:span></text:p>
          </table:table-cell>
          <table:table-cell office:value-type="string" calcext:value-type="string">
            <text:p><text:span text:style-name="T1606">You bash #OTHER#</text:span></text:p>
          </table:table-cell>
          <table:table-cell table:number-columns-repeated="1024"/>
        </table:table-row>
        <table:table-row table:style-name="ro642">
          <table:table-cell office:value-type="string" calcext:value-type="string">
            <text:p><text:span text:style-name="T1607">bash</text:span></text:p>
          </table:table-cell>
          <table:table-cell office:value-type="string" calcext:value-type="string">
            <text:p><text:span text:style-name="T1608">use_bash</text:span></text:p>
          </table:table-cell>
          <table:table-cell office:value-type="string" calcext:value-type="string">
            <text:p><text:span text:style-name="T1609">user on user</text:span></text:p>
          </table:table-cell>
          <table:table-cell office:value-type="string" calcext:value-type="string">
            <text:p><text:span text:style-name="T1610">#USER# bashes themselves</text:span></text:p>
          </table:table-cell>
          <table:table-cell table:number-columns-repeated="1024"/>
        </table:table-row>
        <table:table-row table:style-name="ro643">
          <table:table-cell office:value-type="string" calcext:value-type="string">
            <text:p><text:span text:style-name="T1611">bash</text:span></text:p>
          </table:table-cell>
          <table:table-cell office:value-type="string" calcext:value-type="string">
            <text:p><text:span text:style-name="T1612">use_bash</text:span></text:p>
          </table:table-cell>
          <table:table-cell office:value-type="string" calcext:value-type="string">
            <text:p><text:span text:style-name="T1613">user on you</text:span></text:p>
          </table:table-cell>
          <table:table-cell office:value-type="string" calcext:value-type="string">
            <text:p><text:span text:style-name="T1614">#USER# bashes you</text:span></text:p>
          </table:table-cell>
          <table:table-cell table:number-columns-repeated="1024"/>
        </table:table-row>
        <table:table-row table:style-name="ro644">
          <table:table-cell office:value-type="string" calcext:value-type="string">
            <text:p><text:span text:style-name="T1615">bash</text:span></text:p>
          </table:table-cell>
          <table:table-cell office:value-type="string" calcext:value-type="string">
            <text:p><text:span text:style-name="T1616">use_bash</text:span></text:p>
          </table:table-cell>
          <table:table-cell office:value-type="string" calcext:value-type="string">
            <text:p><text:span text:style-name="T1617">user on other</text:span></text:p>
          </table:table-cell>
          <table:table-cell office:value-type="string" calcext:value-type="string">
            <text:p><text:span text:style-name="T1618">#USER# bashes #OTHER#</text:span></text:p>
          </table:table-cell>
          <table:table-cell table:number-columns-repeated="1024"/>
        </table:table-row>
        <table:table-row table:style-name="ro645">
          <table:table-cell office:value-type="string" calcext:value-type="string">
            <text:p><text:span text:style-name="T1619">bash</text:span></text:p>
          </table:table-cell>
          <table:table-cell office:value-type="string" calcext:value-type="string">
            <text:p><text:span text:style-name="T1620">use_bash</text:span></text:p>
          </table:table-cell>
          <table:table-cell office:value-type="string" calcext:value-type="string">
            <text:p><text:span text:style-name="T1621">you on you fail</text:span></text:p>
          </table:table-cell>
          <table:table-cell office:value-type="string" calcext:value-type="string">
            <text:p><text:span text:style-name="T1622">You fail to bash yourself</text:span></text:p>
          </table:table-cell>
          <table:table-cell table:number-columns-repeated="1024"/>
        </table:table-row>
        <table:table-row table:style-name="ro646">
          <table:table-cell office:value-type="string" calcext:value-type="string">
            <text:p><text:span text:style-name="T1623">bash</text:span></text:p>
          </table:table-cell>
          <table:table-cell office:value-type="string" calcext:value-type="string">
            <text:p><text:span text:style-name="T1624">use_bash</text:span></text:p>
          </table:table-cell>
          <table:table-cell office:value-type="string" calcext:value-type="string">
            <text:p><text:span text:style-name="T1625">you on other fail</text:span></text:p>
          </table:table-cell>
          <table:table-cell office:value-type="string" calcext:value-type="string">
            <text:p><text:span text:style-name="T1626">You fail to bash #OTHER#</text:span></text:p>
          </table:table-cell>
          <table:table-cell table:number-columns-repeated="1024"/>
        </table:table-row>
        <table:table-row table:style-name="ro647">
          <table:table-cell office:value-type="string" calcext:value-type="string">
            <text:p><text:span text:style-name="T1627">bash</text:span></text:p>
          </table:table-cell>
          <table:table-cell office:value-type="string" calcext:value-type="string">
            <text:p><text:span text:style-name="T1628">use_bash</text:span></text:p>
          </table:table-cell>
          <table:table-cell office:value-type="string" calcext:value-type="string">
            <text:p><text:span text:style-name="T1629">user on user fail</text:span></text:p>
          </table:table-cell>
          <table:table-cell office:value-type="string" calcext:value-type="string">
            <text:p><text:span text:style-name="T1630">#USER# fails to bash themselves</text:span></text:p>
          </table:table-cell>
          <table:table-cell table:number-columns-repeated="1024"/>
        </table:table-row>
        <table:table-row table:style-name="ro648">
          <table:table-cell office:value-type="string" calcext:value-type="string">
            <text:p><text:span text:style-name="T1631">bash</text:span></text:p>
          </table:table-cell>
          <table:table-cell office:value-type="string" calcext:value-type="string">
            <text:p><text:span text:style-name="T1632">use_bash</text:span></text:p>
          </table:table-cell>
          <table:table-cell office:value-type="string" calcext:value-type="string">
            <text:p><text:span text:style-name="T1633">user on you fail</text:span></text:p>
          </table:table-cell>
          <table:table-cell office:value-type="string" calcext:value-type="string">
            <text:p><text:span text:style-name="T1634">#USER# fails to bash you</text:span></text:p>
          </table:table-cell>
          <table:table-cell table:number-columns-repeated="1024"/>
        </table:table-row>
        <table:table-row table:style-name="ro649">
          <table:table-cell office:value-type="string" calcext:value-type="string">
            <text:p><text:span text:style-name="T1635">bash</text:span></text:p>
          </table:table-cell>
          <table:table-cell office:value-type="string" calcext:value-type="string">
            <text:p><text:span text:style-name="T1636">use_bash</text:span></text:p>
          </table:table-cell>
          <table:table-cell office:value-type="string" calcext:value-type="string">
            <text:p><text:span text:style-name="T1637">user on other fail</text:span></text:p>
          </table:table-cell>
          <table:table-cell office:value-type="string" calcext:value-type="string">
            <text:p><text:span text:style-name="T1638">#USER# fails to bash #OTHER#</text:span></text:p>
          </table:table-cell>
          <table:table-cell table:number-columns-repeated="1024"/>
        </table:table-row>
        <table:table-row table:style-name="ro650">
          <table:table-cell office:value-type="string" calcext:value-type="string">
            <text:p><text:span text:style-name="T1639">double whack</text:span></text:p>
          </table:table-cell>
          <table:table-cell office:value-type="string" calcext:value-type="string">
            <text:p><text:span text:style-name="T1640">use_double_whack</text:span></text:p>
          </table:table-cell>
          <table:table-cell office:value-type="string" calcext:value-type="string">
            <text:p><text:span text:style-name="T1641">you on you</text:span></text:p>
          </table:table-cell>
          <table:table-cell office:value-type="string" calcext:value-type="string">
            <text:p><text:span text:style-name="T1642">You whack and hit yourself!</text:span></text:p>
          </table:table-cell>
          <table:table-cell table:number-columns-repeated="1024"/>
        </table:table-row>
        <table:table-row table:style-name="ro651">
          <table:table-cell office:value-type="string" calcext:value-type="string">
            <text:p><text:span text:style-name="T1643">double whack</text:span></text:p>
          </table:table-cell>
          <table:table-cell office:value-type="string" calcext:value-type="string">
            <text:p><text:span text:style-name="T1644">use_double_whack</text:span></text:p>
          </table:table-cell>
          <table:table-cell office:value-type="string" calcext:value-type="string">
            <text:p><text:span text:style-name="T1645">you on other</text:span></text:p>
          </table:table-cell>
          <table:table-cell office:value-type="string" calcext:value-type="string">
            <text:p><text:span text:style-name="T1646">You whack and hit #OTHER#</text:span></text:p>
          </table:table-cell>
          <table:table-cell table:number-columns-repeated="1024"/>
        </table:table-row>
        <table:table-row table:style-name="ro652">
          <table:table-cell office:value-type="string" calcext:value-type="string">
            <text:p><text:span text:style-name="T1647">double whack</text:span></text:p>
          </table:table-cell>
          <table:table-cell office:value-type="string" calcext:value-type="string">
            <text:p><text:span text:style-name="T1648">use_double_whack</text:span></text:p>
          </table:table-cell>
          <table:table-cell office:value-type="string" calcext:value-type="string">
            <text:p><text:span text:style-name="T1649">user on user</text:span></text:p>
          </table:table-cell>
          <table:table-cell office:value-type="string" calcext:value-type="string">
            <text:p><text:span text:style-name="T1650">#USER# whacks and hits themselves!</text:span></text:p>
          </table:table-cell>
          <table:table-cell table:number-columns-repeated="1024"/>
        </table:table-row>
        <table:table-row table:style-name="ro653">
          <table:table-cell office:value-type="string" calcext:value-type="string">
            <text:p><text:span text:style-name="T1651">double whack</text:span></text:p>
          </table:table-cell>
          <table:table-cell office:value-type="string" calcext:value-type="string">
            <text:p><text:span text:style-name="T1652">use_double_whack</text:span></text:p>
          </table:table-cell>
          <table:table-cell office:value-type="string" calcext:value-type="string">
            <text:p><text:span text:style-name="T1653">user on you</text:span></text:p>
          </table:table-cell>
          <table:table-cell office:value-type="string" calcext:value-type="string">
            <text:p><text:span text:style-name="T1654">#USER# whacks and hits you!</text:span></text:p>
          </table:table-cell>
          <table:table-cell table:number-columns-repeated="1024"/>
        </table:table-row>
        <table:table-row table:style-name="ro654">
          <table:table-cell office:value-type="string" calcext:value-type="string">
            <text:p><text:span text:style-name="T1655">double whack</text:span></text:p>
          </table:table-cell>
          <table:table-cell office:value-type="string" calcext:value-type="string">
            <text:p><text:span text:style-name="T1656">use_double_whack</text:span></text:p>
          </table:table-cell>
          <table:table-cell office:value-type="string" calcext:value-type="string">
            <text:p><text:span text:style-name="T1657">user on other</text:span></text:p>
          </table:table-cell>
          <table:table-cell office:value-type="string" calcext:value-type="string">
            <text:p><text:span text:style-name="T1658">#USER# whacks and hits #OTHER#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659">double whack</text:span></text:p>
          </table:table-cell>
          <table:table-cell office:value-type="string" calcext:value-type="string">
            <text:p><text:span text:style-name="T1660">use_double_whack</text:span></text:p>
          </table:table-cell>
          <table:table-cell office:value-type="string" calcext:value-type="string">
            <text:p><text:span text:style-name="T1661">you on you fail</text:span></text:p>
          </table:table-cell>
          <table:table-cell office:value-type="string" calcext:value-type="string">
            <text:p><text:span text:style-name="T1662">You lose your footing while whacking at yourself!</text:span>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663">double whack</text:span></text:p>
          </table:table-cell>
          <table:table-cell office:value-type="string" calcext:value-type="string">
            <text:p><text:span text:style-name="T1664">use_double_whack</text:span></text:p>
          </table:table-cell>
          <table:table-cell office:value-type="string" calcext:value-type="string">
            <text:p><text:span text:style-name="T1665">you on other fail</text:span></text:p>
          </table:table-cell>
          <table:table-cell office:value-type="string" calcext:value-type="string">
            <text:p><text:span text:style-name="T1666">You lose your footing while whacking at #OTHER#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667">double whack</text:span></text:p>
          </table:table-cell>
          <table:table-cell office:value-type="string" calcext:value-type="string">
            <text:p><text:span text:style-name="T1668">use_double_whack</text:span></text:p>
          </table:table-cell>
          <table:table-cell office:value-type="string" calcext:value-type="string">
            <text:p><text:span text:style-name="T1669">user on user fail</text:span></text:p>
          </table:table-cell>
          <table:table-cell office:value-type="string" calcext:value-type="string">
            <text:p><text:span text:style-name="T1670">#USER# loses their footing while whacking at themselves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671">double whack</text:span></text:p>
          </table:table-cell>
          <table:table-cell office:value-type="string" calcext:value-type="string">
            <text:p><text:span text:style-name="T1672">use_double_whack</text:span></text:p>
          </table:table-cell>
          <table:table-cell office:value-type="string" calcext:value-type="string">
            <text:p><text:span text:style-name="T1673">user on you fail</text:span></text:p>
          </table:table-cell>
          <table:table-cell office:value-type="string" calcext:value-type="string">
            <text:p><text:span text:style-name="T1674">#USER# loses their footing while whacking at you!</text:span>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675">double whack</text:span></text:p>
          </table:table-cell>
          <table:table-cell office:value-type="string" calcext:value-type="string">
            <text:p><text:span text:style-name="T1676">use_double_whack</text:span></text:p>
          </table:table-cell>
          <table:table-cell office:value-type="string" calcext:value-type="string">
            <text:p><text:span text:style-name="T1677">user on other fail</text:span></text:p>
          </table:table-cell>
          <table:table-cell office:value-type="string" calcext:value-type="string">
            <text:p><text:span text:style-name="T1678">#USER# loses their footing while whacking at #OTHER#</text:span>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679">smite</text:span></text:p>
          </table:table-cell>
          <table:table-cell office:value-type="string" calcext:value-type="string">
            <text:p><text:span text:style-name="T1680">use_smite</text:span></text:p>
          </table:table-cell>
          <table:table-cell office:value-type="string" calcext:value-type="string">
            <text:p><text:span text:style-name="T1681">you on you</text:span></text:p>
          </table:table-cell>
          <table:table-cell office:value-type="string" calcext:value-type="string">
            <text:p><text:span text:style-name="T1682">You smite yourself!</text:span>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683">smite</text:span></text:p>
          </table:table-cell>
          <table:table-cell office:value-type="string" calcext:value-type="string">
            <text:p><text:span text:style-name="T1684">use_smite</text:span></text:p>
          </table:table-cell>
          <table:table-cell office:value-type="string" calcext:value-type="string">
            <text:p><text:span text:style-name="T1685">you on other</text:span></text:p>
          </table:table-cell>
          <table:table-cell office:value-type="string" calcext:value-type="string">
            <text:p><text:span text:style-name="T1686">You smite #OTHER#</text:span>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687">smite</text:span></text:p>
          </table:table-cell>
          <table:table-cell office:value-type="string" calcext:value-type="string">
            <text:p><text:span text:style-name="T1688">use_smite</text:span></text:p>
          </table:table-cell>
          <table:table-cell office:value-type="string" calcext:value-type="string">
            <text:p><text:span text:style-name="T1689">user on user</text:span></text:p>
          </table:table-cell>
          <table:table-cell office:value-type="string" calcext:value-type="string">
            <text:p><text:span text:style-name="T1690">#USER# smites themselves!</text:span>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691">smite</text:span></text:p>
          </table:table-cell>
          <table:table-cell office:value-type="string" calcext:value-type="string">
            <text:p><text:span text:style-name="T1692">use_smite</text:span></text:p>
          </table:table-cell>
          <table:table-cell office:value-type="string" calcext:value-type="string">
            <text:p><text:span text:style-name="T1693">user on you</text:span></text:p>
          </table:table-cell>
          <table:table-cell office:value-type="string" calcext:value-type="string">
            <text:p><text:span text:style-name="T1694">#USER# smites you!</text:span>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695">smite</text:span></text:p>
          </table:table-cell>
          <table:table-cell office:value-type="string" calcext:value-type="string">
            <text:p><text:span text:style-name="T1696">use_smite</text:span></text:p>
          </table:table-cell>
          <table:table-cell office:value-type="string" calcext:value-type="string">
            <text:p><text:span text:style-name="T1697">user on other</text:span></text:p>
          </table:table-cell>
          <table:table-cell office:value-type="string" calcext:value-type="string">
            <text:p><text:span text:style-name="T1698">#USER# smites #OTHER#</text:span>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699">smite</text:span></text:p>
          </table:table-cell>
          <table:table-cell office:value-type="string" calcext:value-type="string">
            <text:p><text:span text:style-name="T1700">use_smite</text:span></text:p>
          </table:table-cell>
          <table:table-cell office:value-type="string" calcext:value-type="string">
            <text:p><text:span text:style-name="T1701">you on you fail</text:span></text:p>
          </table:table-cell>
          <table:table-cell office:value-type="string" calcext:value-type="string">
            <text:p><text:span text:style-name="T1702">You fail to smite yourself!</text:span>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703">smite</text:span></text:p>
          </table:table-cell>
          <table:table-cell office:value-type="string" calcext:value-type="string">
            <text:p><text:span text:style-name="T1704">use_smite</text:span></text:p>
          </table:table-cell>
          <table:table-cell office:value-type="string" calcext:value-type="string">
            <text:p><text:span text:style-name="T1705">you on other fail</text:span></text:p>
          </table:table-cell>
          <table:table-cell office:value-type="string" calcext:value-type="string">
            <text:p><text:span text:style-name="T1706">You fail to smite #OTHER#</text:span>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707">smite</text:span></text:p>
          </table:table-cell>
          <table:table-cell office:value-type="string" calcext:value-type="string">
            <text:p><text:span text:style-name="T1708">use_smite</text:span></text:p>
          </table:table-cell>
          <table:table-cell office:value-type="string" calcext:value-type="string">
            <text:p><text:span text:style-name="T1709">user on user fail</text:span></text:p>
          </table:table-cell>
          <table:table-cell office:value-type="string" calcext:value-type="string">
            <text:p><text:span text:style-name="T1710">#USER# fails to smites themselves</text:span>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711">smite</text:span></text:p>
          </table:table-cell>
          <table:table-cell office:value-type="string" calcext:value-type="string">
            <text:p><text:span text:style-name="T1712">use_smite</text:span></text:p>
          </table:table-cell>
          <table:table-cell office:value-type="string" calcext:value-type="string">
            <text:p><text:span text:style-name="T1713">user on you fail</text:span></text:p>
          </table:table-cell>
          <table:table-cell office:value-type="string" calcext:value-type="string">
            <text:p><text:span text:style-name="T1714">#USER# fails to smites you!</text:span>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715">smite</text:span></text:p>
          </table:table-cell>
          <table:table-cell office:value-type="string" calcext:value-type="string">
            <text:p><text:span text:style-name="T1716">use_smite</text:span></text:p>
          </table:table-cell>
          <table:table-cell office:value-type="string" calcext:value-type="string">
            <text:p><text:span text:style-name="T1717">user on other fail</text:span></text:p>
          </table:table-cell>
          <table:table-cell office:value-type="string" calcext:value-type="string">
            <text:p><text:span text:style-name="T1718">#USER# fails to smites #OTHER#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719">cure light wounds</text:span></text:p>
          </table:table-cell>
          <table:table-cell office:value-type="string" calcext:value-type="string">
            <text:p><text:span text:style-name="T1720">use_cure_light_wounds</text:span></text:p>
          </table:table-cell>
          <table:table-cell office:value-type="string" calcext:value-type="string">
            <text:p><text:span text:style-name="T1721">you on you</text:span></text:p>
          </table:table-cell>
          <table:table-cell office:value-type="string" calcext:value-type="string">
            <text:p><text:span text:style-name="T1722">You pray for yourself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723">cure light wounds</text:span></text:p>
          </table:table-cell>
          <table:table-cell office:value-type="string" calcext:value-type="string">
            <text:p><text:span text:style-name="T1724">use_cure_light_wounds</text:span></text:p>
          </table:table-cell>
          <table:table-cell office:value-type="string" calcext:value-type="string">
            <text:p><text:span text:style-name="T1725">you on other</text:span></text:p>
          </table:table-cell>
          <table:table-cell office:value-type="string" calcext:value-type="string">
            <text:p><text:span text:style-name="T1726">You pray for #OTHER#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727">cure light wounds</text:span></text:p>
          </table:table-cell>
          <table:table-cell office:value-type="string" calcext:value-type="string">
            <text:p><text:span text:style-name="T1728">use_cure_light_wounds</text:span></text:p>
          </table:table-cell>
          <table:table-cell office:value-type="string" calcext:value-type="string">
            <text:p><text:span text:style-name="T1729">user on user</text:span></text:p>
          </table:table-cell>
          <table:table-cell office:value-type="string" calcext:value-type="string">
            <text:p><text:span text:style-name="T1730">#USER# prays for themselves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731">cure light wounds</text:span></text:p>
          </table:table-cell>
          <table:table-cell office:value-type="string" calcext:value-type="string">
            <text:p><text:span text:style-name="T1732">use_cure_light_wounds</text:span></text:p>
          </table:table-cell>
          <table:table-cell office:value-type="string" calcext:value-type="string">
            <text:p><text:span text:style-name="T1733">user on you</text:span></text:p>
          </table:table-cell>
          <table:table-cell office:value-type="string" calcext:value-type="string">
            <text:p><text:span text:style-name="T1734">#USER# prays for you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735">cure light wounds</text:span></text:p>
          </table:table-cell>
          <table:table-cell office:value-type="string" calcext:value-type="string">
            <text:p><text:span text:style-name="T1736">use_cure_light_wounds</text:span></text:p>
          </table:table-cell>
          <table:table-cell office:value-type="string" calcext:value-type="string">
            <text:p><text:span text:style-name="T1737">user on other</text:span></text:p>
          </table:table-cell>
          <table:table-cell office:value-type="string" calcext:value-type="string">
            <text:p><text:span text:style-name="T1738">#USER# prays for #OTHER#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739">cure light wounds</text:span></text:p>
          </table:table-cell>
          <table:table-cell office:value-type="string" calcext:value-type="string">
            <text:p><text:span text:style-name="T1740">use_cure_light_wounds</text:span></text:p>
          </table:table-cell>
          <table:table-cell office:value-type="string" calcext:value-type="string">
            <text:p><text:span text:style-name="T1741">you on you fail</text:span></text:p>
          </table:table-cell>
          <table:table-cell office:value-type="string" calcext:value-type="string">
            <text:p><text:span text:style-name="T1742">You lose concentration while praying for yourself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743">cure light wounds</text:span></text:p>
          </table:table-cell>
          <table:table-cell office:value-type="string" calcext:value-type="string">
            <text:p><text:span text:style-name="T1744">use_cure_light_wounds</text:span></text:p>
          </table:table-cell>
          <table:table-cell office:value-type="string" calcext:value-type="string">
            <text:p><text:span text:style-name="T1745">you on other fail</text:span></text:p>
          </table:table-cell>
          <table:table-cell office:value-type="string" calcext:value-type="string">
            <text:p><text:span text:style-name="T1746">You lose concentration while praying for #OTHER#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747">cure light wounds</text:span></text:p>
          </table:table-cell>
          <table:table-cell office:value-type="string" calcext:value-type="string">
            <text:p><text:span text:style-name="T1748">use_cure_light_wounds</text:span></text:p>
          </table:table-cell>
          <table:table-cell office:value-type="string" calcext:value-type="string">
            <text:p><text:span text:style-name="T1749">user on user fail</text:span></text:p>
          </table:table-cell>
          <table:table-cell office:value-type="string" calcext:value-type="string">
            <text:p><text:span text:style-name="T1750">#USER# loses their concentration while praying for themselves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751">cure light wounds</text:span></text:p>
          </table:table-cell>
          <table:table-cell office:value-type="string" calcext:value-type="string">
            <text:p><text:span text:style-name="T1752">use_cure_light_wounds</text:span></text:p>
          </table:table-cell>
          <table:table-cell office:value-type="string" calcext:value-type="string">
            <text:p><text:span text:style-name="T1753">user on you fail</text:span></text:p>
          </table:table-cell>
          <table:table-cell office:value-type="string" calcext:value-type="string">
            <text:p><text:span text:style-name="T1754">#USER# loses their concentration while praying for you</text:span>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755">cure light wounds</text:span></text:p>
          </table:table-cell>
          <table:table-cell office:value-type="string" calcext:value-type="string">
            <text:p><text:span text:style-name="T1756">use_cure_light_wounds</text:span></text:p>
          </table:table-cell>
          <table:table-cell office:value-type="string" calcext:value-type="string">
            <text:p><text:span text:style-name="T1757">user on other fail</text:span></text:p>
          </table:table-cell>
          <table:table-cell office:value-type="string" calcext:value-type="string">
            <text:p><text:span text:style-name="T1758">#USER# loses their concentration while praying for #OTHER#</text:span></text:p>
          </table:table-cell>
          <table:table-cell table:number-columns-repeated="1024"/>
        </table:table-row>
        <table:table-row table:style-name="ro680">
          <table:table-cell office:value-type="string" calcext:value-type="string">
            <text:p><text:span text:style-name="T1759">mage armor</text:span></text:p>
          </table:table-cell>
          <table:table-cell office:value-type="string" calcext:value-type="string">
            <text:p><text:span text:style-name="T1760">use_mage_armor</text:span></text:p>
          </table:table-cell>
          <table:table-cell office:value-type="string" calcext:value-type="string">
            <text:p><text:span text:style-name="T1761">you on you</text:span></text:p>
          </table:table-cell>
          <table:table-cell office:value-type="string" calcext:value-type="string">
            <text:p><text:span text:style-name="T1762">You focus a layer of magicka surrounds you</text:span></text:p>
          </table:table-cell>
          <table:table-cell table:number-columns-repeated="1024"/>
        </table:table-row>
        <table:table-row table:style-name="ro681">
          <table:table-cell office:value-type="string" calcext:value-type="string">
            <text:p><text:span text:style-name="T1763">mage armor</text:span></text:p>
          </table:table-cell>
          <table:table-cell office:value-type="string" calcext:value-type="string">
            <text:p><text:span text:style-name="T1764">use_mage_armor</text:span></text:p>
          </table:table-cell>
          <table:table-cell office:value-type="string" calcext:value-type="string">
            <text:p><text:span text:style-name="T1765">you on other</text:span></text:p>
          </table:table-cell>
          <table:table-cell office:value-type="string" calcext:value-type="string">
            <text:p><text:span text:style-name="T1766">You focus and a layer of magicka surrounds #OTHER#</text:span>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767">mage armor</text:span></text:p>
          </table:table-cell>
          <table:table-cell office:value-type="string" calcext:value-type="string">
            <text:p><text:span text:style-name="T1768">use_mage_armor</text:span></text:p>
          </table:table-cell>
          <table:table-cell office:value-type="string" calcext:value-type="string">
            <text:p><text:span text:style-name="T1769">user on user</text:span></text:p>
          </table:table-cell>
          <table:table-cell office:value-type="string" calcext:value-type="string">
            <text:p><text:span text:style-name="T1770">#USER# focuses and a layer of magicka surrounds them</text:span>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771">mage armor</text:span></text:p>
          </table:table-cell>
          <table:table-cell office:value-type="string" calcext:value-type="string">
            <text:p><text:span text:style-name="T1772">use_mage_armor</text:span></text:p>
          </table:table-cell>
          <table:table-cell office:value-type="string" calcext:value-type="string">
            <text:p><text:span text:style-name="T1773">user on you</text:span></text:p>
          </table:table-cell>
          <table:table-cell office:value-type="string" calcext:value-type="string">
            <text:p><text:span text:style-name="T1774">#USER# focuses and a layer of magicka surrounds you</text:span>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775">mage armor</text:span></text:p>
          </table:table-cell>
          <table:table-cell office:value-type="string" calcext:value-type="string">
            <text:p><text:span text:style-name="T1776">use_mage_armor</text:span></text:p>
          </table:table-cell>
          <table:table-cell office:value-type="string" calcext:value-type="string">
            <text:p><text:span text:style-name="T1777">user on other</text:span></text:p>
          </table:table-cell>
          <table:table-cell office:value-type="string" calcext:value-type="string">
            <text:p><text:span text:style-name="T1778">#USER# focuses and a layer of magicka surrounds #OTHER#</text:span>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779">mage armor</text:span></text:p>
          </table:table-cell>
          <table:table-cell office:value-type="string" calcext:value-type="string">
            <text:p><text:span text:style-name="T1780">use_mage_armor</text:span></text:p>
          </table:table-cell>
          <table:table-cell office:value-type="string" calcext:value-type="string">
            <text:p><text:span text:style-name="T1781">you on you fail</text:span></text:p>
          </table:table-cell>
          <table:table-cell office:value-type="string" calcext:value-type="string">
            <text:p><text:span text:style-name="T1782">You lose your focus</text:span>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783">mage armor</text:span></text:p>
          </table:table-cell>
          <table:table-cell office:value-type="string" calcext:value-type="string">
            <text:p><text:span text:style-name="T1784">use_mage_armor</text:span></text:p>
          </table:table-cell>
          <table:table-cell office:value-type="string" calcext:value-type="string">
            <text:p><text:span text:style-name="T1785">you on other fail</text:span></text:p>
          </table:table-cell>
          <table:table-cell office:value-type="string" calcext:value-type="string">
            <text:p><text:span text:style-name="T1786">You lose your focus on #OTHER#</text:span>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787">mage armor</text:span></text:p>
          </table:table-cell>
          <table:table-cell office:value-type="string" calcext:value-type="string">
            <text:p><text:span text:style-name="T1788">use_mage_armor</text:span></text:p>
          </table:table-cell>
          <table:table-cell office:value-type="string" calcext:value-type="string">
            <text:p><text:span text:style-name="T1789">user on user fail</text:span></text:p>
          </table:table-cell>
          <table:table-cell office:value-type="string" calcext:value-type="string">
            <text:p><text:span text:style-name="T1790">#USER# loses their focus</text:span>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791">mage armor</text:span></text:p>
          </table:table-cell>
          <table:table-cell office:value-type="string" calcext:value-type="string">
            <text:p><text:span text:style-name="T1792">use_mage_armor</text:span></text:p>
          </table:table-cell>
          <table:table-cell office:value-type="string" calcext:value-type="string">
            <text:p><text:span text:style-name="T1793">user on you fail</text:span></text:p>
          </table:table-cell>
          <table:table-cell office:value-type="string" calcext:value-type="string">
            <text:p><text:span text:style-name="T1794">#USER# loses their focus on you</text:span>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795">mage armor</text:span></text:p>
          </table:table-cell>
          <table:table-cell office:value-type="string" calcext:value-type="string">
            <text:p><text:span text:style-name="T1796">use_mage_armor</text:span></text:p>
          </table:table-cell>
          <table:table-cell office:value-type="string" calcext:value-type="string">
            <text:p><text:span text:style-name="T1797">user on other fail</text:span></text:p>
          </table:table-cell>
          <table:table-cell office:value-type="string" calcext:value-type="string">
            <text:p><text:span text:style-name="T1798">#USER# loses their focus on #OTHER#</text:span>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799">magic missile</text:span></text:p>
          </table:table-cell>
          <table:table-cell office:value-type="string" calcext:value-type="string">
            <text:p><text:span text:style-name="T1800">use_magic_missile</text:span></text:p>
          </table:table-cell>
          <table:table-cell office:value-type="string" calcext:value-type="string">
            <text:p><text:span text:style-name="T1801">you on you</text:span></text:p>
          </table:table-cell>
          <table:table-cell office:value-type="string" calcext:value-type="string">
            <text:p><text:span text:style-name="T1802">You point at yourself and fire a magical missile straight to your forehead!</text:span>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803">magic missile</text:span></text:p>
          </table:table-cell>
          <table:table-cell office:value-type="string" calcext:value-type="string">
            <text:p><text:span text:style-name="T1804">use_magic_missile</text:span></text:p>
          </table:table-cell>
          <table:table-cell office:value-type="string" calcext:value-type="string">
            <text:p><text:span text:style-name="T1805">you on other</text:span></text:p>
          </table:table-cell>
          <table:table-cell office:value-type="string" calcext:value-type="string">
            <text:p><text:span text:style-name="T1806">You point at #OTHER# and fire a magical missile into their chest!</text:span>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807">magic missile</text:span></text:p>
          </table:table-cell>
          <table:table-cell office:value-type="string" calcext:value-type="string">
            <text:p><text:span text:style-name="T1808">use_magic_missile</text:span></text:p>
          </table:table-cell>
          <table:table-cell office:value-type="string" calcext:value-type="string">
            <text:p><text:span text:style-name="T1809">user on user</text:span></text:p>
          </table:table-cell>
          <table:table-cell office:value-type="string" calcext:value-type="string">
            <text:p><text:span text:style-name="T1810">#USER# points at themselves and fires a magical missile straight into their forehead!</text:span>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811">magic missile</text:span></text:p>
          </table:table-cell>
          <table:table-cell office:value-type="string" calcext:value-type="string">
            <text:p><text:span text:style-name="T1812">use_magic_missile</text:span></text:p>
          </table:table-cell>
          <table:table-cell office:value-type="string" calcext:value-type="string">
            <text:p><text:span text:style-name="T1813">user on you</text:span></text:p>
          </table:table-cell>
          <table:table-cell office:value-type="string" calcext:value-type="string">
            <text:p><text:span text:style-name="T1814">#USER# points at you and fires a magical missile straight into your chest!</text:span>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815">magic missile</text:span></text:p>
          </table:table-cell>
          <table:table-cell office:value-type="string" calcext:value-type="string">
            <text:p><text:span text:style-name="T1816">use_magic_missile</text:span></text:p>
          </table:table-cell>
          <table:table-cell office:value-type="string" calcext:value-type="string">
            <text:p><text:span text:style-name="T1817">user on other</text:span></text:p>
          </table:table-cell>
          <table:table-cell office:value-type="string" calcext:value-type="string">
            <text:p><text:span text:style-name="T1818">#USER# points at #OTHER# and fires a magical missile straight into their chest!</text:span>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819">magic missile</text:span></text:p>
          </table:table-cell>
          <table:table-cell office:value-type="string" calcext:value-type="string">
            <text:p><text:span text:style-name="T1820">use_magic_missile</text:span></text:p>
          </table:table-cell>
          <table:table-cell office:value-type="string" calcext:value-type="string">
            <text:p><text:span text:style-name="T1821">you on you fail</text:span></text:p>
          </table:table-cell>
          <table:table-cell office:value-type="string" calcext:value-type="string">
            <text:p><text:span text:style-name="T1822">You lose your concentration while gathering energy to shoot yourself in the face</text:span>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823">magic missile</text:span></text:p>
          </table:table-cell>
          <table:table-cell office:value-type="string" calcext:value-type="string">
            <text:p><text:span text:style-name="T1824">use_magic_missile</text:span></text:p>
          </table:table-cell>
          <table:table-cell office:value-type="string" calcext:value-type="string">
            <text:p><text:span text:style-name="T1825">you on other fail</text:span></text:p>
          </table:table-cell>
          <table:table-cell office:value-type="string" calcext:value-type="string">
            <text:p><text:span text:style-name="T1826">You lose your concentration while gathering energy to fire a magical missile at #OTHER#</text:span>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827">magic missile</text:span></text:p>
          </table:table-cell>
          <table:table-cell office:value-type="string" calcext:value-type="string">
            <text:p><text:span text:style-name="T1828">use_magic_missile</text:span></text:p>
          </table:table-cell>
          <table:table-cell office:value-type="string" calcext:value-type="string">
            <text:p><text:span text:style-name="T1829">user on user fail</text:span></text:p>
          </table:table-cell>
          <table:table-cell office:value-type="string" calcext:value-type="string">
            <text:p><text:span text:style-name="T1830">#USER# loses their concentration while gathering energy to fire a magical missile at themselves?</text:span>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831">magic missile</text:span></text:p>
          </table:table-cell>
          <table:table-cell office:value-type="string" calcext:value-type="string">
            <text:p><text:span text:style-name="T1832">use_magic_missile</text:span></text:p>
          </table:table-cell>
          <table:table-cell office:value-type="string" calcext:value-type="string">
            <text:p><text:span text:style-name="T1833">user on you fail</text:span></text:p>
          </table:table-cell>
          <table:table-cell office:value-type="string" calcext:value-type="string">
            <text:p><text:span text:style-name="T1834">#USER# loses their concentration while attempting to fire a magical missile at you</text:span>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835">magic missile</text:span></text:p>
          </table:table-cell>
          <table:table-cell office:value-type="string" calcext:value-type="string">
            <text:p><text:span text:style-name="T1836">use_magic_missile</text:span></text:p>
          </table:table-cell>
          <table:table-cell office:value-type="string" calcext:value-type="string">
            <text:p><text:span text:style-name="T1837">user on other fail</text:span></text:p>
          </table:table-cell>
          <table:table-cell office:value-type="string" calcext:value-type="string">
            <text:p><text:span text:style-name="T1838">#USER# loses their concentration while attempting to fire a magical missile at #OTHER#</text:span>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839">nudge</text:span></text:p>
          </table:table-cell>
          <table:table-cell office:value-type="string" calcext:value-type="string">
            <text:p><text:span text:style-name="T1840">use_nudge</text:span></text:p>
          </table:table-cell>
          <table:table-cell office:value-type="string" calcext:value-type="string">
            <text:p><text:span text:style-name="T1841">you on you</text:span></text:p>
          </table:table-cell>
          <table:table-cell office:value-type="string" calcext:value-type="string">
            <text:p><text:span text:style-name="T1842">You nudge yourself!</text:span>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843">nudge</text:span></text:p>
          </table:table-cell>
          <table:table-cell office:value-type="string" calcext:value-type="string">
            <text:p><text:span text:style-name="T1844">use_nudge</text:span></text:p>
          </table:table-cell>
          <table:table-cell office:value-type="string" calcext:value-type="string">
            <text:p><text:span text:style-name="T1845">you on other</text:span></text:p>
          </table:table-cell>
          <table:table-cell office:value-type="string" calcext:value-type="string">
            <text:p><text:span text:style-name="T1846">You nudge #OTHER#</text:span>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847">nudge</text:span></text:p>
          </table:table-cell>
          <table:table-cell office:value-type="string" calcext:value-type="string">
            <text:p><text:span text:style-name="T1848">use_nudge</text:span></text:p>
          </table:table-cell>
          <table:table-cell office:value-type="string" calcext:value-type="string">
            <text:p><text:span text:style-name="T1849">user on user</text:span></text:p>
          </table:table-cell>
          <table:table-cell office:value-type="string" calcext:value-type="string">
            <text:p><text:span text:style-name="T1850">#USER# nudges themselves!</text:span>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851">nudge</text:span></text:p>
          </table:table-cell>
          <table:table-cell office:value-type="string" calcext:value-type="string">
            <text:p><text:span text:style-name="T1852">use_nudge</text:span></text:p>
          </table:table-cell>
          <table:table-cell office:value-type="string" calcext:value-type="string">
            <text:p><text:span text:style-name="T1853">user on you</text:span></text:p>
          </table:table-cell>
          <table:table-cell office:value-type="string" calcext:value-type="string">
            <text:p><text:span text:style-name="T1854">#USER# nudges you!</text:span>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855">nudge</text:span></text:p>
          </table:table-cell>
          <table:table-cell office:value-type="string" calcext:value-type="string">
            <text:p><text:span text:style-name="T1856">use_nudge</text:span></text:p>
          </table:table-cell>
          <table:table-cell office:value-type="string" calcext:value-type="string">
            <text:p><text:span text:style-name="T1857">user on other</text:span></text:p>
          </table:table-cell>
          <table:table-cell office:value-type="string" calcext:value-type="string">
            <text:p><text:span text:style-name="T1858">#USER# nudges #OTHER#</text:span>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859">nudge</text:span></text:p>
          </table:table-cell>
          <table:table-cell office:value-type="string" calcext:value-type="string">
            <text:p><text:span text:style-name="T1860">use_nudge</text:span></text:p>
          </table:table-cell>
          <table:table-cell office:value-type="string" calcext:value-type="string">
            <text:p><text:span text:style-name="T1861">you on you fail</text:span></text:p>
          </table:table-cell>
          <table:table-cell office:value-type="string" calcext:value-type="string">
            <text:p><text:span text:style-name="T1862">You fails to nudge yourself!</text:span>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863">nudge</text:span></text:p>
          </table:table-cell>
          <table:table-cell office:value-type="string" calcext:value-type="string">
            <text:p><text:span text:style-name="T1864">use_nudge</text:span></text:p>
          </table:table-cell>
          <table:table-cell office:value-type="string" calcext:value-type="string">
            <text:p><text:span text:style-name="T1865">you on other fail</text:span></text:p>
          </table:table-cell>
          <table:table-cell office:value-type="string" calcext:value-type="string">
            <text:p><text:span text:style-name="T1866">You fails to nudge #OTHER#</text:span>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867">nudge</text:span></text:p>
          </table:table-cell>
          <table:table-cell office:value-type="string" calcext:value-type="string">
            <text:p><text:span text:style-name="T1868">use_nudge</text:span></text:p>
          </table:table-cell>
          <table:table-cell office:value-type="string" calcext:value-type="string">
            <text:p><text:span text:style-name="T1869">user on user fail</text:span></text:p>
          </table:table-cell>
          <table:table-cell office:value-type="string" calcext:value-type="string">
            <text:p><text:span text:style-name="T1870">#USER# fails to nudge themselves</text:span>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871">nudge</text:span></text:p>
          </table:table-cell>
          <table:table-cell office:value-type="string" calcext:value-type="string">
            <text:p><text:span text:style-name="T1872">use_nudge</text:span></text:p>
          </table:table-cell>
          <table:table-cell office:value-type="string" calcext:value-type="string">
            <text:p><text:span text:style-name="T1873">user on you fail</text:span></text:p>
          </table:table-cell>
          <table:table-cell office:value-type="string" calcext:value-type="string">
            <text:p><text:span text:style-name="T1874">#USER# fails to nudge you!</text:span>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875">nudge</text:span></text:p>
          </table:table-cell>
          <table:table-cell office:value-type="string" calcext:value-type="string">
            <text:p><text:span text:style-name="T1876">use_nudge</text:span></text:p>
          </table:table-cell>
          <table:table-cell office:value-type="string" calcext:value-type="string">
            <text:p><text:span text:style-name="T1877">user on other fail</text:span></text:p>
          </table:table-cell>
          <table:table-cell office:value-type="string" calcext:value-type="string">
            <text:p><text:span text:style-name="T1878">#USER# fails to nudge #OTHER#</text:span>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879">potion</text:span></text:p>
          </table:table-cell>
          <table:table-cell office:value-type="string" calcext:value-type="string">
            <text:p><text:span text:style-name="T1880">use_potion</text:span></text:p>
          </table:table-cell>
          <table:table-cell office:value-type="string" calcext:value-type="string">
            <text:p><text:span text:style-name="T1881">you on you</text:span></text:p>
          </table:table-cell>
          <table:table-cell office:value-type="string" calcext:value-type="string">
            <text:p><text:span text:style-name="T1882">You drink the vile liquid</text:span>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883">potion</text:span></text:p>
          </table:table-cell>
          <table:table-cell office:value-type="string" calcext:value-type="string">
            <text:p><text:span text:style-name="T1884">use_potion</text:span></text:p>
          </table:table-cell>
          <table:table-cell office:value-type="string" calcext:value-type="string">
            <text:p><text:span text:style-name="T1885">you on other</text:span></text:p>
          </table:table-cell>
          <table:table-cell office:value-type="string" calcext:value-type="string">
            <text:p><text:span text:style-name="T1886">You splash the vile liquid on #OTHER#</text:span>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887">potion</text:span></text:p>
          </table:table-cell>
          <table:table-cell office:value-type="string" calcext:value-type="string">
            <text:p><text:span text:style-name="T1888">use_potion</text:span></text:p>
          </table:table-cell>
          <table:table-cell office:value-type="string" calcext:value-type="string">
            <text:p><text:span text:style-name="T1889">user on user</text:span></text:p>
          </table:table-cell>
          <table:table-cell office:value-type="string" calcext:value-type="string">
            <text:p><text:span text:style-name="T1890">#USER# drinks the vile liquid</text:span>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891">potion</text:span></text:p>
          </table:table-cell>
          <table:table-cell office:value-type="string" calcext:value-type="string">
            <text:p><text:span text:style-name="T1892">use_potion</text:span></text:p>
          </table:table-cell>
          <table:table-cell office:value-type="string" calcext:value-type="string">
            <text:p><text:span text:style-name="T1893">user on you</text:span></text:p>
          </table:table-cell>
          <table:table-cell office:value-type="string" calcext:value-type="string">
            <text:p><text:span text:style-name="T1894">#USER# splashes the vile liquid on you</text:span>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895">potion</text:span></text:p>
          </table:table-cell>
          <table:table-cell office:value-type="string" calcext:value-type="string">
            <text:p><text:span text:style-name="T1896">use_potion</text:span></text:p>
          </table:table-cell>
          <table:table-cell office:value-type="string" calcext:value-type="string">
            <text:p><text:span text:style-name="T1897">user on other</text:span></text:p>
          </table:table-cell>
          <table:table-cell office:value-type="string" calcext:value-type="string">
            <text:p><text:span text:style-name="T1898">#USER# splashes the vile liquid on #OTHER#</text:span></text:p>
          </table:table-cell>
          <table:table-cell table:number-columns-repeated="1024"/>
        </table:table-row>
        <table:table-row table:style-name="ro715">
          <table:table-cell office:value-type="string" calcext:value-type="string">
            <text:p><text:span text:style-name="T1899">potion</text:span></text:p>
          </table:table-cell>
          <table:table-cell office:value-type="string" calcext:value-type="string">
            <text:p><text:span text:style-name="T1900">use_potion</text:span></text:p>
          </table:table-cell>
          <table:table-cell office:value-type="string" calcext:value-type="string">
            <text:p><text:span text:style-name="T1901">you on you fail</text:span></text:p>
          </table:table-cell>
          <table:table-cell office:value-type="string" calcext:value-type="string">
            <text:p><text:span text:style-name="T1902">You fumble and the vile liquid splashes onto the ground</text:span></text:p>
          </table:table-cell>
          <table:table-cell table:number-columns-repeated="1024"/>
        </table:table-row>
        <table:table-row table:style-name="ro716">
          <table:table-cell office:value-type="string" calcext:value-type="string">
            <text:p><text:span text:style-name="T1903">potion</text:span></text:p>
          </table:table-cell>
          <table:table-cell office:value-type="string" calcext:value-type="string">
            <text:p><text:span text:style-name="T1904">use_potion</text:span></text:p>
          </table:table-cell>
          <table:table-cell office:value-type="string" calcext:value-type="string">
            <text:p><text:span text:style-name="T1905">you on other fail</text:span></text:p>
          </table:table-cell>
          <table:table-cell office:value-type="string" calcext:value-type="string">
            <text:p><text:span text:style-name="T1906">You fumble and the vile liquid splashes onto the ground</text:span></text:p>
          </table:table-cell>
          <table:table-cell table:number-columns-repeated="1024"/>
        </table:table-row>
        <table:table-row table:style-name="ro717">
          <table:table-cell office:value-type="string" calcext:value-type="string">
            <text:p><text:span text:style-name="T1907">potion</text:span></text:p>
          </table:table-cell>
          <table:table-cell office:value-type="string" calcext:value-type="string">
            <text:p><text:span text:style-name="T1908">use_potion</text:span></text:p>
          </table:table-cell>
          <table:table-cell office:value-type="string" calcext:value-type="string">
            <text:p><text:span text:style-name="T1909">user on user fail</text:span></text:p>
          </table:table-cell>
          <table:table-cell office:value-type="string" calcext:value-type="string">
            <text:p><text:span text:style-name="T1910">#USER# fumbles and the vile liquid splashes onto the ground</text:span></text:p>
          </table:table-cell>
          <table:table-cell table:number-columns-repeated="1024"/>
        </table:table-row>
        <table:table-row table:style-name="ro718">
          <table:table-cell office:value-type="string" calcext:value-type="string">
            <text:p><text:span text:style-name="T1911">potion</text:span></text:p>
          </table:table-cell>
          <table:table-cell office:value-type="string" calcext:value-type="string">
            <text:p><text:span text:style-name="T1912">use_potion</text:span></text:p>
          </table:table-cell>
          <table:table-cell office:value-type="string" calcext:value-type="string">
            <text:p><text:span text:style-name="T1913">user on you fail</text:span></text:p>
          </table:table-cell>
          <table:table-cell office:value-type="string" calcext:value-type="string">
            <text:p><text:span text:style-name="T1914">#USER# fumbles and the vile liquid splashes onto the ground</text:span></text:p>
          </table:table-cell>
          <table:table-cell table:number-columns-repeated="1024"/>
        </table:table-row>
        <table:table-row table:style-name="ro719">
          <table:table-cell office:value-type="string" calcext:value-type="string">
            <text:p><text:span text:style-name="T1915">potion</text:span></text:p>
          </table:table-cell>
          <table:table-cell office:value-type="string" calcext:value-type="string">
            <text:p><text:span text:style-name="T1916">use_potion</text:span></text:p>
          </table:table-cell>
          <table:table-cell office:value-type="string" calcext:value-type="string">
            <text:p><text:span text:style-name="T1917">user on other fail</text:span></text:p>
          </table:table-cell>
          <table:table-cell office:value-type="string" calcext:value-type="string">
            <text:p><text:span text:style-name="T1918">#USER# fumbles and the vile liquid splashes onto the ground</text:span></text:p>
          </table:table-cell>
          <table:table-cell table:number-columns-repeated="1024"/>
        </table:table-row>
        <table:table-row table:style-name="ro720">
          <table:table-cell office:value-type="string" calcext:value-type="string">
            <text:p><text:span text:style-name="T1919">scroll</text:span></text:p>
          </table:table-cell>
          <table:table-cell office:value-type="string" calcext:value-type="string">
            <text:p><text:span text:style-name="T1920">use_scroll</text:span></text:p>
          </table:table-cell>
          <table:table-cell office:value-type="string" calcext:value-type="string">
            <text:p><text:span text:style-name="T1921">you on you</text:span></text:p>
          </table:table-cell>
          <table:table-cell office:value-type="string" calcext:value-type="string">
            <text:p><text:span text:style-name="T1922">You recite the scroll</text:span></text:p>
          </table:table-cell>
          <table:table-cell table:number-columns-repeated="1024"/>
        </table:table-row>
        <table:table-row table:style-name="ro721">
          <table:table-cell office:value-type="string" calcext:value-type="string">
            <text:p><text:span text:style-name="T1923">scroll</text:span></text:p>
          </table:table-cell>
          <table:table-cell office:value-type="string" calcext:value-type="string">
            <text:p><text:span text:style-name="T1924">use_scroll</text:span></text:p>
          </table:table-cell>
          <table:table-cell office:value-type="string" calcext:value-type="string">
            <text:p><text:span text:style-name="T1925">you on other</text:span></text:p>
          </table:table-cell>
          <table:table-cell office:value-type="string" calcext:value-type="string">
            <text:p><text:span text:style-name="T1926">You recite the scroll at #OTHER#</text:span></text:p>
          </table:table-cell>
          <table:table-cell table:number-columns-repeated="1024"/>
        </table:table-row>
        <table:table-row table:style-name="ro722">
          <table:table-cell office:value-type="string" calcext:value-type="string">
            <text:p><text:span text:style-name="T1927">scroll</text:span></text:p>
          </table:table-cell>
          <table:table-cell office:value-type="string" calcext:value-type="string">
            <text:p><text:span text:style-name="T1928">use_scroll</text:span></text:p>
          </table:table-cell>
          <table:table-cell office:value-type="string" calcext:value-type="string">
            <text:p><text:span text:style-name="T1929">user on user</text:span></text:p>
          </table:table-cell>
          <table:table-cell office:value-type="string" calcext:value-type="string">
            <text:p><text:span text:style-name="T1930">#USER# recites a scroll</text:span></text:p>
          </table:table-cell>
          <table:table-cell table:number-columns-repeated="1024"/>
        </table:table-row>
        <table:table-row table:style-name="ro723">
          <table:table-cell office:value-type="string" calcext:value-type="string">
            <text:p><text:span text:style-name="T1931">scroll</text:span></text:p>
          </table:table-cell>
          <table:table-cell office:value-type="string" calcext:value-type="string">
            <text:p><text:span text:style-name="T1932">use_scroll</text:span></text:p>
          </table:table-cell>
          <table:table-cell office:value-type="string" calcext:value-type="string">
            <text:p><text:span text:style-name="T1933">user on you</text:span></text:p>
          </table:table-cell>
          <table:table-cell office:value-type="string" calcext:value-type="string">
            <text:p><text:span text:style-name="T1934">#USER# recites a scroll at you</text:span></text:p>
          </table:table-cell>
          <table:table-cell table:number-columns-repeated="1024"/>
        </table:table-row>
        <table:table-row table:style-name="ro724">
          <table:table-cell office:value-type="string" calcext:value-type="string">
            <text:p><text:span text:style-name="T1935">scroll</text:span></text:p>
          </table:table-cell>
          <table:table-cell office:value-type="string" calcext:value-type="string">
            <text:p><text:span text:style-name="T1936">use_scroll</text:span></text:p>
          </table:table-cell>
          <table:table-cell office:value-type="string" calcext:value-type="string">
            <text:p><text:span text:style-name="T1937">user on other</text:span></text:p>
          </table:table-cell>
          <table:table-cell office:value-type="string" calcext:value-type="string">
            <text:p><text:span text:style-name="T1938">#USER# recites the scroll at #OTHER#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939">scroll</text:span></text:p>
          </table:table-cell>
          <table:table-cell office:value-type="string" calcext:value-type="string">
            <text:p><text:span text:style-name="T1940">use_scroll</text:span></text:p>
          </table:table-cell>
          <table:table-cell office:value-type="string" calcext:value-type="string">
            <text:p><text:span text:style-name="T1941">you on you fail</text:span></text:p>
          </table:table-cell>
          <table:table-cell office:value-type="string" calcext:value-type="string">
            <text:p><text:span text:style-name="T1942">You choke on your words as you recite the scroll</text:span>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943">scroll</text:span></text:p>
          </table:table-cell>
          <table:table-cell office:value-type="string" calcext:value-type="string">
            <text:p><text:span text:style-name="T1944">use_scroll</text:span></text:p>
          </table:table-cell>
          <table:table-cell office:value-type="string" calcext:value-type="string">
            <text:p><text:span text:style-name="T1945">you on other fail</text:span></text:p>
          </table:table-cell>
          <table:table-cell office:value-type="string" calcext:value-type="string">
            <text:p><text:span text:style-name="T1946">You choke on your words as you recite the scroll</text:span>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947">scroll</text:span></text:p>
          </table:table-cell>
          <table:table-cell office:value-type="string" calcext:value-type="string">
            <text:p><text:span text:style-name="T1948">use_scroll</text:span></text:p>
          </table:table-cell>
          <table:table-cell office:value-type="string" calcext:value-type="string">
            <text:p><text:span text:style-name="T1949">user on user fail</text:span></text:p>
          </table:table-cell>
          <table:table-cell office:value-type="string" calcext:value-type="string">
            <text:p><text:span text:style-name="T1950">#USER# chokes on their words as they recite the scroll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951">scroll</text:span></text:p>
          </table:table-cell>
          <table:table-cell office:value-type="string" calcext:value-type="string">
            <text:p><text:span text:style-name="T1952">use_scroll</text:span></text:p>
          </table:table-cell>
          <table:table-cell office:value-type="string" calcext:value-type="string">
            <text:p><text:span text:style-name="T1953">user on you fail</text:span></text:p>
          </table:table-cell>
          <table:table-cell office:value-type="string" calcext:value-type="string">
            <text:p><text:span text:style-name="T1954">#USER# chokes on their words as they recite the scroll</text:span>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955">scroll</text:span></text:p>
          </table:table-cell>
          <table:table-cell office:value-type="string" calcext:value-type="string">
            <text:p><text:span text:style-name="T1956">use_scroll</text:span></text:p>
          </table:table-cell>
          <table:table-cell office:value-type="string" calcext:value-type="string">
            <text:p><text:span text:style-name="T1957">user on other fail</text:span></text:p>
          </table:table-cell>
          <table:table-cell office:value-type="string" calcext:value-type="string">
            <text:p><text:span text:style-name="T1958">#USER# chokes on their words as they recite the scroll</text:span></text:p>
          </table:table-cell>
          <table:table-cell table:number-columns-repeated="1024"/>
        </table:table-row>
        <table:table-row table:style-name="ro618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  <table:database-range table:name="__Anonymous_Sheet_DB__9" table:target-range-address="skill_script_values.A1:skill_script_values.M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424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1126">
      <style:text-properties/>
    </style:style>
    <style:style style:family="text" style:name="T1127">
      <style:text-properties/>
    </style:style>
    <style:style style:family="text" style:name="T1128">
      <style:text-properties/>
    </style:style>
    <style:style style:family="text" style:name="T1210">
      <style:text-properties/>
    </style:style>
    <style:style style:family="text" style:name="T1211">
      <style:text-properties/>
    </style:style>
    <style:style style:family="text" style:name="T1212">
      <style:text-properties/>
    </style:style>
    <style:style style:family="text" style:name="T1258">
      <style:text-properties/>
    </style:style>
    <style:style style:family="text" style:name="T1259">
      <style:text-properties/>
    </style:style>
    <style:style style:family="text" style:name="T1260">
      <style:text-properties/>
    </style:style>
    <style:style style:family="text" style:name="T1327">
      <style:text-properties/>
    </style:style>
    <style:style style:family="text" style:name="T1328">
      <style:text-properties/>
    </style:style>
    <style:style style:family="text" style:name="T1329">
      <style:text-properties/>
    </style:style>
    <style:style style:family="text" style:name="T1394">
      <style:text-properties/>
    </style:style>
    <style:style style:family="text" style:name="T1395">
      <style:text-properties/>
    </style:style>
    <style:style style:family="text" style:name="T1396">
      <style:text-properties/>
    </style:style>
    <style:style style:family="text" style:name="T1512">
      <style:text-properties/>
    </style:style>
    <style:style style:family="text" style:name="T1513">
      <style:text-properties/>
    </style:style>
    <style:style style:family="text" style:name="T1514">
      <style:text-properties/>
    </style:style>
    <style:style style:family="text" style:name="T1959">
      <style:text-properties/>
    </style:style>
    <style:style style:family="text" style:name="T1960">
      <style:text-properties/>
    </style:style>
    <style:style style:family="text" style:name="T1961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4">Page </text:span>
        <text:span text:style-name="T365">
          <text:page-number>1</text:page-number>
        </text:span>
      </style:footer>
      <style:header>
        <text:span text:style-name="T363">
          <text:sheet-name>???</text:sheet-name>
        </text:span>
      </style:header>
    </style:master-page>
    <style:master-page style:name="MasterPage3" style:page-layout-name="Mpm3">
      <style:footer>
        <text:span text:style-name="T394">Page </text:span>
        <text:span text:style-name="T395">
          <text:page-number>1</text:page-number>
        </text:span>
      </style:footer>
      <style:header>
        <text:span text:style-name="T393">
          <text:sheet-name>???</text:sheet-name>
        </text:span>
      </style:header>
    </style:master-page>
    <style:master-page style:name="MasterPage4" style:page-layout-name="Mpm4">
      <style:footer>
        <text:span text:style-name="T425">Page </text:span>
        <text:span text:style-name="T426">
          <text:page-number>1</text:page-number>
        </text:span>
      </style:footer>
      <style:header>
        <text:span text:style-name="T424">
          <text:sheet-name>???</text:sheet-name>
        </text:span>
      </style:header>
    </style:master-page>
    <style:master-page style:name="MasterPage5" style:page-layout-name="Mpm5">
      <style:footer>
        <text:span text:style-name="T1127">Page </text:span>
        <text:span text:style-name="T1128">
          <text:page-number>1</text:page-number>
        </text:span>
      </style:footer>
      <style:header>
        <text:span text:style-name="T1126">
          <text:sheet-name>???</text:sheet-name>
        </text:span>
      </style:header>
    </style:master-page>
    <style:master-page style:name="MasterPage6" style:page-layout-name="Mpm6">
      <style:footer>
        <text:span text:style-name="T1211">Page </text:span>
        <text:span text:style-name="T1212">
          <text:page-number>1</text:page-number>
        </text:span>
      </style:footer>
      <style:header>
        <text:span text:style-name="T1210">
          <text:sheet-name>???</text:sheet-name>
        </text:span>
      </style:header>
    </style:master-page>
    <style:master-page style:name="MasterPage7" style:page-layout-name="Mpm7">
      <style:footer>
        <text:span text:style-name="T1259">Page </text:span>
        <text:span text:style-name="T1260">
          <text:page-number>1</text:page-number>
        </text:span>
      </style:footer>
      <style:header>
        <text:span text:style-name="T1258">
          <text:sheet-name>???</text:sheet-name>
        </text:span>
      </style:header>
    </style:master-page>
    <style:master-page style:name="MasterPage8" style:page-layout-name="Mpm8">
      <style:footer>
        <text:span text:style-name="T1328">Page </text:span>
        <text:span text:style-name="T1329">
          <text:page-number>1</text:page-number>
        </text:span>
      </style:footer>
      <style:header>
        <text:span text:style-name="T1327">
          <text:sheet-name>???</text:sheet-name>
        </text:span>
      </style:header>
    </style:master-page>
    <style:master-page style:name="MasterPage9" style:page-layout-name="Mpm9">
      <style:footer>
        <text:span text:style-name="T1395">Page </text:span>
        <text:span text:style-name="T1396">
          <text:page-number>1</text:page-number>
        </text:span>
      </style:footer>
      <style:header>
        <text:span text:style-name="T1394">
          <text:sheet-name>???</text:sheet-name>
        </text:span>
      </style:header>
    </style:master-page>
    <style:master-page style:name="MasterPage10" style:page-layout-name="Mpm10">
      <style:footer>
        <text:span text:style-name="T1513">Page </text:span>
        <text:span text:style-name="T1514">
          <text:page-number>1</text:page-number>
        </text:span>
      </style:footer>
      <style:header>
        <text:span text:style-name="T1512">
          <text:sheet-name>???</text:sheet-name>
        </text:span>
      </style:header>
    </style:master-page>
    <style:master-page style:name="MasterPage11" style:page-layout-name="Mpm11">
      <style:footer>
        <text:span text:style-name="T1960">Page </text:span>
        <text:span text:style-name="T1961">
          <text:page-number>1</text:page-number>
        </text:span>
      </style:footer>
      <style:header>
        <text:span text:style-name="T1959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6.315cm" svg:height="3.816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